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Text_20_body">
      <style:paragraph-properties fo:background-color="transparent">
        <style:background-image/>
      </style:paragraph-properties>
      <style:text-properties style:use-window-font-color="true" fo:background-color="transparent"/>
    </style:style>
    <style:style style:name="P3" style:family="paragraph" style:parent-style-name="Para_20_05">
      <style:paragraph-properties fo:text-align="center" style:justify-single-word="false"/>
    </style:style>
    <style:style style:name="P4" style:family="paragraph" style:parent-style-name="Text_20_body">
      <style:text-properties style:use-window-font-color="true"/>
    </style:style>
    <style:style style:name="P5" style:family="paragraph" style:parent-style-name="Text_20_body">
      <style:text-properties style:use-window-font-color="true" fo:font-weight="bold" style:font-weight-asian="bold" style:font-weight-complex="bold"/>
    </style:style>
    <style:style style:name="P6" style:family="paragraph" style:parent-style-name="Text_20_body">
      <style:paragraph-properties fo:text-align="justify" style:justify-single-word="false"/>
      <style:text-properties style:use-window-font-color="true" fo:font-weight="bold" style:font-weight-asian="bold" style:font-weight-complex="bold"/>
    </style:style>
    <style:style style:name="P7" style:family="paragraph" style:parent-style-name="Text_20_body">
      <style:text-properties style:use-window-font-color="true" fo:font-weight="normal" style:font-weight-asian="normal" style:font-weight-complex="normal"/>
    </style:style>
    <style:style style:name="P8" style:family="paragraph" style:parent-style-name="Text_20_body">
      <style:text-properties style:use-window-font-color="true" fo:font-style="normal" style:font-style-asian="normal" style:font-style-complex="normal"/>
    </style:style>
    <style:style style:name="P9" style:family="paragraph" style:parent-style-name="Text_20_body">
      <style:paragraph-properties fo:text-align="justify" style:justify-single-word="false"/>
      <style:text-properties style:use-window-font-color="true" fo:font-style="normal" style:font-style-asian="normal" style:font-style-complex="normal"/>
    </style:style>
    <style:style style:name="P10" style:family="paragraph" style:parent-style-name="Text_20_body">
      <style:text-properties style:use-window-font-color="true" fo:font-style="normal" fo:font-weight="bold" style:font-style-asian="normal" style:font-weight-asian="bold" style:font-style-complex="normal" style:font-weight-complex="bold"/>
    </style:style>
    <style:style style:name="P11" style:family="paragraph" style:parent-style-name="Text_20_body">
      <style:text-properties style:use-window-font-color="true" fo:font-style="normal" style:text-underline-style="none" fo:font-weight="normal" style:font-style-asian="normal" style:font-weight-asian="normal" style:font-style-complex="normal" style:font-weight-complex="normal"/>
    </style:style>
    <style:style style:name="P12" style:family="paragraph" style:parent-style-name="Text_20_body">
      <style:text-properties style:use-window-font-color="true" fo:background-color="#ffffff"/>
    </style:style>
    <style:style style:name="P13" style:family="paragraph" style:parent-style-name="Text_20_body">
      <style:paragraph-properties fo:text-align="justify" style:justify-single-word="false"/>
      <style:text-properties style:use-window-font-color="true" fo:background-color="#ffffff"/>
    </style:style>
    <style:style style:name="P14" style:family="paragraph" style:parent-style-name="Text_20_body">
      <style:paragraph-properties fo:text-align="justify" style:justify-single-word="false"/>
      <style:text-properties style:use-window-font-color="true"/>
    </style:style>
    <style:style style:name="P15" style:family="paragraph" style:parent-style-name="Text_20_body">
      <style:text-properties style:use-window-font-color="true" fo:language="ru" fo:country="RU"/>
    </style:style>
    <style:style style:name="P16" style:family="paragraph" style:parent-style-name="Text_20_body">
      <style:text-properties style:use-window-font-color="true" fo:language="ru" fo:country="RU" style:text-underline-style="none"/>
    </style:style>
    <style:style style:name="P17" style:family="paragraph" style:parent-style-name="Text_20_body">
      <style:text-properties style:use-window-font-color="true" fo:language="ru" fo:country="RU" style:text-underline-style="none" fo:font-weight="normal" style:font-weight-asian="normal" style:font-weight-complex="normal"/>
    </style:style>
    <style:style style:name="P18"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9" style:family="paragraph" style:parent-style-name="Text_20_body">
      <style:text-properties style:use-window-font-color="true" style:text-underline-style="none"/>
    </style:style>
    <style:style style:name="P20" style:family="paragraph" style:parent-style-name="Text_20_body">
      <style:text-properties style:use-window-font-color="true" style:text-underline-style="none" fo:font-weight="normal" style:font-weight-asian="normal" style:font-weight-complex="normal"/>
    </style:style>
    <style:style style:name="P21" style:family="paragraph" style:parent-style-name="Text_20_body">
      <style:text-properties style:use-window-font-color="true" fo:font-style="italic" fo:font-weight="bold" style:font-style-asian="italic" style:font-weight-asian="bold" style:font-style-complex="italic" style:font-weight-complex="bold"/>
    </style:style>
    <style:style style:name="P22" style:family="paragraph" style:parent-style-name="Text_20_body">
      <style:text-properties style:use-window-font-color="true" fo:font-style="italic" style:font-style-asian="italic" style:font-style-complex="italic"/>
    </style:style>
    <style:style style:name="P23"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4" style:family="paragraph" style:parent-style-name="Text_20_body">
      <style:paragraph-properties fo:hyphenation-ladder-count="no-limit"/>
      <style:text-properties style:use-window-font-color="true" fo:hyphenate="true" fo:hyphenation-remain-char-count="2" fo:hyphenation-push-char-count="4"/>
    </style:style>
    <style:style style:name="P25" style:family="paragraph" style:parent-style-name="Text_20_body">
      <style:text-properties style:use-window-font-color="true" style:text-underline-style="solid" style:text-underline-width="auto" style:text-underline-color="font-color" fo:font-weight="normal" style:font-weight-asian="normal" style:font-weight-complex="normal"/>
    </style:style>
    <style:style style:name="P26" style:family="paragraph" style:parent-style-name="Text_20_body">
      <style:text-properties style:use-window-font-color="true" style:text-underline-style="solid" style:text-underline-width="auto" style:text-underline-color="font-color" fo:font-weight="bold" style:font-weight-asian="bold" style:font-weight-complex="bold"/>
    </style:style>
    <style:style style:name="P27" style:family="paragraph" style:parent-style-name="Text_20_body">
      <style:text-properties fo:color="#ff3333" fo:font-style="normal" style:font-style-asian="normal" style:font-style-complex="normal"/>
    </style:style>
    <style:style style:name="P28" style:family="paragraph" style:parent-style-name="Text_20_body">
      <style:paragraph-properties fo:text-align="justify" style:justify-single-word="false"/>
    </style:style>
    <style:style style:name="P29" style:family="paragraph" style:parent-style-name="Text_20_body">
      <style:text-properties fo:language="ru" fo:country="RU"/>
    </style:style>
    <style:style style:name="P30" style:family="paragraph" style:parent-style-name="Text_20_body">
      <style:text-properties fo:language="ru" fo:country="RU" fo:font-weight="normal" style:font-weight-asian="normal" style:font-weight-complex="normal"/>
    </style:style>
    <style:style style:name="P31" style:family="paragraph" style:parent-style-name="Text_20_body">
      <style:text-properties fo:language="ru" fo:country="RU" fo:font-weight="bold" style:font-weight-asian="bold" style:font-weight-complex="bold"/>
    </style:style>
    <style:style style:name="P32" style:family="paragraph" style:parent-style-name="Text_20_body">
      <style:text-properties fo:language="ru" fo:country="RU" fo:font-style="normal" style:font-style-asian="normal" style:font-style-complex="normal"/>
    </style:style>
    <style:style style:name="P33"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4" style:family="paragraph" style:parent-style-name="Text_20_body">
      <style:text-properties fo:language="ru" fo:country="RU" fo:font-style="normal" fo:font-weight="bold" style:font-style-asian="normal" style:font-weight-asian="bold" style:font-style-complex="normal" style:font-weight-complex="bold"/>
    </style:style>
    <style:style style:name="P35" style:family="paragraph" style:parent-style-name="Text_20_body">
      <style:text-properties fo:language="ru" fo:country="RU" fo:font-style="italic" fo:font-weight="normal" style:font-style-asian="italic" style:font-weight-asian="normal" style:font-style-complex="italic" style:font-weight-complex="normal"/>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fo:font-weight="bold" style:font-weight-asian="bold" style:font-weight-complex="bold"/>
    </style:style>
    <style:style style:name="P38"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9" style:family="paragraph" style:parent-style-name="Text_20_body">
      <style:text-properties fo:font-style="normal" fo:font-weight="normal" style:font-style-asian="normal" style:font-weight-asian="normal" style:font-style-complex="normal" style:font-weight-complex="normal"/>
    </style:style>
    <style:style style:name="P40" style:family="paragraph" style:parent-style-name="Text_20_body" style:master-page-name="">
      <style:paragraph-properties style:page-number="auto"/>
      <style:text-properties style:use-window-font-color="true"/>
    </style:style>
    <style:style style:name="P41"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2"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3"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4"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5"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6" style:family="paragraph" style:parent-style-name="Цитата_20_-_20_автор">
      <style:text-properties style:use-window-font-color="true"/>
    </style:style>
    <style:style style:name="P47" style:family="paragraph" style:parent-style-name="Эпиграф_20__2b__20_автор">
      <style:text-properties style:use-window-font-color="true"/>
    </style:style>
    <style:style style:name="P48" style:family="paragraph" style:parent-style-name="Subtitle">
      <style:text-properties style:use-window-font-color="true"/>
    </style:style>
    <style:style style:name="P49" style:family="paragraph" style:parent-style-name="Subtitle">
      <style:text-properties style:use-window-font-color="true" style:text-underline-style="none"/>
    </style:style>
    <style:style style:name="P50" style:family="paragraph" style:parent-style-name="Subtitle">
      <style:text-properties style:use-window-font-color="true" fo:font-style="normal" style:font-style-asian="normal" style:font-style-complex="normal"/>
    </style:style>
    <style:style style:name="P51" style:family="paragraph" style:parent-style-name="Subtitle">
      <style:text-properties fo:language="ru" fo:country="RU" fo:font-style="normal" style:font-style-asian="normal" style:font-style-complex="normal"/>
    </style:style>
    <style:style style:name="P52" style:family="paragraph" style:parent-style-name="Subtitle">
      <style:text-properties fo:language="ru" fo:country="RU" fo:font-weight="bold" style:font-weight-asian="bold" style:font-weight-complex="bold"/>
    </style:style>
    <style:style style:name="P53" style:family="paragraph" style:parent-style-name="Subtitle">
      <style:text-properties fo:font-style="normal" style:font-style-asian="normal" style:font-style-complex="normal"/>
    </style:style>
    <style:style style:name="P54" style:family="paragraph" style:parent-style-name="Subtitle">
      <style:paragraph-properties fo:margin-top="0.706cm" fo:margin-bottom="0.706cm"/>
      <style:text-properties style:use-window-font-color="true"/>
    </style:style>
    <style:style style:name="P55" style:family="paragraph" style:parent-style-name="Subtitle">
      <style:paragraph-properties fo:margin-top="0.706cm" fo:margin-bottom="0.706cm"/>
      <style:text-properties style:use-window-font-color="true" fo:font-weight="normal" style:font-weight-asian="normal" style:font-weight-complex="normal"/>
    </style:style>
    <style:style style:name="P56" style:family="paragraph" style:parent-style-name="Subtitle">
      <style:paragraph-properties fo:margin-top="0.706cm" fo:margin-bottom="0.706cm"/>
      <style:text-properties style:use-window-font-color="true" fo:font-weight="bold" style:font-weight-asian="bold" style:font-weight-complex="bold"/>
    </style:style>
    <style:style style:name="P57" style:family="paragraph" style:parent-style-name="Эпиграф_20_-_20_автор">
      <style:text-properties style:use-window-font-color="true"/>
    </style:style>
    <style:style style:name="P58" style:family="paragraph" style:parent-style-name="Quotations">
      <style:text-properties style:use-window-font-color="true"/>
    </style:style>
    <style:style style:name="P59" style:family="paragraph" style:parent-style-name="Quotations">
      <style:paragraph-properties fo:text-align="justify" style:justify-single-word="false"/>
      <style:text-properties style:use-window-font-color="true"/>
    </style:style>
    <style:style style:name="P60" style:family="paragraph" style:parent-style-name="Quotations">
      <style:paragraph-properties fo:text-align="justify" style:justify-single-word="false"/>
      <style:text-properties style:use-window-font-color="true" fo:background-color="#ffffff"/>
    </style:style>
    <style:style style:name="P61" style:family="paragraph" style:parent-style-name="Quotations">
      <style:paragraph-properties fo:text-align="justify" style:justify-single-word="false"/>
    </style:style>
    <style:style style:name="P62" style:family="paragraph" style:parent-style-name="Quotations">
      <style:paragraph-properties fo:text-align="justify" style:justify-single-word="false"/>
      <style:text-properties fo:color="#ff3333" fo:background-color="#ffffff"/>
    </style:style>
    <style:style style:name="P63" style:family="paragraph" style:parent-style-name="Цитата_20__2b__20_автор">
      <style:text-properties style:use-window-font-color="true"/>
    </style:style>
    <style:style style:name="P64" style:family="paragraph" style:parent-style-name="Цитата_20__2b__20_автор">
      <style:paragraph-properties fo:text-align="justify" style:justify-single-word="false"/>
      <style:text-properties style:use-window-font-color="true"/>
    </style:style>
    <style:style style:name="P65"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6" style:family="paragraph" style:parent-style-name="Text_20_body">
      <style:paragraph-properties fo:margin-left="0cm" fo:margin-right="0cm" fo:text-indent="0cm" style:auto-text-indent="false"/>
      <style:text-properties style:use-window-font-color="true" style:text-underline-style="none"/>
    </style:style>
    <style:style style:name="P67"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8" style:family="paragraph" style:parent-style-name="Caption">
      <style:text-properties fo:font-weight="normal" style:font-weight-asian="normal" style:font-weight-complex="normal"/>
    </style:style>
    <style:style style:name="P69" style:family="paragraph" style:parent-style-name="Standard">
      <style:text-properties style:use-window-font-color="true"/>
    </style:style>
    <style:style style:name="P70" style:family="paragraph" style:parent-style-name="Table_20_Contents">
      <style:paragraph-properties fo:text-align="justify" style:justify-single-word="false"/>
      <style:text-properties style:font-name="Verdana1"/>
    </style:style>
    <style:style style:name="P71"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2"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3"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4"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5" style:family="paragraph" style:parent-style-name="Footnote">
      <style:text-properties fo:font-weight="bold" style:font-weight-asian="bold" style:font-weight-complex="bold"/>
    </style:style>
    <style:style style:name="P76" style:family="paragraph" style:parent-style-name="Text_20_body">
      <style:paragraph-properties fo:margin-top="0cm" fo:margin-bottom="0.199cm" fo:text-align="justify" style:justify-single-word="false" style:shadow="none"/>
      <style:text-properties fo:language="ru" fo:country="RU" fo:font-weight="normal" style:font-weight-asian="normal" style:font-weight-complex="normal"/>
    </style:style>
    <style:style style:name="P77" style:family="paragraph" style:parent-style-name="Text_20_body">
      <style:paragraph-properties fo:margin-top="0cm" fo:margin-bottom="0.199cm" fo:text-align="justify" style:justify-single-word="false" style:shadow="none"/>
    </style:style>
    <style:style style:name="P78" style:family="paragraph" style:parent-style-name="Heading_20_2">
      <style:paragraph-properties fo:break-before="page"/>
    </style:style>
    <style:style style:name="P79"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80" style:family="paragraph" style:parent-style-name="Heading_20_1" style:master-page-name="Right_20_Page">
      <style:paragraph-properties style:page-number="3"/>
    </style:style>
    <style:style style:name="P81" style:family="paragraph" style:parent-style-name="Heading_20_1">
      <style:paragraph-properties fo:break-before="page"/>
    </style:style>
    <style:style style:name="P82" style:family="paragraph" style:parent-style-name="Heading_20_3">
      <style:paragraph-properties fo:break-before="page"/>
    </style:style>
    <style:style style:name="P83" style:family="paragraph" style:parent-style-name="Heading_20_4">
      <style:text-properties style:use-window-font-color="true"/>
    </style:style>
    <style:style style:name="P84" style:family="paragraph" style:parent-style-name="Heading_20_4">
      <style:text-properties style:text-underline-style="none"/>
    </style:style>
    <style:style style:name="P85" style:family="paragraph" style:parent-style-name="Heading_20_4">
      <style:text-properties fo:font-weight="bold" style:font-weight-asian="bold" style:font-weight-complex="bold"/>
    </style:style>
    <style:style style:name="P86" style:family="paragraph" style:parent-style-name="Heading_20_4">
      <style:text-properties fo:font-style="normal" style:font-style-asian="normal" style:font-style-complex="normal"/>
    </style:style>
    <style:style style:name="P87" style:family="paragraph" style:parent-style-name="Heading_20_4">
      <style:paragraph-properties fo:break-before="page"/>
    </style:style>
    <style:style style:name="P88" style:family="paragraph" style:parent-style-name="Para_20_05" style:master-page-name="MP0">
      <style:paragraph-properties fo:text-align="center" style:justify-single-word="false" style:page-number="auto" fo:break-before="page"/>
    </style:style>
    <style:style style:name="P89" style:family="paragraph" style:parent-style-name="Subtitle" style:list-style-name="диалог"/>
    <style:style style:name="P90" style:family="paragraph" style:parent-style-name="Text_20_body" style:list-style-name="L1">
      <style:paragraph-properties fo:text-align="justify" style:justify-single-word="false"/>
      <style:text-properties style:use-window-font-color="true"/>
    </style:style>
    <style:style style:name="P91" style:family="paragraph" style:parent-style-name="Text_20_body" style:list-style-name="диалог">
      <style:paragraph-properties fo:text-align="justify" style:justify-single-word="false"/>
      <style:text-properties style:use-window-font-color="true"/>
    </style:style>
    <style:style style:name="P92" style:family="paragraph" style:parent-style-name="Text_20_body" style:list-style-name="список_20_перечисление">
      <style:paragraph-properties fo:text-align="justify" style:justify-single-word="false"/>
      <style:text-properties style:use-window-font-color="true"/>
    </style:style>
    <style:style style:name="P93" style:family="paragraph" style:parent-style-name="Text_20_body" style:list-style-name="List_20_1">
      <style:paragraph-properties fo:text-align="justify" style:justify-single-word="false"/>
      <style:text-properties style:use-window-font-color="true"/>
    </style:style>
    <style:style style:name="P94" style:family="paragraph" style:parent-style-name="Text_20_body" style:list-style-name="диалог">
      <style:text-properties style:use-window-font-color="true"/>
    </style:style>
    <style:style style:name="P95" style:family="paragraph" style:parent-style-name="Text_20_body" style:list-style-name="List_20_1">
      <style:text-properties style:use-window-font-color="true"/>
    </style:style>
    <style:style style:name="P96" style:family="paragraph" style:parent-style-name="Text_20_body" style:list-style-name="список_20_перечисление">
      <style:text-properties style:use-window-font-color="true"/>
    </style:style>
    <style:style style:name="P97" style:family="paragraph" style:parent-style-name="Text_20_body" style:list-style-name="диалог">
      <style:text-properties style:use-window-font-color="true" fo:font-style="normal" style:font-style-asian="normal" style:font-style-complex="normal"/>
    </style:style>
    <style:style style:name="P98" style:family="paragraph" style:parent-style-name="Text_20_body" style:list-style-name="List_20_1">
      <style:paragraph-properties fo:text-align="justify" style:justify-single-word="false"/>
      <style:text-properties style:use-window-font-color="true" fo:font-style="normal" fo:font-weight="bold" style:font-style-asian="normal" style:font-weight-asian="bold" style:font-style-complex="normal" style:font-weight-complex="bold"/>
    </style:style>
    <style:style style:name="P99" style:family="paragraph" style:parent-style-name="Text_20_body" style:list-style-name="List_20_1">
      <style:paragraph-properties fo:text-align="justify" style:justify-single-word="false"/>
      <style:text-properties style:use-window-font-color="true" fo:font-style="normal" fo:font-weight="normal" style:font-style-asian="normal" style:font-weight-asian="normal" style:font-style-complex="normal" style:font-weight-complex="normal"/>
    </style:style>
    <style:style style:name="P100" style:family="paragraph" style:parent-style-name="Text_20_body" style:list-style-name="диалог">
      <style:text-properties style:use-window-font-color="true" fo:font-style="normal" style:text-underline-style="none" fo:font-weight="normal" style:font-style-asian="normal" style:font-weight-asian="normal" style:font-style-complex="normal" style:font-weight-complex="normal"/>
    </style:style>
    <style:style style:name="P101" style:family="paragraph" style:parent-style-name="Text_20_body" style:list-style-name="диалог">
      <style:text-properties style:use-window-font-color="true" style:text-underline-style="none"/>
    </style:style>
    <style:style style:name="P102" style:family="paragraph" style:parent-style-name="Text_20_body" style:list-style-name="L3">
      <style:text-properties style:use-window-font-color="true" style:text-underline-style="none"/>
    </style:style>
    <style:style style:name="P103" style:family="paragraph" style:parent-style-name="Text_20_body" style:list-style-name="диалог">
      <style:text-properties style:use-window-font-color="true" style:text-underline-style="none" fo:font-weight="normal" style:font-weight-asian="normal" style:font-weight-complex="normal"/>
    </style:style>
    <style:style style:name="P104" style:family="paragraph" style:parent-style-name="Text_20_body" style:list-style-name="диалог">
      <style:text-properties style:use-window-font-color="true" style:text-underline-style="solid" style:text-underline-width="auto" style:text-underline-color="font-color"/>
    </style:style>
    <style:style style:name="P105" style:family="paragraph" style:parent-style-name="Text_20_body" style:list-style-name="List_20_4">
      <style:text-properties style:use-window-font-color="true"/>
    </style:style>
    <style:style style:name="P106" style:family="paragraph" style:parent-style-name="Text_20_body" style:list-style-name="L3">
      <style:text-properties style:use-window-font-color="true"/>
    </style:style>
    <style:style style:name="P107" style:family="paragraph" style:parent-style-name="Text_20_body" style:list-style-name="L4">
      <style:text-properties style:use-window-font-color="true"/>
    </style:style>
    <style:style style:name="P108" style:family="paragraph" style:parent-style-name="Text_20_body" style:list-style-name="диалог">
      <style:text-properties style:use-window-font-color="true" fo:language="ru" fo:country="RU" style:text-underline-style="none" fo:font-weight="normal" style:font-weight-asian="normal" style:font-weight-complex="normal"/>
    </style:style>
    <style:style style:name="P109" style:family="paragraph" style:parent-style-name="Text_20_body" style:list-style-name="диалог"/>
    <style:style style:name="P110" style:family="paragraph" style:parent-style-name="Text_20_body" style:list-style-name="список_20_перечисление"/>
    <style:style style:name="P111" style:family="paragraph" style:parent-style-name="Text_20_body" style:list-style-name="L2">
      <style:paragraph-properties fo:text-align="justify" style:justify-single-word="false"/>
    </style:style>
    <style:style style:name="P112" style:family="paragraph" style:parent-style-name="Text_20_body" style:list-style-name="диалог">
      <style:paragraph-properties fo:text-align="justify" style:justify-single-word="false"/>
    </style:style>
    <style:style style:name="P113" style:family="paragraph" style:parent-style-name="Text_20_body" style:list-style-name="диалог">
      <style:text-properties fo:language="ru" fo:country="RU" fo:font-style="normal" style:font-style-asian="normal" style:font-style-complex="normal"/>
    </style:style>
    <style:style style:name="P114"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15"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16" style:family="paragraph" style:parent-style-name="Text_20_body" style:list-style-name="List_20_2">
      <style:text-properties fo:language="ru" fo:country="RU" fo:font-weight="normal" style:font-weight-asian="normal" style:font-weight-complex="normal"/>
    </style:style>
    <style:style style:name="P117" style:family="paragraph" style:parent-style-name="Text_20_body" style:list-style-name="список_20_перечисление">
      <style:text-properties fo:language="ru" fo:country="RU" fo:font-weight="normal" style:font-weight-asian="normal" style:font-weight-complex="normal"/>
    </style:style>
    <style:style style:name="P118" style:family="paragraph" style:parent-style-name="Text_20_body" style:list-style-name="List_20_4">
      <style:text-properties fo:language="ru" fo:country="RU" fo:font-weight="normal" style:font-weight-asian="normal" style:font-weight-complex="normal"/>
    </style:style>
    <style:style style:name="P119" style:family="paragraph" style:parent-style-name="Text_20_body" style:list-style-name="список_20_перечисление">
      <style:text-properties fo:language="ru" fo:country="RU"/>
    </style:style>
    <style:style style:name="P120" style:family="paragraph" style:parent-style-name="Text_20_body" style:list-style-name="List_20_4">
      <style:text-properties fo:language="ru" fo:country="RU" fo:font-weight="bold" style:font-weight-asian="bold" style:font-weight-complex="bold"/>
    </style:style>
    <style:style style:name="P121" style:family="paragraph" style:parent-style-name="Text_20_body" style:list-style-name="List_20_5">
      <style:text-properties fo:language="ru" fo:country="RU"/>
    </style:style>
    <style:style style:name="P122" style:family="paragraph" style:parent-style-name="Text_20_body" style:list-style-name="List_20_2"/>
    <style:style style:name="P123" style:family="paragraph" style:parent-style-name="Text_20_body" style:list-style-name="List_20_2">
      <style:text-properties fo:font-weight="bold" style:font-weight-asian="bold" style:font-weight-complex="bold"/>
    </style:style>
    <style:style style:name="P124" style:family="paragraph" style:parent-style-name="Text_20_body" style:list-style-name="List_20_1">
      <style:text-properties fo:font-weight="bold" style:font-weight-asian="bold" style:font-weight-complex="bold"/>
    </style:style>
    <style:style style:name="P125" style:family="paragraph" style:parent-style-name="Text_20_body" style:list-style-name="List_20_2">
      <style:text-properties fo:font-weight="normal" style:font-weight-asian="normal" style:font-weight-complex="normal"/>
    </style:style>
    <style:style style:name="P126" style:family="paragraph" style:parent-style-name="Text_20_body" style:list-style-name="List_20_3">
      <style:text-properties fo:font-weight="normal" style:font-weight-asian="normal" style:font-weight-complex="normal"/>
    </style:style>
    <style:style style:name="P127" style:family="paragraph" style:parent-style-name="Text_20_body" style:list-style-name="List_20_1">
      <style:text-properties fo:font-weight="normal" style:font-weight-asian="normal" style:font-weight-complex="normal"/>
    </style:style>
    <style:style style:name="P128" style:family="paragraph" style:parent-style-name="Text_20_body" style:list-style-name="List_20_3"/>
    <style:style style:name="P129" style:family="paragraph" style:parent-style-name="Text_20_body" style:list-style-name="List_20_4"/>
    <style:style style:name="P130" style:family="paragraph" style:parent-style-name="Text_20_body" style:list-style-name="List_20_5">
      <style:text-properties fo:font-style="italic" style:font-style-asian="italic" style:font-style-complex="italic"/>
    </style:style>
    <style:style style:name="P131" style:family="paragraph" style:parent-style-name="Text_20_body" style:list-style-name="L3"/>
    <style:style style:name="P132" style:family="paragraph" style:parent-style-name="Text_20_body" style:list-style-name="L4"/>
    <style:style style:name="P133" style:family="paragraph" style:parent-style-name="Text_20_body" style:list-style-name="диалог">
      <style:paragraph-properties fo:margin-left="0cm" fo:margin-right="0cm" fo:text-indent="0cm" style:auto-text-indent="false"/>
      <style:text-properties style:use-window-font-color="true"/>
    </style:style>
    <style:style style:name="P134" style:family="paragraph" style:parent-style-name="Text_20_body" style:list-style-name="List_20_1">
      <style:paragraph-properties fo:margin-left="0cm" fo:margin-right="0cm" fo:text-align="justify" style:justify-single-word="false" fo:text-indent="0cm" style:auto-text-indent="false"/>
      <style:text-properties style:use-window-font-color="true" fo:font-style="normal" fo:font-weight="normal" style:font-style-asian="normal" style:font-weight-asian="normal" style:font-style-complex="normal" style:font-weight-complex="normal"/>
    </style:style>
    <style:style style:name="P135"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36"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37"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38"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39"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0"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Verdana1" fo:language="ru" fo:country="RU"/>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language="ru" fo:country="RU"/>
    </style:style>
    <style:style style:name="T15" style:family="text">
      <style:text-properties fo:language="ru" fo:country="RU" fo:font-style="italic" style:font-style-asian="italic" style:font-style-complex="italic"/>
    </style:style>
    <style:style style:name="T16" style:family="text">
      <style:text-properties fo:language="ru" fo:country="RU" fo:font-style="italic" fo:font-weight="normal" style:font-style-asian="italic" style:font-weight-asian="normal" style:font-style-complex="italic" style:font-weight-complex="normal"/>
    </style:style>
    <style:style style:name="T17" style:family="text">
      <style:text-properties fo:language="ru" fo:country="RU" fo:font-style="italic" style:text-underline-style="none" style:font-style-asian="italic" style:font-style-complex="italic"/>
    </style:style>
    <style:style style:name="T18" style:family="text">
      <style:text-properties fo:language="ru" fo:country="RU" fo:font-style="normal" fo:font-weight="normal" style:font-style-asian="normal" style:font-weight-asian="normal" style:font-style-complex="normal" style:font-weight-complex="normal"/>
    </style:style>
    <style:style style:name="T19" style:family="text">
      <style:text-properties fo:language="ru" fo:country="RU" fo:font-style="normal" style:font-style-asian="normal" style:font-style-complex="normal"/>
    </style:style>
    <style:style style:name="T20" style:family="text">
      <style:text-properties fo:language="ru" fo:country="RU" fo:font-style="normal" fo:font-weight="bold" style:font-style-asian="normal" style:font-weight-asian="bold" style:font-style-complex="normal" style:font-weight-complex="bold"/>
    </style:style>
    <style:style style:name="T21" style:family="text">
      <style:text-properties fo:language="ru" fo:country="RU" fo:font-style="normal" style:text-underline-style="none" style:font-style-asian="normal" style:font-style-complex="normal"/>
    </style:style>
    <style:style style:name="T22" style:family="text">
      <style:text-properties fo:language="ru" fo:country="RU" fo:font-weight="normal" style:font-weight-asian="normal" style:font-weight-complex="normal"/>
    </style:style>
    <style:style style:name="T23" style:family="text">
      <style:text-properties fo:language="ru" fo:country="RU" style:text-underline-style="none"/>
    </style:style>
    <style:style style:name="T24" style:family="text">
      <style:text-properties fo:language="ru" fo:country="RU" fo:font-weight="bold" style:font-weight-asian="bold" style:font-weight-complex="bold"/>
    </style:style>
    <style:style style:name="T25" style:family="text">
      <style:text-properties style:use-window-font-color="true"/>
    </style:style>
    <style:style style:name="T26" style:family="text">
      <style:text-properties style:use-window-font-color="true" style:font-name="Verdana5" fo:font-size="14pt" style:font-size-asian="14pt" style:font-size-complex="14pt" style:language-complex="ru" style:country-complex="RU"/>
    </style:style>
    <style:style style:name="T27" style:family="text">
      <style:text-properties style:use-window-font-color="true" style:font-name="Verdana5" style:language-complex="ru" style:country-complex="RU"/>
    </style:style>
    <style:style style:name="T28" style:family="text">
      <style:text-properties style:use-window-font-color="true" fo:font-weight="bold" style:font-weight-asian="bold" style:font-weight-complex="bold"/>
    </style:style>
    <style:style style:name="T29" style:family="text">
      <style:text-properties style:use-window-font-color="true" style:language-complex="ru" style:country-complex="RU"/>
    </style:style>
    <style:style style:name="T30" style:family="text">
      <style:text-properties style:use-window-font-color="true" fo:font-style="italic" style:font-style-asian="italic" style:font-style-complex="italic"/>
    </style:style>
    <style:style style:name="T31" style:family="text">
      <style:text-properties style:use-window-font-color="true" fo:font-style="italic" fo:background-color="#ffffff" style:font-style-asian="italic" style:font-style-complex="italic"/>
    </style:style>
    <style:style style:name="T32" style:family="text">
      <style:text-properties style:use-window-font-color="true" fo:font-style="normal" style:font-style-asian="normal" style:font-style-complex="normal"/>
    </style:style>
    <style:style style:name="T33" style:family="text">
      <style:text-properties style:use-window-font-color="true" fo:font-style="normal" fo:background-color="#ffffff" style:font-style-asian="normal" style:font-style-complex="normal"/>
    </style:style>
    <style:style style:name="T34" style:family="text">
      <style:text-properties style:use-window-font-color="true" style:text-line-through-style="none"/>
    </style:style>
    <style:style style:name="T35" style:family="text">
      <style:text-properties style:use-window-font-color="true" style:text-line-through-style="none" style:text-underline-style="none"/>
    </style:style>
    <style:style style:name="T36" style:family="text">
      <style:text-properties style:use-window-font-color="true" fo:font-weight="normal" style:font-weight-asian="normal" style:font-weight-complex="normal"/>
    </style:style>
    <style:style style:name="T37" style:family="text">
      <style:text-properties style:use-window-font-color="true" style:text-underline-style="none"/>
    </style:style>
    <style:style style:name="T38" style:family="text">
      <style:text-properties style:use-window-font-color="true" style:text-underline-style="none" fo:font-weight="bold" style:font-weight-asian="bold" style:font-weight-complex="bold"/>
    </style:style>
    <style:style style:name="T39" style:family="text">
      <style:text-properties style:use-window-font-color="true" fo:background-color="#ffffff"/>
    </style:style>
    <style:style style:name="T40" style:family="text">
      <style:text-properties style:use-window-font-color="true" fo:language="ru" fo:country="RU"/>
    </style:style>
    <style:style style:name="T41" style:family="text">
      <style:text-properties style:use-window-font-color="true" fo:language="ru" fo:country="RU" fo:background-color="#ffffff"/>
    </style:style>
    <style:style style:name="T42" style:family="text">
      <style:text-properties style:use-window-font-color="true" fo:language="ru" fo:country="RU" fo:font-style="normal" style:font-style-asian="normal" style:font-style-complex="normal"/>
    </style:style>
    <style:style style:name="T43" style:family="text">
      <style:text-properties style:use-window-font-color="true" fo:language="ru" fo:country="RU" fo:font-style="normal" fo:background-color="#ffffff" style:font-style-asian="normal" style:font-style-complex="normal"/>
    </style:style>
    <style:style style:name="T44" style:family="text">
      <style:text-properties style:use-window-font-color="true" fo:language="ru" fo:country="RU" fo:font-style="italic" style:font-style-asian="italic" style:font-style-complex="italic"/>
    </style:style>
    <style:style style:name="T45" style:family="text">
      <style:text-properties style:use-window-font-color="true" fo:language="ru" fo:country="RU" style:text-underline-style="none" fo:font-weight="normal" style:font-weight-asian="normal" style:font-weight-complex="normal"/>
    </style:style>
    <style:style style:name="T46" style:family="text">
      <style:text-properties style:use-window-font-color="true" fo:language="en" fo:country="US"/>
    </style:style>
    <style:style style:name="T47" style:family="text">
      <style:text-properties style:use-window-font-color="true" fo:language="en" fo:country="US" fo:font-style="normal" fo:background-color="#ffffff" style:font-style-asian="normal" style:font-style-complex="normal"/>
    </style:style>
    <style:style style:name="T48" style:family="text">
      <style:text-properties style:use-window-font-color="true" fo:language="uk" fo:country="UA"/>
    </style:style>
    <style:style style:name="T49" style:family="text">
      <style:text-properties style:use-window-font-color="true" fo:language="uk" fo:country="UA" fo:font-style="normal" style:font-style-asian="normal" style:font-style-complex="normal"/>
    </style:style>
    <style:style style:name="T50" style:family="text">
      <style:text-properties fo:language="en" fo:country="US"/>
    </style:style>
    <style:style style:name="T51" style:family="text">
      <style:text-properties fo:language="en" fo:country="US" fo:font-style="italic" style:font-style-asian="italic" style:font-style-complex="italic"/>
    </style:style>
    <style:style style:name="T52" style:family="text">
      <style:text-properties fo:language="en" fo:country="US" fo:font-style="italic" fo:font-weight="normal" style:font-style-asian="italic" style:font-weight-asian="normal" style:font-style-complex="italic" style:font-weight-complex="normal"/>
    </style:style>
    <style:style style:name="T53" style:family="text">
      <style:text-properties fo:language="en" fo:country="US" fo:font-style="normal" fo:font-weight="normal" style:font-style-asian="normal" style:font-weight-asian="normal" style:font-style-complex="normal" style:font-weight-complex="normal"/>
    </style:style>
    <style:style style:name="T54" style:family="text">
      <style:text-properties fo:language="en" fo:country="US" fo:font-weight="normal" style:font-weight-asian="normal" style:font-weight-complex="normal"/>
    </style:style>
    <style:style style:name="T55" style:family="text">
      <style:text-properties fo:language="en" fo:country="US" fo:font-weight="bold" style:font-weight-asian="bold" style:font-weight-complex="bold"/>
    </style:style>
    <style:style style:name="T56"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7" style:family="text">
      <style:text-properties fo:color="#ff3333"/>
    </style:style>
    <style:style style:name="T58" style:family="text">
      <style:text-properties fo:language="uk" fo:country="UA"/>
    </style:style>
    <style:style style:name="T59" style:family="text">
      <style:text-properties fo:language="uk" fo:country="UA" fo:font-style="normal" style:font-style-asian="normal" style:font-style-complex="normal"/>
    </style:style>
    <style:style style:name="T60" style:family="text">
      <style:text-properties fo:language="uk" fo:country="UA" fo:font-style="normal" fo:font-weight="normal" style:font-style-asian="normal" style:font-weight-asian="normal" style:font-style-complex="normal" style:font-weight-complex="normal"/>
    </style:style>
    <style:style style:name="T61" style:family="text">
      <style:text-properties fo:background-color="transparent"/>
    </style:style>
    <style:style style:name="T62" style:family="text">
      <style:text-properties style:font-name="Verdana5" fo:font-size="8pt" fo:font-style="italic" style:font-size-asian="8pt" style:font-style-asian="italic" style:font-size-complex="8pt" style:font-style-complex="italic"/>
    </style:style>
    <style:style style:name="T63" style:family="text">
      <style:text-properties style:text-line-through-style="solid" fo:font-style="normal" style:text-underline-style="none" style:font-style-asian="normal" style:font-style-complex="normal"/>
    </style:style>
    <style:style style:name="T64" style:family="text">
      <style:text-properties style:text-line-through-style="none" fo:font-style="normal" style:text-underline-style="none" style:font-style-asian="normal" style:font-style-complex="normal"/>
    </style:style>
    <style:style style:name="T65" style:family="text">
      <style:text-properties style:font-name="Verdana6"/>
    </style:style>
    <style:style style:name="T66"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text:span text:style-name="Default_20_Paragraph_20_Font"><text:span text:style-name="T26">Янина Каминская</text:span></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7"><text:s/></text:span></text:span></text:p>
      <text:p text:style-name="Caption">Реквием по любви</text:p>
      <text:p text:style-name="P68">или</text:p>
      <text:p text:style-name="P68">мемуары о манипуляторе </text:p>
      <text:h text:style-name="P80" text:outline-level="1"><text:s/><text:bookmark-start text:name="Vviedieniie"/>П<text:bookmark-end text:name="Vviedieniie"/>ролог </text:h>
      <text:p text:style-name="P47">Опыт – дитя мысли, а мысль – дитя действия. Мы не можем изучать людей по книгам.</text:p>
      <text:p text:style-name="P57">Бенджамин Дизраэли</text:p>
      <text:p text:style-name="Text_20_body"><office:annotation office:name="__Annotation__12066_1837989774"><dc:creator>Яна </dc:creator><dc:date>2018-11-16T16:18:48.11</dc:date><text:p><text:span text:style-name="T66">Узнаете ли вы себя? </text:span></text:p><text:p><text:span text:style-name="T66">Сюда???</text:span></text:p><text:p><text:span text:style-name="T66">Или в аннотацию</text:span></text:p></office:annotation>Люди встречаются.<office:annotation-end office:name="__Annotation__12066_1837989774"/> Люди влюбляются. Люди расходятся, теряя друг-друга. С каждым было. Это неотъемлемая часть жизни. Но есть ситуации, которые отличаются от большинства. Их особенность в том, что о них сложно говорить.</text:p>
      <text:p text:style-name="P14">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4">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4">Я пыталась поделиться своими переживаниями с близкими, но все говорили, что ссориться нормально, и каждый раз я оставалась наедине со своей проблемой. 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4">Так вот, есть мужик хороший и мужик плохой. Каждый обитает в паре с хорошей бабой и плохой... А есть манипулятор, отдельный вид — паразит. Точнее, зверь-паразит. Как вы понимаете, речь пойдет о нем.</text:p>
      <text:p text:style-name="P14">Эта история сложная и печальная. Моя цель — помочь вам, но я бы не хотела, чтобы вы теряли время зря. Для того, чтобы убедиться, что вам действительно следует читать дальше, взгляните на текст ниже. Узнаете ли вы себя?</text:p>
      <text:list xml:id="list1468678237196146408" text:style-name="L1">
        <text:list-item>
          <text:p text:style-name="P90">После разговора с вашим партнером вас переполняют смешанные чувства неопределенности, туманности и непонимания происходящего. Остается неприятный осадок;</text:p>
        </text:list-item>
        <text:list-item>
          <text:p text:style-name="P90">Вы не понимаете, что нужно вашему партнеру. Вам кажется, что вы делаете все, и даже больше, но, как правило, этого недостаточно. У вас складывается ощущение, что вас принимают за ваши заслуги;</text:p>
        </text:list-item>
        <text:list-item>
          <text:p text:style-name="P90"><text:soft-page-break/>Вам говорят, что вы совершаете ошибки. Вы всегда виноваты, но не понимаете, в чем ваша вина;</text:p>
        </text:list-item>
        <text:list-item>
          <text:p text:style-name="P90">Вам кажется, что вы в одиночку несете всю или большую часть ответственности за действия вашей пары;</text:p>
        </text:list-item>
        <text:list-item>
          <text:p text:style-name="P90">До этих отношений вы были другим человеком. Теперь ваш стиль, рассуждения, увлечения, окружение — все кардинально изменилось. Вы забыли, кто вы, какими были и не понимаете, как это произошло;</text:p>
        </text:list-item>
        <text:list-item>
          <text:p text:style-name="P90">Ваши чувства, настроение, распорядок дня, отдых и свободное время зависит от вашего партнера. Вы чувствуете, что зависите от него больше, чем он вас;</text:p>
        </text:list-item>
        <text:list-item>
          <text:p text:style-name="P90">Вы часто готовы промолчать и идти на уступки в ущерб своим интересам. Вам приходится делать то, чего вы не хотите, чтобы угодить вашему партнеру; </text:p>
        </text:list-item>
        <text:list-item>
          <text:p text:style-name="P90">В ваших отношениях много противоречий. <text:span text:style-name="T14">Ваш партнер демонстрирует свою привязанность к вам, и, в то же время, незаинтересованность </text:span>вами. Мысли о разрыве приводят вас в ужас.</text:p>
        </text:list-item>
      </text:list>
      <text:p text:style-name="P14">Если вы согласны хотя бы с несколькими из этих утверждений, мне жаль — вы попали в клуб жертв манипулятора.</text:p>
      <text:p text:style-name="P48">* * *</text:p>
      <text:p text:style-name="P14">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text:soft-page-break/>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4">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Почему его поступки так несправедливы по отношению ко мне? Как он может быть таким гармоничным в своей несправедливости?</text:p>
      <text:p text:style-name="P14">Мне никто не мог ответить, хоть я и стучалась во все двери и просила помощи. Меня не понимали, так как я даже не могла объяснить свои чувства и сформулировать саму проблему! Теперь могу.</text:p>
      <text:p text:style-name="P14">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4">Уверена, что у вас, как и у меня, много близких людей. Они видят, что с вами что-то не так и искренне <text:span text:style-name="T14">пытаются</text:span> вам помочь. Вы часто слышите:</text:p>
      <text:list xml:id="list7143638422823901049" text:style-name="диалог">
        <text:list-item>
          <text:p text:style-name="P91">Ты переживаешь напрасно!</text:p>
        </text:list-item>
      </text:list>
      <text:p text:style-name="P14">Или:</text:p>
      <text:list xml:id="list35346311" text:continue-numbering="true" text:style-name="диалог">
        <text:list-item>
          <text:p text:style-name="P91">Тебе нужно просто успокоиться!</text:p>
        </text:list-item>
      </text:list>
      <text:p text:style-name="P14">Они хотят, чтобы вам стало легче, но они не были на вашем месте и просто не понимают вас, а вам сложно объяснить.</text:p>
      <text:p text:style-name="P14"><text:soft-page-break/>А если ваши отношения уже закончились, то вы, скорее всего, в отчаянии, но слышите:</text:p>
      <text:list xml:id="list35345868" text:continue-numbering="true" text:style-name="диалог">
        <text:list-item>
          <text:p text:style-name="P91">Тебе нужно просто отпустить и забыть.</text:p>
        </text:list-item>
      </text:list>
      <text:p text:style-name="P14">Я много думала об этом. О том, что нужно забыть. Но ведь это будет означать, что урок не усвоен и все было зря. Меня это беспокоило. А что если мне не просто так довелось пережить этот опыт? А что если даже в этих болезненных событиях есть и свои преимущества? Ну, как минимум, я стала лучше разбираться в людях. Я стала сильнее, умнее и бдительнее. Я смогла найти ответы...</text:p>
      <text:p text:style-name="P14">Это воодушевило меня! Я подумала, зачем держать все в себе? Ведь мой опыт может помочь и другим!</text:p>
      <text:p text:style-name="P28"><text:span text:style-name="T25">И вот я уже пишу эту книгу. Книгу </text:span><text:span text:style-name="T40">из воспоминаний и боли, о размышлениях и выводах. Книгу, писать которую очень тяжело. Это настоящее испытание </text:span><text:span text:style-name="T25">на прочность. Но, к счастью, я нашла в себе силы и разложила все по полочкам. Нашла ответы и вот оно — понимание! За долгие 3 года метаний все пазлы, наконец, сложились в одну целую картину. Понимание стало истинной наградой для меня, ведь так и происходит, когда сталкиваешься с </text:span><text:span text:style-name="_30__20_Text"><text:span text:style-name="T25">психопатом</text:span></text:span><text:span text:style-name="T25">.</text:span></text:p>
      <text:p text:style-name="P48">* * *</text:p>
      <text:p text:style-name="P14">Расстройство личности — это вид психического расстройства в клинической психологии и психиатрии. 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text:soft-page-break/>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2">от лат. </text:span><text:span text:style-name="T51">de —</text:span><text:span text:style-name="T15"> отсутствие, от фр. </text:span><text:span text:style-name="T51">socialistion —</text:span><text:span text:style-name="T15">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2">Сразу хочу сказать (и акцентирую на этом ваше внимание!), что психическое <text:span text:style-name="T2">заболевание </text:span><text:span text:style-name="T5">(болезнь)</text:span> и психическое <text:span text:style-name="T2">расстройство</text:span> (отклонение) — это два разных по понятия:</text:p>
      <text:list xml:id="list4572940809993137265" text:style-name="список_20_перечисление">
        <text:list-item>
          <text:p text:style-name="P110"><text:span text:style-name="T39">психическое </text:span><text:span text:style-name="T33">заболевание</text:span><text:span text:style-name="T39"> — это </text:span><text:span text:style-name="T31">процесс</text:span><text:span text:style-name="T47">: в</text:span><text:span text:style-name="T43">озникновение —</text:span><text:span text:style-name="T33"> течение — исход;</text:span></text:p>
        </text:list-item>
        <text:list-item>
          <text:p text:style-name="P110"><text:span text:style-name="T39">психическое расстройство — это </text:span><text:span text:style-name="T31">нарушение</text:span><text:span text:style-name="T39"> характера.</text:span></text:p>
        </text:list-item>
      </text:list>
      <text:p text:style-name="P12">Не стоит их путать!</text:p>
      <text:p text:style-name="P13">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3">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3">По сути, разница в поведении психа и психопата лежит в понятии э<text:span text:style-name="T61">мпатия</text:span>. </text:p>
      <text:p text:style-name="P28"><text:soft-page-break/><text:span text:style-name="T39">Эмпатия – </text:span><text:span text:style-name="T41">это способность переживать эмоциональное состояние другого человека. Э</text:span><text:span text:style-name="T39">то, так сказать, социальный механизм, который помогает сопереживать.</text:span></text:p>
      <text:p text:style-name="P13">Зигмунд Фрейд в 1905 году одним из первых дал определение термину «эмпатия»:</text:p>
      <text:p text:style-name="P13"/>
      <text:p text:style-name="P60">«Мы учитываем психическое состояние пациента, ставим себя в это состояние и стараемся понять его, сравнивая со своим собственным.»</text:p>
      <text:p text:style-name="P62"/>
      <text:p text:style-name="P13">С точки зрения психологии способность к эмпатии считается нормой.</text:p>
      <text:p text:style-name="P13">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существо хладнокровное. Как вы понимаете, с ним дела обстоят с точностью наоборот.</text:p>
      <text:p text:style-name="P13">Для того, чтобы в полной мере понять различие между психом и психопатом, я приведу пару чисто гипотетических примеров:</text:p>
      <text:p text:style-name="P13">Псих: Я совершил этот поступок потому, что Дарт Вейдер так сказал мне!</text:p>
      <text:p text:style-name="P13">Психопат: Я совершил этот поступок потому, что мне стало интересно, каково это!</text:p>
      <text:p text:style-name="P13">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text:soft-page-break/>ращать внимание нужно на то, как человек себя оправдывает — винит себя или других людей и обстоятельства.</text:p>
      <text:p text:style-name="P13">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8">* * *</text:p>
      <text:p text:style-name="P14">В данной книге вы будете сталкиваться с такими понятиями, как: абьюзер<text:note text:id="ftn2" text:note-class="footnote"><text:note-citation text:label="*">*</text:note-citation><text:note-body><text:p text:style-name="Footnote"><text:span text:style-name="T8">Абьюз</text:span> <text:span text:style-name="T2">(от англ. </text:span><text:span text:style-name="T51">abuse – </text:span><text:span text:style-name="T15">злоупотреблять, оскорблять</text:span><text:span text:style-name="T2">)</text:span> — термин, обозначающий насилие над близким человеком (обычно психологическое). <text:span text:style-name="T8">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Все эти понятия достаточно токсичны, неизлечимы и следуют шаблонному циклу: <text:span text:style-name="T7">«идеализация — обесценивание — утилизация».</text:span></text:p>
      <text:p text:style-name="P28"><text:span text:style-name="T36">Итак, расстройство</text:span><text:span text:style-name="_31__20_Text"><text:span text:style-name="T36"> личности</text:span></text:span><text:span text:style-name="T36"> </text:span><text:span text:style-name="T25">— это не до конца сформированная психика человека. Это патология нервной системы, по разным причинам возникшая </text:span><text:span text:style-name="T25">при не</text:span><text:span text:style-name="T25">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4">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35353364" text:continue-numbering="true" text:style-name="список_20_перечисление">
        <text:list-item>
          <text:p text:style-name="P92"><text:soft-page-break/>Равнодушие. Пассивное отношение к чувствам других. Отсутствие сострадания. Неумение и неспособность оказывать поддержку.</text:p>
        </text:list-item>
        <text:list-item>
          <text:p text:style-name="P92">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92">Отсутствие чувства вины и сожаления. Неспособность анализировать полученный опыт. Отрицание наказания. Отсутствие стыда.</text:p>
        </text:list-item>
        <text:list-item>
          <text:p text:style-name="P92">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92">Самоутверждение и жажда подкрепления собственной самооценки за счет окружающих. Деструктивизация отношений. Авторитарный стиль общения, требующий беспрекословного подчинения, стремление утвердить собственный авторитет.</text:p>
        </text:list-item>
        <text:list-item>
          <text:p text:style-name="P92">Неспособность выдерживать критику. Завышение собственных способностей и значимости. Самолюбие. Нарциссизм.</text:p>
        </text:list-item>
        <text:list-item>
          <text:p text:style-name="P92">Лень. Безынициативность. Отсутствие стремления из-за страха собственной неудачи.</text:p>
        </text:list-item>
        <text:list-item>
          <text:p text:style-name="P92">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1712768998462224687" text:style-name="L2">
        <text:list-header>
          <text:p text:style-name="P111"><text:span text:style-name="Default_20_Paragraph_20_Font"><text:span text:style-name="T29"/></text:span></text:p>
        </text:list-header>
      </text:list>
      <text:p text:style-name="P64"><text:soft-page-break/>«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4">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нарушая при этом общественные нормы и правила без малейшего чувства вины или сожаления.</text:p>
      <text:p text:style-name="P64">…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6">Американский психиатр-криминолог Харви Клекли, «Маска нормальности»</text:p>
      <text:p text:style-name="Subtitle"><text:soft-page-break/><text:span text:style-name="Default_20_Paragraph_20_Font"><text:span text:style-name="T29">* * *</text:span></text:span></text:p>
      <text:p text:style-name="P14">Сразу скажу, что я не психолог и не психиатр. Я не врач и это не диагноз. <office:annotation office:name="__Annotation__12932_340978662"><dc:creator>&lt;анонимный&gt;</dc:creator><dc:date>2018-11-10T20:47:05.14</dc:date><text:p text:style-name="P140"><text:span text:style-name="T66">упростить</text:span></text:p></office:annotation>Это лично мое мнение, основанное на огромном количестве совпадений поведения психопатов с поведением главного персонажа всей этой истории.<office:annotation-end office:name="__Annotation__12932_340978662"/></text:p>
      <text:p text:style-name="P14">Один компетентный в этом вопросе человек, который знаком с главным персонажем, объяснил мне его поведение понятием <text:span text:style-name="T2">расстройство личности</text:span>,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4">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шаблонна. К сожалению, я долго не понимала, что происходит, и у меня не было возможности вовремя вырв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4">Это моя история.</text:p>
      <text:p text:style-name="P14">Я буду <text:span text:style-name="T14">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 вам как было на самом деле. Буду казнить себя снова и снова, и с каждой разорванной раной <text:soft-page-break/>буду становиться сильнее. Кое-где потеряется логика, в чем-то не будет смысла. Но все это будет правда. Моя горькая жгучая правда.</text:p>
      <text:p text:style-name="P48">* * *</text:p>
      <text:p text:style-name="P14">Для начала я попробую описать себя.</text:p>
      <text:p text:style-name="P14">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волевой характер похожим на характер моего отца, морского офицера, капитана второго ранга. Пусть земля ему будет пухом.</text:p>
      <text:p text:style-name="P14">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4">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4"><text:soft-page-break/>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4">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4">Но мои эмоции это всегда следствие, а не причина. А причины —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для себя выгоду.</text:p>
      <text:p text:style-name="P14">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4">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50">c </text:span><text:span text:style-name="T14">ним общий язык</text:span>. Те<text:soft-page-break/>перь есть кому обо мне позаботиться и любить — я сама. Странно, что «он» был всегда рядом, но я его отталкивала.</text:p>
      <text:p text:style-name="P14">Верю в людей. Раньше это еще было доверие людям, но я и это переросла...</text:p>
      <text:p text:style-name="P14">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4">Я убеждена, что человек всегда, что бы ни случилось, должен оставаться человеком!</text:p>
      <text:p text:style-name="P14">Коротко, но далеко не все.</text:p>
      <text:p text:style-name="P48">* * *</text:p>
      <text:p text:style-name="P14">А теперь давайте разберем «портрет» жертвы.</text:p>
      <text:p text:style-name="P14">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4">Абьюзер понимает, что жертва искренне радуется по мелочам.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4"><text:soft-page-break/>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4">Жертва доверчива и наивна.</text:p>
      <text:p text:style-name="P14">После первых действий манипулятора в качестве «обработки», жертва влюбляется в него. Именно <text:span text:style-name="T2">это</text:span> является рычагом эксплуатирования. Жертва будет стараться сохранить отношения и терпеть то, чего не заслуживает.</text:p>
      <text:p text:style-name="P48">* * *</text:p>
      <text:p text:style-name="P14">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4">Приведу пример психопатии из истории, дабы у скептиков было меньше комментариев вроде:</text:p>
      <text:list xml:id="list35361653" text:continue-list="list35345868" text:style-name="диалог">
        <text:list-item>
          <text:p text:style-name="P91">Еще одна сопливая история сопливой девочки, которая сама во всем виновата. Кто ей лекарь?!</text:p>
        </text:list-item>
      </text:list>
      <text:p text:style-name="P14">Вот отрывок из книги о лагерях смерти А. Чернявской «Психология господства и подчинения: Хрестоматия»:</text:p>
      <text:p text:style-name="P14"/>
      <text:p text:style-name="P59">«...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9"><text:soft-page-break/>Обычный, не психологический анализ не может удовлетворительно объяснить такое послушание...»</text:p>
      <text:p text:style-name="P61"><text:span text:style-name="Default_20_Paragraph_20_Font"><text:span text:style-name="T29"/></text:span></text:p>
      <text:p text:style-name="P28"><text:span text:style-name="T25">Все, что нужно было нацистам — чтобы их заключенные были относительно здоровы и трудоспособны. Их избивали или калечили напоказ, дабы выработать страх наказания в случае неповиновения у остальных. При этом моральное давление, запугивание и психологическое насилие было </text:span><text:span text:style-name="T30">специально разработанным </text:span><text:span text:style-name="_30__20_Text"><text:span text:style-name="T30">методом</text:span></text:span><text:span text:style-name="T25">, с целью уничтожить человеческое досто</text:span><text:span text:style-name="T25">инство и получить абсолютное повиновение путем «воспитания» рабской силы.</text:span></text:p>
      <text:p text:style-name="P14">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4">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4">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2">«окончательное решение еврейского вопроса»</text:span>.</text:p>
      <text:p text:style-name="P14">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4"/>
      <text:p text:style-name="P64"><text:soft-page-break/>«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6">Х. Арендт, «Банальность зла: Эйхман в Иерусалиме»</text:p>
      <text:p text:style-name="P46"/>
      <text:p text:style-name="P14">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4">К слову, сидя в суде и слушая обвинительный приговор за преступления против человечества, Эйхман улыбался.</text:p>
      <text:p text:style-name="P14">И нет, я не говорю, что меня хотели убить, или лишить меня свободы.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4">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 Однако, вспоминая о его жестокости, меня одолевают совсем другие, противоречивые мысли.</text:p>
      <text:p text:style-name="P48"><text:soft-page-break/>* * *</text:p>
      <text:p text:style-name="P14">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4">Ими был проведен «Эксперимент пошаговых действий», который доказал, что если человек единожды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4">Позже эта техника получила название «Нога в дверях» и до сих пор используется в бизнесе.</text:p>
      <text:p text:style-name="P14">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4">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изнеможения личности. Контрастирует, не так ли?</text:p>
      <text:p text:style-name="P14"><text:soft-page-break/>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4">Попробую привести пример.</text:p>
      <text:p text:style-name="P28"><text:span text:style-name="T25">Вы пришли в супермаркет за колбасой. Вас встречает милая девушка и приглашает вас проде</text:span><text:span text:style-name="T25">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5">купить</text:span></text:span><text:span text:style-name="T25"> кусочек этого сыра...</text:span></text:p>
      <text:p text:style-name="P14">Она очень приветлива, сама по себе приятная, она потратила на вас свое время и угостила вас сыром. Вам неудобно ей отказать, к тому же — это просто сыр, и вы его покупаете.</text:p>
      <text:p text:style-name="P14">Объяснение этому лежит в теории когнитивной психологии. Когниция — это процесс, с помощью которого наше сознание <text:span text:style-name="T2">получает, обрабатывает и хранит</text:span> всю поступающую нам информацию, и трансформирует все эти данные в наше поведение.</text:p>
      <text:p text:style-name="P14">Существует два типа когнитивной структуры, каждый из которых описывает состояние человека:</text:p>
      <text:list xml:id="list35342466" text:continue-list="list35353364" text:style-name="список_20_перечисление">
        <text:list-item>
          <text:p text:style-name="P92">когнитивный консонанс — согласованность знаний и поведения;</text:p>
        </text:list-item>
        <text:list-item>
          <text:p text:style-name="P92">когнитивный диссонанс — противоречивость знаний и поведения.</text:p>
        </text:list-item>
      </text:list>
      <text:p text:style-name="P14"><text:soft-page-break/>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4">Но бывают обстоятельства, при которых гармония нарушается. Это порождает массу неприятных ощущений — противоречий, от которых нам сразу хочется избавиться. То есть, другими словами, вам легче купить сыр, чем разбираться с собственными угрызениями совести.</text:p>
      <text:p text:style-name="P14">Итак, подошло время заканчивать это затянувшееся вступление и переходить к делу. Поехали.</text:p>
      <text:p text:style-name="P14">Давным давно жили были...</text:p>
      <text:h text:style-name="P81" text:outline-level="1"><text:s/>Часть 1. <text:line-break/>Воспоминания</text:h>
      <text:p text:style-name="P65"/>
      <text:h text:style-name="P78" text:outline-level="2"><text:s/><text:bookmark-start text:name="Glava_1__Eto_ieshchie_nie_koniets"/>Глава 1. <text:line-break/>Это еще не конец</text:h>
      <text:p text:style-name="Эпиграф_20__2b__20_автор">В действительности всё иначе, чем на самом деле</text:p>
      <text:p text:style-name="Эпиграф_20_-_20_автор">Антуан Де Сент-Экзюпери</text:p>
      <text:p text:style-name="P14"><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и ни о чем не парюсь...</text:p>
      <text:p text:style-name="P14">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4">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4">Еще год назад, я могла рассказать об этом дне в мельчайших подробностях. Детали, которые отпечатались в па<text:soft-page-break/>мяти очень четко, к счастью, уже почти стерлись. Остались только эмоции. Первый взгляд. Мысли. Время. Место. Обстоятельства. Погода. Настроение...</text:p>
      <text:p text:style-name="P14">Определенно этот день, как в фильмах, стал роковой завязкой в сюжете. Но тогда я, естественно, об этом не догадывалась, хотя мысль была — «Это еще не конец». Именно это эхом прошлось в моей голове, когда я впервые попрощалась с новым знакомым.</text:p>
      <text:p text:style-name="P14">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4">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4">Именно взгляда! Я уже не помню, перекинулись ли мы парой фраз или разговаривали... В голове остались только представления, о которых я бы не хотела говорить, так как потом было слишком много иллюзий, и, боюсь, это была первая.</text:p>
      <text:p text:style-name="P14">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4">Сейчас я пытаюсь вспомнить, о чем тогда «сказал» мне этот взгляд. Что в нем было таког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4"><text:soft-page-break/>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кроется за таким загадочным взглядом, и, подсознательно, я хотела получить ответ на свой вопрос.</text:p>
      <text:p text:style-name="P14">Да, я влюбилась. 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4">С момента знакомства мы почти не общались. 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4">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4">Оно здесь, со мной, внутри меня, никуда не уходит и дарит спокойствие. Это было волшебно.</text:p>
      <text:p text:style-name="P14">Так я влюбилась.</text:p>
      <text:h text:style-name="P78"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4">Прошло несколько лет. Я продолжала взрослеть. Сопротивлялась этому, но взрослела.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4">К этому возрасту все становятся личностями, и я стала одной из них. Убежденная своими правилами, кодексами, понятием справедливости, стремлением помочь, искренностью и простотой.</text:p>
      <text:p text:style-name="P14">Так я и жила. Веселилась никому не в ущерб. И была счастлива.</text:p>
      <text:list xml:id="list35367664" text:continue-list="list35361653" text:style-name="диалог">
        <text:list-item>
          <text:p text:style-name="P91">У меня д<text:span text:style-name="T2">е</text:span>пресс!!!! Помоги! — пишу однажды мартовским днем другу, тому самому — общему.</text:p>
        </text:list-item>
        <text:list-item>
          <text:p text:style-name="P91">Да. Я тут. Излагай. Жалуйся.</text:p>
        </text:list-item>
        <text:list-item>
          <text:p text:style-name="P91">Не жалей — подбодри, ты умеешь.</text:p>
        </text:list-item>
        <text:list-item>
          <text:p text:style-name="P91"><text:soft-page-break/>Хорошо сделаю. Только в каком, собственно, воп­росе?</text:p>
        </text:list-item>
        <text:list-item>
          <text:p text:style-name="P91">Весна. Я выходная. Сижу дома. Одна и ничего не делаю...</text:p>
        </text:list-item>
        <text:list-item>
          <text:p text:style-name="P91">А не хочешь N. вызвонить? Он парень шабутной и весёлый...</text:p>
        </text:list-item>
        <text:list-item>
          <text:p text:style-name="P91">Хочу...</text:p>
        </text:list-item>
        <text:list-item>
          <text:p text:style-name="P91">Ну я его-таки набрал и дозвонился. Он с удовольствием с тобой затусить рад бы. Набери его. Договоритесь...</text:p>
        </text:list-item>
      </text:list>
      <text:p text:style-name="P14">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4">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35353390" text:continue-numbering="true" text:style-name="диалог">
        <text:list-item>
          <text:p text:style-name="P91">Будешь много думать — сойдешь с ума...</text:p>
        </text:list-item>
      </text:list>
      <text:p text:style-name="P14">Но я постоянно думала. И сходила с ума. Блин, как она была права!</text:p>
      <text:p text:style-name="P14">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наоборот — просто принять. Но нет. В моем случае это, по<text:soft-page-break/>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4">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4">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4">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4">Я все сильнее привязывалась к нему и все острее переживала нехватку общения с ним. Было очень приятно знать, что он всегда рад выслушать и помочь. 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8"><text:soft-page-break/>* * *</text:p>
      <text:p text:style-name="P14">Давайте попробуем разобраться, как завязываются отношения с абьюзером. 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4">Мужчина-манипулятор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4">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4">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4">Если же он попал в незнакомое ему окружение, например в ваше, то тут используется весьма приятный, на первый взгляд, тандем: скромность и ум. Он внимателен к <text:soft-page-break/>остальным и охотно поддерживает диалог, соблюдая все правила приличия. Так он входит в доверие к окружению жертвы.</text:p>
      <text:p text:style-name="P14">Уже после первых таких посиделок, вы услышите от своих друзей, что он классный парень, и, поверьте мне, вы тоже будете так думать. Мнение друзей будет очередным подтверждением того, что вы не ошиблись в своих наблюдениях. Так абьюзер цепляет.</text:p>
      <text:p text:style-name="P14">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4">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4">Одна маленькая загвоздка — новые встречи, как правило, провоцируете вы.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4"><text:soft-page-break/>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4">Почему так происходит? Манипулятор избегает любых обстоятельств, где для него есть риск потратиться эмоционально. Прежде чем действовать, манипулятор должен знать наверняка, что его эго ни коем образом не пострадает. Это страх отказа, не более.</text:p>
      <text:p text:style-name="P14">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 вас проверяют насколько вы настойчивы, насколько быстро вы готовы бежать за ним.</text:p>
      <text:p text:style-name="P14">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4">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4"><text:soft-page-break/>Начало общения с манипулятор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4">В это время он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4">Если вы дочитали до этих строк, то вы, стало быть, понимаете, о чем я. Этап знакомства уже позади и вспоминается с улыбкой. Именно эти воспоминания держат вас возле него до сих пор. Но если ваши отношения уже закончились или на завершающей стадии, то вы никак не можете понять, как такой близкий по духу человек мог причинить вам столько боли.</text:p>
      <text:p text:style-name="P48">* * *</text:p>
      <text:p text:style-name="P14">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именно это я ответила своей подруге на ее предложение:</text:p>
      <text:list xml:id="list35368801" text:continue-numbering="true" text:style-name="диалог">
        <text:list-item>
          <text:p text:style-name="P91">А почему бы тебе с ним не попробовать? Хороший парень...</text:p>
        </text:list-item>
      </text:list>
      <text:p text:style-name="P14">Тогда мне это не было нужно. Хотя нет, не так. Формулировка была другая. На тот момент я хорошо понимала, что <text:soft-page-break/>любви не существует и убедила себя в этом очень однозначно.</text:p>
      <text:list xml:id="list35344828" text:continue-numbering="true" text:style-name="диалог">
        <text:list-item>
          <text:p text:style-name="P91">Любви не существует — повторяла я, — есть отношения, которые всегда заканчиваются.</text:p>
        </text:list-item>
      </text:list>
      <text:p text:style-name="P14">Люди расходятся, теряются и забываются. А я боялась. Боялась его потерять. Человека. Друга. Таблетку. Я верила, что дружба, такая ненавязчивая, как у нас — вечна. Очень долго верила.</text:p>
      <text:p text:style-name="P14">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4">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4">Я думала: «Как так? Такой парень — просто сказка! За что же его пилить-то?!»</text:p>
      <text:p text:style-name="P14">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4">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5"> они в очередной раз</text:span> поругались.</text:p>
      <text:p text:style-name="P14"><text:soft-page-break/>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4">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4">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8"><text:span text:style-name="_30__20_Text"><text:span text:style-name="T32">Это еще один пунктик, который нужно учесть: е</text:span></text:span><text:span text:style-name="T32">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2"> Я еще вернусь к этой теме. Обязательно запомните этот момент.</text:span></text:span></text:p>
      <text:p text:style-name="P14">Я почти уверена, что он приводил ей меня в пример, рассказывал обо мне в наилучших красках, с таким воодушевлением, что даже неревнивый человек почувствует что-то неладное. Он уже тогда внедрил меня в их отношения, а я об этом даже не догадывалась.</text:p>
      <text:p text:style-name="P14">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Ее больше нет»...</text:p>
      <text:p text:style-name="P14">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4"><text:soft-page-break/>Была осень. Я не просто так уточняю временные промежутки. Это важно. Итак, они расстались.</text:p>
      <text:p text:style-name="P48">* * *</text:p>
      <text:p text:style-name="P14">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35349700" text:continue-numbering="true" text:style-name="диалог">
        <text:list-item>
          <text:p text:style-name="P91">Если я приеду, то буду приставать...</text:p>
        </text:list-item>
        <text:list-item>
          <text:p text:style-name="P91">Приезжай. — ответила я.</text:p>
        </text:list-item>
      </text:list>
      <text:p text:style-name="P14">Довольно романтично на первый взгляд, не так ли? Но вот, что мы имеем. Он слишком долго протаптывал почву, чтобы понять — я его не отвергну. Он очень много дал мне, чтоб я его отвергла. Он знал, что мне, как девушке, будет приятно его внимание.</text:p>
      <text:p text:style-name="P14">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8"><text:span text:style-name="T25">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5">Если</text:span></text:span><text:span text:style-name="T25"> я приеду — </text:span><text:span text:style-name="_30__20_Text"><text:span text:style-name="T25">то</text:span></text:span><text:span text:style-name="T25"> буду приставать», прекрасно понимая, что мне и в голову </text:span><text:soft-page-break/><text:span text:style-name="T25">не придет </text:span><text:span text:style-name="T25">ему ответить что-то вроде: «А, да? Ну тогда не приезжай!»</text:span></text:p>
      <text:p text:style-name="P28"><text:span text:style-name="T25">Либо так — либо так. А теперь смотрим, чего он этим добился — </text:span><text:span text:style-name="_30__20_Text"><text:span text:style-name="T25">я приняла решение</text:span></text:span><text:span text:style-name="T25">. Меня не спрашивали и не ставили перед выбором — меня поставили перед фактом. Я бы сказала, что тот день положил начало его игре, но, на самом деле, она началась задолго до этого дня.</text:span></text:p>
      <text:p text:style-name="P14">Я знала, что ничего не будет. А если 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4">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4">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4">— Хорошо, что между нами ничего не было...</text:p>
      <text:p text:style-name="P28"><text:span text:style-name="T32">Оказалось, что он сошелся со своей девушкой. Да, е</text:span><text:span text:style-name="_30__20_Text"><text:span text:style-name="T32">го отношения на тот момент еще были</text:span></text:span><text:span text:style-name="T32">. Бесповоротно заканчивались, но еще были. И он уехал. На полгода.</text:span></text:p>
      <text:h text:style-name="P78" text:outline-level="2"><text:s/><text:bookmark-start text:name="Glava_3__Ostaniesh_sia_"/>Глава 3. <text:line-break/>Останешься?<text:bookmark-end text:name="Glava_3__Ostaniesh_sia_"/></text:h>
      <text:p text:style-name="P14">Поздним весенним вечером зазвонил телефон. Новое сообщение:</text:p>
      <text:list xml:id="list35356827" text:continue-numbering="true" text:style-name="диалог">
        <text:list-item>
          <text:p text:style-name="P91">Брожу по ночному городу. Думаю о тебе, вспоминаю...</text:p>
        </text:list-item>
        <text:list-item>
          <text:p text:style-name="P91">Привет. — отвечаю я — Как жизнь?</text:p>
        </text:list-item>
        <text:list-item>
          <text:p text:style-name="P91">Мы на маёвку собираемся. Приезжай.</text:p>
        </text:list-item>
        <text:list-item>
          <text:p text:style-name="P91">Время? Место?</text:p>
        </text:list-item>
      </text:list>
      <text:p text:style-name="P14">И я поехала. Я соскучилась. И поехала. Это был хороши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35366090" text:continue-numbering="true" text:style-name="диалог">
        <text:list-item>
          <text:p text:style-name="P91">Я увидел ее с цветком и сказал себе: «Все, чувак, ты попал. Сопротивляться больше нет смысла!..»</text:p>
        </text:list-item>
      </text:list>
      <text:p text:style-name="P14">Как романтично!</text:p>
      <text:p text:style-name="P14">Вспоминая тот день, я в замешательстве. Это была странная компания странных людей. От их разговоров <text:soft-page-break/>было не по себе, но в то же время и уютно, потому что рядом был он.</text:p>
      <text:p text:style-name="P14">Память уже вырезала некоторые детали. Не помню разговоров, но помню, что было хорошо рядом с ним. Дождь загнал нас к нему домой. Пили, жевали снеки. Засиделись допоздна и настало время разъезжаться по домам. Зашел разговор о такси. Нашлись попутчики — странные люди оказались моими соседями и машину уже вызывали на два адреса.</text:p>
      <text:p text:style-name="P14">Мы встретились взглядами...</text:p>
      <text:p text:style-name="P14">Сейчас я закрываю глаза и пытаюсь вспомнить. Это тяжело, учитывая, что происходило потом. Хочу прочувствовать ту эмоцию, когда стало понятно, что никто из нас двоих не хочет, чтоб я уезжала.</text:p>
      <text:p text:style-name="P14">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35368415" text:continue-numbering="true" text:style-name="диалог">
        <text:list-item>
          <text:p text:style-name="P91">Останешься?</text:p>
        </text:list-item>
        <text:list-item>
          <text:p text:style-name="P91">Останусь. — ответила я.</text:p>
        </text:list-item>
      </text:list>
      <text:p text:style-name="P14">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8"><text:span text:style-name="T25">Он спросил меня, останусь ли я... Он просто поинтересовался. А своим «останусь» — я </text:span><text:span text:style-name="_30__20_Text"><text:span text:style-name="T25">опять приняла </text:span></text:span><text:span text:style-name="_30__20_Text"><text:span text:style-name="T32">решение. О</text:span></text:span><text:span text:style-name="T32">н</text:span><text:span text:style-name="T25"> снова, по сути, ничего не предпринял.</text:span></text:p>
      <text:p text:style-name="P14"><text:soft-page-break/>Я сама пришла к нему в руки. Он не завоевывал меня и не добивался. Это был вопрос, в котором он не проявил ни настойчивости, ни желания, чтоб я действительно осталась. Ему даже не пришлось напрягаться: завоевывать, делать жесты, дарить подарки.</text:p>
      <text:p text:style-name="P14">Скажи я тогда, что очень устала, мне кажется, он бы принял и этот ответ и, закрыв за мной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4">Они любят, чтоб само в ручки шло. И оно придет потому, что мудак всегда держится рядом. И он был рядом. Выработал привычку, прощупал почву... Но он никогда не предлагал прямо и открыто — он интересовался, создавал иллюзию как раз в тот момент, когда точно знал, что это сработает!</text:p>
      <text:p text:style-name="P28"><text:span text:style-name="T25">Это завуалированное странное внимание воспринимается жертвой, как «да». Жертва начинает </text:span><text:span text:style-name="T25">строить отношения, еще не понимая, что делает это </text:span><text:span text:style-name="_30__20_Text"><text:span text:style-name="T25">одна</text:span></text:span><text:span text:style-name="T25"> и </text:span><text:span text:style-name="_30__20_Text"><text:span text:style-name="T25">для него</text:span></text:span><text:span text:style-name="T25">.</text:span></text:p>
      <text:p text:style-name="P28"><text:span text:style-name="T25">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32">подходящий</text:span><text:span text:style-name="T25"> экземпляр.</text:span></text:p>
      <text:p text:style-name="P14">Меня никто не звал — я сама. То, что он мне задал вопрос именно в такой формулировке свидетельствует о том, что он просто «умыл руки».</text:p>
      <text:p text:style-name="P14">Я приняла решение. Меня не ставили перед выбором и приглашения остаться не было. Там, где должны быть ухаживания, не было ничего. Я клюнула на пустое место, а по<text:soft-page-break/>няла это спустя 3 года, будучи в психиатрической больнице на грани сумасшествия.</text:p>
      <text:p text:style-name="P14">И да, оргазма не было.</text:p>
      <text:h text:style-name="P78" text:outline-level="2"><text:s/><text:bookmark-start text:name="Glava_4__Zachiem_platit__bol_shie_"/>Глава 4. <text:line-break/>Зачем платить больше?<text:bookmark-end text:name="Glava_4__Zachiem_platit__bol_shie_"/></text:h>
      <text:p text:style-name="P14">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8">Фрилансер</text:span> (от англ. <text:span text:style-name="T50">freelance - </text:span><text:span text:style-name="T14">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енормированному графику в основном в ночные смены. После работы ездила к нему на такси. В мои выходные приезжал он ко мне — от меня ему было удобнее добираться до работы по утрам.</text:p>
      <text:p text:style-name="P14">Казалось, мы были счастливы... Хотя нет, не так. Буду говорить за себя — я была счастлива, не подозревая, что <text:s/>это спектакль с ним в главной роли. А я лишь реквизит. Удачная декорация. Мне его не хватало. Я хотела его больше. Но теперь я понимаю, что это было невзаимно.</text:p>
      <text:p text:style-name="P28"><text:span text:style-name="T25">Странно — мне всегда было все равно, что он приходил ко мне с пустыми руками или просто приносил с собой то, что </text:span><text:span text:style-name="_30__20_Text"><text:span text:style-name="T25">себе</text:span></text:span><text:span text:style-name="_30__20_Text"><text:span text:style-name="T32"> же</text:span></text:span><text:span text:style-name="T25"> купил по пути ко мне, но всегда угощался. Мама как-то спросила меня:</text:span></text:p>
      <text:list xml:id="list35347374" text:continue-numbering="true" text:style-name="диалог">
        <text:list-item>
          <text:p text:style-name="P91">А что он тебе покупает? Цветы? Конфетки?</text:p>
        </text:list-item>
        <text:list-item>
          <text:p text:style-name="P91">Ничего, — ответила я.</text:p>
        </text:list-item>
        <text:list-item>
          <text:p text:style-name="P91">Как? Что, приходит с пустыми руками?!</text:p>
        </text:list-item>
        <text:list-item>
          <text:p text:style-name="P91"><text:soft-page-break/>Мам, ну мы же взрослые люди, все всё понимают. К чему эта показуха?!...</text:p>
        </text:list-item>
      </text:list>
      <text:p text:style-name="P14">Мама очень удивилась, ведь в ее молодости кавалер всегда приходил на свидание, как минимум, с цветами и конфетами.</text:p>
      <text:p text:style-name="Subtitle">* * *</text:p>
      <text:p text:style-name="P14">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4">На незастекленном балконе на обвисшей веревке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4">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молчу о горе грязной посуды в раковине.</text:p>
      <text:p text:style-name="P14">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всей видимости долго потому, что простынь-то была единственная.</text:p>
      <text:p text:style-name="P14"><text:soft-page-break/>Укрывались пледиком, тем самым — с ма<text:span text:style-name="T65">ë</text:span>вки. Подушка, по ее виду, была наглым образом украдена у бомжей — без наволочки и вся в пятнах. Но ведь с милым рай и в шалаше!..</text:p>
      <text:p text:style-name="P14">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4">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50">Domestos'</text:span><text:span text:style-name="T14">а</text:span><text:span text:style-name="T50">.</text:span></text:p>
      <text:p text:style-name="P14">Единственное, что в его доме было чистым, так это компьютерный стол, за которым он фрилансил и шпилил<text:note text:id="ftn4" text:note-class="footnote"><text:note-citation text:label="*">*</text:note-citation><text:note-body><text:p text:style-name="Footnote"><text:span text:style-name="T8">Шпилить</text:span> <text:span text:style-name="T2">(от нем. </text:span><text:span text:style-name="T51">s</text:span><text:span text:style-name="T2">pielen или комп. жарг.)</text:span><text:span text:style-name="T5">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4">В общем, вся эта картина –<text:span text:style-name="T50"> </text:span>показатель того, что человек редкостный засранец. Он жил один, а одному многого не надо, и его все устраивало. Но ведь теперь он не один. Мы пара. Все изменится...</text:p>
      <text:p text:style-name="P48"><text:soft-page-break/>* * *</text:p>
      <text:p text:style-name="P14">Первое время все было хорошо. Обнимая меня он часто говорил:</text:p>
      <text:list xml:id="list35338581" text:continue-numbering="true" text:style-name="диалог">
        <text:list-item>
          <text:p text:style-name="P91">Блин, Каминская, я не могу поверить, что это ты!</text:p>
        </text:list-item>
      </text:list>
      <text:p text:style-name="P14">Мы дорвались друг к другу, мы не могли друг другом насладиться! Это было похоже на сказку, но мне было мало. Мы же не малолетки какие-то, чтобы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4">Простая математика — если посчитать, сколько он тратит за свое жилье и я н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4">Я продолжала <text:span text:style-name="T2">принимать решения</text:span> и строила отношения, не подозревая, какая будет «благодарность».</text:p>
      <text:p text:style-name="P14">Как и все манипуляторы,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4">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text:soft-page-break/>ства, за которые, по его словам — он меня полюбил. Теперь они вызывали у него отвращение и стыд.</text:p>
      <text:p text:style-name="P14">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4">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2">принимать все новые решения</text:span>, и, как следствие — ответственность за эти решения ложилась на мои плечи.</text:p>
      <text:h text:style-name="P78" text:outline-level="2"><text:s/><text:bookmark-start text:name="Glava_5__Introviert"/>Глава 5. <text:line-break/>Интроверт<text:bookmark-end text:name="Glava_5__Introviert"/></text:h>
      <text:p text:style-name="P47">Но одна лишь склонность к интроверсии не сделает из вас мыслителя.</text:p>
      <text:p text:style-name="P57">Автор неизвестен</text:p>
      <text:p text:style-name="P14">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он все еще не мог в это поверить.</text:p>
      <text:p text:style-name="P14">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35349668" text:continue-numbering="true" text:style-name="диалог">
        <text:list-item>
          <text:p text:style-name="P91">Мы же живем вместе, что тебе еще надо?!</text:p>
        </text:list-item>
      </text:list>
      <text:p text:style-name="P14"><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2">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4">На вопрос почему его иногда бесят окружающие люди, <text:s/>он ищет ответ в дешевых статьях о <text:span text:style-name="T2">полюсах личности</text:span>. Он узнает себя в описании понятия «интроверт», и этот ответ его удовлетворяет.</text:p>
      <text:p text:style-name="P14">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4">На свой вопрос «почему?» он искал ответы не в той области.</text:p>
      <text:p text:style-name="P14">Интроверт! Он очень часто повторял это слово, и всегда, когда был мне нужен. При этом его поведение противоречило характеристике этого понятия, к которому он себя так настойчиво привязывал.</text:p>
      <text:p text:style-name="P14">Он не был замкнутым в общении, но повторял, что он интроверт всякий раз, когда ему хотелось побыть наедине с собой. Проблема для меня заключалась в том, что между своим уединением и мной — он всегда выбирал первое.</text:p>
      <text:p text:style-name="P14">Зато, если ему что-нибудь от меня нужно — мы будем говорить до трех ночи, и ему плевать, что я зеваю 20 раз в минуту и мне рано вставать на работу! Для него важно вы<text:soft-page-break/>говориться! Я не могла просто встать и уйти, как он обычно <text:s/>это делал. Обидеть его, означало сделать себе же хуже, но об этом позже.</text:p>
      <text:p text:style-name="P14">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35350947" text:continue-numbering="true" text:style-name="диалог">
        <text:list-item>
          <text:p text:style-name="P91">Ты же знаешь — я интроверт. Давай потом.</text:p>
        </text:list-item>
      </text:list>
      <text:p text:style-name="P48">* * *</text:p>
      <text:p text:style-name="P14">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4">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Эти факторы, так или иначе, влияют на восприятие и поведение, заставляя с ними взаимодействовать.</text:p>
      <text:p text:style-name="P14">Другими словами, вокруг нас очень много всего происходит, и мы можем реагировать, изменять или игнорировать происходящее. Так мы взаимодействуем с окружающим миром.</text:p>
      <text:p text:style-name="P14">Все это говорит о том, что никто не может быть исключительным интровертом или экстравертом — это неточное <text:soft-page-break/>преувеличение. Скорее социопатом или социофилом. Или, как минимум, <text:span text:style-name="T2">склонным</text:span> к интроверсии или экстраверсии.</text:p>
      <text:p text:style-name="P14">Понятием «интроверт» он просто оправдывал свое поведение. Еще неделю назад он не мог мной налюбоваться, а сегодня предпочтет мне компьютерную игру. Банальные <text:s/>отговорки, чтобы не проявлять инициативу в интимной жизни и в быту. Еще неделю назад мы не вылазили из постели весь день, и ни его, ни меня это не смущало. Понимаете, мы были знакомы много лет, но одним прекрасным утром вдруг оказалось, что он интроверт! С тех пор он был им тогда, когда ему было удобно.</text:p>
      <text:p text:style-name="P48">* * *</text:p>
      <text:p text:style-name="P14">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14">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 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8"><text:span text:style-name="T25">Порно это нормально. Но не как </text:span><text:span text:style-name="T30">замена</text:span><text:span text:style-name="T25"> близости со своей девушкой. На мой вопрос: «Как это понимать?», он от</text:span><text:soft-page-break/><text:span text:style-name="T25">ветил, что это ничего не значит, и просто замял эту тему. Я</text:span><text:span text:style-name="_30__20_Text"><text:span text:style-name="T32"> даже не поняла, как он так ловко ушел от объяснений</text:span></text:span><text:span text:style-name="T32">!</text:span></text:p>
      <text:p text:style-name="P9">Интересно, это можно считать изменой?</text:p>
      <text:p text:style-name="P14">Если не учитывать причины этого поступка, что означало это фото? Банальную невнимательность или попытку вогнать меня в комплексы? Вопрос остался без ответа. Но смысл один — деструктив во всей своей красе!</text:p>
      <text:p text:style-name="P14">К слову, в последствии, я еще пару раз ловила его за этим увлекательным делом...</text:p>
      <text:p text:style-name="P28"><text:span text:style-name="T25">Тогда своим поведением он дал мне понять, что </text:span><text:span text:style-name="_30__20_Text"><text:span text:style-name="T25">со мной что-то не так.</text:span></text:span><text:span text:style-name="T25"> Это теперь я знаю, что свои комплексы и заниженную самооценку он проецировал на меня. Деструктивные личности обычно так и делают — мастерски «навешивают» свои недостатки на несчастных жертв.</text:span></text:p>
      <text:p text:style-name="P14">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 Зачем? Чтобы показывать свое превосходство перед закомплексованной жертвой.</text:p>
      <text:p text:style-name="P28"><text:span text:style-name="T25">Замешательство! Еще вчера все было хорошо, но уже сегодня что-то не так. Что не так? Что-то во мне? Ну да, раз </text:span><text:span text:style-name="_30__20_Text"><text:span text:style-name="T32">он</text:span></text:span><text:span text:style-name="T25"> отстранился. А что во мне не так? Я не подхожу ему в постели? Может я что-то сказала глупое или обидела чем? А может ему понравилась другая девочка? Или он понял, что не готов к серьезным отношениям?..</text:span></text:p>
      <text:p text:style-name="P28"><text:span text:style-name="T25">И я задавала и задавала себе эти вопросы, даже не представляя, где искать на них ответы. В конце концов я </text:span><text:soft-page-break/><text:span text:style-name="T25">пришла к выводу, что я недостаточно хороша для него и мне</text:span><text:span text:style-name="_30__20_Text"><text:span text:style-name="T25"> надо стараться стать лучше!</text:span></text:span></text:p>
      <text:p text:style-name="P28"><text:span text:style-name="_30__20_Text"><text:span text:style-name="T32">Представьте себе ситуацию, в которой вы чувствуете вину за свои естественные желания. В понедельник вам отказывают в близости. Во вторник ее переносят на завтра, но и в среду находятся новые отговорки. С каждым новым отказом возникает непонимание. Вас целуют и говорят: «Не сейчас». Становится даже как-то стыдно... Но ведь ваше желание никуда не делось! И вот вы набираетесь смелости и снова намекаете на близость, ведь вы пара, это нормально, а в ответ получаете обвинение в нимфомании:</text:span></text:span></text:p>
      <text:list xml:id="list35359445" text:continue-numbering="true" text:style-name="диалог">
        <text:list-item>
          <text:p text:style-name="P91">У меня создается впечатление, будто тебе кроме секса больше ничего не нужно!</text:p>
        </text:list-item>
      </text:list>
      <text:p text:style-name="P14">И ни секса, ни объяснений, только упреки.</text:p>
      <text:p text:style-name="P14">Ненормальные отношения, согласны? И он тоже это понимает! Поэтому изредка подкармливает вас «сладеньким» с барского стола. Снисходительные потрахушки в качестве одолжения! И, после близости, вы снова сталкиваетесь с его равнодушием в <text:span text:style-name="T2">этом </text:span><text:span text:style-name="T5">плане.</text:span></text:p>
      <text:p text:style-name="P28"><text:span text:style-name="T25">Конечно, меня это обижало! Я поняла, что разочаровываю его своей надоедливостью. Я уже старалась помалкивать, но чем реже я проявляла свои желания, тем крепче он привыкал к тому, что</text:span><text:span text:style-name="T32"> </text:span><text:span text:style-name="_30__20_Text"><text:span text:style-name="T32">мне ничего не нужно, ведь я</text:span></text:span><text:span text:style-name="T25"> же молчу!</text:span></text:p>
      <text:p text:style-name="P48"><text:soft-page-break/>* * *</text:p>
      <text:p text:style-name="P14">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4">Существует множество факторов, в связи с которыми п</text:span>оловая жизнь не вызывает уже былого трепета, как, например, в <text:span text:style-name="T2">конфетно-цветочный</text:span> период...</text:p>
      <text:p text:style-name="P14">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 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4">Но у мужчин в этом плане все обстоит немного по-другому — чем больше проблем, тем больше потребность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14">Защитник, воин и — самец! Удовлетворяя свою женщину, мужчина чувствует свою силу, свое мужское начало, что удовлетворяет и его самого.</text:p>
      <text:p text:style-name="P14">Итак мы поняли, что существует множество различных обстоятельств, которые влияют на интимную жизнь парт<text:soft-page-break/>неров: время, проблемы, появление детей и т. д. Но заметьте — не в начале отношений, когда люди еще не до конца изучили друг друга и нет никаких причин, которые <text:s/>смогли бы сделать секс непривлекательным для одного из них.</text:p>
      <text:p text:style-name="P14">Да, именно в этот период я оказалась виноватой, наказанной, даже не получив то, чего хотела. Как это унизительно просить близости в отношениях! Но именно так мы и жили. Я хотела его потому, что любила и мне его было слишком мало. А он хотел побыть один, потому что:</text:p>
      <text:list xml:id="list35358709" text:continue-numbering="true" text:style-name="диалог">
        <text:list-item>
          <text:p text:style-name="P91">Мы же живем вместе, что тебе еще надо?!</text:p>
        </text:list-item>
      </text:list>
      <text:p text:style-name="P14">И правда, мы ведь вместе, казалось бы... Но в этом и ирония. Отталкивая меня, он все сильнее меня привязы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4">Он «стирал» все прекрасные ощущения, что были в начале постоянным напряжением из-за отказов, упреков и обвинений. Я переживала за наши отношения и хотела все исправить, вернуть то, что было раньше. Я искала ему оправдания: может он просто что-то не так понял или устал на работе? Может его надо как-то порадовать?..</text:p>
      <text:p text:style-name="P48">* * *</text:p>
      <text:p text:style-name="P14">В моих руках был меч, но я сражалась с ветром. Я знала, что мне нужно что-то сделать, но не понимала что. Я пыталась, но все мои попытки оборачивались против меня.</text:p>
      <text:p text:style-name="P14"><text:soft-page-break/>И да, я остыла. Я прекратила вешаться ему на шею потому, что знала — я буду отвергнута и осыпана обвинениями. В конце <text:s/>концов я перестала пытаться.</text:p>
      <text:p text:style-name="P14">Теперь я тихонечко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2">не</text:span> хотела, ведь он меня постоянно отвергал. Я совершенно не понимала, как к этому всему относиться!</text:p>
      <text:p text:style-name="P14">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не мешало мне кувыркаться с ним в постели, а, наоборот, было «лекарством».</text:p>
      <text:p text:style-name="P14">Мысли о близости с ним ассоциировались у меня с негативом. Он перестал меня возбуждать. Каждый раз, когда дело к <text:span text:style-name="T2">тому</text:span> шло, я просто находила себе другое занятие, объясняя это тем, что сначала нужно сделать все дела, а потом уже развлекаться.</text:p>
      <text:p text:style-name="P48">* * *</text:p>
      <text:p text:style-name="P28"><text:span text:style-name="T25">Интроверт, так интроверт. Так забейся ты в чулан и сиди размышляй о жизни! Но нет! У него получалось уделять время друзьям и компьютерным играм. Он находил время на помощь, если она кому-нибудь нужна. Но меня не было в списке тех, к кому бы он прилетел по первому зову. Любая моя просьба его обижала. Он говорил, что я нарушаю </text:span><text:soft-page-break/><text:span text:style-name="T25">его личное пространство, хотя к остальным таких претензий не было. Это всегда очень раздражало меня — не было ощущения, что мы заодно.</text:span></text:p>
      <text:p text:style-name="P14">Мы стали критически мало времени проводить вместе. Он сторонился меня и всегда находил объяснение — я интроверт. Как будто это слово — магическое заклинание, которое волшебным образом освобождает его от моего общества.</text:p>
      <text:p text:style-name="P14">Появились первые признаки вранья. Сейчас я понимаю, что уже тогда он был не до конца со мной честен — обещал чаще, чем держал свое слово. Он заставлял меня его ждать, и это ожидание усиливало мою зависимость. Один прекрасный вечер — и я с нетерпением жду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4">Удивительно, как я могла закрывать глаза на такое поведение! Но он отказывал мне с таким сожалением... Будто бы вынужден... Будто ему хочется остаться дома, но он должен сейчас уйти... Я верила ему, но все равно не могла избавиться от ощущения, что в его жизни я больше смахиваю на декорацию. Мне пришлось смириться с тем, что он не испытывает нехватки общения со мной. Типа я есть и норм.</text:p>
      <text:p text:style-name="P48"><text:soft-page-break/>* * *</text:p>
      <text:p text:style-name="P14">Наши отношения нельзя назвать равноценными. Свои потребности он ставил превыше моих, не считаясь со мной. Я уступала, потому что верила, что личное пространство в паре — неотъемлемая часть здоровых отношений. Порой каждому человеку необходимо побыть наедине со своими мыслями или заняться чем-то своим.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8"><text:span text:style-name="T25">Это нормально. Но! Когда это занятие отбирает </text:span><text:span text:style-name="_30__20_Text"><text:span text:style-name="T25">все</text:span></text:span><text:span text:style-name="T25"> свободное время, отношения перестают быть здоровыми и начинают причинять боль.</text:span></text:p>
      <text:p text:style-name="P28"><office:annotation office:name="__Annotation__13767_118927043"><dc:creator>&lt;анонимный&gt;</dc:creator><dc:date>2018-11-11T20:03:54.22</dc:date><text:p text:style-name="P140"><text:span text:style-name="T66">Илья</text:span></text:p></office:annotation><text:span text:style-name="T25">Когда один из партнеров </text:span><text:span text:style-name="_30__20_Text"><text:span text:style-name="T25">слишком часто</text:span></text:span><text:span text:style-name="T25">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office:annotation-end office:name="__Annotation__13767_118927043"/></text:p>
      <text:p text:style-name="P14">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4">Я даже пыталась экспериментировать и шла очень быстро, чтобы идти с ним наравне. Но если я ускоряла шаг, то <text:soft-page-break/>и он ускорялся и всегда был впереди, а мне приходилось почти бежать за ним, как хвостик.</text:p>
      <text:p text:style-name="P14">Психология говорит, что манера широко шагать свойственна экстравертам.</text:p>
      <text:p text:style-name="P14">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скучно.</text:p>
      <text:p text:style-name="P14">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4">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8"><text:span text:style-name="T25">Мои просьбы стали восприниматься в «штыки». Уже тогда он мог пообещать мне что-то сделать, но</text:span><text:span text:style-name="T32"> </text:span><text:span text:style-name="_30__20_Text"><text:span text:style-name="T32">не сдерживал свое слово в самый последний момент</text:span></text:span><text:span text:style-name="T32">.</text:span><text:span text:style-name="T25"> Это порождало во мне ощущение, что меня обманули и вызывало чувство обиды, хоть он и красноречиво описывал причины.</text:span></text:p>
      <text:p text:style-name="P28"><text:span text:style-name="T25">Я жду его дома, потому что он заставляет меня его ждать своими обещаниями, но к назначенному времени оказыва</text:span><text:soft-page-break/><text:span text:style-name="T25">ется, что появилось «срочное дело», как раз в тот момент, когда его обещание должно быть выполнено! Это не единичный слу</text:span><text:span text:style-name="T25">чай. Так было практически каждый раз, когда у</text:span><text:span text:style-name="T32"> </text:span><text:span text:style-name="_30__20_Text"><text:span text:style-name="T32">нас</text:span></text:span><text:span text:style-name="T32"> </text:span><text:span text:style-name="T25">были договоренности.</text:span></text:p>
      <text:p text:style-name="P14">О изменениях в планах он всегда говорил с сожалением, <text:span text:style-name="T5">показывая</text:span>, что и сам расстроен, получал мое понимание и занимался своими делами. «Всегда» — единственное слово, которое описывает частоту таких случаев.</text:p>
      <text:p text:style-name="P14">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4">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8">* * *</text:p>
      <text:p text:style-name="P14">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2">выбирать</text:span> свою эмоцию по отношению к чему-либо.</text:p>
      <text:p text:style-name="P14">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8"><text:soft-page-break/><text:span text:style-name="T25">Мы выбираем жанры, характер развлечений и </text:span><text:span text:style-name="_30__20_Text"><text:span text:style-name="T25">людей</text:span></text:span><text:span text:style-name="T25">, сущность которых нам, так или иначе, близка и подходит по ряду качеств. Руководствуясь своим отношением к этим </text:span><text:span text:style-name="T25">качествам, мы, соответственно, выбираем людей, суждения которых похожи на наши.</text:span></text:p>
      <text:p text:style-name="P14">Мы выбираем сами, как нам реагировать, и эта реакция основывается как раз на ряде убеждений и принципов, которые и формируют наши характеры.</text:p>
      <text:p text:style-name="P14">Мы выбираем людей по схожести их мировоззрения с собственным внутренним миром, потому что хотим, чтоб нас понимали, и держимся рядом с ними, благодаря совпадениям наших черт. Похожего человека, ведь легче понять!</text:p>
      <text:p text:style-name="P28"><text:span text:style-name="T25">И вот тут стоит напомнить об эмпатии. Ведь, говоря простыми словами, эмпатия — это, своего рода, </text:span><text:span text:style-name="_30__20_Text"><text:span text:style-name="T25">способность поставить себя на место другого.</text:span></text:span><text:span text:style-name="T25">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4">В наших отношениях сначала так и было. Я выбрала человека, который продемонстрировал мне невероятную схожесть между нами. Ключевое слово — продемонстрировал.</text:p>
      <text:p text:style-name="P14">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4">Меня призывали понять, что обстоятельства изменились, и я ставила себя на его место. При этом во мне вызывали <text:soft-page-break/>чувство вины, если я протестовала, что отбирало у меня возможность выбирать, как к этому относиться.</text:p>
      <text:p text:style-name="P14">Я прогибалась под чувством вины и хоронила свои эмоции недовольства в себе. Его обвинения оказались слишком сильным оружием и всегда способствовало моему выбору в пользу обвинителя.</text:p>
      <text:p text:style-name="P14">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4">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4">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ведь мы же пара! Ведь близкие люди всегда должны относиться с пониманием друг к другу!..</text:p>
      <text:p text:style-name="P14">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4">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text:soft-page-break/>так опа... и замотал. И сказал: «Пустяки. Там ничего нет. Не выдумывай.»</text:p>
      <text:p text:style-name="P14">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боль и срываешь этот бинт.</text:p>
      <text:p text:style-name="P14">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4">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4">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4">В ходе разговора я получала свое «заслуженное»:</text:p>
      <text:list xml:id="list35347192" text:continue-numbering="true" text:style-name="диалог">
        <text:list-item>
          <text:p text:style-name="P91">Что ты выдумываешь?</text:p>
        </text:list-item>
      </text:list>
      <text:p text:style-name="P14"><text:soft-page-break/>Или:</text:p>
      <text:list xml:id="list35356040" text:continue-numbering="true" text:style-name="диалог">
        <text:list-item>
          <text:p text:style-name="P91">Ты поражаешь меня своей иррациональностью!</text:p>
        </text:list-item>
      </text:list>
      <text:p text:style-name="P14">И я шла в угол зализывать свои ранки и думать, как сделать так, чтоб теперь за эту иррациональность простили.</text:p>
      <text:p text:style-name="P14">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4">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4">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4">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8"><text:soft-page-break/>* * *</text:p>
      <text:p text:style-name="P14">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4">Проведем параллель.</text:p>
      <text:p text:style-name="P6">Немногословность.</text:p>
      <text:p text:style-name="P14">Сложно описать его манеру ведения диалога. Точнее — монолога. Именно такими были обычно наши, так называемые, разговоры. Сказать, что он немногословен, все равно, что утверждать, что у собаки пять лап.</text:p>
      <text:p text:style-name="P6">Пунктуальность.</text:p>
      <text:p text:style-name="P14">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6">Педантичность.</text:p>
      <text:p text:style-name="P14">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4">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4">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4">К тому же педантизм подразумевает склонность к планированию. Так что, нет — педантизм ему не свойственен.</text:p>
      <text:p text:style-name="P6">Независимость в суждениях.</text:p>
      <text:p text:style-name="P14">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4">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6">Сила воли.</text:p>
      <text:p text:style-name="P14"><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4">Цель: стать качком.</text:p>
      <text:p text:style-name="P14">Действия: покупка абонемента и дорогой брендовой спортивной сумки (стоимостью, как годовой абонемент).</text:p>
      <text:p text:style-name="P14">Достижение: спортивная сумка превратилась в дорожную, годовой абонемент использовался лишь в течении месяца.</text:p>
      <text:p text:style-name="P14">Цель: стать водителем байка.</text:p>
      <text:p text:style-name="P14">Действия: ходил на курсы по вождению.</text:p>
      <text:p text:style-name="P14">Достижение: курсы не закончил.</text:p>
      <text:p text:style-name="P14">Этот список можно продолжить, но зачем, когда итак все ясно?</text:p>
      <text:p text:style-name="P6">Самоанализ.</text:p>
      <text:p text:style-name="P14">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4">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8"><text:soft-page-break/>* * *</text:p>
      <text:p text:style-name="P14">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ется от них, и переключается на поиски новых ресурсов.</text:p>
      <text:p text:style-name="P14">Он уходит оттуда, где его не ценят. Он не способен смириться с непризнанностью. Любое малейшее замечание может демотивировать его, несмотря на то, что оно обоснованное и не несет в себе цели обидеть или унизить. Цель, которую он преследует, как правило, не достигнута. В его интерпретации виноваты другие — помешали. Зачастую, мешают тот, кто не оценил его способности.</text:p>
      <text:p text:style-name="P14">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4">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4">Только сейчас оглядываясь назад я понимаю, что моя влюбленность уже тогда превратилась в зависимость. Только сейчас я задаю себе вопрос: «Я влюбилась в его отношение ко мне или в красивую демонстрацию?»</text:p>
      <text:p text:style-name="P14"><text:soft-page-break/>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4"/>
      <text:p text:style-name="P59">«Большинство людей не видят ловушки, в которой находятся.»</text:p>
      <text:p text:style-name="P46">Роберт Кийосаки</text:p>
      <text:p text:style-name="P46"/>
      <text:p text:style-name="P14">Мои попытки договориться ни к чему не приводили. Поворачивалось все так, как было выгодно ему, и не выгодно мне. Это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35361552" text:continue-numbering="true" text:style-name="диалог">
        <text:list-item>
          <text:p text:style-name="P91">Не мешай мне жить, женщина! — якобы в шутку, часто говорил он.</text:p>
        </text:list-item>
      </text:list>
      <text:p text:style-name="P14">Как мы знаем, в каждой шутке есть доля шутки, а остальное — правда.</text:p>
      <text:p text:style-name="P48">* * *</text:p>
      <text:p text:style-name="P4">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4">И вот однажды нас пригласили в гости. Это была прекрасная возможность развеяться и поговорить с живыми <text:soft-page-break/>людьми! Конечно, я согласилась, но он сказал, что никуда не пойдет — нет настроения.</text:p>
      <text:p text:style-name="P14">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4">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35367694" text:continue-numbering="true" text:style-name="диалог">
        <text:list-item>
          <text:p text:style-name="P91">Погуляй без меня. — говорил он.</text:p>
        </text:list-item>
      </text:list>
      <text:p text:style-name="P14">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8">* * *</text:p>
      <text:p text:style-name="P14">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14"><text:soft-page-break/>Он подкармливал меня надеждой и обещаниями, введя в еще большую зависимость — <text:span text:style-name="T2">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4">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4">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4">И что мы видим? Снова противоречие: «Почему ты не можешь провести время без меня!?» / «Как ты могла оставить меня одного!?»</text:p>
      <text:p text:style-name="P14">Но, на самом, деле ему нужно было:</text:p>
      <text:list xml:id="list35367134" text:continue-list="list35342466" text:style-name="список_20_перечисление">
        <text:list-item>
          <text:p text:style-name="P92">оградить меня от какого-либо общения, дабы лишить меня любой попытки получить поддержку со стороны;</text:p>
        </text:list-item>
        <text:list-item>
          <text:p text:style-name="P92">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92">исключить любую возможную «попытку 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list-item>
      </text:list>
      <text:p text:style-name="P48"><text:soft-page-break/>* * *</text:p>
      <text:p text:style-name="P14">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4">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4">Вы также можете предположить, что он меня не любил, и будете правы — он лишен этой способности. Ее хорошо компенсирует другая — <text:span text:style-name="T2">изображение</text:span> великого чувства. И, поверьте мне, изображал он так, что я бы и сейчас, наверное, поверила.</text:p>
      <text:p text:style-name="P14">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4">Однажды после ссоры я, в очередной раз, попыталась уйти и поставить точку такому незаслуженному отношению к себе. Он догнал меня и, сидя на ледяном асфальте и обнимая мои колени, он рыдал, описывая как сильно меня любит!.. Картина была внушительная...<text:span text:style-name="T57"> </text:span>Так что нет. Я склонна полагать, что я была ему нужна.</text:p>
      <text:p text:style-name="P14"><text:soft-page-break/>Он утверждался за счет таких вот действий, за счет меня и моей любви. А мне, в свою очередь, уходить с каждым разом было все сложнее и сложнее.</text:p>
      <text:p text:style-name="P14">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4">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2">это ненормально</text:span>, он устраивал демонстрацию своей большой любви ко мне (сбрасывал до заводских настроек), и я его прощала.</text:p>
      <text:p text:style-name="P14">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и обесценивая мою значимость.</text:p>
      <text:p text:style-name="P14">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4">Такие прекрасные здоровые отношения!</text:p>
      <text:h text:style-name="P78" text:outline-level="2"><text:s/><text:bookmark-start text:name="Glava_6__Straziki"/>Глава 6. <text:line-break/>Стразики<text:bookmark-end text:name="Glava_6__Straziki"/></text:h>
      <text:p text:style-name="P14">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глядя мне в лицо и скривив физиономию так, будто на моем лице не косметика, а дерьмо.</text:p>
      <text:p text:style-name="P14">Меня начали менять. Менять под себя.</text:p>
      <text:p text:style-name="P14">Не нравится? А никто не спрашивает! Вещь на то и вещь, чтоб ею пользовались и настраивали под себя. А ведь он любит копаться в настройках.</text:p>
      <text:p text:style-name="P14">Все, что у него есть — настроено под него. Он меняет хоткеи<text:note text:id="ftn5" text:note-class="footnote"><text:note-citation text:label="*">*</text:note-citation><text:note-body><text:p text:style-name="Footnote"><text:span text:style-name="T8">Хоткей</text:span> <text:span text:style-name="T2">(от англ. hot key)</text:span><text:span text:style-name="T5"> </text:span><text:span text:style-name="T2">— горячая клавиша</text:span><text:span text:style-name="T5">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6" text:note-class="footnote"><text:note-citation text:label="**">**</text:note-citation><text:note-body><text:p text:style-name="Footnote"><text:span text:style-name="T8">Девайс</text:span> <text:span text:style-name="T2">(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4"><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4">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4">«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4">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я ждала его одобрения. Я боялась упреков, совершенно позабыв о значимости собственного мнения.</text:p>
      <text:p text:style-name="P14"><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4">Таким образом он обеспечил себе мою зависимость от его мнения, и, как следствие, подготовил почву для новых манипуляций.</text:p>
      <text:p text:style-name="P14">Как обычно бывает в любых отношениях — вот говорит тебе человек, что ты что-то делаешь не так, а ты отвечаешь: «Спасибо!» Ты знаешь, что он желает тебе только добра, хочет сделать как лучше. Ты доверяешь ему потому, что это близкий тебе человек, который любит тебя...</text:p>
      <text:p text:style-name="P14">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4">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людей, «которые сочли себя его близкими».</text:p>
      <text:p text:style-name="P14">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8"><text:soft-page-break/>* * *</text:p>
      <text:p text:style-name="P14">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4">Вот и я <text:span text:style-name="T2">была</text:span> такой же, как и всегда, <text:span text:style-name="T2">носила</text:span> то же, что и всегда, но постепенно б<text:span text:style-name="T2">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35368903" text:continue-list="list35367694" text:style-name="диалог">
        <text:list-item>
          <text:p text:style-name="P91">О боже! Что это?!</text:p>
        </text:list-item>
      </text:list>
      <text:p text:style-name="P14">Это моментально влекло за собой чувство неуверенности. Естественно, я уже сама хотела как можно быстрее переодеться, но это уже не отменяло ощущения неуверенности. Переодевшись, я уже сама шла и «показывалась» ему. Ожидая одобрения, я получала что-то вроде:</text:p>
      <text:list xml:id="list35349761" text:continue-numbering="true" text:style-name="диалог">
        <text:list-item>
          <text:p text:style-name="P91">Уже лучше.</text:p>
        </text:list-item>
        <text:list-item>
          <text:p text:style-name="P91">Ну это уже куда не шло!..</text:p>
        </text:list-item>
      </text:list>
      <text:p text:style-name="P14">Или:</text:p>
      <text:list xml:id="list35342008" text:continue-numbering="true" text:style-name="диалог">
        <text:list-item>
          <text:p text:style-name="P91">Нормально.</text:p>
        </text:list-item>
      </text:list>
      <text:p text:style-name="P14">Соответственно, я чувствовала себя неуютно на протяжении всего вечера и не могла в полной мере расслабиться.</text:p>
      <text:p text:style-name="P14"><text:soft-page-break/>Помните, я выше писала про «Эксперимент пошаговых действий»? Вот он во всей своей красе и неоспоримости! И продолжение следует.</text:p>
      <text:p text:style-name="P14">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2">уже</text:span> находится в психологической зависимости.</text:p>
      <text:p text:style-name="P48">* * *</text:p>
      <text:p text:style-name="P14">Одновременно с попытками изменить манеру моего поведения, мой стиль и мои мысли, в ход пошел круг друзей. Моих друзей.</text:p>
      <text:p text:style-name="P14">Постепенно он стал намекать, что мои друзья неинтересные и с ними не о чем поговорить. Начали проскакивать вопросы типа:</text:p>
      <text:list xml:id="list35340240" text:continue-numbering="true" text:style-name="диалог">
        <text:list-item>
          <text:p text:style-name="P91">Почему ты с ними общаешься?</text:p>
        </text:list-item>
      </text:list>
      <text:p text:style-name="P14">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4">Планируя выходные, оказывалось, что сегодня мы идем в гости к его друзьям, а завтра его друзья придут к нам, так что: «С твоими друзьями встретимся в другой раз...»</text:p>
      <text:p text:style-name="P28"><text:soft-page-break/><text:span text:style-name="T25">Следующим этапом, как вы поняли, является </text:span><text:span text:style-name="_30__20_Text"><text:span text:style-name="T32">изоляция жертвы от ее привычного окружения</text:span></text:span><text:span text:style-name="T32">.</text:span><text:span text:style-name="T25">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4">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4">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35345024" text:continue-numbering="true" text:style-name="диалог">
        <text:list-item>
          <text:p text:style-name="P91">Либо тех, либо тех!</text:p>
        </text:list-item>
        <text:list-item>
          <text:p text:style-name="P91">Но я хочу видеть всех в этот день! Это мой день. Это мои друзья...</text:p>
        </text:list-item>
        <text:list-item>
          <text:p text:style-name="P91">Это плохая идея. Как ты себе это представляешь: твоих и моих друзей вместе? Тебе надо выбрать!</text:p>
        </text:list-item>
      </text:list>
      <text:p text:style-name="P14">Хочу отметить, что речь не шла о том, чтобы пригласить моих друзей.</text:p>
      <text:p text:style-name="P14"/>
      <text:p text:style-name="P64">«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4">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6">В. Адамчик, «Манипулятор. Секреты успешной манипуляции человеком»</text:p>
      <text:p text:style-name="P46"/>
      <text:p text:style-name="P14">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4">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8"><text:soft-page-break/>* * *</text:p>
      <text:p text:style-name="P14">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8"><text:span text:style-name="_30__20_Text"><text:span text:style-name="T25">Если</text:span></text:span><text:span text:style-name="T25"> я приглашу всех, </text:span><text:span text:style-name="_30__20_Text"><text:span text:style-name="T25">то</text:span></text:span><text:span text:style-name="T25">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4">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4">Забота: «Я хочу, чтобы всем было хорошо».</text:p>
      <text:p text:style-name="P14">Осуждение: «Ты хочешь сделать всем плохо».</text:p>
      <text:p text:style-name="P14">Запрет: «Не приглашай своих друзей».</text:p>
      <text:p text:style-name="P14">Эта тактика свидетельствует о том, что партнер не преследует благих целей,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4">Подтекстом также может являться мимика, жесты, поза или интонация.</text:p>
      <text:p text:style-name="P14"><text:soft-page-break/>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8">* * *</text:p>
      <text:p text:style-name="P14">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4">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4">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4">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единственный в году мой личный праздник, а потому, что он, наверняка, хотел меня поздравить.</text:p>
      <text:p text:style-name="P14"><text:soft-page-break/>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4">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4">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4">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4">Харриет Брейкер идентифицировала этот способ манипулирования, как «положительное подкрепление». К нему относится:</text:p>
      <text:list xml:id="list35346053" text:continue-list="list35367134" text:style-name="список_20_перечисление">
        <text:list-item>
          <text:p text:style-name="P92">похвала, поверхностное очарование, поверхностное сочувствие, чрезмерные извинения;</text:p>
        </text:list-item>
        <text:list-item>
          <text:p text:style-name="P92"><text:soft-page-break/>деньги, одобрение, подарки;</text:p>
        </text:list-item>
        <text:list-item>
          <text:p text:style-name="P92">внимание, выражения лица, такое как притворный смех или улыбка;</text:p>
        </text:list-item>
        <text:list-item>
          <text:p text:style-name="P92">общественное признание.</text:p>
        </text:list-item>
      </text:list>
      <text:p text:style-name="P14">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4">Несомненно, этот способ является самым быстрым для достижения желаемого результата.</text:p>
      <text:p text:style-name="P48">* * *</text:p>
      <text:p text:style-name="P14">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4">Но что он сделал потом? Он организовал поход на картинг, якобы в честь моего дня рождения. Он пригласил <text:span text:style-name="T2">своих</text:span> друзей. Моих в списке приглашенных, конечно же, не было.</text:p>
      <text:p text:style-name="P14">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4"><text:soft-page-break/>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дня рождения. Он был 10-м в списке. Вот такая привилегия от друзей любимого — подачка имениннице...</text:p>
      <text:p text:style-name="P14">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4">Стабильно, раз в месяц, моя некогда сильная личность лезла наружу. Как будто вырывалось изнутри все, с чем я не согласна и получался грандиозный скандал.</text:p>
      <text:h text:style-name="P78" text:outline-level="2"><text:s/><text:bookmark-start text:name="Glava_7__Z____Zabota"/>Глава 7. <text:line-break/>З — Забота<text:bookmark-end text:name="Glava_7__Z____Zabota"/></text:h>
      <text:p text:style-name="P47">В пустой душе и в сердце эгоиста</text:p>
      <text:p text:style-name="P47">Не может быть божественной любви.</text:p>
      <text:p text:style-name="P57">Автор неизвестен</text:p>
      <text:p text:style-name="P14"><office:annotation office:name="__Annotation__12066_1179527587"><dc:creator>&lt;анонимный&gt;</dc:creator><dc:date>2018-11-16T22:34:47.27</dc:date><text:p text:style-name="P140"><text:span text:style-name="T66">В больнице носил на руках а дома не кормил</text:span></text:p><text:p text:style-name="P140"><text:span text:style-name="T66"/></text:p></office:annotation>На момент<office:annotation-end office:name="__Annotation__12066_1179527587"/>,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4">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35337333" text:continue-list="list35345024" text:style-name="диалог">
        <text:list-item>
          <text:p text:style-name="P91">Что-то ты бледненькая, тебе плохо? — спросила она.</text:p>
        </text:list-item>
        <text:list-item>
          <text:p text:style-name="P91">Да, — ответила я, — иначе бы меня здесь не было.</text:p>
        </text:list-item>
      </text:list>
      <text:p text:style-name="P14">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4">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4">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4">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4">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4">Это был кошмар! Мой образ жизни из подвижного и насыщенного в раз превратился в сидение дома и «ничегонеделание». Потому, что нельзя. Через три недели я уже выла по волчьи от скуки и однообразия.</text:p>
      <text:p text:style-name="P14"><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4">В общем дело было дрянь. Я сидела дома, готовила, убирала и не приносила никакой материальной пользы, что безумно меня напрягало. Чтоб не сидеть без дела, я делала маникюр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4">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Парень мой был до поздна на работе. Я привыкла к большим коллективам и подвижности, а тут даже в магазин боюсь одна выйти...</text:p>
      <text:p text:style-name="P14">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4">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4">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4">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4">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4">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4">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4">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4">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это время он проведет с пользой. Для себя.</text:p>
      <text:p text:style-name="P14">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4">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4">* * *</text:p>
      <text:p text:style-name="P14">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2">Обязанности</text:span> были те же, и к ним прибавился еще и нормированный офисный график.</text:p>
      <text:p text:style-name="P14">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35340839" text:continue-numbering="true" text:style-name="диалог">
        <text:list-item>
          <text:p text:style-name="P91">Мне так было бы приятно, если бы ты сегодня приготовил ужин...</text:p>
        </text:list-item>
      </text:list>
      <text:p text:style-name="P14"><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4">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4">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4">* * *</text:p>
      <text:p text:style-name="P14">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4">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4">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4">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4">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4">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35336772" text:continue-numbering="true" text:style-name="диалог">
        <text:list-item>
          <text:p text:style-name="P91">Хорошо, что в то время он работал тоже удаленно и был всегда дома, — думала я!</text:p>
        </text:list-item>
      </text:list>
      <text:p text:style-name="P14">И вот лежу я в постели и страдаю. А мой парень, внимание — просто прекращает со мной разговаривать!</text:p>
      <text:p text:style-name="P14">Он не был злым, или обиженным. Он не был растерян или сильно занят. Он. Просто. Перестал. Со мной. Разговаривать.</text:p>
      <text:p text:style-name="P14">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4"><text:soft-page-break/>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4">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4">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4">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4">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8"><text:span text:style-name="T25">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5">ступок. Может он думал, что я симулирую металлическую пластину в кости, чтоб </text:span>поднапрячь<text:span text:style-name="T25"> его?..</text:span></text:p>
      <text:p text:style-name="P48">* * *</text:p>
      <text:p text:style-name="P14">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4">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4">Он знал. Конечно, он знал, на то он и манипулятор, что я буду верна ему. Что я<text:span text:style-name="T57">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4">Не могу до сих пор в полной мере понять, что <text:span text:style-name="T5">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4">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text:soft-page-break/>того напрягала его своим присутствием. Просить помощи было вообще неприемлемо, тем более, что мне явно дали понять — не дождешься.</text:p>
      <text:p text:style-name="P14">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2">пользы</text:span>, только проблемы.</text:p>
      <text:p text:style-name="Subtitle">* * *</text:p>
      <text:p text:style-name="P14">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4">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4">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4"><text:soft-page-break/>Я забыла, что я не сверх-человек. И гнобила себя за то, что им не являюсь.</text:p>
      <text:p text:style-name="P14">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4">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8"><text:span text:style-name="T25">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5">только себе</text:span></text:span><text:span text:style-name="T25"> и доедал последнее, что было в холодильнике.</text:span></text:p>
      <text:p text:style-name="P14">Чувство ущербности, которое переполняло меня, настолько обострилось, что я просто начала себя ненавидеть. Сейчас я была беспомощнее некуда.</text:p>
      <text:p text:style-name="P14">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4">На деле же это пустая бесстрастная оболочка, не знающая, что такое настоящее живое чувство или эмоция. Ведь <text:soft-page-break/>равнодушие и страсть — два совершенно несовместимых понятия.</text:p>
      <text:p text:style-name="P14">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4">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2">это</text:span> лишь инструмент для обеспечения собственного эмоционального и бытового комфорта, не более.</text:p>
      <text:p text:style-name="P14">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4">* * *</text:p>
      <text:p text:style-name="P14">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2">почему</text:span><text:span text:style-name="T5">.</text:span></text:p>
      <text:p text:style-name="P14">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text:soft-page-break/>меня не было. В то время еще нет. Это потом уже я поседею, похудею до 44 кг. и буду похожа на тень.</text:p>
      <text:p text:style-name="P14">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4">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4"/>
      <text:p text:style-name="P64">«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6">Личко А.Е., «Синдром неустойчивого поведения»</text:p>
      <text:p text:style-name="P46"/>
      <text:p text:style-name="P14">Итак, я с рюкзачком каждый вечер ковыляла до магазина, брала себе каких-то сосисок, потому что голодная, пива, чтоб уснуть, и сигарет.</text:p>
      <text:p text:style-name="P14">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35366740" text:continue-numbering="true" text:style-name="диалог">
        <text:list-item>
          <text:p text:style-name="P91"><text:soft-page-break/>Хм... Как бы так сделать, чтоб ей стало еще хуже?..</text:p>
        </text:list-item>
      </text:list>
      <text:p text:style-name="P14">Если бы так было, то тогда, по всем правилам, он был бы за это ответственен, правильно? А так <text:span text:style-name="T2">я сама</text:span><text:span text:style-name="T5"> делала себе хуже — сама ходила за едой. Тот факт, что он обо мне не позаботился во внимание, как вы понимаете, не принима</text:span><text:span text:style-name="T5">ется. Он же ничего не сделал — ни хорошего, ни плохого! Ни-че-го!</text:span></text:p>
      <text:p text:style-name="P14">Он спокойно смотрел, как я одеваюсь и ковыляю в магазин, изображая полное безразличие. Хотя нет — безразличие ему изображать не приходится.</text:p>
      <text:p text:style-name="P14">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4">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4">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35358006" text:continue-numbering="true" text:style-name="диалог">
        <text:list-item>
          <text:p text:style-name="P91">Я еду! — сказала она и приехала.</text:p>
        </text:list-item>
      </text:list>
      <text:p text:style-name="P14"><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4">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4">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4">* * *</text:p>
      <text:p text:style-name="P14">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4">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4">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text:soft-page-break/>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4">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2">любое</text:span> объяснение его действиям!</text:p>
      <text:p text:style-name="P14">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4">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4">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4">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4"><text:soft-page-break/>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4">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4">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4">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4">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4">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4"><text:soft-page-break/>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35343582" text:continue-numbering="true" text:style-name="диалог">
        <text:list-item>
          <text:p text:style-name="P91">Где ты? Вернись! Почему ты ушла? Что случилось???</text:p>
        </text:list-item>
      </text:list>
      <text:p text:style-name="P14">Заботливый хозяин кинул очередную кость, и я вернулась. Дура.</text:p>
      <text:p text:style-name="P14">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2">сказал</text:span>, что любит меня.</text:p>
      <text:list xml:id="list35342511" text:continue-numbering="true" text:style-name="диалог">
        <text:list-item>
          <text:p text:style-name="P91">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4">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8"><text:span text:style-name="T25">Тогда я подумала, что признание для него — серьезный шаг, а не легкомысленное решение, но </text:span><text:span text:style-name="T25">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4"><text:soft-page-break/>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8">* * *</text:p>
      <text:p text:style-name="P14">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4">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8"><text:span text:style-name="T25">Это была моя ошибка, пожалуй, самая горькая для меня, ведь в то время, как я </text:span><text:span text:style-name="T32">и</text:span><text:span text:style-name="_30__20_Text"><text:span text:style-name="T32">скала в себе причины</text:span></text:span><text:span text:style-name="T32"> наших разногласий, </text:span><text:span text:style-name="_30__20_Text"><text:span text:style-name="T32">он продолжал паразитировать</text:span></text:span><text:span text:style-name="T32"> на</text:span><text:span text:style-name="T25"> моей к нему привязанности. Я строила отношения, в то время, как он ими просто пользовался.</text:span></text:p>
      <text:h text:style-name="P78" text:outline-level="2"><text:s/><text:bookmark-start text:name="Glava_8__Sama__kotik"/>Глава 8. <text:line-break/>Сама, котик<text:bookmark-end text:name="Glava_8__Sama__kotik"/></text:h>
      <text:p text:style-name="P14">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4">Уже тогда я <text:span text:style-name="T2">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4">Игнорирование или пассивная агрессия в психологической трактовке означает психологическую <text:span text:style-name="T2">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4">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4">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4">«Я желаю тебе добра».</text:p>
      <text:p text:style-name="P14">«Для тебя так будет лучше».</text:p>
      <text:p text:style-name="P14">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48">* * *</text:p>
      <text:p text:style-name="P14">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35338459" text:continue-numbering="true" text:style-name="диалог">
        <text:list-item>
          <text:p text:style-name="P91">Я вчера ходил в кино.</text:p>
        </text:list-item>
      </text:list>
      <text:p text:style-name="P14">Мы едем в за город отдыхать, он скажет:</text:p>
      <text:list xml:id="list35350964" text:continue-numbering="true" text:style-name="диалог">
        <text:list-item>
          <text:p text:style-name="P91">Я еду...</text:p>
        </text:list-item>
      </text:list>
      <text:p text:style-name="P28"><text:soft-page-break/><text:span text:style-name="T25">Он скажет, что в гостях был — он, хотя мы были <text:s/>вместе. Меня в этих обсуждениях на тему «Как прошли мои выходные» не было, разговаривай он </text:span><text:span text:style-name="T25">с мамой, боссом или друзьями. Был </text:span><text:span text:style-name="_30__20_Text"><text:span text:style-name="T25">он</text:span></text:span><text:span text:style-name="T25"> и он красноречиво об этом расскажет, не упоминая обо мне.</text:span></text:p>
      <text:p text:style-name="P14">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8"><text:span text:style-name="T25">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5">нас</text:span></text:span><text:span text:style-name="T25">, где я стояла на втором месте, а не в одной иерархии с ним. Я — халявное дополнение.</text:span></text:p>
      <text:p text:style-name="P28"><text:span text:style-name="T25">Еще раз повторю это противное </text:span><text:span text:style-name="T32">«</text:span><text:span text:style-name="_30__20_Text"><text:span text:style-name="T32">я до сих пор не понимаю</text:span></text:span><text:span text:style-name="T32">»</text:span><text:span text:style-name="T25">,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5">и за мытьем посуды его никто никогда не видел... Он был в «шоколаде»!</text:span></text:p>
      <text:p text:style-name="P14">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35360405" text:continue-numbering="true" text:style-name="диалог">
        <text:list-item>
          <text:p text:style-name="P91"><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4">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4">И через минуту обнять меня и сказать:</text:p>
      <text:list xml:id="list35358570" text:continue-numbering="true" text:style-name="диалог">
        <text:list-item>
          <text:p text:style-name="P91">Котик, ты у меня такая охуенная!</text:p>
        </text:list-item>
      </text:list>
      <text:p text:style-name="P14">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4">* * *</text:p>
      <text:p text:style-name="P14">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4">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4">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4">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4">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4">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4">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4">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35356016" text:continue-numbering="true" text:style-name="диалог">
        <text:list-item>
          <text:p text:style-name="P91">Ого, ты что, предложение делаешь?!</text:p>
        </text:list-item>
      </text:list>
      <text:p text:style-name="P14"><text:soft-page-break/>Милый засмеялся и ответил:</text:p>
      <text:list xml:id="list35353858" text:continue-numbering="true" text:style-name="диалог">
        <text:list-item>
          <text:p text:style-name="P112"><text:span text:style-name="_30__20_Text"><text:span text:style-name="T25">Конечно</text:span></text:span><text:span text:style-name="T25"> нет! Мы тут запутались...</text:span></text:p>
        </text:list-item>
      </text:list>
      <text:p text:style-name="P14">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4">* * *</text:p>
      <text:p text:style-name="P14">Часто его просьбы были провокацией и сопровождались:</text:p>
      <text:list xml:id="list35344345" text:continue-numbering="true" text:style-name="диалог">
        <text:list-item>
          <text:p text:style-name="P91">Слабо? Ты сможешь!</text:p>
        </text:list-item>
      </text:list>
      <text:p text:style-name="P28"><text:span text:style-name="T25">Откажись я, это означало бы, что я открыто призн</text:span><text:span text:style-name="_30__20_Text"><text:span text:style-name="T25">а</text:span></text:span><text:span text:style-name="T25">юсь, что не смогу, хотя смогла бы, но просто не хочу. Ну и, конечно — разочарование на его лице.</text:span></text:p>
      <text:p text:style-name="P14">К тому времени, как он прокачал на мне все уже известные приемы, этот было одним из худших его наказаний. Он мог даже ничего не говорить, но его <text:span text:style-name="T2">Лицо</text:span> было слишком красноречивым, чтобы согласиться с тем, что я себе накручиваю.</text:p>
      <text:p text:style-name="P14">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4"><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4">Кстати, родители, хотите покалечить ребенку психику — говорите ему почаще: «Я думал, ты справишься...»</text:p>
      <text:p text:style-name="P14">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9"> </text:span></text:p>
      <text:p text:style-name="P14">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4">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4">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8"><text:span text:style-name="T25">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5">ты,</text:span></text:span><text:span text:style-name="T25"> на самом деле, хочешь.</text:span></text:p>
      <text:p text:style-name="P14">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4">Будьте готовы заплатить за такую «доброту» собой. Именно себя вы лишитесь, возможно, раз и навсегда, если не начнете действовать.</text:p>
      <text:p text:style-name="P14">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4">* * *</text:p>
      <text:p text:style-name="P14">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35344222" text:continue-numbering="true" text:style-name="диалог">
        <text:list-item>
          <text:p text:style-name="P91"><text:soft-page-break/>Давай сама, котик. Я не хочу/занят/мне ничего не нужно/там дождь/голова болит/меня всё устраивает...</text:p>
        </text:list-item>
      </text:list>
      <text:p text:style-name="P14">Или его коронное:</text:p>
      <text:list xml:id="list35349162" text:continue-numbering="true" text:style-name="диалог">
        <text:list-item>
          <text:p text:style-name="P91">Давай, но без меня...</text:p>
        </text:list-item>
      </text:list>
      <text:p text:style-name="P14">Не говоря уже о разных бытовых штуках, и плевать, мужская это работа по дому или женская. Это всегда «сама».</text:p>
      <text:p text:style-name="P14">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35351915" text:continue-numbering="true" text:style-name="диалог">
        <text:list-item>
          <text:p text:style-name="P91">Ты что, сама не доедешь? Я тебе такси вызову...</text:p>
        </text:list-item>
      </text:list>
      <text:p text:style-name="P14">Он был не на работе. Он вызвал мне машину и остался дома играть по сети с друзьями!</text:p>
      <text:p text:style-name="P14">А как дойти до такси?!</text:p>
      <text:p text:style-name="P14">Как выйти из такси?</text:p>
      <text:p text:style-name="P14">Дойти до входа в больницу?!</text:p>
      <text:p text:style-name="P14">Дойти до регистратуры?!</text:p>
      <text:p text:style-name="P14">Найти кабинет врача?!</text:p>
      <text:p text:style-name="P14">Дойти до рентген-кабинета?!</text:p>
      <text:p text:style-name="P14">Обратно к врачу?!</text:p>
      <text:p text:style-name="P14">До такси?!</text:p>
      <text:p text:style-name="P14">До квартиры?!</text:p>
      <text:p text:style-name="P14">Учитывая ступеньки, двери?!..</text:p>
      <text:p text:style-name="P14">Это же нога, а не рука! Но зачем об этом думать?!</text:p>
      <text:list xml:id="list35344553" text:continue-numbering="true" text:style-name="диалог">
        <text:list-item>
          <text:p text:style-name="P91"><text:soft-page-break/>Ты же у меня баба сильная, справишься сама...</text:p>
        </text:list-item>
      </text:list>
      <text:p text:style-name="P14">«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4">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4">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35350564" text:continue-numbering="true" text:style-name="диалог">
        <text:list-item>
          <text:p text:style-name="P91">Зачем ты вообще туда полезла!? Ты этим занималась, значит и виновата ты. Я же ничего не сделал!</text:p>
        </text:list-item>
      </text:list>
      <text:p text:style-name="P14">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8"><text:span text:style-name="T25">Этот прием манипулирования называется </text:span><text:span text:style-name="_30__20_Text"><text:span text:style-name="T25">виктимблейминг</text:span></text:span><text:span text:style-name="T25">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5">это </text:span></text:span><text:span text:style-name="_30__20_Text"><text:span text:style-name="T32">было</text:span></text:span><text:span text:style-name="_30__20_Text"><text:span text:style-name="T25"> моим решением</text:span></text:span><text:span text:style-name="_30__20_Text"><text:span text:style-name="T32">. Э</text:span></text:span><text:span text:style-name="T25">то давало ему право освободить себя от ответственности за меня и заботы обо мне, ведь я получила, как он считал, по заслугам.</text:span></text:p>
      <text:p text:style-name="P14"><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35339021" text:continue-numbering="true" text:style-name="диалог">
        <text:list-item>
          <text:p text:style-name="P91">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4">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4">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4">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4">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4">Потом с новым другом я долго смеялась, рассказывая, как тот уродливый шкаф рухнул мне на ногу!</text:p>
      <text:p text:style-name="P54"><text:soft-page-break/>* * *</text:p>
      <text:p text:style-name="P14">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4">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35364729" text:continue-numbering="true" text:style-name="диалог">
        <text:list-item>
          <text:p text:style-name="P91">Автобусом?! Лучше бы ты мне не говорила!..</text:p>
        </text:list-item>
      </text:list>
      <text:p text:style-name="P14">Я потратила 4 часа на поиски. Я дошла до восьмой страницы <text:span text:style-name="T50">Google'а</text:span>. Я сделала несколько десятков звонков — а он остался недоволен!</text:p>
      <text:p text:style-name="P28"><text:span text:style-name="T25">Из-за высокого роста, его ноги никуда не помещаются. Я не предусмотрела. Я виновата. Теперь он будет мучиться </text:span><text:span text:style-name="_30__20_Text"><text:span text:style-name="T25">из-за меня</text:span></text:span><text:span text:style-name="T25">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4">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4">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4"><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35364660" text:continue-numbering="true" text:style-name="диалог">
        <text:list-item>
          <text:p text:style-name="P91">Спасибо, котик, все было очень вкусно/круто/весело. Ты у меня супер!..</text:p>
        </text:list-item>
      </text:list>
      <text:p text:style-name="P14">В такие редкие моменты я светилась от счастья и все умилялись и твердили, какая мы замечательная пара!</text:p>
      <text:p text:style-name="P14"/>
      <text:p text:style-name="P64">«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6">Ирина Мельниченко, «Мудаки и игра на публику»</text:p>
      <text:p text:style-name="P46"/>
      <text:p text:style-name="P48">* * *</text:p>
      <text:p text:style-name="P14">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4"><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35359677" text:continue-numbering="true" text:style-name="диалог">
        <text:list-item>
          <text:p text:style-name="P91">Почему каждый раз после вечеринок мы с тобой опять ссоримся?! — злился он.</text:p>
        </text:list-item>
      </text:list>
      <text:p text:style-name="P14">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4">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35351271" text:continue-numbering="true" text:style-name="диалог">
        <text:list-item>
          <text:p text:style-name="P91">Сама, котик...</text:p>
        </text:list-item>
        <text:list-item>
          <text:p text:style-name="P91">Я интроверт и хочу побыть наедине с собой...</text:p>
        </text:list-item>
      </text:list>
      <text:p text:style-name="P14">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4">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4">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4">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4">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4">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35350350" text:continue-numbering="true" text:style-name="диалог">
        <text:list-item>
          <text:p text:style-name="P91">Да сколько можно меня эксплуатировать!?</text:p>
        </text:list-item>
      </text:list>
      <text:p text:style-name="P14">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4">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78" text:outline-level="2"><text:s/><text:bookmark-start text:name="Glava_9__My_tak_obshchaiemsia"/>Глава 9. <text:line-break/>Мы так общаемся<text:bookmark-end text:name="Glava_9__My_tak_obshchaiemsia"/></text:h>
      <text:p text:style-name="P47">Скажи мне, кто твой друг и я скажу кто ты.</text:p>
      <text:p text:style-name="P57">Еврипид</text:p>
      <text:p text:style-name="P14">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4">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4"/>
      <text:p text:style-name="P64">«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4"><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6">Я.А. Волкова, «Деструктивное общение: к определению понятия»</text:p>
      <text:p text:style-name="Цитата_20_-_20_автор"><text:span text:style-name="_31__20_Text"><text:span text:style-name="T25"/></text:span></text:p>
      <text:p text:style-name="P28"><text:span text:style-name="T25">Его </text:span><text:span text:style-name="_30__20_Text"><text:span text:style-name="T25">лучший друг</text:span></text:span><text:span text:style-name="T25">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4">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4">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4">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4">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4">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4">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4">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4"/>
      <text:p text:style-name="P64">«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4">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9"><text:s/></text:span></text:span></text:p>
      <text:p text:style-name="P14">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4">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4">Стоит ли привести пример такого «дружеского» общения? Пожалуй, да!</text:p>
      <text:p text:style-name="P14">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35343330" text:continue-numbering="true" text:style-name="диалог">
        <text:list-item>
          <text:p text:style-name="P91">Тю! Ты серьезно?! Посмотри на себя! Это был вопрос времени! Она слишком хороша для тебя! Хватит нюни распускать!..</text:p>
        </text:list-item>
      </text:list>
      <text:p text:style-name="P54">* * *</text:p>
      <text:p text:style-name="P14">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4">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4">Однажды мы компанией праздновали Новый год. Сидим ночью, все уже порядком выпившие, и тут его Странный друг говорит:</text:p>
      <text:list xml:id="list35347078" text:continue-numbering="true" text:style-name="диалог">
        <text:list-item>
          <text:p text:style-name="P112"><text:span text:style-name="T25">Если на земле не останется ни одной </text:span><text:span text:style-name="_30__20_Text"><text:span text:style-name="T25">бабы</text:span></text:span><text:span text:style-name="T25">, </text:span><text:span text:style-name="T30">иметь</text:span><text:span text:style-name="T25"> первым мы будем тебя.</text:span></text:p>
        </text:list-item>
      </text:list>
      <text:p text:style-name="P14">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4">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35347579" text:continue-numbering="true" text:style-name="диалог">
        <text:list-item>
          <text:p text:style-name="P112"><text:span text:style-name="T25">Ну он же у нас самый красивый, вот его и пустим первым по кругу...</text:span><text:span text:style-name="Default_20_Paragraph_20_Font"><text:span text:style-name="T29"> </text:span></text:span></text:p>
        </text:list-item>
      </text:list>
      <text:p text:style-name="P14">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4"/>
      <text:p text:style-name="P64">«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4">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6">Я. А. Волкова, «Деструктивное общение в когнитивно-дискурсивном аспекте»</text:p>
      <text:p text:style-name="P46"/>
      <text:p text:style-name="P14"><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35349564" text:continue-numbering="true" text:style-name="диалог">
        <text:list-item>
          <text:p text:style-name="P91">Неужели тебе нравятся такое общение!?</text:p>
        </text:list-item>
      </text:list>
      <text:p text:style-name="P28">Ответ всегда был один:</text:p>
      <text:list xml:id="list35364502" text:continue-numbering="true" text:style-name="диалог">
        <text:list-item>
          <text:p text:style-name="P91">Ты слишком остро реагируешь. Мы так общаемся...</text:p>
        </text:list-item>
      </text:list>
      <text:p text:style-name="P14">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4">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4">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4">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4">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4">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54">* * *</text:p>
      <text:p text:style-name="P14">Вернемся к делу. Основных тем у них было несколько:</text:p>
      <text:list xml:id="list35343205" text:continue-list="list35346053" text:style-name="список_20_перечисление">
        <text:list-item>
          <text:p text:style-name="P92">женские жопы;</text:p>
        </text:list-item>
        <text:list-item>
          <text:p text:style-name="P92">как изменить девушке/жене и сделать так, чтоб об этом никто не узнал;</text:p>
        </text:list-item>
        <text:list-item>
          <text:p text:style-name="P92">печальная история о том, как одна их общая подруга «дала» им всем, кроме одного, чем жестоко задела самолюбие оного;</text:p>
        </text:list-item>
        <text:list-item>
          <text:p text:style-name="P92">размер мужского достоинства;</text:p>
        </text:list-item>
        <text:list-item>
          <text:p text:style-name="P92"><text:soft-page-break/>HOTS<text:note text:id="ftn7" text:note-class="footnote"><text:note-citation text:label="*">*</text:note-citation><text:note-body><text:p text:style-name="Footnote"><text:span text:style-name="T50">HOTS (Heroes of the Storm) – </text:span><text:span text:style-name="T14">компьютерная игра, разработанная </text:span><text:span text:style-name="T50">Blizzard Entertainment.</text:span></text:p></text:note-body></text:note>;</text:p>
        </text:list-item>
        <text:list-item>
          <text:p text:style-name="P92">ну и, конечно, обсуждение отсутствующих за их спиной не в лучшей форме.</text:p>
        </text:list-item>
      </text:list>
      <text:p text:style-name="P14">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4"/>
      <text:p text:style-name="P64">«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9"/></text:span></text:p>
      <text:p text:style-name="P14">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4">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4">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4">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4">—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4">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4">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4">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4">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4">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4">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54">* * *</text:p>
      <text:p text:style-name="P28"><text:span text:style-name="T25">Так вот, все это о </text:span><text:span text:style-name="_30__20_Text"><text:span text:style-name="T25">его</text:span></text:span><text:span text:style-name="T25"> окружении, именно о </text:span><text:span text:style-name="_30__20_Text"><text:span text:style-name="T25">его</text:span></text:span><text:span text:style-name="T25"> друзьях. Но есть еще другое окружение — </text:span><text:span text:style-name="T30">наше</text:span><text:span text:style-name="T25">. Это те ребята, которых мы повстречали уже будучи в паре. То есть, </text:span><text:span text:style-name="T30">наши общие</text:span><text:span text:style-name="T25"> друзья. Их он обрабатывал по-другому — немного аккуратней. Если </text:span><text:span text:style-name="_30__20_Text"><text:span text:style-name="T25">своим</text:span></text:span><text:span text:style-name="T25"> друзьям он говорил про меня:</text:span></text:p>
      <text:list xml:id="list35356506" text:continue-list="list35364502" text:style-name="диалог">
        <text:list-item>
          <text:p text:style-name="P91">Она неадекватная...</text:p>
        </text:list-item>
      </text:list>
      <text:p text:style-name="P28"><text:span text:style-name="T25">И дальше по тексту, то </text:span><text:span text:style-name="_30__20_Text"><text:span text:style-name="T25">нашим</text:span></text:span><text:span text:style-name="T25"> друзьям говорилось все в другой форме:</text:span></text:p>
      <text:list xml:id="list35359375" text:continue-numbering="true" text:style-name="диалог">
        <text:list-item>
          <text:p text:style-name="P91">Я ее люблю, <text:span text:style-name="T2">но</text:span>...</text:p>
        </text:list-item>
      </text:list>
      <text:p text:style-name="P14"><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4">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8"><text:span text:style-name="T25">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5">опять</text:span></text:span><text:span text:style-name="T25"> что-то делает не так», то есть — постоянно что-то делает не так.</text:span></text:p>
      <text:p text:style-name="P14">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4">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4"><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4">«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4">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4">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4">* * *</text:p>
      <text:p text:style-name="P14">Не могу не вставить пару слов о его семье... Точнее — 4 слова:</text:p>
      <text:list xml:id="list8904214556503294868" text:style-name="List_20_1">
        <text:list-item>
          <text:p text:style-name="P93">Все</text:p>
        </text:list-item>
        <text:list-item>
          <text:p text:style-name="P93">Друг</text:p>
        </text:list-item>
        <text:list-item>
          <text:p text:style-name="P93">Друга</text:p>
        </text:list-item>
        <text:list-item>
          <text:p text:style-name="P93">Ненавидят</text:p>
        </text:list-item>
      </text:list>
      <text:p text:style-name="P14"><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4">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4">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4">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4">Вся ситуация с его родными поменялась прямо пропорционально при последующем общении.</text:p>
      <text:p text:style-name="P14"><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4">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4">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4">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4">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4"><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4">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4">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4">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35369265" text:continue-list="list35359375" text:style-name="диалог">
        <text:list-item>
          <text:p text:style-name="P91">Да перестань! Они же простые ребята — даже внимание не обратят...</text:p>
        </text:list-item>
      </text:list>
      <text:p text:style-name="P14">Ну ок. И я заплела косу.</text:p>
      <text:p text:style-name="P14">Потом он мне расскажет, за что и как сильно меня ненавидят его родители, ведь я имела <text:span text:style-name="T2">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4">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4">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4">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4">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4">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35351623" text:continue-numbering="true" text:style-name="диалог">
        <text:list-item>
          <text:p text:style-name="P94">Мам, я сделал свой выбор, и не собираюсь менять это решение. Она нормальная! Ну что ты начинаешь?!</text:p>
        </text:list-item>
      </text:list>
      <text:p text:style-name="P4"><text:soft-page-break/>И обязательно при мне. Я даже боюсь представить, что там были за разговоры, когда я не слышала!</text:p>
      <text:p text:style-name="P4">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4">Цель номер два: продемонстрировать мне же их неприязнь ко мне, чтоб я понимала насколько сильно они меня не любят.</text:p>
      <text:p text:style-name="P4">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78" text:outline-level="2"><text:s/><text:bookmark-start text:name="Glava_10__Eto_nie_ia"/>Глава 10. <text:line-break/>Это не я<text:bookmark-end text:name="Glava_10__Eto_nie_ia"/></text:h>
      <text:p text:style-name="P47">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7">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5"><text:s/></text:span></text:span><text:span text:style-name="T25">Хайек Ф.</text:span></text:p>
      <text:p text:style-name="P4">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4">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58">замеченные мной,</text:span> признаки инфантильности.</text:p>
      <text:p text:style-name="P4">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4">Второй этап — это тот период, когда я уже стала работать, как и он, <text:span text:style-name="T58">по </text:span>нормированн<text:span text:style-name="T58">ому</text:span> будничн<text:span text:style-name="T58">ому</text:span> график<text:span text:style-name="T58">у</text:span>. Но при этом он сидел и шпилил, придя с работы, в то время как я, уставшая после рабочего дня, стояла у плиты. Это было нормой.</text:p>
      <text:p text:style-name="P4">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58">в</text:span> один из которых, под видом помощи мне, пока я вытирала пыль, мыла посуду и полы, он сломал штатив.</text:p>
      <text:p text:style-name="P4">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4">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35346198" text:continue-numbering="true" text:style-name="диалог">
        <text:list-item>
          <text:p text:style-name="P94">Это не я.</text:p>
        </text:list-item>
      </text:list>
      <text:p text:style-name="P4">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58"> </text:span>нет никаких оснований озвучивать подобного рода просьбы! Он совершенно не отдавал себе отчет в том, что наводил беспорядок.</text:p>
      <text:p text:style-name="P4">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4">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5">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6">*</text:span><text:span text:style-name="T25">разболелся зуб</text:span><text:span text:style-name="T46">*</text:span><text:span text:style-name="T25">. Он мог </text:span><text:span text:style-name="_30__20_Text"><text:span text:style-name="T25">говорить</text:span></text:span><text:span text:style-name="T25"> сколько угодно, но когда приходило время </text:span><text:span text:style-name="_30__20_Text"><text:span text:style-name="T25">делать</text:span></text:span><text:span text:style-name="T25">, ему всегда что-то «мешало». Но чаще всего было:</text:span></text:p>
      <text:list xml:id="list35358637" text:continue-numbering="true" text:style-name="диалог">
        <text:list-item>
          <text:p text:style-name="P94"><text:soft-page-break/>Обещал? Я этого не помню, а если я не помню, значит этого не было.</text:p>
        </text:list-item>
      </text:list>
      <text:p text:style-name="P4">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58">была</text:span> его помощь, или мы что-то запланировали, и <text:span text:style-name="T14">мне приходилось его ждать</text:span>.</text:p>
      <text:p text:style-name="P4">Я не помню ни дня, чтоб он пришел домой вовремя, как и обещал. Всегда находились отговорки или он просто мог потерять счет времени.</text:p>
      <text:p text:style-name="P4">Когда дело касалось его работы, я просила его:</text:p>
      <text:p text:style-name="P4">— Не обещай, пока не будешь уверен.</text:p>
      <text:p text:style-name="P4">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58">для него </text:span>на втором месте.</text:p>
      <text:p text:style-name="P4">Каждый раз это было что-то «поважнее» данного мне обещания, и он не мог. При этом он никогда не просил прощени<text:span text:style-name="T58">я</text:span> за несдержанное слово.</text:p>
      <text:p text:style-name="P4">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58">я </text:span>боялась, что любая ссора с ним может стать последней. Меня выворачивало наизнанку от всех навязанных мне ощущений.</text:p>
      <text:p text:style-name="P4">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4">Стоит мне ошибиться — это станет поводом для бесконечных разборок, где меня смешают с грязью и растопч<text:span text:style-name="T58">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58">—</text:span> как он упрекал меня в надоедливости.</text:p>
      <text:p text:style-name="P4">Он никогда не виноват, а если вдруг его вина становится очевидной — это мелочь, которая не стоит внимания. Ему все сходило с рук.</text:p>
      <text:p text:style-name="P54">* * *</text:p>
      <text:p text:style-name="P4">Как-то я поехала в другой город. На похороны. Это был долгий путь и в целом очень тяжелая поездка. Меня не было две недели.</text:p>
      <text:p text:style-name="P4">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4">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35361623" text:continue-numbering="true" text:style-name="диалог">
        <text:list-item>
          <text:p text:style-name="P94">Когда ты уже вернешься? — хныкал он, подкрепляя интонацию жалобным взглядом.</text:p>
        </text:list-item>
      </text:list>
      <text:p text:style-name="P4"><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4">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4">* * *</text:p>
      <text:p text:style-name="P4">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4"><text:span text:style-name="T58">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58">и</text:span> пока он не понял, что это просто шутка его друзей.</text:p>
      <text:p text:style-name="P4">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4">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4">Как вы понимаете, биться головой о стену было бесполезно. И, как вы понимаете, шуткой это тоже не <text:s/>было.</text:p>
      <text:p text:style-name="P4">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35358412" text:continue-numbering="true" text:style-name="диалог">
        <text:list-item>
          <text:p text:style-name="P94">Это не я...</text:p>
        </text:list-item>
      </text:list>
      <text:p text:style-name="P4">Этот человек, если плюнет и попадет на себя — не вытрется. Мне приходилось просить его поменять нижнее белье, в котором он ходи<text:span text:style-name="T58">л</text:span> несколько дней, на что мне могли ответить:</text:p>
      <text:list xml:id="list35347737" text:continue-numbering="true" text:style-name="диалог">
        <text:list-item>
          <text:p text:style-name="P94">Мне не обязательно стирать трусы каждый день!</text:p>
        </text:list-item>
      </text:list>
      <text:p text:style-name="Text_20_body"><text:span text:style-name="T25">Мне приходилось просить его чистить уши, потому, что </text:span><text:span text:style-name="_30__20_Text"><text:span text:style-name="T25">мне было стыдно</text:span></text:span><text:span text:style-name="T25">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48">й</text:span><text:span text:style-name="T25">ти в гости, кинуть их куда-то и </text:span><text:span text:style-name="T30">это</text:span><text:span text:style-name="T25"> могли увидеть...</text:span></text:p>
      <text:p text:style-name="P4"><text:soft-page-break/>Я сидела со спиртом и ватной палочкой, подавляя рвотные позывы, и делала все, что могла, чтобы его вид был более или менее опрятным. <text:span text:style-name="T58">Любовь зла...</text:span></text:p>
      <text:p text:style-name="P4">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4">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58">у него</text:span> массу недовольств.</text:p>
      <text:p text:style-name="P4">Он спал, ходил на природу, ходил по дому и на работу в одной и той же одежде, за месяц занашивая до дыр новые вещи, и на предложение:</text:p>
      <text:list xml:id="list35368032" text:continue-numbering="true" text:style-name="диалог">
        <text:list-item>
          <text:p text:style-name="P94">Пойдем купим тебе что-нибудь новое.</text:p>
        </text:list-item>
      </text:list>
      <text:p text:style-name="P4">Он отвечал:</text:p>
      <text:list xml:id="list35347314" text:continue-numbering="true" text:style-name="диалог">
        <text:list-item>
          <text:p text:style-name="P94">У меня все есть, мне ничего не надо.</text:p>
        </text:list-item>
      </text:list>
      <text:p text:style-name="P4">И ходил мятый и грязный, как бомж, а я просто не <text:span text:style-name="T58">имела возможности на него повлиять</text:span>.</text:p>
      <text:p text:style-name="P4">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5">Это было еще одно чувство вины. Но в отличии от всех остальных, навязанных мне, это был стыд. </text:span><text:span text:style-name="_30__20_Text"><text:span text:style-name="T25">Мне было стыдно</text:span></text:span><text:span text:style-name="T25"> от того, что я не справляюсь как его девушка, и мой мужчина не выглаженный и не накрахмаленный, как я бы этого хотела.</text:span></text:p>
      <text:p text:style-name="P4">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2">моей проблемой,</text:span> его-то все устраивало. Он стыда за свой внешний вид не испытывал.</text:p>
      <text:p text:style-name="P48">* * *</text:p>
      <text:p text:style-name="Text_20_body"><text:span text:style-name="T25">А вы знали, что </text:span><text:span text:style-name="_30__20_Text"><text:span text:style-name="T25">неряшливость является одним из симптомов психического отклонения</text:span></text:span><text:span text:style-name="T25">?</text:span></text:p>
      <text:p text:style-name="P4">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4">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35355965" text:continue-numbering="true" text:style-name="диалог">
        <text:list-item>
          <text:p text:style-name="P94">Котик, поставь, пожалуйста, кружку в раковину, можешь не мыть...</text:p>
        </text:list-item>
      </text:list>
      <text:p text:style-name="P4"><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4">Вот так все просто. Это способ манипуляцией чувством вины. Он строил из себя «жертву» после малейшего замечания, озвучивая это простой фразой:</text:p>
      <text:list xml:id="list35338704" text:continue-numbering="true" text:style-name="диалог">
        <text:list-item>
          <text:p text:style-name="P94">Я не буду тебе ничего доказывать.</text:p>
        </text:list-item>
      </text:list>
      <text:p text:style-name="P4">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35344752" text:continue-numbering="true" text:style-name="диалог">
        <text:list-item>
          <text:p text:style-name="P94">Это не я...</text:p>
        </text:list-item>
        <text:list-item>
          <text:p text:style-name="P94">Если я этого не помню, значит этого не было.</text:p>
        </text:list-item>
        <text:list-item>
          <text:p text:style-name="P94">Я имею право хранить молчание.</text:p>
        </text:list-item>
        <text:list-item>
          <text:p text:style-name="P94">Я ничего не обещал.</text:p>
        </text:list-item>
      </text:list>
      <text:p text:style-name="P54">* * *</text:p>
      <text:p text:style-name="P4">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4"><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4">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4">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35342588" text:continue-numbering="true" text:style-name="диалог">
        <text:list-item>
          <text:p text:style-name="P94">Я ничего не помню. А, если я ничего не помню — значит этого не было. — улыбаясь, повторял он.</text:p>
        </text:list-item>
      </text:list>
      <text:p text:style-name="P4">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4">* * *</text:p>
      <text:p text:style-name="Text_20_body"><text:span text:style-name="T25">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5">триггера</text:span></text:span><text:span text:style-name="T25">.</text:span></text:p>
      <text:p text:style-name="P4">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4">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4">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4">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4">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4">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4"><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4">Он упрекал меня в том, что я кричу на него просто так, ведь <text:span text:style-name="T2">он не виноват</text:span> в том, что когда-то кто-то пытался меня изнасиловать! Он обижался на мою злость, ведь <text:span text:style-name="T2">не он же напугал меня</text:span> тогда! Он просто пошутил, а у меня просто нет чувство юмора...</text:p>
      <text:p text:style-name="P54">* * *</text:p>
      <text:p text:style-name="P4">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4">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4">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4">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4">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4">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4">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4">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4"/>
      <text:p text:style-name="P58">«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8">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8"><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58">В судьбу я не верю, я верю только в свои силы. Если ты считаешь, что сил больше нет — я не вправе тебе ничего навязывать.»</text:p>
      <text:p text:style-name="P58"/>
      <text:p text:style-name="P4">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4">Давайте я попробую раскрыть вам скрытый смысл этих фраз.</text:p>
      <text:p text:style-name="P5">«У нас все прекрасно»</text:p>
      <text:p text:style-name="P4">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35353544" text:continue-numbering="true" text:style-name="диалог">
        <text:list-item>
          <text:p text:style-name="P94">У тебя нос чешется... Да нет же! Чешется!</text:p>
        </text:list-item>
      </text:list>
      <text:p text:style-name="P4"><text:span text:style-name="T10">Цель</text:span>: С самого начала сбить с толку ложным утверждением, которое совершенно противоречит сложившейся ситуации. Внушение, что все хорошо.</text:p>
      <text:p text:style-name="P5">«У нас отлично получается»</text:p>
      <text:p text:style-name="P7">Что получается? Жить? Строить семью? Делать друг-друга счастливыми? Заботиться друг о друге? Точно нет.</text:p>
      <text:p text:style-name="P7"><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4"><text:span text:style-name="T10">Цель</text:span>: внушить утверждение, что ошибок не было. Все идет по плану, как и должно быть, пусть даже это и не всем нравится.</text:p>
      <text:p text:style-name="P5">«Нас любят. В нас верят»</text:p>
      <text:p text:style-name="Text_20_body"><text:span text:style-name="T25">На первый взгляд ничего странного. Мы кому-то нравимся — это же хорошо. Но, на самом деле, это — </text:span><text:span text:style-name="_30__20_Text"><text:span text:style-name="T25">триангуляция</text:span></text:span><text:span text:style-name="T25"> — метод, в котором манипуляторы оперируют чужими, а порой даже выдуманными мнениями, приводя их, как аргументы, с которыми не поспоришь.</text:span></text:p>
      <text:p text:style-name="P4">Эта фраза тоже сбивает с толку тем, что нас действительно считают замечательной парой. Но, на самом деле, это <text:span text:style-name="T2">видимость</text:span> того, что мы замечательные. У нас много проблем о которых не знает никто, которые еще тогда не выносились на всеобщий суд.</text:p>
      <text:p text:style-name="P4">Но его устраивало не то, что мы хорошая пара, ведь это не так, а то, что мы <text:span text:style-name="T2">создаем видимость</text:span> хорошей пары.</text:p>
      <text:p text:style-name="P4">В этом утверждении он объединил нас в одно целое. Ты и я — мы пара, и нас — любят. То есть — и я хороший, и ты.</text:p>
      <text:p text:style-name="P4"><text:span text:style-name="T10">Цель</text:span>: утвердиться в позиции — я такой же хороший, как и ты, что отрицает — я плохой, я тебя обидел.</text:p>
      <text:p text:style-name="P5">«Верю в тебя. Ты большая умница и нужно быть слепым, чтоб не заметить это»</text:p>
      <text:p text:style-name="P4">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4">Он никогда не хвалил меня просто так — всегда тогда, когда ему что-то было нужно.</text:p>
      <text:p text:style-name="Text_20_body"><text:span text:style-name="T25">Этот метод называется </text:span><text:span text:style-name="_30__20_Text"><text:span text:style-name="T25">манипуляцией тщеславием (положительное подкрепление)</text:span></text:span><text:span text:style-name="T25">.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4"><text:span text:style-name="T10">Цель</text:span>: ввести в заблуждение похвалой, что ослабляет жертву в ее позиции сопротивления.</text:p>
      <text:p text:style-name="P5">«Никто не говорил, что будет легко»</text:p>
      <text:p text:style-name="P4">И снова триангуляция, но уже более обобщающая: «Тебе никто не обещал, что все будет гладко. Будет сложно. Смирись с этим. Терпи.»</text:p>
      <text:p text:style-name="P4"><text:span text:style-name="T10">Цель</text:span>: внушить жертве, что сложности, которыми он ее изматывает — нормальны, оперируя тем, что, якобы, все так живут.</text:p>
      <text:p text:style-name="P5">«Я не согласен рушить все из-за какой-то фигни. Это несправедливо»</text:p>
      <text:p text:style-name="P4">Еще пару часов назад он сказал мне собирать вещи, а теперь он <text:span text:style-name="T2">уже несогласен</text:span> с этим...</text:p>
      <text:p text:style-name="P4">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5">В добавок ко всему, это </text:span><text:span text:style-name="_30__20_Text"><text:span text:style-name="T25">манипуляция чувством вины</text:span></text:span><text:span text:style-name="T25"> — он надевает маску «жертвы», обвиняя меня в несправедливости уже моих действий. Он-то от своих уже отрекся...</text:span></text:p>
      <text:p text:style-name="P4"><text:span text:style-name="T10">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5">«Я не верну назад всех гадостей, которые тебе пришлось услышать»</text:p>
      <text:p text:style-name="P4">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4">Но при этом он как бы сожалеет и жалеет жертву за услышанное: «Тебе пришлось».</text:p>
      <text:p text:style-name="P4"><text:span text:style-name="T10">Цель</text:span>: сбить с толку жалостью к жертве, не сожалея о сказанном.</text:p>
      <text:p text:style-name="P5">«Все мои попытки отстраниться, уйти, сбежать это страх и бессилие»</text:p>
      <text:p text:style-name="Text_20_body"><text:span text:style-name="_30__20_Text"><text:span text:style-name="T25">Манипуляция жалостью</text:span></text:span><text:span text:style-name="T25"> — посмотри, как мне страшно!</text:span></text:p>
      <text:p text:style-name="P4"><text:span text:style-name="T10">Цель</text:span>: вызвать жалость, сострадание и понимание, что притупляет желание жертвы дать отпор и стоять на своем.</text:p>
      <text:p text:style-name="P5">«Да, это все описывается простой фразой — "я люблю тебя"»</text:p>
      <text:p text:style-name="P4">Контрольный выстрел в голову — признание в любви. Якобы — ведь это не обращение, если вы заметили.</text:p>
      <text:p text:style-name="P4"><text:soft-page-break/><text:span text:style-name="T5">Фраза </text:span>«я тебя люблю» взята в кавычки, как цитата неизвестного автора и, на самом деле, она ничего не «описывает».</text:p>
      <text:p text:style-name="P4">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4">Любовью нельзя оправдывать низкие поступки!</text:p>
      <text:p text:style-name="P4"><text:span text:style-name="T10">Цель</text:span>: ввести в заблуждение завуалированным признанием, дабы ослабить попытки жертвы к сопротивлению.</text:p>
      <text:p text:style-name="P5">«Любящий человек способен делать глупости»</text:p>
      <text:p text:style-name="P4">Не он — любящий. Речь идет о каком-то незнакомом человеке, стало быть об авторе той самой <text:span text:style-name="T5">фразы</text:span>. Тот любящий человек влюблен и делает глупости. Эта реплика также может трактоваться как триангуляция.</text:p>
      <text:p text:style-name="P4"><text:span text:style-name="T10">Цель</text:span>: попытка оправдаться за счет общепринятого мнения.</text:p>
      <text:p text:style-name="P5">«Если ты поймешь, что история заканчивается здесь — да будет так»</text:p>
      <text:p text:style-name="P19">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4"><text:span text:style-name="T10">Цель</text:span><text:span text:style-name="T11">:</text:span> заставить жертву нести ответственность, демонстрируя свое смирение.</text:p>
      <text:p text:style-name="P5">«В судьбу я не верю, я верю только в свои силы»</text:p>
      <text:p text:style-name="P4"><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4"><text:span text:style-name="T10">Цель</text:span>: сбить с толку завуалированным обманчивым утверждением — я прилагаю все усилия, не прилагая эти усилия.</text:p>
      <text:p text:style-name="P5">«Если ты считаешь, что сил больше нет — я не вправе тебе ничего навязывать»</text:p>
      <text:p text:style-name="P4">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4"><text:span text:style-name="T10">Цель</text:span>: либо заставить жертву признать, что она слаба, либо заставить доказать, что это не так.</text:p>
      <text:p text:style-name="P4">Итак, что у нас получается:</text:p>
      <text:p text:style-name="P4"/>
      <text:p text:style-name="P58">«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8">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8"><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8">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8">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8">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8">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8">Я растерян и не знаю, что мне делать. Мне страшно и я обессилен. Ты не можешь быть такой бесчувственной и бросить меня, когда ты мне так нужна!</text:p>
      <text:p text:style-name="P58">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8"><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8">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8">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8"/>
      <text:p text:style-name="P4">Впечатляет, не правда ли? Я не зря включила это письмо именно в эту главу. Ведь все, что там описано можно сказать этими тремя словами: «это не я».</text:p>
      <text:h text:style-name="P78" text:outline-level="2"><text:s/><text:bookmark-start text:name="Glava_11__Trio"/>Глава 11. <text:line-break/>Трио<text:bookmark-end text:name="Glava_11__Trio"/></text:h>
      <text:p text:style-name="P4">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35363091" text:continue-numbering="true" text:style-name="диалог">
        <text:list-item>
          <text:p text:style-name="P94">Лучшая измена та, о которой никто ничего не знает!</text:p>
        </text:list-item>
      </text:list>
      <text:p text:style-name="P4">И обсуждали они это при мне и при своих девушках и женах. Я человек не ревнивый, так что я отшучивалась, мол:</text:p>
      <text:list xml:id="list35351164" text:continue-numbering="true" text:style-name="диалог">
        <text:list-item>
          <text:p text:style-name="P94">Спасибо, что сказали... Буду знать!</text:p>
        </text:list-item>
      </text:list>
      <text:p text:style-name="P4">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35347457" text:continue-numbering="true" text:style-name="диалог">
        <text:list-item>
          <text:p text:style-name="P94">И, будь уверен, я это сделаю...</text:p>
        </text:list-item>
      </text:list>
      <text:p text:style-name="P4">Я думаю, что именно это его останавливало — моя готовность поступить так же. Как-то он спросил у меня, что я сделаю, если узнаю, что он мне изменил.</text:p>
      <text:list xml:id="list35363306" text:continue-numbering="true" text:style-name="диалог">
        <text:list-item>
          <text:p text:style-name="P94"><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4">И я действительно не знала. Теперь знаю, но тогда — нет... Бывало, идем по улице, а он такой:</text:p>
      <text:list xml:id="list35364276" text:continue-numbering="true" text:style-name="диалог">
        <text:list-item>
          <text:p text:style-name="P94">Смотри, какая жопа!</text:p>
        </text:list-item>
      </text:list>
      <text:p text:style-name="P4">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4"/>
      <text:p text:style-name="P63">«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3">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6">Шейнов В. П., «Скрытое управление человеком»</text:p>
      <text:p text:style-name="Цитата_20_-_20_автор"><text:soft-page-break/><text:span text:style-name="Default_20_Paragraph_20_Font"><text:span text:style-name="T29"><text:s/></text:span></text:span></text:p>
      <text:p text:style-name="P4">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4">— Смотри какая спинка... И куртка у него классная, надо и тебе такую купить...</text:p>
      <text:p text:style-name="P4">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4">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56">* * *</text:p>
      <text:p text:style-name="P4">Постепенно его намеки и акцентирование внимания на удовлетворении его больного либидо переросли в новую тему — «трио».</text:p>
      <text:p text:style-name="P4">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4"><text:soft-page-break/>Конечно, я говорила в шутку, но старалась, чтобы это прозвучало как можно убедительнее. Так смешно вспоминать его удивленное <text:span text:style-name="T2">Лицо</text:span>:</text:p>
      <text:list xml:id="list35338997" text:continue-numbering="true" text:style-name="диалог">
        <text:list-item>
          <text:p text:style-name="P94">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4">Не, ну вы поняли? А я значит представляю! Насчет третьей девочки он говорил, что даже прикасаться к ней не будет.</text:p>
      <text:list xml:id="list35358159" text:continue-numbering="true" text:style-name="диалог">
        <text:list-item>
          <text:p text:style-name="P94">Я, — говорил, — просто на вас посижу посмотрю...</text:p>
        </text:list-item>
      </text:list>
      <text:p text:style-name="P4">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4">добиться </text:span>самоутверждения.</text:p>
      <text:p text:style-name="P4">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4">Ага, а теперь вспоминаем то прекрасное фото, пока я на работе...</text:p>
      <text:p text:style-name="P4">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4"><text:soft-page-break/>Что тут сказать? Любила — безумно. Боготворила — да. Дорожила — да. Ну не ревнивая я!</text:p>
      <text:p text:style-name="P4">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4">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4">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4">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5">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2">пользуются,</text:span></text:span><text:span text:style-name="_30__20_Text"><text:span text:style-name="T25"> но при этом не бросают</text:span></text:span><text:span text:style-name="T25">. И факт измены ее идеализированного мучителя уходит на второй план, лишь бы он оставался рядом и не рвал отношения с жертвой.</text:span></text:p>
      <text:p text:style-name="P4"><text:soft-page-break/>На этой стадии жертва много раз слышала:</text:p>
      <text:list xml:id="list35366943" text:continue-numbering="true" text:style-name="диалог">
        <text:list-item>
          <text:p text:style-name="P94">Да кому ты нужна, кроме меня?! — и понимала, что и правда, ведь в ней столько недостатков! Она ведь постоянно в чем-то виновата...</text:p>
        </text:list-item>
        <text:list-item>
          <text:p text:style-name="P94">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4">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4">Список можно продолжать.</text:p>
      <text:p text:style-name="P4">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4">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5">В процессе </text:span><text:span text:style-name="_30__20_Text"><text:span text:style-name="T25">отмены</text:span></text:span><text:span text:style-name="T25">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5">привлекательной и манипулятор знает, что она уже никуда не денется.</text:span></text:p>
      <text:p text:style-name="P4">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4">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48">* * *</text:p>
      <text:p text:style-name="P4">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2">делала вид</text:span>, что вообще в раю!</text:p>
      <text:p text:style-name="P4">Мужики, не закидывайте камнями! Я больше не буду! Я просто пыталась поднять его в край заниженную самооценку.</text:p>
      <text:p text:style-name="P4">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4"><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4">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4">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4">Не знаю, кто ему сказал, что чем дольше, тем лучше, но я бы на его месте делала упор на технику.</text:p>
      <text:p text:style-name="P4">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4">Итак, постепенно, все чаще и чаще он начал говорить, что:</text:p>
      <text:list xml:id="list35338370" text:continue-numbering="true" text:style-name="диалог">
        <text:list-item>
          <text:p text:style-name="P94">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4"><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4">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78" text:outline-level="2"><text:s/><text:bookmark-start text:name="Glava_12__Nie_noi"/>Глава 12. <text:line-break/>Не ной<text:bookmark-end text:name="Glava_12__Nie_noi"/></text:h>
      <text:p text:style-name="Эпиграф">Слезь, дай лошади отдохнуть.</text:p>
      <text:p text:style-name="P4">Если со всеми остальными недостатками я могла смириться, то с одним я мириться не хотела. По быту — да. Я задавала себе вопросы:</text:p>
      <text:list xml:id="list35348887" text:continue-numbering="true" text:style-name="диалог">
        <text:list-item>
          <text:p text:style-name="P94">Я могу с этим жить? — Да.</text:p>
        </text:list-item>
        <text:list-item>
          <text:p text:style-name="P94">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4">Но с одним я мириться не захотела, так и не смогла — с его пофигизмом на мои личные проблемы. Будь то разногласия с родителями или коллегами.</text:p>
      <text:p text:style-name="P4">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4"><text:soft-page-break/>Я так расстроилась, рассуждала — что же человека толкает на предательство, да еще и такое подлое?.. На что он мне говорил:</text:p>
      <text:list xml:id="list35346207" text:continue-numbering="true" text:style-name="диалог">
        <text:list-item>
          <text:p text:style-name="P94">Не ной.</text:p>
        </text:list-item>
        <text:list-item>
          <text:p text:style-name="P94">Мне неинтересно это слушать.</text:p>
        </text:list-item>
        <text:list-item>
          <text:p text:style-name="P94">Это ты виновата, это ты допустила.</text:p>
        </text:list-item>
        <text:list-item>
          <text:p text:style-name="P94">Разберись с этим сама...</text:p>
        </text:list-item>
      </text:list>
      <text:p text:style-name="P4">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4">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35349993" text:continue-numbering="true" text:style-name="диалог">
        <text:list-item>
          <text:p text:style-name="P94">А я тут при чем?!</text:p>
        </text:list-item>
      </text:list>
      <text:p text:style-name="P4">Или:</text:p>
      <text:list xml:id="list35350102" text:continue-numbering="true" text:style-name="диалог">
        <text:list-item>
          <text:p text:style-name="P94">Почему я должен это выслушивать?!</text:p>
        </text:list-item>
      </text:list>
      <text:p text:style-name="P4">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4"><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4">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4">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35368417" text:continue-numbering="true" text:style-name="диалог">
        <text:list-item>
          <text:p text:style-name="P94">Я сейчас выключу, если ты не успокоишься! Хватит нюни распускать! Это же просто фильм!</text:p>
        </text:list-item>
      </text:list>
      <text:p text:style-name="P4">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4">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4"><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35344187" text:continue-numbering="true" text:style-name="диалог">
        <text:list-item>
          <text:p text:style-name="P94">Хватит ныть! Соберись, тряпка!</text:p>
        </text:list-item>
      </text:list>
      <text:p text:style-name="P4">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54">* * *</text:p>
      <text:p text:style-name="P4">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2">Лицо</text:span>!</text:p>
      <text:p text:style-name="P4">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4"><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4">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4">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4">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4">Я ему рассказывала, что, в принципе-то, ничего делать и не надо, — подойти и обнять, всего-то делов.</text:p>
      <text:list xml:id="list35343344" text:continue-numbering="true" text:style-name="диалог">
        <text:list-item>
          <text:p text:style-name="P109"><text:span text:style-name="T25">Объятия, — говорила я, — это как стена, которая ограждает меня от всех проблем и дарит чувство защищенности, что особенно помогает в </text:span><text:span text:style-name="T25">минуты, когда тяжело. Про</text:span><text:soft-page-break/><text:span text:style-name="T25">сто обними и все... Я не жду советов и не прошу тебя что-то решить за меня...</text:span></text:p>
        </text:list-item>
      </text:list>
      <text:p text:style-name="P4">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4">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4">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4">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4">Что, было?</text:p>
      <text:p text:style-name="P55">* * *</text:p>
      <text:p text:style-name="P4">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5">Он берет стакан, набирает воды, запивает таблетку и просто </text:span><text:span text:style-name="_30__20_Text"><text:span text:style-name="T25">бросает</text:span></text:span><text:span text:style-name="T25">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4">А сейчас вспоминаем мои походы с рюкзачком на костылях за сосисками, и, заодно, — шкаф и: «Ты что, сама не доедешь?»</text:p>
      <text:p text:style-name="P4">Ну конечно! Это же головная боль! Что может быть хуже?!</text:p>
      <text:p text:style-name="P48">* * *</text:p>
      <text:p text:style-name="P4">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4">Причем часто в этих повествованиях он поддерживал разные стороны. Даже не знаю, с чем это могло быть связано.</text:p>
      <text:p text:style-name="P4">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35363201" text:continue-numbering="true" text:style-name="диалог">
        <text:list-item>
          <text:p text:style-name="P94">Тебе что совсем наплевать на мои проблемы?! ВОТ ТАК ВСЕГДА! Иди спи. Главное, чтоб тебе было хорошо...</text:p>
        </text:list-item>
      </text:list>
      <text:p text:style-name="P4">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35353592" text:continue-numbering="true" text:style-name="диалог">
        <text:list-item>
          <text:p text:style-name="P94">Хватит ныть! Соберись, тряпка!</text:p>
        </text:list-item>
      </text:list>
      <text:p text:style-name="Text_20_body"><text:span text:style-name="T25">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5">ему это неинтересно</text:span></text:span><text:span text:style-name="T25">, говорил, что </text:span><text:span text:style-name="_30__20_Text"><text:span text:style-name="T25">я выношу ему мозг</text:span></text:span><text:span text:style-name="T25">. Он поучительно наваливал, что мне нужно меняться и быть сильной, и всегда показывал спину, обвиняя меня в нытье.</text:span></text:p>
      <text:p text:style-name="P4">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4">Даже сейчас мне говорят друзья, когда уже весь этот ад закончился:</text:p>
      <text:list xml:id="list35369104" text:continue-numbering="true" text:style-name="диалог">
        <text:list-item>
          <text:p text:style-name="P94">Ты же девочка, ты должна быть слабой... (в понимании женственности).</text:p>
        </text:list-item>
      </text:list>
      <text:p text:style-name="P4">У меня один ответ:</text:p>
      <text:list xml:id="list35362434" text:continue-numbering="true" text:style-name="диалог">
        <text:list-item>
          <text:p text:style-name="P94">Я не могу себе этого позволить!</text:p>
        </text:list-item>
      </text:list>
      <text:p text:style-name="P4"><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4">Если бы я расслабилась в этих отношениях, то, боюсь, от меня вообще ничего бы не осталось.</text:p>
      <text:p text:style-name="P4">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4">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35345002" text:continue-numbering="true" text:style-name="диалог">
        <text:list-item>
          <text:p text:style-name="P94">Не ной!</text:p>
        </text:list-item>
      </text:list>
      <text:p text:style-name="P4">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4">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4"><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4">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4">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4">Так что пора бы взять себя в руки и перестать ныть!..</text:p>
      <text:h text:style-name="P78" text:outline-level="2"><text:s/><text:bookmark-start text:name="Glava_13__Nieadiekvatnaia"/>Глава 13. <text:line-break/>Неадекватная<text:bookmark-end text:name="Glava_13__Nieadiekvatnaia"/></text:h>
      <text:p text:style-name="P47">Если вдруг вы стали для кого-то плохим, значит много хорошего было сделано для этого человека!</text:p>
      <text:p text:style-name="P57">Фаина Раневская</text:p>
      <text:p text:style-name="P45">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4">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4">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2">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2">Мы сравниваем наши чувства с чувствами других людей, чтобы понимать и иметь </text:span></text:span><text:span text:style-name="_30__20_Text"><text:span text:style-name="T30">подтверждение</text:span></text:span><text:span text:style-name="_30__20_Text"><text:span text:style-name="T32"> нашей нормальности, ориентируясь на реакции других.</text:span></text:span></text:p>
      <text:p text:style-name="P8">Он проделал очень много работы за всю свою жизнь. И вот одна из них.</text:p>
      <text:p text:style-name="P4">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4">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35345070" text:continue-numbering="true" text:style-name="диалог">
        <text:list-item>
          <text:p text:style-name="P94">Я никогда не говорил это!</text:p>
        </text:list-item>
      </text:list>
      <text:p text:style-name="P4">И вот вы начинаете сомневаться в том, что слышали.</text:p>
      <text:list xml:id="list35356268" text:continue-numbering="true" text:style-name="диалог">
        <text:list-item>
          <text:p text:style-name="P94">Тебе кажется, что ты переживаешь! Ничего ты не переживаешь!</text:p>
        </text:list-item>
      </text:list>
      <text:p text:style-name="P4">И вы сомневаетесь, что ваши переживания реальны.</text:p>
      <text:list xml:id="list35347524" text:continue-numbering="true" text:style-name="диалог">
        <text:list-item>
          <text:p text:style-name="P94">С тобой что-то в последнее время происходит... Нет нет, это не усталость. Может нервный срыв?</text:p>
        </text:list-item>
      </text:list>
      <text:p text:style-name="P4">И вы сомневаетесь в том, что с вами все в порядке.</text:p>
      <text:list xml:id="list35367800" text:continue-numbering="true" text:style-name="диалог">
        <text:list-item>
          <text:p text:style-name="P94">Это была не твоя идея, а моя...</text:p>
        </text:list-item>
      </text:list>
      <text:p text:style-name="P4">И вы сомневаетесь в своей памяти и способностях.</text:p>
      <text:p text:style-name="P4">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и, на первый взгляд, безобидные фразы являются отменой чувств того человека, которому они произносятся.</text:p>
      <text:p text:style-name="P4">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разному.</text:p>
      <text:p text:style-name="P4">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text:span text:style-name="T2">убеждены</text:span>, что он прав. Это, своего рода, кодирование.</text:p>
      <text:list xml:id="list35364834" text:continue-numbering="true" text:style-name="диалог">
        <text:list-item>
          <text:p text:style-name="P94">Ну не говорил, так не говорил...</text:p>
        </text:list-item>
      </text:list>
      <text:p text:style-name="P48">* * *</text:p>
      <text:p text:style-name="Text_20_body"><text:span text:style-name="T25">Знаете, я не просто так пишу об этом. Это описание моей жизни на протяжении нескольких лет. </text:span><text:span text:style-name="_30__20_Text"><text:span text:style-name="T25">Психоз порождает психоз.</text:span></text:span><text:span text:style-name="T25">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5">Например, он ясно давал понять, что он имеет право на свободу действий. Он четко расписывал по слогам каждый </text:span><text:span text:style-name="T25">раз, что для него важен его собственный комфорт. И это здорово, Да? Мы </text:span><text:span text:style-name="_30__20_Text"><text:span text:style-name="T25">все</text:span></text:span><text:span text:style-name="T25"> имеем право на свободу действий. Согласны? Ключевое слово — «все»!</text:span></text:p>
      <text:p text:style-name="Text_20_body"><text:span text:style-name="T25">Он так не считал. </text:span><text:span text:style-name="_30__20_Text"><text:span text:style-name="T25">Он</text:span></text:span><text:span text:style-name="T25">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4">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4">Он будет биться головой о стену после тяжелого телефонного разговора, но упрекнет меня в оплакивании моего отца.</text:p>
      <text:p text:style-name="P4">Он считает, что прав и будет утверждать, что я, на самом деле, с ним согласна, но просто не хочу это признать.</text:p>
      <text:list xml:id="list35358726" text:continue-numbering="true" text:style-name="диалог">
        <text:list-item>
          <text:p text:style-name="P94">Ты преувеличиваешь — не болит у тебя ничего!</text:p>
        </text:list-item>
      </text:list>
      <text:p text:style-name="P4">И я в замешательстве.</text:p>
      <text:p text:style-name="P4">Патологическая коммуникация также проявляется в демонстрации агрессора постоянных сомнений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достаточно, достижения сомнительные, с памятью не все в порядке...</text:p>
      <text:p text:style-name="P4"><text:soft-page-break/>Такие атрибуты общения, как внушение и попытки переубедить жертву в правильности реальности могут развить в ней ложное восприятие самой себя. Под воздействием такого внушения начинается болезненный процесс перестройки сознания.</text:p>
      <text:p text:style-name="P4">Этот полный непонимания процесс стартует с сопротивления и отторжения чужих мыслей:</text:p>
      <text:list xml:id="list35355938" text:continue-numbering="true" text:style-name="диалог">
        <text:list-item>
          <text:p text:style-name="P94">Как же так? Я же слышала!</text:p>
        </text:list-item>
      </text:list>
      <text:p text:style-name="P4">И заканчивается принятием навязанных фактов и обвинением себя в невнимательности, в неправильном восприятии, в плохой памяти и в преувеличении. В ненормальности.</text:p>
      <text:list xml:id="list35347505" text:continue-numbering="true" text:style-name="диалог">
        <text:list-item>
          <text:p text:style-name="P94">Ну говорил, так говорил... Я снова все напутала.</text:p>
          <text:p text:style-name="P133"/>
        </text:list-item>
      </text:list>
      <text:p text:style-name="P63">«Для того чтобы сидеть в клетке, не всегда нужны прутья.»</text:p>
      <text:p text:style-name="P46">Рональд Дэвид Лэйнг, «Политика семьи»</text:p>
      <text:p text:style-name="P46"/>
      <text:p text:style-name="P4">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4">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был длительной стратегией по развитию моей неадекватности с очевидным результатом.</text:p>
      <text:p text:style-name="P4">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4">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4">Я доказывала и доказывала:</text:p>
      <text:list xml:id="list35352336" text:continue-numbering="true" text:style-name="диалог">
        <text:list-item>
          <text:p text:style-name="P94">Но ведь было же!</text:p>
        </text:list-item>
      </text:list>
      <text:p text:style-name="P4">Но мне повторяли и повторяли:</text:p>
      <text:list xml:id="list35366078" text:continue-numbering="true" text:style-name="диалог">
        <text:list-item>
          <text:p text:style-name="P94">Да что ты опять придумываешь?! Тебе что, драмы не хватает?</text:p>
        </text:list-item>
      </text:list>
      <text:p text:style-name="P4">Мне было трудно понять... Да что там, мне было сложно представить, что меня специально вводят в эти заблуждения, сбивают с толку...</text:p>
      <text:p text:style-name="P4">Самым, на мой взгляд, убедительным было не то, <text:span text:style-name="T2">что</text:span> он говорил, а то, <text:span text:style-name="T2">как</text:span> он это говорил. Уверенная подача и его <text:span text:style-name="T2">Лицо</text:span>, на котором читалось: «Это ты сейчас серьезно говоришь?!» — были как разряды током.</text:p>
      <text:p text:style-name="P4">В случае моей непреклонности, он обычно использовал контрманевр. Ты уверена? — На тебе разряд! — Ах ты настаиваешь?</text:p>
      <text:list xml:id="list35356039" text:continue-numbering="true" text:style-name="диалог">
        <text:list-item>
          <text:p text:style-name="P94"><text:soft-page-break/>Ты так говоришь, потому, что ты меня не любишь и тебе на меня наплевать!</text:p>
        </text:list-item>
      </text:list>
      <text:p text:style-name="P4">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35354532" text:continue-numbering="true" text:style-name="диалог">
        <text:list-item>
          <text:p text:style-name="P94">Ты неадекватная, я не собираюсь продолжать с тобой разговор!</text:p>
        </text:list-item>
      </text:list>
      <text:p text:style-name="P4">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4">Я пыталась разговаривать, пыталась добиться от него понимания,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4">Я перепробовала все, но ничего не сработало. Он стоял на своем так убедительно, что в какой-то момент я прогибалась и верила <text:span text:style-name="T2">ему</text:span>, а не собственным глазам/ушам/ощущениям.</text:p>
      <text:p text:style-name="P4">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35350048" text:continue-numbering="true" text:style-name="диалог">
        <text:list-item>
          <text:p text:style-name="P94"><text:soft-page-break/>С тобой невозможно разговаривать. Поговорим, когда ты успокоишься!</text:p>
        </text:list-item>
      </text:list>
      <text:p text:style-name="P4">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4">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4">В процессе такого прессинга, он мог вспомнить о какой-то прошлой ситуации, например:</text:p>
      <text:list xml:id="list35358118" text:continue-numbering="true" text:style-name="диалог">
        <text:list-item>
          <text:p text:style-name="P94">Ты уже так вела себя на прошлой неделе.</text:p>
        </text:list-item>
      </text:list>
      <text:p text:style-name="P4">Я пыталась оправдаться, и говорила, что в той ситуации были те же причины:</text:p>
      <text:list xml:id="list35365330" text:continue-numbering="true" text:style-name="диалог">
        <text:list-item>
          <text:p text:style-name="P94">Потому что тогда, как и сегодня, ты меня перебивал и не давал мне сказать...</text:p>
        </text:list-item>
      </text:list>
      <text:p text:style-name="P4">И тут же получала в ответ «подзатыльник», например:</text:p>
      <text:list xml:id="list35351043" text:continue-numbering="true" text:style-name="диалог">
        <text:list-item>
          <text:p text:style-name="P94">Почему ты постоянно возвращаешься к старым конфликтам!?</text:p>
        </text:list-item>
      </text:list>
      <text:p text:style-name="P4">Что вводило меня в еще большее заблуждение, ведь он же сам вспомнил о той прошлой ситуации!</text:p>
      <text:p text:style-name="P4">Ну и, конечно:</text:p>
      <text:list xml:id="list35345538" text:continue-numbering="true" text:style-name="диалог">
        <text:list-item>
          <text:p text:style-name="P94">Поговорим, когда ты успокоишься!</text:p>
        </text:list-item>
      </text:list>
      <text:p text:style-name="P4">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4">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4">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4">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2">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8">* * *</text:p>
      <text:p text:style-name="P4">Но на что стоило обратить тогда свое внимание?</text:p>
      <text:p text:style-name="P4">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4">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4">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4">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замен, кроме беспрерывного потока упреков.</text:p>
      <text:p text:style-name="P4">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4">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4">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4">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4">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4">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4">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4"><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4">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35340355" text:continue-numbering="true" text:style-name="диалог">
        <text:list-item>
          <text:p text:style-name="P94">Да все считают, что ты неадекватная!</text:p>
        </text:list-item>
      </text:list>
      <text:p text:style-name="P4">Или:</text:p>
      <text:list xml:id="list35347978" text:continue-numbering="true" text:style-name="диалог">
        <text:list-item>
          <text:p text:style-name="P94">Все знают, что ты истеричка!</text:p>
        </text:list-item>
      </text:list>
      <text:p text:style-name="P4">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4">* * *</text:p>
      <text:p text:style-name="Text_20_body"><text:span text:style-name="T25">Вот реальный тому пример. В последнюю нашу поездку в другой город мы всю дорогу ругались, обсуждая </text:span><text:span text:style-name="_30__20_Text"><text:span text:style-name="T25">замявшийся накануне конфликт</text:span></text:span><text:span text:style-name="T25">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4">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4"><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4">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4">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2">выглядеть</text:span> сумасшедшей.</text:p>
      <text:p text:style-name="P4">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4">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35355032" text:continue-numbering="true" text:style-name="диалог">
        <text:list-item>
          <text:p text:style-name="P94">Как ты не понимаешь?!</text:p>
        </text:list-item>
      </text:list>
      <text:p text:style-name="P4">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4"><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4">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4">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4">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4">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4">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здевательствах» над ним было мое отсутствие.</text:p>
      <text:p text:style-name="P4">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от моего ненормального поведения.</text:p>
      <text:p text:style-name="P4"/>
      <text:p text:style-name="P63">«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3">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5">Ирина Мельниченко, «Мудаки и игра на публику»</text:span><text:span text:style-name="Default_20_Paragraph_20_Font"><text:span text:style-name="T29"> </text:span></text:span></text:p>
      <text:p text:style-name="P48">* * *</text:p>
      <text:p text:style-name="P4">Я полностью потеряла контроль над собой, своими эмоциями, своим восприятием <text:span text:style-name="T2">всего</text:span>. Я совершенно запуталась в своих чувствах, но правильнее будет сказать — меня совершенно запутали.</text:p>
      <text:p text:style-name="P4"><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4">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4">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4">Говорила, что мне это все не нравится — ни поведение, ни отношение —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м неуравновешенном состоянии неделю/месяц/год назад.</text:p>
      <text:p text:style-name="P4">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4"><text:soft-page-break/>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4">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другому. Но я, доведенная до бешенства, с пеной изо рта что-то доказывала.</text:p>
      <text:p text:style-name="P54">* * *</text:p>
      <text:p text:style-name="P4">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4">Наши общие друзья пригласили нас в гости.</text:p>
      <text:p text:style-name="P4">В этот день было несколько нюансов: ему нужно было съездить по делам на пару часов, и утром заболел мой кот.</text:p>
      <text:p text:style-name="P4">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4">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4"><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35340415" text:continue-numbering="true" text:style-name="диалог">
        <text:list-item>
          <text:p text:style-name="P94">Я на полчасика. — сказал он мне примерно в 3 часа дня в ответ на мое удивление. А домой пришел в полночь.</text:p>
        </text:list-item>
      </text:list>
      <text:p text:style-name="P4">Потом я узнаю, почему он не взял меня с собой. Но об этом чуть позже.</text:p>
      <text:p text:style-name="P4">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4">И вот брожу я по району — звонит:</text:p>
      <text:list xml:id="list35354255" text:continue-numbering="true" text:style-name="диалог">
        <text:list-item>
          <text:p text:style-name="P94">Я уже дома. А ты где? — по голосу было понятно, что он улыбается.</text:p>
        </text:list-item>
        <text:list-item>
          <text:p text:style-name="P94">Я гуляю.</text:p>
        </text:list-item>
      </text:list>
      <text:p text:style-name="P4">Бросает трубку. Прям просто кладет трубку!</text:p>
      <text:p text:style-name="P4">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4">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4">Например, как-то он с друзьями пошел в бар выпить пива, что было редкостью. Я помню, что он позвонил ска<text:soft-page-break/>зать, что вечер хороший, пиво вкусное, сидят болтают. Сам позвонил. Я попросила дать трубку бармену и сказала:</text:p>
      <text:list xml:id="list35352010" text:continue-numbering="true" text:style-name="диалог">
        <text:list-item>
          <text:p text:style-name="P94">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5">Но речь о том, что сейчас мы </text:span><text:span text:style-name="_30__20_Text"><text:span text:style-name="T25">договорились</text:span></text:span><text:span text:style-name="T25">!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 и весело провести время.</text:span></text:p>
      <text:p text:style-name="P4">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 Но! Я знаю что он сейчас придет, поэтому сижу и жду его.</text:p>
      <text:p text:style-name="P4">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35344080" text:continue-numbering="true" text:style-name="диалог">
        <text:list-item>
          <text:p text:style-name="P94">Помнишь, утром коту вкололи лекарство?</text:p>
        </text:list-item>
        <text:list-item>
          <text:p text:style-name="P94">Помню.</text:p>
        </text:list-item>
        <text:list-item>
          <text:p text:style-name="P94">Помнишь, как ты собирался по делам, и мы <text:span text:style-name="T2">договорились, что ты меня наберешь</text:span> и узнаешь, как обстоят дела и, если все хорошо, то я поеду с тобой?</text:p>
        </text:list-item>
        <text:list-item>
          <text:p text:style-name="P94"><text:soft-page-break/>Помню. Мы договорились, что <text:span text:style-name="T2">ты останешься дома</text:span> с котом, потому, что не можешь его оставить больного одного дома.</text:p>
        </text:list-item>
        <text:list-item>
          <text:p text:style-name="P94">Да, но с небольшой поправкой — пока не буду уверена в том, что лекарство подействовало, и ему легче.</text:p>
        </text:list-item>
        <text:list-item>
          <text:p text:style-name="P94">Я тебя неправильно понял...</text:p>
        </text:list-item>
        <text:list-item>
          <text:p text:style-name="P94">А что конкретно ты не так понял? Тебе нужно было просто набрать меня, когда освободишься и узнать, пойду я с тобой или нет?</text:p>
        </text:list-item>
        <text:list-item>
          <text:p text:style-name="P94">Я подумал, что если коту плохо, то ты никуда не пойдешь.</text:p>
        </text:list-item>
        <text:list-item>
          <text:p text:style-name="P94">Но мы договорились, что если ему станет лучше, то я пойду. Было?</text:p>
        </text:list-item>
        <text:list-item>
          <text:p text:style-name="P94">Было.</text:p>
        </text:list-item>
        <text:list-item>
          <text:p text:style-name="P94">Так почему ты не позвонил?</text:p>
        </text:list-item>
        <text:list-item>
          <text:p text:style-name="P94">Я тебя не так понял...</text:p>
          <text:p text:style-name="P94"/>
        </text:list-item>
      </text:list>
      <text:p text:style-name="P63">«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3">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6"><text:soft-page-break/>С. А. Зелинский, «Психотехнологии гипнотического манипулирования сознанием»</text:p>
      <text:p text:style-name="P46"/>
      <text:p text:style-name="P4">И эта техника прекрасно прослеживается здесь:</text:p>
      <text:list xml:id="list35348167" text:continue-numbering="true" text:style-name="диалог">
        <text:list-item>
          <text:p text:style-name="P109"><text:span text:style-name="T32">Помнишь, </text:span><text:span text:style-name="T30">мы договорились, что ты меня наберешь</text:span><text:span text:style-name="T32"> и узнаешь, как обстоят дела и, </text:span><text:span text:style-name="_30__20_Text"><text:span text:style-name="T32">если все хорошо, то я поеду</text:span></text:span><text:span text:style-name="T32"> с тобой? — говорю я.</text:span></text:p>
        </text:list-item>
        <text:list-item>
          <text:p text:style-name="P109"><text:span text:style-name="T25">Помню. </text:span><text:span text:style-name="T30">Мы договорились, что ты </text:span><text:span text:style-name="_30__20_Text"><text:span text:style-name="T25">останешься дома</text:span></text:span><text:span text:style-name="T25"> с котом, потому, что не можешь его оставить больного одного дома. — отвечают мне.</text:span></text:p>
        </text:list-item>
      </text:list>
      <text:p text:style-name="P4">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4">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4">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варил, а ты будешь сидеть дома и искать свою вину, а потом я прощу тебя, когда ты придешь просить прощение за то, что попыталась меня нагнуть».</text:p>
      <text:p text:style-name="P4">И после каждого его ответа, он так смотрел на меня с недоумением, мол: «Ты уже все? На взводе? Нет? Ну я подожду...» И новый разряд абсурда. При этом никаких <text:soft-page-break/>внятных аргументов и объяснений с его стороны, пока я практически рисую цепочку событий, где очевидно — он не прав.</text:p>
      <text:p text:style-name="P4">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 «Не ной»...</text:p>
      <text:p text:style-name="P4">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4">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4">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4">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4">Он стоял и смотрел на все это, и на его лице была улыбка — сработало! Я была в гневе! Лепетала без остановки, <text:soft-page-break/>что так не поступают, что это все бред и уже откровенное хамство, а непростое неуважение.</text:p>
      <text:p text:style-name="P4">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4">Он снимал и повторял:</text:p>
      <text:list xml:id="list35340351" text:continue-numbering="true" text:style-name="диалог">
        <text:list-item>
          <text:p text:style-name="P94">О, какая молодец! И после этого ты будешь говорить, что ты нормальная? Давай-давай, продолжай!</text:p>
        </text:list-item>
      </text:list>
      <text:p text:style-name="P4">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4">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4">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text:span text:style-name="T2">о причинах</text:span> такого моего поведения.</text:p>
      <text:p text:style-name="P4">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text:soft-page-break/>ли? Как я уже говорила, на публике он собирал аплодисменты, ведь был идеальным парнем, заботливым и внимательным.</text:p>
      <text:p text:style-name="P4">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4">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придя в себя,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4">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4">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78" text:outline-level="2"><text:s/><text:bookmark-start text:name="Glava_14__Vozhak"/>Глава 14. <text:line-break/>Вожак<text:bookmark-end text:name="Glava_14__Vozhak"/></text:h>
      <text:p text:style-name="P47">Для неверных нет любви,</text:p>
      <text:p text:style-name="P47">для порочных нет радости.</text:p>
      <text:p text:style-name="P57">Мария Корелли, «Скорбь Сатаны»</text:p>
      <text:p text:style-name="P4">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4">К слову, Странный друг был боссом и мой парень был ему нужен в команду подрядчиков.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4">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35367041" text:continue-numbering="true" text:style-name="диалог">
        <text:list-item>
          <text:p text:style-name="P94"><text:soft-page-break/>Так легче переносить такой напряженный график, — говорил он мне.</text:p>
        </text:list-item>
      </text:list>
      <text:p text:style-name="P4">Дома его постоянно не было, и я снова за ним заскучала.</text:p>
      <text:list xml:id="list35342266" text:continue-numbering="true" text:style-name="диалог">
        <text:list-item>
          <text:p text:style-name="P94">Выдели хоть выходные для меня! — просила я. — Хотя бы день! Хотя бы вечер!..</text:p>
        </text:list-item>
      </text:list>
      <text:p text:style-name="P4">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4">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 «надо поработать, чтоб потом отдыхать».</text:p>
      <text:p text:style-name="P4">Их старт был достаточно успешным. Они ожидали быстрой и легкой прибыли.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4">Вместо моего парня домой возвращалось его тело. Всегда в состоянии опьянения, всегда злое и уставшее.</text:p>
      <text:p text:style-name="P4">— Тебе нужно отдохнуть! — твердила я уже через неделю такого графика.</text:p>
      <text:p text:style-name="P4">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text:soft-page-break/>Тот умел убеждать, как и мой благоверный меня — <text:span text:style-name="T5">«нажимая»</text:span> на слабые места.</text:p>
      <text:p text:style-name="P4">Потом я узн<text:span text:style-name="T2">а</text:span>ю, что тот уговаривал моего парня бросить меня. Он капал ему на мозги, и я знаю, какая у него была цель — избавиться от помехи, которая отвлекает ценного раба от работы.</text:p>
      <text:p text:style-name="P4">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4">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4">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4">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4">Я всех там знала, поэтому тоже была приглашена на их корпоративную вечеринку. Каково же было мое удивление, узнать, что мне лучше посидеть дома, когда мы уже подходили к так называемому офису!</text:p>
      <text:p text:style-name="P4">Меня вернули домой, аргументируя это тем, что из-за моей взаимной ненависти к его СЕО-другу вечер может по<text:soft-page-break/>лучиться напряженным. Я могу поспорить, что это было решением «босса».</text:p>
      <text:p text:style-name="P4">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35366991" text:continue-numbering="true" text:style-name="диалог">
        <text:list-item>
          <text:p text:style-name="P94">Я съем кусочек пиццы и домой. — сказал он мне в 9 вечера.</text:p>
        </text:list-item>
      </text:list>
      <text:p text:style-name="P4">А домой вернулся под утро.</text:p>
      <text:p text:style-name="P4">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4">Во всех случаях, где была третья сторона — он выбирал третью сторону, отодвигая меня на второй план и мне это в край надоело!</text:p>
      <text:p text:style-name="P4">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4">Подождать чего? Он столько пил и курил, круглыми сутками был у компа, что у него в постели <text:span text:style-name="T2">уже</text:span> ничего не получалось! Чего ждать? Пока он не сопьется и не загнется от недосыпа? Мне нужен здоровый мужик, а эта их деятельность не стоила таких жертв, как здоровья!</text:p>
      <text:p text:style-name="P54"><text:soft-page-break/>* * *</text:p>
      <text:p text:style-name="P4">На работу я поехала от сестры. Здесь нужно обратить внимание на последовательность событий, которые будут происходить дальше. Это важно.</text:p>
      <text:p text:style-name="P4"><text:span text:style-name="T2">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4"><text:span text:style-name="T2">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4">Он взял листок бумаги и спросил меня, сколько у меня пунктов. Я ответила — семь. Он что-то написал, и отложил в сторону. Еще один ловкий ход.</text:p>
      <text:p text:style-name="P4">Открыв мою писанину, он мгновенно разозлился:</text:p>
      <text:list xml:id="list35338570" text:continue-numbering="true" text:style-name="диалог">
        <text:list-item>
          <text:p text:style-name="P94">Все не так! Я ожидал совсем другого! Ты все неправильно сделала!</text:p>
        </text:list-item>
        <text:list-item>
          <text:p text:style-name="P94">А что конкретно тебя не устраивает — манера письма?</text:p>
        </text:list-item>
        <text:list-item>
          <text:p text:style-name="P94">Здесь просто — все не так!!!</text:p>
        </text:list-item>
      </text:list>
      <text:p text:style-name="Text_20_body"><text:span text:style-name="T25">Да. Вместо того, чтобы обратить внимание на то, </text:span><text:span text:style-name="_30__20_Text"><text:span text:style-name="T25">что</text:span></text:span><text:span text:style-name="T25"> написано — он же сам предложил, он обратил внимание на то, </text:span><text:span text:style-name="_30__20_Text"><text:span text:style-name="T25">как</text:span></text:span><text:span text:style-name="T25"> написано. Он в очередной раз соскользнул с темы, не вникнув в суть. И, вместо того, чтобы думать, как вести </text:span><text:soft-page-break/><text:span text:style-name="T25">дальнейший диалог, я сидела, смотрела на его недовольное лицо, пытаясь понять, а как же надо было написать?</text:span></text:p>
      <text:p text:style-name="P4">Потом он преподнес мне свой список. Точно не помню формулировку, но смысл был такой:</text:p>
      <text:list xml:id="list35349981" text:continue-list="list8904214556503294868" text:style-name="List_20_1">
        <text:list-item text:start-value="1">
          <text:p text:style-name="P95">У меня</text:p>
        </text:list-item>
        <text:list-item>
          <text:p text:style-name="P95">Идеальная</text:p>
        </text:list-item>
        <text:list-item>
          <text:p text:style-name="P95">Девушка</text:p>
        </text:list-item>
        <text:list-item>
          <text:p text:style-name="P95">Которую</text:p>
        </text:list-item>
        <text:list-item>
          <text:p text:style-name="P95">Я очень</text:p>
        </text:list-item>
        <text:list-item>
          <text:p text:style-name="P95">Сильно</text:p>
        </text:list-item>
        <text:list-item>
          <text:p text:style-name="P95">Люблю</text:p>
        </text:list-item>
      </text:list>
      <text:p text:style-name="P4">Понимаете, да? Этим он выставил меня той самой «вечно всем недовольной стервой». Типа мне все не так, а он всем доволен, значит проблемы во мне.</text:p>
      <text:p text:style-name="P4">Через несколько минут он уничтожил мою психику ко всем чертям.</text:p>
      <text:p text:style-name="P4">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4">Читал он бегло, демонстрируя свое недовольство. В этом списке, где речь шла о непонимании между нами, что было очевидным, и я подробно это описала и, как мы и договаривались, предложила решение этой проблемы.</text:p>
      <text:p text:style-name="P4">В самом начале моего повествования были такие слова:</text:p>
      <text:p text:style-name="P4"/>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9"><text:s/></text:span></text:span></text:p>
      <text:p text:style-name="P4">Именно к этим словам он и прицепился. Именно на них обсуждение и закончилось.</text:p>
      <text:p text:style-name="P4">Тут очень важный момент. Чтобы понять всю суть этого конфликта, нужно представить себе все, что я сейчас опишу.</text:p>
      <text:p text:style-name="P4">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5">Нужно отметить, что </text:span><text:span text:style-name="_30__20_Text"><text:span text:style-name="T25">я его таким никогда не видела</text:span></text:span><text:span text:style-name="T25">. У него были «шальные» глаза и он просто агрессивно накинулся на меня с вопросами, но не дал ответить ни на один из них.</text:span></text:p>
      <text:p text:style-name="P4">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4">Я не успевала за ним. За ходом мысли. Я не успевала реагировать на этот поток агрессии, что меня и сбило с толку — я не понимала, что ее вызвало.</text:p>
      <text:p text:style-name="P4">«Ты вожак» — разве это обидно? Но он озвучивал мои слова с кричащей обидой, перекривляя меня, и упрекая за такую наглую несправедливость! Он был оскорблен и унижен, в то время, как я превозносила его этими словами до высот, которых он не заслуживает.</text:p>
      <text:p text:style-name="P4"><text:soft-page-break/>Психологический термин, который описывает данное поведение, звучит как «Паратимия<text:note text:id="ftn8"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4"/>
      <text:p text:style-name="P63">«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3">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3">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6"><text:soft-page-break/>С. А. Зелинский, «Методы, приемы и способы манипуляций. (Современные психотехнологии манипулирования)»</text:p>
      <text:p text:style-name="P46"/>
      <text:p text:style-name="P4">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4">Он повышал голос, что было непривычным для меня, ведь всегда было наоборот — он сидел спокойно и доводил меня до «точки кипения», и я — в <text:s/>бешенстве. Но в этот раз мы, не сговариваясь, поменялись ролями.</text:p>
      <text:p text:style-name="P4">На удивление самой себе, я была спокойна. Даже слишком. Но как оказалось — это был еще один тактический ход.</text:p>
      <text:p text:style-name="P4"/>
      <text:p text:style-name="P63">«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3">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6"><text:soft-page-break/>С. А. Зелинский, «Методы, приемы и способы манипуляций. (Современные психотехнологии манипулирования)»</text:p>
      <text:p text:style-name="P46"/>
      <text:p text:style-name="P4">Когда я спокойным тоном попросила его расслабиться и не перебивать меня, мол, мы ведь разговариваем.</text:p>
      <text:list xml:id="list35363478" text:continue-list="list35338570" text:style-name="диалог">
        <text:list-item>
          <text:p text:style-name="P94">Я не собираюсь с тобой ссориться, — сказала я. — Мы же хотим помириться!</text:p>
        </text:list-item>
      </text:list>
      <text:p text:style-name="P4">Он просто вышел из комнаты...</text:p>
      <text:p text:style-name="P4">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4">Когда он начал перебивать меня и повышать голос — я была, повторюсь, абсолютно спокойна. Он не знал, что ему делать. Он стал наперебой забрасывать меня вопросами, но я продолжала сохранять спокойствие.</text:p>
      <text:p text:style-name="P4">Сценарий поменялся и, казалось, он был к этому не готов. Но это был его очередной тактический ход. Его действия я смогла объяснить себе совсем недавно, буквально перед тем, как решилась начать писать эту книгу.</text:p>
      <text:p text:style-name="P4">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4">Это были самые странные и страшные минуты наших отношений.</text:p>
      <text:p text:style-name="P4"><text:soft-page-break/>Видя его состояние, я попросила его остаться дома и никуда не ходить. Но он начал выталкивать меня из коридора в комнату, что меня порядком напугало, но я не отходила от двери. Акцентирую ваше внимание, что все происходило очень быстро.</text:p>
      <text:p text:style-name="P4">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4">Он побежал к окну.</text:p>
      <text:p text:style-name="P4">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4">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4">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4">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35357279" text:continue-numbering="true" text:style-name="диалог">
        <text:list-item>
          <text:p text:style-name="P94">Помогите! Кто-нибудь! Помогите!</text:p>
        </text:list-item>
      </text:list>
      <text:p text:style-name="P4">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35346858" text:continue-numbering="true" text:style-name="диалог">
        <text:list-item>
          <text:p text:style-name="P94">Помогите! Кто-нибудь! Я не знаю, что мне делать! Он сейчас упадет! Я не удержу...</text:p>
        </text:list-item>
      </text:list>
      <text:p text:style-name="P4">А она стояла и я видела по ее лицу — ей страшно.</text:p>
      <text:p text:style-name="P4">Я его отпустила только тогда, когда поняла, что он стоит ногами на полу. Я вся дрожала. С того момента я смутно помню, что происходило дальше. Одни обрывки. Я практически упала на пол, задыхалась и дрожала. Он <text:span text:style-name="T2">переступил через меня</text:span>, каким-то образом открыл входную дверь и ушел.</text:p>
      <text:p text:style-name="P4">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4">Вам, наверное, интересно, что же она делал под подъездом в такой поздний час. Терпение. Скоро вы все узнаете.</text:p>
      <text:p text:style-name="P4">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4">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4"><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4">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4">Я не подумала:</text:p>
      <text:list xml:id="list35358340" text:continue-numbering="true" text:style-name="диалог">
        <text:list-item>
          <text:p text:style-name="P94"><text:s/>Что же мне делать? Хм... Я знаю! Мне нужно содрать татуировку, чтоб она не напоминала мне о нем!</text:p>
        </text:list-item>
      </text:list>
      <text:p text:style-name="P4">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4">Пустота. Абсолютное опустошение. Я резала свою руку, пытаясь заглушить душевную боль физической болью, наверное... Я склоняюсь к тому, что именно такая была у меня цель — не чувствовать ту уничтожающую пустоту, которая разъедала меня изнутри.</text:p>
      <text:p text:style-name="P4">Потом он вернулся. Не один — он привел своих друзей посмотреть на все это шоу. Я была еще «жива», и меня нужно было «добить».</text:p>
      <text:p text:style-name="P4">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35359680" text:continue-numbering="true" text:style-name="диалог">
        <text:list-item>
          <text:p text:style-name="P94"><text:soft-page-break/>Что ты с ним сделала? — спрашивали они. — Он сказал, что ты взбесилась, что ты кричала, что он хотел уйти, а ты не пускала...</text:p>
        </text:list-item>
      </text:list>
      <text:p text:style-name="P4">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8">* * *</text:p>
      <text:p text:style-name="P4">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4">Но была одна маленькая несостыковка — <text:span text:style-name="T2">что</text:span> Жена Странного друга делала ночью под нашими окнами? Я тогда даже не задумалась, как она вообще ночью зимой там оказалась? Но уже позже, когда включу свои мозги, то все пойму.</text:p>
      <text:p text:style-name="P4">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5">Итак, ему нужны были доказательства своих жалоб и он все спланировал. Он, впервые </text:span><text:span text:style-name="_30__20_Text"><text:span text:style-name="T25">сам</text:span></text:span><text:span text:style-name="T25"> </text:span><text:span text:style-name="_30__20_Text"><text:span text:style-name="T25">позвонил</text:span></text:span><text:span text:style-name="T25"> мне и </text:span><text:span text:style-name="_30__20_Text"><text:span text:style-name="T25">сам предложил</text:span></text:span><text:span text:style-name="T25"> поговорить о наших проблемах, хотя </text:span><text:span text:style-name="_30__20_Text"><text:span text:style-name="T25">всегда</text:span></text:span><text:span text:style-name="T25"> отлынивал от любых выяснений отношений.</text:span></text:p>
      <text:p text:style-name="P4">Это был <text:span text:style-name="T2">первый раз</text:span>, когда он проявил инициативу и решил расставить все точки над «i»! Да, он заморочился и выстроил целый план по моему «устранению».</text:p>
      <text:p text:style-name="P4">Весь разговор занял не больше 2-3-х минут, а ведь Жена <text:span text:style-name="T2">уже</text:span> ждала под окнами! Как я потом узнала, еще до начала разговора он отправил ей сигнал <text:span text:style-name="T50">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4">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4">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4">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4">Много ума не надо, чтобы <text:span text:style-name="T2">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неадекватным агрессором.</text:p>
      <text:p text:style-name="P4">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4">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4">Это как с тем кофе, что я вылила под ноги. На записи видно, что я не в себе, но причины такого поведения никто не зафиксировал...</text:p>
      <text:p text:style-name="P4">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4">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4">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4">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4">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4">Я — агрессор. Он жертва.</text:p>
      <text:p text:style-name="P4">Я кричу — он страдает.</text:p>
      <text:p text:style-name="P4">Он любит, а я издеваюсь.</text:p>
      <text:p text:style-name="P4">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демонстрацией волнения и переживаний за меня. Да, я почти уверена, что вернуться было его идеей.</text:p>
      <text:p text:style-name="P4">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4">Они заслужили увидеть это зрелище. Они ведь столько <text:s/>выслушивали его жалобы и обвинения в мой адрес! А теперь пришло время шоу. Блюдо готово — уважаемые гости, прошу к столу!</text:p>
      <text:p text:style-name="Text_20_body"><text:soft-page-break/><text:span text:style-name="T25">Он привел свидетелей для подтверждения всех своих жалоб и застал меня — в </text:span><text:span text:style-name="_30__20_Text"><text:span text:style-name="T25">Совершенно Неадекватном Состоянии</text:span></text:span><text:span text:style-name="T25">. Он прятался за их спинами от меня, как от зверя, насилию которого он больше не может противостоять... и его защищали. Все, как он и спланировал.</text:span></text:p>
      <text:p text:style-name="P54">* * *</text:p>
      <text:p text:style-name="P4">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4">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4">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4">Он не разрешал анализировать его действия. Он 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4"><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4">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нет и это прекрасно!</text:p>
      <text:p text:style-name="P4">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78" text:outline-level="2"><text:s/><text:bookmark-start text:name="Glava_15__Ad"/>Глава 15. <text:line-break/>Ад<text:bookmark-end text:name="Glava_15__Ad"/></text:h>
      <text:p text:style-name="P47">И, улыбаясь, мне ломали крылья,</text:p>
      <text:p text:style-name="P47">Мой хрип порой похожим был на вой,</text:p>
      <text:p text:style-name="P47">И я немел от боли и бессилья</text:p>
      <text:p text:style-name="P47">И лишь шептал: «Спасибо, что живой».</text:p>
      <text:p text:style-name="P57">А. Высоцкий</text:p>
      <text:p text:style-name="P4">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ое меня окунули.</text:p>
      <text:p text:style-name="P4">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4">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4">Начала брать уроки гитары. Я завела дневник и старалась описывать все мысли, что были в моей голове. Вот первая запись:</text:p>
      <text:p text:style-name="P4"/>
      <text:p text:style-name="P58">«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8"/>
      <text:p text:style-name="P4">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4">«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4">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4">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4">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зывы при попытке съесть хоть что-то.</text:p>
      <text:p text:style-name="P4">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4">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4">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4"><text:soft-page-break/>Так, как я вела всегда активный образ жизни, когда жир «ушел», моя фигура была похожа на комплекцию взрослеющего жилистого мальчика.</text:p>
      <text:p text:style-name="P54">* * *</text:p>
      <text:p text:style-name="P4">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4">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35368167" text:continue-numbering="true" text:style-name="диалог">
        <text:list-item>
          <text:p text:style-name="P94">Забери меня, рак, я больше не хочу жить...</text:p>
        </text:list-item>
      </text:list>
      <text:p text:style-name="P4">Было адски больно, будто меня сжигали заживо.</text:p>
      <text:p text:style-name="P4">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4">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4">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9" text:note-class="footnote"><text:note-citation text:label="*">*</text:note-citation><text:note-body><text:p text:style-name="Footnote"><text:span text:style-name="T8">Бан</text:span> <text:span text:style-name="T2">(от англ. ban)</text:span> — лишение или ограничение каких-либо прав пользователя, например, отправление сообщений.</text:p></text:note-body></text:note> и на их девайсах.</text:p>
      <text:p text:style-name="P4">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4">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4">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4">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4">Потом, спустя некоторое время, когда я поняла, что не вернусь к нему, я разобрала и подключила свой компьютер. И обнаружила, что мне на мессенджер<text:note text:id="ftn10" text:note-class="footnote"><text:note-citation text:label="*">*</text:note-citation><text:note-body><text:p text:style-name="Footnote"><text:span text:style-name="T8">Мессенджер</text:span> <text:s/>—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4">На этом череда моих удивлений не закончилась, ибо открыв чат с ним, я поняла, что сообщение это <text:s/>адресовано не мне, а моему мучителю.</text:p>
      <text:p text:style-name="P4">Мой парень залогинился<text:note text:id="ftn11" text:note-class="footnote"><text:note-citation text:label="**">**</text:note-citation><text:note-body><text:p text:style-name="Footnote"><text:span text:style-name="T8">Залогиниться</text:span> <text:span text:style-name="T2">(</text:span><text:span text:style-name="T15">комп. жарг.</text:span><text:span text:style-name="T2">)</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4">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4">* * *</text:p>
      <text:p text:style-name="P4">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4">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4">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4">Запомните этот момент. Я позже объясню, к чему я веду.</text:p>
      <text:p text:style-name="P4">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35355231" text:continue-numbering="true" text:style-name="диалог">
        <text:list-item>
          <text:p text:style-name="P94">А где тот браслет, который я тебе подарила?</text:p>
        </text:list-item>
      </text:list>
      <text:p text:style-name="P4">Он ответил, что не помнит, и что, скорее всего, потерял его.</text:p>
      <text:p text:style-name="P4">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4">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4">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4"><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4">Я очень захотела посмотреть ему в глаза. Отчетливо помню, что это желание появилось у меня сразу после прочтения той переписки.</text:p>
      <text:p text:style-name="P4">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4">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4">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4">Я была в ее глазах загнанным зверем, и, стало быть, моя любовь была настолько сильной, что со стороны пугала.</text:p>
      <text:p text:style-name="P4">О чем она думала? Думала, что я захочу его порезать так же, как порезала себе руку? Я с поломанными пальцами <text:s/>держала его всем своим весом, чтоб он, ни в коем случае <text:soft-page-break/>не упал, не поранился, не разбился, чтобы придти и поранить? Где логика?!</text:p>
      <text:p text:style-name="P4">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4">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4">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4">Тогда она обыскивала зависимое слабое безвольное ничтожество, которое отчаянно хотело заслужить милость хозяина.</text:p>
      <text:p text:style-name="P4">Тщательно осмотрев меня, она его позвала.</text:p>
      <text:p text:style-name="P54">* * *</text:p>
      <text:p text:style-name="P4">Вспоминаю и улыбаюсь! Вот это мастерство! Сначала он не хотел выходить ко мне. Он боялся меня! Он согласился, но, конечно же, не без условий.</text:p>
      <text:p text:style-name="P4">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4">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4">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4">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4">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4">Это высказанное вслух сомнение. Это всего лишь два коротких простых слова. Но давайте попробуем понять, какой смысл они несут.</text:p>
      <text:p text:style-name="P4"/>
      <text:p text:style-name="P58">«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8">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4">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4">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4">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4">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35353863" text:continue-numbering="true" text:style-name="диалог">
        <text:list-item>
          <text:p text:style-name="P94">Больше я не допущу такой ошибки!</text:p>
        </text:list-item>
      </text:list>
      <text:p text:style-name="P4">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4">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35338980" text:continue-numbering="true" text:style-name="диалог">
        <text:list-item>
          <text:p text:style-name="P94">Он любит! Я спрашивала у него, и он не сказал «нет»!!!</text:p>
        </text:list-item>
      </text:list>
      <text:p text:style-name="P4">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8">* * *</text:p>
      <text:p text:style-name="P4">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4"><text:soft-page-break/>Он говорил, что ему тоже без меня тяжело, что он тоже страдает. Он все повторял, что не может меня забыть и что любит меня, но «мы делаем друг друга несчастными», а потом обрывал связь, оставляя меня в полном безумии.</text:p>
      <text:p text:style-name="P4">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4">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78"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4">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4">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4"><text:span text:style-name="T2">Случайно</text:span> проболтался?..</text:p>
      <text:p text:style-name="P4">Понимая, сколько времени ему идти, я мигом вызвала такси и поехала к нему.</text:p>
      <text:p text:style-name="P4">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5">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5">показалось</text:span></text:span><text:span text:style-name="T25">.</text:span></text:p>
      <text:p text:style-name="P4">Я ждала его еще примерно <text:span text:style-name="T11">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4">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4">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4">Таксист оказался приятным человеком и очень неравнодушным, несмотря на молодой возраст. Я спросила его, не спешит ли он:</text:p>
      <text:list xml:id="list35351314" text:continue-numbering="true" text:style-name="диалог">
        <text:list-item>
          <text:p text:style-name="P94">Мне нужно с кем-нибудь поговорить...</text:p>
        </text:list-item>
      </text:list>
      <text:p text:style-name="P4">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4"><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4">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4">И вот он мне говорит:</text:p>
      <text:list xml:id="list35367857" text:continue-numbering="true" text:style-name="диалог">
        <text:list-item>
          <text:p text:style-name="P94">А это не он идет?</text:p>
        </text:list-item>
      </text:list>
      <text:p text:style-name="P4">Я обернулась и увидела <text:span text:style-name="T2">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4">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4">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4">Забавно, ведь позже у меня получится свести все эти обстоятельства в одну целую картину. Всему ведь есть объяснение, не так ли?</text:p>
      <text:p text:style-name="P4"><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4">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4">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4">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4">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с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4">Попробую сформулировать мысли, которые тогда орудовали в моей голове:</text:p>
      <text:list xml:id="list35336974" text:continue-numbering="true" text:style-name="диалог">
        <text:list-item>
          <text:p text:style-name="P94"><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4">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4">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4">Прошло меньше года, а я ловлю себя на мысли, что я совсем другая. Не та, какую он бы хотел видеть — безвольная, а та я, которая была <text:span text:style-name="T2">до него</text:span> — сильная, упрямая, самодостаточная. И мне действительно сложно понять, как я могла тогда такое допустить...</text:p>
      <text:p text:style-name="P4">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4">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4"><text:soft-page-break/>Что я могу сказать — я повелась и нет мне оправдания.</text:p>
      <text:p text:style-name="P4">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4">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4">Он безжалостно «добивал» мою психику, втаптывая меня в землю огромным молотом своих издевательств.</text:p>
      <text:p text:style-name="P4">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4">—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4">Он высказал свою уверенность в том, что в этом случае между нами не может ничего быть и — попросил уйти. Ба-бах.</text:p>
      <text:p text:style-name="P54"><text:soft-page-break/>* * *</text:p>
      <text:p text:style-name="P4">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4">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4">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4">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4">К слову, я понимала это, но сидеть спокойно не могла, меня трусило изнутри, заставляя качаться. Я не могла остановиться.</text:p>
      <text:p text:style-name="P4">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35343165" text:continue-numbering="true" text:style-name="диалог">
        <text:list-item>
          <text:p text:style-name="P94">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4"><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4">Они пообещали, что я буду спать 6 часов. Я проспала около 3-х и была им безумно за это благодарна. Наконец это был здоровый крепкий сон!</text:p>
      <text:p text:style-name="P4">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4">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4">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4">Эта цифра оказалась приемлемой и для меня и для врача.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text:soft-page-break/>жет. Успокаивающим и мягким голосом он попросил меня вкратце описать проблему и назначил первый сеанс.</text:p>
      <text:p text:style-name="P4">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4">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1">выслушал</text:span> и ни разу не перебил.</text:p>
      <text:p text:style-name="P4">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4">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78" text:outline-level="2"><text:s/><text:bookmark-start text:name="Glava_17__Ia_vsie_ponial"/>Глава 17. <text:line-break/>Я все понял<text:bookmark-end text:name="Glava_17__Ia_vsie_ponial"/></text:h>
      <text:p text:style-name="P4">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4">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4">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4">Я не понимала, что бы это могло значить:</text:p>
      <text:list xml:id="list35363355" text:continue-numbering="true" text:style-name="диалог">
        <text:list-item>
          <text:p text:style-name="P94">Я хочу провести с тобой ночь, но тебе это вряд ли понравится...</text:p>
        </text:list-item>
      </text:list>
      <text:p text:style-name="P4">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4">На сообщение я ответила, что не девочка на побегушках и не прибегу по первому зову.</text:p>
      <text:list xml:id="list35340476" text:continue-numbering="true" text:style-name="диалог">
        <text:list-item>
          <text:p text:style-name="P94"><text:soft-page-break/>Тебе что, потрахаться не с кем? — спросила я его.</text:p>
        </text:list-item>
      </text:list>
      <text:p text:style-name="P43">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4">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4">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5">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5">ждала</text:span></text:span><text:span text:style-name="T25">. Конечно же он опоздал.</text:span></text:p>
      <text:p text:style-name="P4">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4">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2">изображал </text:span><text:span text:style-name="T5">этот любящий взгляд, отрепетировав его перед зеркалом.</text:span></text:p>
      <text:p text:style-name="P42"><text:soft-page-break/>Завязался разговор. Я отметила про себя, будто разговариваю с незнакомым мне человеком. Но тогда меня это порадовало.</text:p>
      <text:p text:style-name="P24">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4">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4">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4">Я остро ощущала, что взяла верх. Я перестала ему звонить и писать. Я полностью пропала и начала строить свою жизнь заново, и он понял, что меня потерял. Потерял источник энергии для себя.</text:p>
      <text:p text:style-name="P4">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4">Растерянность. Вот что было на его лице. Я могла им играться первый раз за все время нашего с ним знакомства. <text:soft-page-break/>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4">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4">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4">Ну ведь правильно же? Смысл именно такой получается?</text:p>
      <text:p text:style-name="P4">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35342046" text:continue-numbering="true" text:style-name="диалог">
        <text:list-item>
          <text:p text:style-name="P94">Ты очень хорошо выглядишь.</text:p>
        </text:list-item>
        <text:list-item>
          <text:p text:style-name="P94">Я очень за тобой соскучился.</text:p>
        </text:list-item>
        <text:list-item>
          <text:p text:style-name="P94">Я рад, что ты согласилась со мной встретиться.</text:p>
        </text:list-item>
      </text:list>
      <text:p text:style-name="P4">Все это свидетельствовало о том, что он тоже рад — и я была рада вдвойне. Он спросил меня, чем я занимаюсь, и я начала перечислять:</text:p>
      <text:list xml:id="list35351391" text:continue-numbering="true" text:style-name="диалог">
        <text:list-item>
          <text:p text:style-name="P94"><text:soft-page-break/>По понедельникам, средам и пятницам я хожу на бокс, по субботам работаю в кофейне, по воскресеньем уроки игры на гитаре, четверги оставила для встреч с друзьями...</text:p>
        </text:list-item>
        <text:list-item>
          <text:p text:style-name="P94">А по вторникам? — спросил он.</text:p>
        </text:list-item>
        <text:list-item>
          <text:p text:style-name="P94">А по вторникам я хожу на сеансы к психологу...</text:p>
        </text:list-item>
      </text:list>
      <text:p text:style-name="P4">Он был удивлен. Я увидела на его лице — радость. Тогда я еще, по наивности своей, объясняла это тем, что он рад за <text:span text:style-name="T5">меня</text:span>, ведь я наконец-то решила избавиться от своего недуга — чрезмерной эмоциональности! Наконец-то набралась ума!..</text:p>
      <text:p text:style-name="P4">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4">Хорошая, симпатичная, не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4">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4">Крючок, который я вырвала с мясом еще пару недель назад, сейчас заглатывала еще с большим аппетитом, а он в <text:soft-page-break/>это время еще больше наслаждался предвкушением победы в собственной игре. О, да! Игра еще не закончилась.</text:p>
      <text:h text:style-name="P78" text:outline-level="2"><text:s/><text:bookmark-start text:name="Glava_18__A_zachiem_vam_Ona_"/>Глава 18. <text:line-break/>А зачем вам Она?<text:bookmark-end text:name="Glava_18__A_zachiem_vam_Ona_"/></text:h>
      <text:p text:style-name="P4">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Нет! Слушая меня он <text:span text:style-name="T2">изображал</text:span> мне свое сожаление, что все так вышло, но так и не высказал его вслух. Очередная демонстрация.</text:p>
      <text:p text:style-name="P4">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4">Он так уверенно втирал мне, что я ненормальная, что заигрался и не до конца продумал линию своего поведения на приеме у врача. Я его замечания хавала столовой ложкой каждый день, беспрекословно веря его обвинениям... Да! Я была слепой дурой, а человек, который изо дня в день помогает людям справиться с их проблемами — опытный и квалифицированный специалист в своем деле. Это не тот человек, которым можно манипулировать.</text:p>
      <text:p text:style-name="P4"><text:soft-page-break/>Итак, мы идем к психологу. Оба. Добровольно. Это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4">Цель психолога — получить доверие пациента. Пациент откроется только тому человеку, которому доверяет. Наша с благоверным ситуация — разносторонняя. Его позиция кардинально отличается от моей. Мы оба страдали в отношениях. Я — от его давления (хотя тогда я думала, что страдаю от своей ущербности), а он, собственно, от моей ущербности. Доктор помогал мне справиться с моими мучениями, понимая их природу, а значит и, если можно так сказать, был на моей стороне в борьбе с ними.</text:p>
      <text:p text:style-name="P4">Но на сцену выходит новый персонаж. И у него своя собственная история, которая имеет право на существование. Поэтому да — я посчитала, что будет справедливо не мешать моему благоверному открыться доктору и излить душу. Я же думала, что мы идем туда вместе решать проблему...</text:p>
      <text:p text:style-name="P4">Накануне встречи я позвонила доктору и предупредила, что на следующем сеансе буду не одна и предложила оставить их наедине, дабы они могли познакомиться. Доктор со мной согласился, и мы договорились, что около получаса ему должно хватить.</text:p>
      <text:p text:style-name="P4">Я переживала. Любимый демонстрировал мне свое желание все исправить, а я искренне на все это велась. Я была несказанно счастлива! Дура.</text:p>
      <text:p text:style-name="P4"><text:soft-page-break/>Мы пришли к психологу. Теперь я могу только предполагать его (психолога) реакцию. Он на протяжении нескольких сеансов слушал мою историю, о том, как мне больно, видел мои слезы, пытался помочь мне разъяснить мое непонимание происходящего... Мои рассказы ведь были лишь об одном — я не понимаю, почему так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4">Для меня было лишком много непонимания. Слишком сильной была моя боль. Но благодаря усилиям доктора я начала «поправляться» и постепенно, как говорится — встала на ноги.</text:p>
      <text:p text:style-name="P4">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4">Доктор <text:span text:style-name="T2">уже</text:span> знает, что я снова подсела на крючок, ведь он видит и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4">Мы здороваемся с ним, проходим в кабинет, и тут я уже «намылилась» уходить, дабы оставить их наедине, но доктор сказал:</text:p>
      <text:list xml:id="list35367524" text:continue-numbering="true" text:style-name="диалог">
        <text:list-item>
          <text:p text:style-name="P94">Останьтесь, Яна...</text:p>
        </text:list-item>
      </text:list>
      <text:p text:style-name="P4">Я не стала возражать, хоть и растерялась, ведь мы же договорились. Я просто хотела, чтобы все было искренне и <text:soft-page-break/>честно. Я не хотела, чтобы любимый чувствовал неудобство от моего присутствия, рассказывая при мне о наших проблемах.</text:p>
      <text:p text:style-name="P4">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4">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4">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4">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4">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4">Ну и, конечно, при этом он нежно и успокаивающе поглаживал мою руку, периодически целовал в висок, <text:soft-page-break/>слегка приобняв, но не останавливался в своем повествовании. Ми-ми-мишность зашкаливает!</text:p>
      <text:p text:style-name="P4">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4">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4">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4">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text:span text:style-name="T2">настолько</text:span> больно, когда он ушел, что я, не отдавая отсчет своим действиям, была готова сделать все, чтоб эта боль утихла. Делая ударение на слове «все».</text:p>
      <text:p text:style-name="P4">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4">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4"><text:soft-page-break/>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35337264" text:continue-numbering="true" text:style-name="диалог">
        <text:list-item>
          <text:p text:style-name="P94">А скажите мне, пожалуйста, зачем вам Яна?</text:p>
        </text:list-item>
        <text:list-item>
          <text:p text:style-name="P94">В смысле: «зачем мне Яна»? <text:span text:style-name="T14">Я ее люблю! — его ответ сопровождался задорными смешками.</text:span></text:p>
        </text:list-item>
        <text:list-item>
          <text:p text:style-name="P94">Вот вы говорите, что Яна очень плохая: обижает вас и неправильно себя ведет. Делает вас несчастным... Так зачем она вам?</text:p>
        </text:list-item>
      </text:list>
      <text:p text:style-name="P4">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4">«Я ее люблю!..» — вот что отвлекло меня от их беседы. После этих слов я закрыла свой блокнотик с заметками и отложила в сторону.</text:p>
      <text:p text:style-name="P4">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4">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4">Это были вполне обоснованные беспристрастные попытки доктора научными методами позволить человеку открыться.</text:p>
      <text:p text:style-name="P4"><text:soft-page-break/>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4">Было очень много эмоций, и, по видимому, всё, что происходило потом было не настолько важным, чтоб это запомнить.</text:p>
      <text:p text:style-name="P4">И вот мы это сделали. Общими усилиями — его и моими, мы помирились.</text:p>
      <text:p text:style-name="P4">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4">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4">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4">Спустя недели три мне позвонил психолог. Я сразу начала извиняться, за то, что мы пропали, говорила, что у нас <text:soft-page-break/>все хорошо и, вроде как, пока нам это не нужно... Но доктор ответил, что мне уже и не нужно к нему ходить.</text:p>
      <text:list xml:id="list35364092" text:continue-numbering="true" text:style-name="диалог">
        <text:list-item>
          <text:p text:style-name="P94">С вами все в полном порядке, Яна, — сказал он, — но вот Его я бы хотел видеть.</text:p>
        </text:list-item>
      </text:list>
      <text:p text:style-name="P4">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4">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4">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4">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4">Он всячески давал мне понять, с кем я имею дело, но врачебная этика запрещает делать это напрямую.</text:p>
      <text:h text:style-name="P78" text:outline-level="2"><text:s/><text:bookmark-start text:name="Glava_19__Ia_podumaiu"/>Глава 19. <text:line-break/>Я подумаю<text:bookmark-end text:name="Glava_19__Ia_podumaiu"/></text:h>
      <text:p text:style-name="P4">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4">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4">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4">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4">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4">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4">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4">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4">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4">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4">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4"><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4">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то всегда хотелось сказать... Что тут скажешь? Девочки...</text:p>
      <text:p text:style-name="P4">И вот я стою и рыдаю от счастья. Он спрашивает меня, выйду ли я за него. Я говорю: «Я подумаю...», как в своей заветной мечте...</text:p>
      <text:p text:style-name="P4">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4">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4">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4">Конечно, все были на эмоциях и пошли курить. Мы собираемся на террасе, я трепещу от счастья, мы закуриваем и я спрашиваю...</text:p>
      <text:list xml:id="list35356682" text:continue-numbering="true" text:style-name="диалог">
        <text:list-item>
          <text:p text:style-name="P94"><text:soft-page-break/>Котик, а когда ты принял такое решение — на мне жениться?</text:p>
        </text:list-item>
        <text:list-item>
          <text:p text:style-name="P94">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4">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4">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4">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4">Да, этим он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Еще всего каких-то пять минут назад я говорила «Да» любви всей моей жизни, без малейшей тени сомнения, и вот, даже не успев докурить ту самую сигарету, я четко осознала что:</text:p>
      <text:list xml:id="list35368648" text:continue-list="list35349981" text:style-name="List_20_1">
        <text:list-item>
          <text:list>
            <text:list-item>
              <text:p text:style-name="P95">мне это не нравится;</text:p>
            </text:list-item>
            <text:list-item>
              <text:p text:style-name="P95">это ненормально.</text:p>
            </text:list-item>
          </text:list>
        </text:list-item>
      </text:list>
      <text:p text:style-name="P4"><text:soft-page-break/>Очень помню тот день и ту эмоцию. Могу ее описать так, как будто бы у меня включился инстинкт самосохранения. Да, как только он одел мне кольцо на палец, я осознала, 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4">Что тут скажешь — к сестре уже так просто не сбежишь. И я стала думать головой, а не слепым любящим сердцем.</text:p>
      <text:p text:style-name="P4">Я невеста. Это непривычно!</text:p>
      <text:list xml:id="list35342927" text:continue-list="list35356682" text:style-name="диалог">
        <text:list-item>
          <text:p text:style-name="P94">Ну и когда же мы поженимся? — спросила я.</text:p>
        </text:list-item>
        <text:list-item>
          <text:p text:style-name="P94">Давай летом. — предложил он.</text:p>
        </text:list-item>
      </text:list>
      <text:p text:style-name="P4">Отличная идея.</text:p>
      <text:p text:style-name="P4">Я не знаю, как мы вообще до лета дожили.</text:p>
      <text:h text:style-name="P78" text:outline-level="2"><text:s/><text:bookmark-start text:name="Glava_20__Mien_shie_niuansov"/>Глава 20. <text:line-break/>Меньше нюансов<text:bookmark-end text:name="Glava_20__Mien_shie_niuansov"/></text:h>
      <text:p text:style-name="Эпиграф_20__2b__20_автор">Весна покажет кто где срал.</text:p>
      <text:p text:style-name="Эпиграф_20_-_20_автор">Народная поговорка</text:p>
      <text:p text:style-name="P4">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4">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4">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4">В общем, она говорила о том, что это была бы прекрасная возможность — ничего не потерять, подумай она об <text:soft-page-break/>этом раньше. А мой жених поддакивал ей, пока я сидела и молча слушала.</text:p>
      <text:p text:style-name="P4">Я старомодна, стало быть. Я не влюбчивая. Для меня брак на всю жизнь, — думала я. Понимая, как ей плохо и что ей просто необходимо выговориться, я ничего не говорила, а просто сидела и слушала. До тех пор, пока меня не начали втягивать в этот разговор силой — мой жених.</text:p>
      <text:p text:style-name="P4">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4">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4">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4">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4">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35336744" text:continue-numbering="true" text:style-name="диалог">
        <text:list-item>
          <text:p text:style-name="P94"><text:soft-page-break/>Так будет меньше нюансов при разводе! — сказал он мне.</text:p>
        </text:list-item>
      </text:list>
      <text:p text:style-name="P4">Я не выдержала и сказала, что если он хочет «подстраховаться», то пусть составляет сам этот договор, но чтоб моего имени там не было:</text:p>
      <text:list xml:id="list35354183" text:continue-numbering="true" text:style-name="диалог">
        <text:list-item>
          <text:p text:style-name="P94">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4">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4">Он был взбешен. Я потом горько поплатилась за эту свою «выходку». Завтра меня попытаются снова выгнать из дома.</text:p>
      <text:p text:style-name="P48">* * *</text:p>
      <text:p text:style-name="P40">У меня сохранилась переписка, где на следующий день он идет на попятную — забирает свои слова назад:</text:p>
      <text:list xml:id="list35354153" text:continue-numbering="true" text:style-name="диалог">
        <text:list-item>
          <text:p text:style-name="P94">...Я не хотел никогда никаких бумажек. Вчера это был просто разговор, из которого ты нашифровала!</text:p>
        </text:list-item>
        <text:list-item>
          <text:p text:style-name="P94">«Просто разговор» заканчивается на фразе «мне не приятен этот разговор», — отвечаю я, — а не длится до <text:soft-page-break/>трех ночи со словами «да как ты не понимаешь?..» учитывая факт того, что мне рано вставать. Так что ничего я себе не нашифровывала.</text:p>
        </text:list-item>
        <text:list-item>
          <text:p text:style-name="P94">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94">Меня такое отношение мягко говоря не устраивает! Что-то ты часто уходишь от своих <text:s/>слов! С аргументом: «Я ляпнул не подумав»...</text:p>
        </text:list-item>
        <text:list-item>
          <text:p text:style-name="P94">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 это плохая причина.</text:p>
        </text:list-item>
        <text:list-item>
          <text:p text:style-name="P109"><text:span text:style-name="T25">Если бы этот разговор был </text:span><text:span text:style-name="_30__20_Text"><text:span text:style-name="T25">до</text:span></text:span><text:span text:style-name="T25"> твоего предложения — сказала бы!</text:span></text:p>
        </text:list-item>
        <text:list-item>
          <text:p text:style-name="P94">Поэтому я не понимаю, почему ты так упорно ее пытаешься пропихнуть, когда причина не в этом!? — он стоит на своем.</text:p>
        </text:list-item>
        <text:list-item>
          <text:p text:style-name="P94">Короче, хватит. Мне надоело. Мне тут работать надо... — попыталась я закончить этот бред.</text:p>
        </text:list-item>
      </text:list>
      <text:p text:style-name="P4">Что мы видим?</text:p>
      <text:p text:style-name="P5">«Я не хотел никогда никаких бумажек.»</text:p>
      <text:p text:style-name="P4">Он пытается убедить меня в том, что я услышала не то, что услышала.</text:p>
      <text:p text:style-name="P5"><text:soft-page-break/>«Но думать, что я всерьез намерен с тобой договор заключать это плохая причина... Когда причина не в этом.»</text:p>
      <text:p text:style-name="P4">«Всерьез намерен?»... А что, можно быть намеренным не всерьез?</text:p>
      <text:p text:style-name="P4">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эту «крутую» идею — для него намерения «не всерьез»? Это что ж получается? Что мне еще повезло?!</text:p>
      <text:p text:style-name="P4">В то же время, фраза «Когда причина не в этом» несет в себе смысл, что есть, якобы, какая-то <text:span text:style-name="T2">другая неизвестная причина</text:span>, которая, на самом деле, является <text:span text:style-name="T5">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4">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4">Я ничего не упустила? Ах да — куда я только смотрела?!</text:p>
      <text:p text:style-name="P5">«Вчера это был просто разговор, из которого ты нашифровала.»</text:p>
      <text:p text:style-name="P4">Ну понятно. Тут он пытается внушить мне, что я ненормальная, верю в то, чего, на самом деле, не было... Все стандартно.</text:p>
      <text:p text:style-name="P5">«Думал проснется — может дойдет.»</text:p>
      <text:p text:style-name="P4">Обвинение в тупости: до тебя не доходит, ведь ты тупая.</text:p>
      <text:p text:style-name="P5"><text:soft-page-break/>«Скажет, чет реально мне пригорело. А нет. Набрала аргументов и говна на лопате на!»</text:p>
      <text:p text:style-name="P4">Обвинение в иррациональности, тупости, конфликтности, необоснованности в суждениях. Ну и, конечно, маска «жертвы»: поливаешь меня говном.</text:p>
      <text:p text:style-name="P5">«Главное, что ты права.»</text:p>
      <text:p text:style-name="P4">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5">«А чего ты не сказала «нет», мне чисто интересно? Дай угадаю. Ты про бумажки не знала?»</text:p>
      <text:p text:style-name="P4">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5">«Дурацкие разговоры были всегда.»</text:p>
      <text:p text:style-name="P4">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5">«Поэтому я не понимаю, почему ты так упорно ее (причину) пытаешься пропихнуть.»</text:p>
      <text:p text:style-name="P4">Это попытка убедить меня в том, что я агрессор и просто не знаю, как его бросить,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4"><text:soft-page-break/>* * *</text:p>
      <text:p text:style-name="P4">Его инфантильность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4">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4">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5">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5">причины</text:span></text:span><text:span text:style-name="T25"> подобных моих действий его не интересуют.</text:span></text:p>
      <text:p text:style-name="P4">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35361854" text:continue-numbering="true" text:style-name="диалог">
        <text:list-item>
          <text:p text:style-name="P94">Когда вещи заберешь? — пишет он в тот же день.</text:p>
        </text:list-item>
        <text:list-item>
          <text:p text:style-name="P94"><text:soft-page-break/>Сегодня, — отвечаю я, на что он отвечает:</text:p>
        </text:list-item>
        <text:list-item>
          <text:p text:style-name="P94">Целую в шею...</text:p>
        </text:list-item>
      </text:list>
      <text:p text:style-name="P4">Понимаете, что происходит!? Он выгоняет меня, я с этим соглашаюсь, но он тут же, получив мое согласие, делает «шаг на встречу» и забирает свои слова назад, с единственной целью — зацепить меня. Напоминает ту историю: «Нас любят. В нас верят... Ты умница...» не так ли?</text:p>
      <text:p text:style-name="P4">Но в этот раз он ушел не на кухню, спать в своем засаленном спальнике. Он ушел к друзьям, и выключил телефон, когда я попыталась заставить его придти домой и расставить все точки над «i».</text:p>
      <text:p text:style-name="P4">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35363218" text:continue-numbering="true" text:style-name="диалог">
        <text:list-item>
          <text:p text:style-name="P94">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4">Мне должно быть стыдно, наверное, за то, что я такая слабачка и не смогла еще на первых порах прекратить эти отношения.</text:p>
      <text:p text:style-name="P4">Еще когда он запретил мне приглашать друзей на мой день рождения.</text:p>
      <text:p text:style-name="P4"><text:soft-page-break/>За то, что вернулась к нему, когда он переступал через меня две недели после операции.</text:p>
      <text:p text:style-name="P4">Когда он говорил со мной о измене и пытался склонить меня к групповухе.</text:p>
      <text:p text:style-name="P4">Из-за того, что я на протяжении трех лет просила у него прощение за его жестокое обращение со мной...</text:p>
      <text:p text:style-name="P4">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4">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и крепенько уснула. Он разбудил меня, чтобы покормить. Принес мне окрошку в постель. Так заботливо кормил меня с ложки...</text:p>
      <text:p text:style-name="P4">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4">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78"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3">«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4"><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4">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4"/>
      <text:p text:style-name="P63">«Мы все должны бояться злых людей. Но есть другое зло, которого мы должны бояться еще больше. Это зло — равнодушие хороших людей.»</text:p>
      <text:p text:style-name="P46">Х/Ф «Святые из Бундока»</text:p>
      <text:p text:style-name="P46"/>
      <text:p text:style-name="P4">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4">Абьюзер игр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4">Он говорит то, что в конкретный момент выгоднее всего сказать, и получает свою награду — признание в нем достойного человека окружающими.</text:p>
      <text:p text:style-name="P4">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4">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4">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4">Проблема его провала в том, что он не заботится о завтрашнем дне. Ему важно быть уважаемым здесь и сейчас.</text:p>
      <text:p text:style-name="P4">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8"><text:soft-page-break/>* * *</text:p>
      <text:p text:style-name="P4">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как вы помните, обыскивала меня, как сумасшедшую...</text:p>
      <text:p text:style-name="P4">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4">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35356896" text:continue-numbering="true" text:style-name="диалог">
        <text:list-item>
          <text:p text:style-name="P94">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4">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4">Когда я ее увидела, то поняла о чем все говорили. Ее состояние и правда было плачевным, причем в прямом смысле — увидев меня она тут же разрыдалась, всхлипывая мне <text:soft-page-break/>в куртку, когда я ее обняла. Ее здорово потрепало, как и меня еще пару месяцев назад, когда я попросила вызвать себе скорую.</text:p>
      <text:p text:style-name="P4">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4">Ее состояние было очень похожим на мое еще пару месяцев назад, когда я отчаянно пыталась понять, что же происходит в моей жизни. Она также винила во всем себя. Как-то вечером мы разговаривали об этом. Я не выдержала и сказала:</text:p>
      <text:list xml:id="list35349328" text:continue-numbering="true" text:style-name="диалог">
        <text:list-item>
          <text:p text:style-name="P94">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4">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4">В общем, мы разобщались и начали дружить. Как-то мы втроем сидели у нас, как всегда о чем-то общались и она мне говорит, мол:</text:p>
      <text:list xml:id="list35338359" text:continue-numbering="true" text:style-name="диалог">
        <text:list-item>
          <text:p text:style-name="P94">Давай завтра созвонимся и обсудим <text:span text:style-name="T50">&lt;</text:span>уже не помню что<text:span text:style-name="T50">&gt;</text:span>...</text:p>
        </text:list-item>
        <text:list-item>
          <text:p text:style-name="P94"><text:soft-page-break/>Давай, — отвечаю я, — только ты сначала мой номер из черного списка удали — потом и созвонимся...</text:p>
        </text:list-item>
      </text:list>
      <text:p text:style-name="Text_20_body"><text:span text:style-name="T25">И тут я увидела ее </text:span><text:span text:style-name="T30">Л</text:span><text:span text:style-name="_30__20_Text"><text:span text:style-name="T30">ицо</text:span></text:span><text:span text:style-name="T32">...</text:span><text:span text:style-name="T25"> Она совершенно не понимала, о чем я говорю. А мой суженый сидел на полу на подушках, пафосно так курил, и на выдохе так сказал:</text:span></text:p>
      <text:list xml:id="list35337035" text:continue-numbering="true" text:style-name="диалог">
        <text:list-item>
          <text:p text:style-name="P94">Это я тебя заблокировал у нее на телефоне.</text:p>
        </text:list-item>
      </text:list>
      <text:p text:style-name="P4">И тут уже <text:span text:style-name="T2">я </text:span>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4">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4">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4">Ему было невыгодно, чтобы мы поддерживали связь, ведь тогда бы я узнала, как, по его словам, он «познаёт себя». Но об этом позже.</text:p>
      <text:p text:style-name="P4">Однако, с другой стороны он уговаривал меня с ней помириться. Зная, что она была-таки свидетелем его похождений, он настаивал на нашем общении с ней. Что это? Спортивное любопытство? Или банальная тупость? В любом <text:soft-page-break/>случае, если бы не его настойчивость, кто знает, как сложилась бы дальше моя судьба, будь я сейчас с ним. Жена его друга в тот момент определенно стала ключевым персонажем всей этой грязной истории.</text:p>
      <text:p text:style-name="P4">Ему и это сошло с рук, ведь он снова, как и всегда одел маску «жертвы». Он оправдался тем, что, по его словам, не знал, как со мной быть. Поэтому, он просто отрезал меня от себя и от тех, кто мог мне помочь.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Он нашел выход в кнопке на чужом смартфоне и «выключил» меня.</text:p>
      <text:p text:style-name="P4">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4">Много. Много вечеров мы провели вместе. Из нас получилась отличная троица. Мы все такие разные, но время проводили комфортно. Мне нравилось то время. Казалось, все стабильно.</text:p>
      <text:p text:style-name="P4">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4"><text:soft-page-break/>* * *</text:p>
      <text:p text:style-name="P4">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4">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4">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убитого медведя, и ждали пока эта ситуация разрешится.</text:p>
      <text:p text:style-name="P4">Но это оказалось очередным увиливанием, ведь когда он получил свои деньги, то я услышала следующее:</text:p>
      <text:p text:style-name="P4">— «Ведьмак 3»<text:note text:id="ftn12"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4"><text:soft-page-break/>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4">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4">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8">* * *</text:p>
      <text:p text:style-name="P4">Вскоре наши друзья позвали нас на уикенд с палатками на море. Были какие-то государственные праздники и у нас получилось около четырех свободных дней...</text:p>
      <text:p text:style-name="P4">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4">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4"><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4">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35341546" text:continue-numbering="true" text:style-name="диалог">
        <text:list-item>
          <text:p text:style-name="P94">Да, мать, ты такая сильная! Я бы так не смогла...</text:p>
        </text:list-item>
        <text:list-item>
          <text:p text:style-name="P94">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4">Я бы не смогла простить, но ты молодец!</text:p>
        </text:list-item>
        <text:list-item>
          <text:p text:style-name="P94">Что простить?</text:p>
        </text:list-item>
        <text:list-item>
          <text:p text:style-name="P94">Ну, он ведь трахал двух баб...</text:p>
        </text:list-item>
      </text:list>
      <text:p text:style-name="P4">Она продолжала что-то говорить, а я «застряла» на этой фразе. Даже не знаю сколько времени прошло, когда я спросила:</text:p>
      <text:list xml:id="list35354355" text:continue-numbering="true" text:style-name="диалог">
        <text:list-item>
          <text:p text:style-name="P94">Что значит — трахал двух баб?</text:p>
        </text:list-item>
      </text:list>
      <text:p text:style-name="P4">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4"><text:soft-page-break/>Я посмотрела на нее. Она такая маленькая, потрепанная жизнью, сидела и смотрела на мена испуганно-удивленными глазами... Она не знала.</text:p>
      <text:p text:style-name="P4">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4">Многое прояснилось. Пазлики начали становиться по своим местам. Тогда, на ее кухне, я была уверена, что это все пазлы, но я и представить себе не могла, каких размеров получится картина.</text:p>
      <text:list xml:id="list35366048" text:continue-numbering="true" text:style-name="диалог">
        <text:list-item>
          <text:p text:style-name="P94">Рассказывай! Рассказывай все!</text:p>
        </text:list-item>
      </text:list>
      <text:p text:style-name="P4">Тогда я узнала, чем он занимался те два месяца — развлекался. Сайт знакомств и вперед к новым экземплярам, на встречу к самоутверждению, познавать себя... Nosce te ipsum! Хах! Вот оно что!</text:p>
      <text:p text:style-name="P4">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4">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4"><text:soft-page-break/>* * *</text:p>
      <text:p text:style-name="P4">Ох, в тот вечер я узнала еще кое что от нее. Это был еще один удар для меня. Я поняла, что живу с предателем, с жестоким человеком.</text:p>
      <text:p text:style-name="P4">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4">Его Жена тяжело переживала эту его заведомо-провальную попытку «наладить отношения». Будучи человеком рассудительным, спокойным и умным, она понимала, что такие методы <text:s/>«все исправить» делают только хуже. Проблемы надо решать, а не убегать от них.</text:p>
      <text:p text:style-name="P4">Итак, на ее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4">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4">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35366649" text:continue-numbering="true" text:style-name="диалог">
        <text:list-item>
          <text:p text:style-name="P94">Все в порядке;</text:p>
        </text:list-item>
        <text:list-item>
          <text:p text:style-name="P94">Ты себе накручиваешь;</text:p>
        </text:list-item>
        <text:list-item>
          <text:p text:style-name="P94"><text:soft-page-break/>Ты придумываешь драму на пустом месте;</text:p>
        </text:list-item>
        <text:list-item>
          <text:p text:style-name="P94">Ты паришься без причины...</text:p>
        </text:list-item>
        <text:list-item>
          <text:p text:style-name="P94">и так далее по тексту выше/ниже — стандартные фразочки.</text:p>
        </text:list-item>
      </text:list>
      <text:p text:style-name="P4">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4">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4">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4">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4">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4">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text:soft-page-break/>вость в любом ее проявлении — потребую вмешаться или вмешаюсь сама.</text:p>
      <text:p text:style-name="P4">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4">В конце концов, проявив желание помириться со мной, она шла ко мне навстречу — раз; ей было очень плохо и я хотела ей помочь — два; я хотела для себя прояснить причину ее действий — три.</text:p>
      <text:p text:style-name="P4">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4">Я ее простила, как оказалось, за то, чего она не делала. Мне жаль.</text:p>
      <text:p text:style-name="P4">Дальше она стала нашим частым гостем. Я проводила с ней прекрасные вечера, в один из которых, даже не помню как, я <text:span text:style-name="T2">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4">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2">она </text:span><text:soft-page-break/><text:span text:style-name="T2">узнала в тот вечер от меня</text:span>. И сказала она мне это в догонку к информации «он трахал двух баб».</text:p>
      <text:p text:style-name="P4">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4">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4">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4">* * *</text:p>
      <text:p text:style-name="P4">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4">Он понимал, что я не смогу стоять в сторонке и наблюдать, как она сходит с ума. Он понимал, что я потребую рассказать ей все. Он не знал, что мы разобщаемся на<text:soft-page-break/>столько, что начнем разговаривать на такие деликатные темы, как измены и предательства.</text:p>
      <text:p text:style-name="P4">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4">Мало того, помните ту ночь, когда я ждала его на коврике под входной дверью пока он пешком шел домой? Оказалось, что погулять его попросили. Его друг со своей пассией хотели провести время вместе в его квартире, но приперлась я и нарушила всю идиллию.</text:p>
      <text:p text:style-name="P4">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4">Не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4">Не могу удержаться и не продублировать его любимую цитату:</text:p>
      <text:p text:style-name="P4"/>
      <text:p text:style-name="P63">«Мой колоссальный недостаток, — пояснил он (краснолюд Золтан — примеч. авт.), — в неизбывной доброте. Я прямо-таки не могу не творить добро. Од<text:soft-page-break/>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4">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4">Максимум, что абьюзер сделает — <text:span text:style-name="T2">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4">Но поверьте мне и моему горькому опыту, вы априори в проигрыше в своих попытках воззвать к его человечности.</text:p>
      <text:p text:style-name="P4">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4">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4"><text:soft-page-break/>Наши с ней ситуации похожи, и несложно объяснить и это — ее муж и мой несостоявшийся муж были лучшими друзьями. Не исключено, что они все это спланировали и отрабатывали каждый на своей бабе...</text:p>
      <text:p text:style-name="P54">* * *</text:p>
      <text:p text:style-name="P4">Вот так я сходила в душ к подруге. А ведь всего лишь горячую воду отключили. Не буду говорить о том, как мне было тяжело заставить себя вернуться домой. Как я себя убеждала не горячиться. Как я продолжала надеяться, что все это ложь... Как меня передернуло, когда я увидела его на пороге. Я была настолько опустошена этим стрессом, что просто вырубилась как только легла в кровать.</text:p>
      <text:p text:style-name="P4">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35338693" text:continue-numbering="true" text:style-name="диалог">
        <text:list-item>
          <text:p text:style-name="P94">Что с тобой? — спросил он, когда заметил, что со мной что-то не так.</text:p>
        </text:list-item>
      </text:list>
      <text:p text:style-name="P4">Я сослалась на плохой сон. Мне нужно было обо всем трезво подумать, а перед принятием важных решений не стоит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4"><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35340311" text:continue-numbering="true" text:style-name="диалог">
        <text:list-item>
          <text:p text:style-name="P94">И что тебе приснилось? — спросил он.</text:p>
        </text:list-item>
        <text:list-item>
          <text:p text:style-name="P94">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4">В смысле: «обманываю»? Что я тебе изменил?</text:p>
        </text:list-item>
        <text:list-item>
          <text:p text:style-name="P94">Да, — ответила я, — с темноволосой девочкой.</text:p>
        </text:list-item>
        <text:list-item>
          <text:p text:style-name="P94">Прекрати, это всего лишь сон, нам пора собираться. Не накручивай себе.</text:p>
        </text:list-item>
      </text:list>
      <text:p text:style-name="P4">Всю дорогу я ехала, как в воду опущенная. Мне было сложно понять, что со мной происходит. Вы спросите, что же тут непонятного. Вот тебе правда, вот тебе ответы... Но нет. Хах! Надежда! Тогда я все еще надеялась. А я вам хочу сказать, что надежда — это самый первый и самый главный предатель в таких делах. Надежда не умирает последней. Надежда убивает первой. Лишает бдительности. Замыливает глаза. И, когда тебе кажется, что все будет так, как ты хочешь, <text:span text:style-name="T14">то, на что ты надеешься — в это момент ты делаешь шаг в пропасть и ни о каком контроле над ситуацией не может быть и речи. Так вот я продолжала надеяться. </text:span>Я была растеряна, но полна решимости одновре<text:soft-page-break/>менно. Правда делает чудеса с человеком. Я люблю правду. Сила в правде. (С)<text:note text:id="ftn13"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5">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5">посмеялся</text:span></text:span><text:span text:style-name="T25">, обнял меня и попытался успокоить, мол — это всего лишь сон.</text:span></text:p>
      <text:list xml:id="list35359876" text:continue-numbering="true" text:style-name="диалог">
        <text:list-item>
          <text:p text:style-name="P94">Это тебе в голову солнышко припекло...</text:p>
        </text:list-item>
      </text:list>
      <text:p text:style-name="P4">В этот уикенд он был, как никогда — паинькой. О! Это нужно было видеть!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ной и моими чувствами снова.</text:p>
      <text:p text:style-name="P4">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4">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4"><text:soft-page-break/>Море было холодным, но мне понравилось отдыхать с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48">* * *</text:p>
      <text:p text:style-name="P4">По возвращении, я снова зашла к Жене Странного друга. К тому времени она покопалась по перепискам, и тогда я уже убедилась в том, что <text:span text:style-name="T14">жених мой</text:span> подбивал<text:span text:style-name="T14">-</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4">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4">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4">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text:soft-page-break/>уйти от темы. Записать разговор, как оказалось, вполне действенный способ лишить его этой возможности.</text:p>
      <text:p text:style-name="P4">Несколько минут он упрашивал меня выключить диктофон, потом сдался, со словами:</text:p>
      <text:list xml:id="list35354321" text:continue-numbering="true" text:style-name="диалог">
        <text:list-item>
          <text:p text:style-name="P94">Хрен с тобой — записывай... Ты вокруг меня плетешь какую-то западню...</text:p>
        </text:list-item>
      </text:list>
      <text:p text:style-name="P4">Вот так. Разговор еще не начался, а меня уже обвиняют. Маска «жертвы» уже красуется на его «благородном» лице.</text:p>
      <text:p text:style-name="P4">Приготовьтесь к тотальному абсурду, ведь я даже не знаю, получится ли у меня описать весь тот бред, который извергали его лживые уста.</text:p>
      <text:p text:style-name="P4">Разговор начался с моего вопроса:</text:p>
      <text:list xml:id="list35340330" text:continue-numbering="true" text:style-name="диалог">
        <text:list-item>
          <text:p text:style-name="P94">Есть ли что-то, что я должна знать, как твоя девушка, как твоя будущая жена? То, что может в будущем причинить мне боль?</text:p>
        </text:list-item>
      </text:list>
      <text:p text:style-name="P4">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4">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4">Вот несколько его реплик:</text:p>
      <text:list xml:id="list35366551" text:continue-numbering="true" text:style-name="диалог">
        <text:list-item>
          <text:p text:style-name="P109"><text:soft-page-break/><text:span text:style-name="T25">Я очень часто задумывался о том, что мне одиноко и мне хотелось бы с кем-нибудь переспать, </text:span><text:span text:style-name="T30">но эти попытки не увенчались успехом</text:span><text:span text:style-name="T25">. Назовем это так...</text:span></text:p>
        </text:list-item>
      </text:list>
      <text:p text:style-name="P4">«Назовем это так...» Как?</text:p>
      <text:p text:style-name="P4">Попытки? А они все-таки были?</text:p>
      <text:p text:style-name="P4">Не увенчались успехом? С чьей стороны?</text:p>
      <text:p text:style-name="P4">На что мне ответили:</text:p>
      <text:list xml:id="list35347029" text:continue-numbering="true" text:style-name="диалог">
        <text:list-item>
          <text:p text:style-name="P109"><text:span text:style-name="T25">Ну, тут не бывает почти. Либо было, либо не было, и под </text:span><text:span text:style-name="_30__20_Text"><text:span text:style-name="T25">было</text:span></text:span><text:span text:style-name="T25">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4">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35339964" text:continue-numbering="true" text:style-name="диалог">
        <text:list-item>
          <text:p text:style-name="P94">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4">«Говорят...». И снова триангуляция. По его мнению, я должна была смириться с этим общепринятым фактом, и <text:soft-page-break/>заткнуться. Вот эта его реплика даже сейчас для меня не понятна. Я хочу напомнить, что это цитата из записи с диктофона.</text:p>
      <text:p text:style-name="P4">В этой реплике он применяет сразу три приема.</text:p>
      <text:p text:style-name="P4"><text:span text:style-name="T8">Признание</text:span> — хотел потрахаться. Что звучит довольно честно, да?</text:p>
      <text:p text:style-name="P4">Цель: обезоружить.</text:p>
      <text:p text:style-name="P4"><text:span text:style-name="T8">Попытка оправдаться</text:span> — мужская полигамность.</text:p>
      <text:p text:style-name="P4">Цель: <text:s/>избавиться от чувства вины.</text:p>
      <text:p text:style-name="P4"><text:span text:style-name="T8">Попытка навесить ярлык</text:span>, скрытый упрек — ревность.</text:p>
      <text:p text:style-name="P4">Цель: заставить жертву оправдываться, чтоб успешно соскочить с темы.</text:p>
      <text:p text:style-name="P4">Сказал правду, прикрыл ее общественным мнением и тут же упрекнул меня, внушая мне, что я просто ревную.</text:p>
      <text:p text:style-name="P4">Мимо — я не ревнивая.</text:p>
      <text:p text:style-name="P54">* * *</text:p>
      <text:p text:style-name="P4">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35337368" text:continue-numbering="true" text:style-name="диалог">
        <text:list-item>
          <text:p text:style-name="P94"><text:soft-page-break/>Мне было стыдно от мысли о том, что эта информация может докатиться до нее... — сказал он.</text:p>
        </text:list-item>
      </text:list>
      <text:p text:style-name="P4">А ведь это лишь пятая минута разговора! Да, это всё цитаты записи. Без преувеличений и неточностей — все как есть.</text:p>
      <text:p text:style-name="P4">И что мы видим? Третий человек. «Добровольный помощник» в его манипуляциях, который даже не подозревает об этом, как и том, что его используют.</text:p>
      <text:p text:style-name="P4">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5">Этими словами «мне было стыдно...» он показал, что превозносит ее, и это нормально, ведь она хороший человек и достойна уважения. Но есть одно «но» — этим он дал </text:span><text:span text:style-name="T25">мне понять, что не просто хорошо к ней относится, а </text:span><text:span text:style-name="_30__20_Text"><text:span text:style-name="T25">относится к ней лучше, чем ко мне</text:span></text:span><text:span text:style-name="T25">. Он продемонстрировал мне контраст его чувств ко мне и его чувств к ней — </text:span><text:span text:style-name="T30">более</text:span><text:span text:style-name="T25"> глубокое уважение.</text:span></text:p>
      <text:p text:style-name="P4">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2">важнее</text:span> положение его подруги в этой ситуации. Важно, не как мое, а <text:span text:style-name="T2">важнее</text:span>, чем мое!</text:p>
      <text:p text:style-name="P4">Я нашла диалог с его другом, к которому он обратился за советом по ухаживанию за ней:</text:p>
      <text:list xml:id="list35341316" text:continue-numbering="true" text:style-name="диалог">
        <text:list-item>
          <text:p text:style-name="P94">Я тонко намекну, так сказать. И либо намек будет услышан, либо нет. — пишет он.</text:p>
        </text:list-item>
        <text:list-item>
          <text:p text:style-name="P94"><text:soft-page-break/>А ты рассматривал вариант, что тебя просто попробуют, а потом скажут, что это было так — просто для души отдохнуть?</text:p>
        </text:list-item>
        <text:list-item>
          <text:p text:style-name="P109"><text:span text:style-name="T25">Это невозможный вариант. Я склонен считать, что мы хорошо друг друга понимаем. И такой расклад (</text:span><text:span text:style-name="T30">дружеский </text:span><text:span text:style-name="T30">секс — </text:span><text:span text:style-name="_30__20_Text"><text:span text:style-name="T30">примеч. авт.</text:span></text:span><text:span text:style-name="T25">)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4">Давайте разберем его текст.</text:p>
      <text:p text:style-name="P5">«Я тонко намекну, так сказать. И либо намек будет услышан, либо нет.»</text:p>
      <text:p text:style-name="P4">Даже не знаю, что добавить, ведь итак видно, что он даже не собирается напрягаться... Он <text:span text:style-name="T2">намекнет</text:span>, и — либо да, либо нет. В любом случае он «умывает руки». Я даже не удивлюсь, если этот намек — что-то вроде «Останешься?» или «Если я приеду, то буду приставать»...</text:p>
      <text:p text:style-name="P4">При этом ему даже не важно получить ответ. Ему важно, чтоб его намек «был услышан». Ну тут все ясно...</text:p>
      <text:p text:style-name="P5">«Я склонен считать, что мы хорошо друг друга понимаем.»</text:p>
      <text:p text:style-name="P4">Не «считаю», не «надеюсь», а «склонен считать». Попробую объяснить. Погода на Эвересте склонна ухудшаться к вечеру... Кто-то склонен к полноте, кто-то к употреблению алкоголя. А он «склонен считать»... Понимаете? Склонность — это предрасположенность, закономерность, это влечение к чему либо. Он повторяет свои действия снова и снова. Каждый раз с каждым, кто попадает в его <text:soft-page-break/>жизнь он с нуля выстраивает одну и ту же цепь действий, одинаково влияя на человека, который уже верит каждому его слову, поддерживает его, восхищается им. Он уже начал обработку нового экземпляра, и нет ни одной признака нарушения закономерности. В таком случае он выразился точнее некуда. Он и правда «склонен считать», что его влияние на нее установлено.</text:p>
      <text:p text:style-name="P5">«И такой расклад — это просто абсурд.»</text:p>
      <text:p text:style-name="P4">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5">«Тут либо дружить, либо больше. А дружеский секс — это явно не та идея, которая тут уместна. Фу. Даже думать о такой не хочу.»</text:p>
      <text:p text:style-name="Text_20_body"><text:span text:style-name="T25">Кто-то, читая эти строки, понимает чего он хочет, на самом деле? «Я хочу быть с ней», например, или «Я хочу </text:span><text:span text:style-name="T25">большего с ней», или «Просто дружба с ней меня не устраивает»?.. Здесь ни слова о его желаниях. </text:span><text:span text:style-name="_30__20_Text"><text:span text:style-name="T25">Либо — либо</text:span></text:span><text:span text:style-name="T25">, или никак.</text:span></text:p>
      <text:p text:style-name="P4">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4">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4"><text:soft-page-break/>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пустую.</text:p>
      <text:p text:style-name="P4">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4">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 его слов!</text:p>
      <text:p text:style-name="P4">Помимо меня, я знаю еще двух девушек, которые подверглись его влиянию: Бывшая до меня и Университетская подруга. Мы все подходим под это описание...</text:p>
      <text:p text:style-name="P48">* * *</text:p>
      <text:p text:style-name="P4">Стоит отметить, что я когда-то была на месте каждой из них.</text:p>
      <text:p text:style-name="P4">Говоря о девушке Бывшей до меня, <text:span text:style-name="T14">я упоминала, что о</text:span>на «неадекватная истеричка, которой только обнимашки и нужны». Помните?</text:p>
      <text:p text:style-name="P4"><text:soft-page-break/>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4">Это стандартное поведение. Так зачатую и происходит. Окружающим он делает акценты на то, что поведение его неадекватной «любимой»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4">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35353659" text:continue-list="list35343205" text:style-name="список_20_перечисление">
        <text:list-item>
          <text:p text:style-name="P96">на людях — привязанность к жертве. Окружающие умиляются такой замечательной парой!</text:p>
        </text:list-item>
        <text:list-item>
          <text:p text:style-name="P96">наедине — привязанность в третьему человеку. Жертва бесится, что, несомненно, все выйдет за рамки отношений, где все — все! — обвинят жертву в ненормальности. Даже она сама!</text:p>
        </text:list-item>
      </text:list>
      <text:p text:style-name="P4">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4"><text:soft-page-break/>То есть, простыми словами его посыл: «Мне было стыдно от мысли о том, что эта информация может докатиться до нее...»</text:p>
      <text:p text:style-name="P4">Будет звучать так:</text:p>
      <text:p text:style-name="P4"/>
      <text:p text:style-name="P58">«Она меня понимает, а ты нет. Кто ты вообще такая, чтобы втягивать ее в наши разборки?! Ты не должна этого делать!</text:p>
      <text:p text:style-name="P58">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8">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8"/>
      <text:p text:style-name="P4">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4">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4">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4"><text:soft-page-break/>А теперь давайте вспомним хронологию:</text:p>
      <text:p text:style-name="P5">Знакомство.</text:p>
      <text:p text:style-name="P4">Он познакомил меня со своей Бывшей девушкой, незадолго, как расстаться с ней (кто-кого бросил я не знаю).</text:p>
      <text:p text:style-name="P4">И меня со своей Университетской Подругой он познакомил, когда у нас все стало очень плохо, а именно за две недели, как выгнать меня из дома.</text:p>
      <text:p text:style-name="P5">Длительность отношений.</text:p>
      <text:p text:style-name="P4">Они встречались около трех лет.</text:p>
      <text:p text:style-name="P4">Мы встречались почти три года.</text:p>
      <text:p text:style-name="P5">Процесс замены.</text:p>
      <text:p text:style-name="P4">В тот день, когда мы впервые поцеловались, оказалось, что его отношения еще не закончены.</text:p>
      <text:p text:style-name="P4">Когда мы разошлись, он подбивал клинья к своей подруге, в то время, как мне говорил, что не может меня забыть и все еще любит.</text:p>
      <text:p text:style-name="P5">Возвращение.</text:p>
      <text:p text:style-name="P4">Со своей Бывшей девушкой он сошелся примерно через два месяца после расставания, осуществив неудачную попытку «приставать» ко мне.</text:p>
      <text:p text:style-name="P4">И меня он бросил, а через два месяца, получив отказ своей подруги, вернулся ко мне.</text:p>
      <text:p text:style-name="P5">Длительное общение.</text:p>
      <text:p text:style-name="P4">Я знала его почти 10 лет, перед тем, как у нас завязались отношения.</text:p>
      <text:p text:style-name="P4"><text:soft-page-break/>И его Подруга знает его с университета, то есть уже более/около 10-ти лет.</text:p>
      <text:p text:style-name="P5">Маска жертвы.</text:p>
      <text:p text:style-name="P4">Я знала его, как хорошего парня, которому попалась «не та» девушка, и жалела его.</text:p>
      <text:p text:style-name="P4">Я не удивлюсь, если его подруга знает меня, как человека, который делал его несчастным. И — жалеет его.</text:p>
      <text:p text:style-name="P5">Обработка.</text:p>
      <text:p text:style-name="P4">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text:span text:style-name="T2">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4">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Subtitle">* * *</text:p>
      <text:p text:style-name="P4">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text:soft-page-break/>ски идентичных обстоятельствах, а Университетская Подруга — на моем.</text:p>
      <text:p text:style-name="P4">Я не удивлюсь, если они сейчас вместе, и все, что она знает о моих с ним отношениях, это то, что я «неадекватная» и мне «только обнимашки и нужны»...</text:p>
      <text:p text:style-name="P4">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4">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4">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Я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4"><text:soft-page-break/>* * *</text:p>
      <text:p text:style-name="P4">Вернемся к нашему с ним разговору «Есть ли что-то, что я должна знать...».</text:p>
      <text:p text:style-name="P4">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4">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4">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35353573" text:continue-list="list35341316" text:style-name="диалог">
        <text:list-item>
          <text:p text:style-name="P109"><text:span text:style-name="T25">Не имеет никакого значения, кто принял решение (</text:span><text:span text:style-name="T30">разойтись — </text:span><text:span text:style-name="_30__20_Text"><text:span text:style-name="T30">прим. авт.</text:span></text:span><text:span text:style-name="T25">)... — сказал он, искренне считая этот аргумент </text:span><text:span text:style-name="T46">достойны</text:span><text:span text:style-name="T40">м</text:span><text:span text:style-name="T46">.</text:span></text:p>
        </text:list-item>
      </text:list>
      <text:p text:style-name="P4">Но я уже все понимала.</text:p>
      <text:p text:style-name="P4">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35356926" text:continue-numbering="true" text:style-name="диалог">
        <text:list-item>
          <text:p text:style-name="P94">Давай мы договоримся, что мы не будем спорить о том, чья боль сильнее... — ответил он.</text:p>
        </text:list-item>
      </text:list>
      <text:p text:style-name="P4"><text:soft-page-break/>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4">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text:p>
      <text:p text:style-name="P4">Идем дальше:</text:p>
      <text:p text:style-name="P4">—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4">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4">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4">И вот, спустя долгое время, я переслушала эту запись... Да. Ложь пугает, а правда восхищает — одновременно. Все <text:soft-page-break/>по-другому. Я слышу то, что он <text:span text:style-name="T2">сказал</text:span>, а не то, что он <text:span text:style-name="T2">хо</text:span><text:span text:style-name="T2">тел, чтобы я услышала</text:span>. Это те же слова, но, уже зная о его методах, эти слова несут для меня уже совершенно иной смысл.</text:p>
      <text:p text:style-name="P4">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4">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рано или поздно развеются, оставив лишь уверенность. Это лишь вопрос времени. Нужно только вспомнить, кто ты.</text:p>
      <text:p text:style-name="P4">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4">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5">«Смысл в отсутствии авторитета...»</text:p>
      <text:p text:style-name="P4">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oft-page-break/><text:span text:style-name="T25">В таких моментах он </text:span><text:span text:style-name="T28">«задумывался об идее отсутствия авторитета в области его отношения ко мне»</text:span><text:span text:style-name="T25">,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5">сама</text:span></text:span><text:span text:style-name="T25">.</text:span></text:p>
      <text:p text:style-name="P4">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5">«Мое отношение к тебе является частью моего отношения к миру...»</text:p>
      <text:p text:style-name="P4">Тут поспорить не с чем. Все, кто его окружают — лишь декорации, как и я. Инструменты для достижения его целей.</text:p>
      <text:p text:style-name="P4">На одних можно скинуть вину и ответственность за последствия своих деструктивных действий.</text:p>
      <text:p text:style-name="P4">За счет других можно получить желаемое, грамотно манипулируя ими, чем и ограничивались его действия.</text:p>
      <text:p text:style-name="P4">За счет третьих можно самоутверждаться, унижая их, ставя себя выше их, приписывая себе их заслуги, которые по праву принадлежат не ему.</text:p>
      <text:p text:style-name="P4">Кому-то можно пожаловаться, за чьим-то мнением можно спрятаться...</text:p>
      <text:p text:style-name="P4">У всех в его жизни своя <text:span text:style-name="T2">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text:soft-page-break/>долго, чтобы контролировать мои мысли и действия, в то время, как остальными он просто пользовался.</text:p>
      <text:p text:style-name="P5">«Какая-то ответственность, забота, но не в абсолюте, а в той степени, в которой я это делаю...»</text:p>
      <text:p text:style-name="P4">«Какая-то» — прекрасное описание его деструктивных действий!</text:p>
      <text:p text:style-name="P4">«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4"><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5">«Я абсолютно безоружен в разговоре с тобой»</text:p>
      <text:p text:style-name="P4">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4">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5">«Я не имею никаких инструментов, которые способны были бы повлиять на тебя...»</text:p>
      <text:p text:style-name="P4"><text:soft-page-break/>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4">* * *</text:p>
      <text:p text:style-name="P4">Идем дальше.</text:p>
      <text:list xml:id="list35339955" text:continue-numbering="true" text:style-name="диалог">
        <text:list-item>
          <text:p text:style-name="P94">Моя позиция очень проста — я ничего такого не делал. — сказал он в ходе разговора, продолжая отвечать на мои «одинаковые вопросы».</text:p>
        </text:list-item>
      </text:list>
      <text:p text:style-name="P4">Смотрим внимательно. «<text:span text:style-name="T8">Да, я потрахаться хоте</text:span>л», но «<text:span text:style-name="T8">Я ничего такого делал</text:span>»,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4">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35355407" text:continue-numbering="true" text:style-name="диалог">
        <text:list-item>
          <text:p text:style-name="P94">Мои действия, поступки, слова и моя жизнь не являются достаточным в нужной степени аргументом для того, чтобы проявлять ко мне доверие, и в ход вступают <text:soft-page-break/>события, которые произошли в тот момент, когда люди уже как бы в общем-то, не вместе... — очередная его реплика.</text:p>
        </text:list-item>
      </text:list>
      <text:p text:style-name="P4">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4">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как бы в общем-то, не вместе...»</text:p>
      <text:p text:style-name="P4">Представьте себе его разочарование!</text:p>
      <text:p text:style-name="P4">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text:span text:style-name="T2">я</text:span> себя свободной не считала. Не найдя подходящую партию на замену, он возвращается ко мне.</text:p>
      <text:p text:style-name="P4">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35338319" text:continue-numbering="true" text:style-name="диалог">
        <text:list-item>
          <text:p text:style-name="P109"><text:span text:style-name="T25">Я тебе могу так сказать, в свою очередь, что я, как бы, в очередной раз убеждаюсь в том, что </text:span><text:span text:style-name="_30__20_Text"><text:span text:style-name="T28">быть честным очень легко</text:span></text:span><text:span text:style-name="T25">! Потому что не нужно ничего выдумывать, </text:span><text:soft-page-break/><text:span text:style-name="T25">можно спокойно спать и не думать о том, что кто-то тебя сдаст, что кто-то напиздит, и это меня как бы хранит... мой покой. Однако у меня есть такое подозрение, что </text:span><text:span text:style-name="T30">моей доброты и честности, видимо, не хватает</text:span><text:span text:style-name="T25">... — сказал он.</text:span></text:p>
        </text:list-item>
      </text:list>
      <text:p text:style-name="P4">О! Это моя любимая реплика!!! «»Быть честным очень легко»!..</text:p>
      <text:p text:style-name="P4">Самое страшное, что манипуляторы не всегда врут осознанно. Часто они верят в то, что говорят правду. Они совершенно уверены в том, что поступают нормально. Здесь и сейчас. Они говорят о своих чувствах, которые не испытывают, и испытать которые им не дано, но очень хочется...</text:p>
      <text:p text:style-name="P4">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5">Мы видим, что он верит в то, что честен. Он говорит об этом спокойно, ровно, размеренно и без угрызений совести: «</text:span><text:span text:style-name="T30">Б</text:span><text:span text:style-name="_30__20_Text"><text:span text:style-name="T25">ыть честным очень легко</text:span></text:span><text:span text:style-name="T30">!</text:span><text:span text:style-name="T25">». В то время, как я уже достаточно знаю, чтобы понимать — он лжет.</text:span></text:p>
      <text:p text:style-name="P54">* * *</text:p>
      <text:list xml:id="list35352975" text:continue-numbering="true" text:style-name="диалог">
        <text:list-item>
          <text:p text:style-name="P94">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4">Я счастлива, когда все открыто, все прозрачно, но ты начинаешь защищаться, хотя на тебя никто не нападает...</text:p>
        </text:list-item>
        <text:list-item>
          <text:p text:style-name="P94"><text:soft-page-break/><text:span text:style-name="T2">Меня оскорбляют твои мысли</text:span>, о том, что даже после того, как я сделал тебе предложение... — он замялся, но продолжил. — И тем не менее нахожусь под подозрением.</text:p>
        </text:list-item>
      </text:list>
      <text:p text:style-name="P4">Вот такой интересный диалог.</text:p>
      <text:p text:style-name="P4">Как на <text:span text:style-name="T2">это</text:span> можно отреагировать? Мало того, что это не относится к делу, он, как и всегда — оскорблен. Чем? Смотрим внимательнее, я перефразирую:</text:p>
      <text:p text:style-name="P4"/>
      <text:p text:style-name="P58">«<text:span text:style-name="T8">Меня оскорбляют твои мысли, о том, что даже после того, как я сделал тебе предложение...</text:span> ты все равно не унимаешься и пытаешься призвать меня к ответственности за последствия моих действий.</text:p>
      <text:p text:style-name="P58">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8"/>
      <text:p text:style-name="P4">Едем дальше.</text:p>
      <text:list xml:id="list35347210" text:continue-numbering="true" text:style-name="диалог">
        <text:list-item>
          <text:p text:style-name="P94">Мои действия абсолютно ясны. Я честен перед законом. — сказал он.</text:p>
        </text:list-item>
      </text:list>
      <text:p text:style-name="P4">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2">не карается законом</text:span><text:span text:style-name="T5">, равно как и</text:span> зависть и ложь...</text:p>
      <text:p text:style-name="Text_20_body"><text:soft-page-break/><text:span text:style-name="T25">Понимаете? Он считает, что </text:span><text:span text:style-name="_30__20_Text"><text:span text:style-name="T25">это</text:span></text:span><text:span text:style-name="T25"> дает ему право лгать, изменять, и совершать подобные аморальные поступки, так </text:span><text:span text:style-name="T25">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4">Дальше он намекает на то, что я завела этот разговор, потому, что нашла другого:</text:p>
      <text:list xml:id="list35350107" text:continue-numbering="true" text:style-name="диалог">
        <text:list-item>
          <text:p text:style-name="P109"><text:span text:style-name="T25">В моем, как бы, мире человек застрахован от этого (</text:span><text:span text:style-name="T30">от подобных разговоров и вопросов — </text:span><text:span text:style-name="_30__20_Text"><text:span text:style-name="T30">примеч. авт.</text:span></text:span><text:span text:style-name="T25">) осознанием своей преданности. И тогда меня посещают мысли </text:span><text:span text:style-name="T25">о том, что существует какой-то гипотетический человек, который, возможно, способен сделать тебя счастливее, </text:span><text:span text:style-name="T30">лучше чем я</text:span><text:span text:style-name="T25">, и, возможно, ты его даже уже нашла...</text:span></text:p>
        </text:list-item>
      </text:list>
      <text:p text:style-name="P4">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4">Попробую расшифровать эту реплику:</text:p>
      <text:p text:style-name="P4"/>
      <text:p text:style-name="P58">«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в измене и выставить виноватым...»</text:p>
      <text:p text:style-name="P58"/>
      <text:p text:style-name="P4">Дальше можно цепляться к оправданиям, высмеивать их, и все — разговор плавно превращается в спор, где торже<text:soft-page-break/>ственное завершение — спина. Но не тут-то было. Диктофон...</text:p>
      <text:p text:style-name="P4">Потом было несколько «я не намерен ничего придумывать» и «я не собираюсь себя оправдывать»...</text:p>
      <text:p text:style-name="P4">Разговор был длинным, но всю суть я передала. На вопрос он ответил ложью, обвинял и упрекал меня в том, что я завела эту тему, чтоб избавиться от него, оправдывался, давил на жалость...</text:p>
      <text:p text:style-name="P4">В завершение вставлю еще один его спич. Без объяснений:</text:p>
      <text:list xml:id="list35362523" text:continue-numbering="true" text:style-name="диалог">
        <text:list-item>
          <text:p text:style-name="P94">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4">И в качестве нашего диалога:</text:p>
      <text:list xml:id="list35344627" text:continue-numbering="true" text:style-name="диалог">
        <text:list-item>
          <text:p text:style-name="P94">Ты понимаешь, что существует определенная ответственность, которая, извини, ложится на твои плечи?! — спрашивает он.</text:p>
        </text:list-item>
        <text:list-item>
          <text:p text:style-name="P94">Какого рода ответственность? — спрашиваю я.</text:p>
        </text:list-item>
        <text:list-item>
          <text:p text:style-name="P94">Доверие.</text:p>
        </text:list-item>
      </text:list>
      <text:p text:style-name="P4">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4">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4"><text:soft-page-break/>* * *</text:p>
      <text:p text:style-name="P4">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4">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4">Я уже легла спать, когда он стал бить двери, швырять какие-то предметы, явно обращая мое внимание на свое недовольство.</text:p>
      <text:p text:style-name="Text_20_body"><text:span text:style-name="T25">Сначала я подумала, что просто он что-то уронил, но когда поняла, что это просто нездоровые психи, вышла к нему и </text:span><text:span text:style-name="_30__20_Text"><text:span text:style-name="T25">снова включила диктофон</text:span></text:span><text:span text:style-name="T25">!</text:span></text:p>
      <text:p text:style-name="P4">Он потерял самообладание в то время, как я была непоколебима. На этой записи он скажет:</text:p>
      <text:list xml:id="list35338016" text:continue-numbering="true" text:style-name="диалог">
        <text:list-item>
          <text:p text:style-name="P94">Все охуенно! Главное, что хорошо тебе! Вот это самое главное! — он почти плакал.</text:p>
        </text:list-item>
      </text:list>
      <text:p text:style-name="P4">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4">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тебе хорошо», но интонация говорит об <text:soft-page-break/>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35365292" text:continue-numbering="true" text:style-name="диалог">
        <text:list-item>
          <text:p text:style-name="P94">Я не могу с этим спокойно смириться. — причитал он.</text:p>
        </text:list-item>
        <text:list-item>
          <text:p text:style-name="P94">Я выпил валерьянки, чтобы не нервничать, закрылся на балконе... Нет! Надо придти и начать меня терроризировать заново, задавая мне вопросы, как будто у меня есть ответы!!!</text:p>
        </text:list-item>
      </text:list>
      <text:p text:style-name="P4">Вы понимаете? Нет? Попробую перефразировать:</text:p>
      <text:p text:style-name="P4"/>
      <text:p text:style-name="P58">«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8">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58">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8"/>
      <text:p text:style-name="P4">Вот еще несколько его реплик:</text:p>
      <text:list xml:id="list35339132" text:continue-numbering="true" text:style-name="диалог">
        <text:list-item>
          <text:p text:style-name="P94"><text:soft-page-break/>Я теперь не могу спать из-за этого! Ты хочешь, чтоб я тебе начал какие-то претензии высказывать?! У меня нет никаких претензий!!!</text:p>
        </text:list-item>
      </text:list>
      <text:p text:style-name="P4">Он в печали. По идее, он уже задумался, как бы выставить меня виноватой. Но какая досада — у него «нет претензий»! Диктофон все записал и у него связаны руки. Я держу себя в руках — у него связаны руки.</text:p>
      <text:list xml:id="list35360679" text:continue-numbering="true" text:style-name="диалог">
        <text:list-item>
          <text:p text:style-name="P94">Мне нечего тебе сейчас ответить! Меня это бесит! То, что я живу в мире, где мне задают такие вопросы!</text:p>
        </text:list-item>
      </text:list>
      <text:p text:style-name="P4">Беда-печаль. Какой жестокий мир! Моя попытка прояснить для себя ситуацию — жестокость по отношению к нему. И он несчастен.</text:p>
      <text:list xml:id="list35349648" text:continue-numbering="true" text:style-name="диалог">
        <text:list-item>
          <text:p text:style-name="P109"><text:span text:style-name="T25">Ну, раз ты такой счастливый человек, который знает, как себя успокоить в таких ситуациях (</text:span><text:span text:style-name="T30">его реакция на то, что я легла спать — </text:span><text:span text:style-name="_30__20_Text"><text:span text:style-name="T30">примеч. авт.</text:span></text:span><text:span text:style-name="T25">) — я несчастный, и я не знаю, как мне себя успокоить в таких ситуациях. </text:span><text:span text:style-name="_30__20_Text"><text:span text:style-name="T25">И уж точно не лицезрением тебя, спокойно спящей и получившей все свои ответы на свои вопросы</text:span></text:span><text:span text:style-name="T25">!!! — почти навзрыд причитал он.</text:span></text:p>
        </text:list-item>
      </text:list>
      <text:p text:style-name="Text_20_body"><text:span text:style-name="T25">У него горе, ведь мне хорошо. «</text:span><text:span text:style-name="_30__20_Text"><text:span text:style-name="T25">И уж точно не лицезрением тебя, спокойно спящей</text:span></text:span><text:span text:style-name="T25">»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4">— Я становлюсь жертвой вот таких вот разговоров. Незаслуженных, как по мне, и заслуженных, как по тебе! И я <text:soft-page-break/>ничего не могу с этим сделать!!! Уже третий год!!! И это меня бесит!!! Я не знаю, что мне нужно сделать!!!</text:p>
      <text:p text:style-name="P4">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35360524" text:continue-numbering="true" text:style-name="диалог">
        <text:list-item>
          <text:p text:style-name="P94">Ой... не надо из меня клеить обиженного. Я не обижен! Я взбешен! Я в ярости!!!...</text:p>
        </text:list-item>
      </text:list>
      <text:p text:style-name="P4">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78" text:outline-level="2"><text:s/><text:bookmark-start text:name="Glava_22__Gori_v_adu"/>Глава 22. <text:line-break/>Гори в аду<text:bookmark-end text:name="Glava_22__Gori_v_adu"/></text:h>
      <text:p text:style-name="Эпиграф_20__2b__20_автор">Тот же жар, что плавит масло, закаляет сталь</text:p>
      <text:p text:style-name="Эпиграф_20_-_20_автор">Автор неизвестен</text:p>
      <text:p text:style-name="Эпиграф_20__2b__20_автор"/>
      <text:p text:style-name="P4">Дальше все произошло очень быстро. На следующий день я случайно наткнулась на подтверждение его вранья. Очень случайно. Но, как мы знаем — случайностей не бывает.</text:p>
      <text:p text:style-name="P4">Бессмысленно, как по мне, скрывать ложь. Поверьте моему горькому опыту — дерьмо всегда всплывает. На то оно и дерьмо.</text:p>
      <text:p text:style-name="P4">Как это было.</text:p>
      <text:p text:style-name="P4">Я решила прибраться. Я люблю заниматься уборкой под свою любимую музыку — можно поорать любимые песни, к тому же так гораздо веселее. Но тогда у меня не было колонок.</text:p>
      <text:p text:style-name="P4">Я решила поставить свою музыку с компьютера своего жениха. Так как наши отношения изначально <text:span text:style-name="T2">строились на доверии</text:span>, пароли никто не ставил. Он знал, что я самодо<text:soft-page-break/>статочная и мне всегда было легче задать прямой вопрос, нежели что-то вынюхивать, как ищейка. Тем более — рыться по перепискам — вообще не мое! К тому же, я его любила и верила.</text:p>
      <text:p text:style-name="P4">Вся моя музыка «лежит» на одном ресурсе. Я зашла на свою страницу через его личную страницу, но не увидела там нужной ссылки.</text:p>
      <text:p text:style-name="P4">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4">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35355557" text:continue-numbering="true" text:style-name="диалог">
        <text:list-item>
          <text:p text:style-name="P94">А ты сегодня в парадном белье?...</text:p>
        </text:list-item>
      </text:list>
      <text:p text:style-name="Text_20_body"><text:span text:style-name="T25">Как бы так выразиться без матов, чтобы в полной мере передать мое... удивление? Я оху... очень оооочень очень </text:span><text:span text:style-name="_30__20_Text"><text:span text:style-name="T32">удивилась</text:span></text:span><text:span text:style-name="T25"> и была прям в шоке! Но их чат не открыла.</text:span></text:p>
      <text:p text:style-name="P4">Моей целью не было найти что-то. Я слишком самодостаточная, чтобы рыться в чужих переписках. А тут такое...</text:p>
      <text:p text:style-name="P4">Я напомню, что разговор, который я записала на диктофон был в среду, а сегодня — четверг. Я набираю любимого:</text:p>
      <text:list xml:id="list35355299" text:continue-numbering="true" text:style-name="диалог">
        <text:list-item>
          <text:p text:style-name="P109"><text:span text:style-name="T25">Привет, слушай, я тут с твоего компа хотела музыку свою поставить и кое-что увидела. А кто такая ТТ (</text:span><text:span text:style-name="T30">инициалы той барышни</text:span><text:span text:style-name="T25">)?</text:span></text:p>
        </text:list-item>
        <text:list-item>
          <text:p text:style-name="P94"><text:soft-page-break/>Ой, да я ее еще с университета знаю, — сказал он и его ответ сопровождался нервными смешками, — а что?</text:p>
        </text:list-item>
        <text:list-item>
          <text:p text:style-name="P94">Она тебе сообщение прислала: «А ты сегодня в парадном белье?» Это как понимать?</text:p>
        </text:list-item>
        <text:list-item>
          <text:p text:style-name="P94">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чистеньким.</text:p>
        </text:list-item>
      </text:list>
      <text:p text:style-name="P4">Команда «газы» дана. Я открываю их чат и читаю...</text:p>
      <text:p text:style-name="P4">В этой переписке он называет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4">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4">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4">Это единственный человек в моей жизни, под которым я прогнулась.</text:p>
      <text:p text:style-name="P4">Это единственный человек в моей жизни, которому я призналась в любви.</text:p>
      <text:p text:style-name="P4"><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4">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35345540" text:continue-numbering="true" text:style-name="диалог">
        <text:list-item>
          <text:p text:style-name="P94">Что ты придумываешь?! Ты что шуток не понимаешь?</text:p>
        </text:list-item>
        <text:list-item>
          <text:p text:style-name="P94">У тебя есть пару минут, чтобы поменять все пароли... — я просто устала. Мне надоело церемониться.</text:p>
        </text:list-item>
      </text:list>
      <text:p text:style-name="P4"><text:span text:style-name="T14">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4">Я знала, что это конец, но мне нужно было больше доказательств. Зачем? — спросите вы.</text:p>
      <text:p text:style-name="P4">Да затем, чтобы у него больше не было шансов вешать мне лапшу на уши!</text:p>
      <text:p text:style-name="P4">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4">Чтобы избавиться от всех иллюзий и надежд, которыми я с его подачи пичкала себя ежесекундно.</text:p>
      <text:p text:style-name="P4">Чтобы понимать — <text:span text:style-name="T2">я это не придумала</text:span>, это не догадки и ничего я себе не накручиваю!..</text:p>
      <text:p text:style-name="P4"><text:soft-page-break/>Чтобы не просрать реальный шанс во всем разобраться!</text:p>
      <text:p text:style-name="P4">А главное — убедиться наконец, что я — нормальная!</text:p>
      <text:p text:style-name="P4">Мне нужно было немного. Просто еще хоть что-то, чтоб я знала, что это не единичный случай.</text:p>
      <text:p text:style-name="P4">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хвастаясь своими подвигами, скинул ему ее фотографию со словами «Смотри, какая!»</text:p>
      <text:p text:style-name="P4">Надо же. Совпадение или интуиция? Я же ее никогда не видела, но описала комплекцию и даже прическу!</text:p>
      <text:p text:style-name="P4">Нашла, уже для Жены Странного друга, доказательство его предательства, с датами и отослала ей скриншоты<text:note text:id="ftn14" text:note-class="footnote"><text:note-citation text:label="*">*</text:note-citation><text:note-body><text:p text:style-name="Footnote"><text:span text:style-name="T8">Скриншот</text:span> <text:span text:style-name="T2">(от англ. </text:span><text:span text:style-name="T51">Screenshot</text:span><text:span text:style-name="T2">)</text:span><text:span text:style-name="T5">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ее квартиры (да, я не пустила его домой, и Жена Друга любезно приютила его у себя, пока все не утрясется. Он же Друг ей!...)</text:p>
      <text:p text:style-name="P4">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5">Ох, боюсь я, эта книга станет началом новых разборок. Но мне все равно. </text:span><text:span text:style-name="_30__20_Text"><text:span text:style-name="T25">Я готова ответить за все сказанное здесь!</text:span></text:span></text:p>
      <text:p text:style-name="P4"><text:soft-page-break/>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4">* * *</text:p>
      <text:p text:style-name="P4">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4">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4">Я попросила его не приходить, и дать мне время подумать, но он пришел. Пришел забрать палатку — жалкая попытка вызвать жалостьмол : «мне некуда идти, буду жить кемпингом». И это при том, что у нас полгорода знакомых и друзей!</text:p>
      <text:p text:style-name="P4">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 Его разоблачили.</text:p>
      <text:p text:style-name="P4"><text:soft-page-break/>На следующий день моя сестра расскажет мне, о чем они говорили. Он рассказывал им... Вы, наверное думаете, как он меня любит? Нет. Как он сожалеет? Нет!</text:p>
      <text:p text:style-name="P4">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pan text:style-name="T25">Если еще зимой, когда я жила у сестры, она считала, что это я испортила наши отношения своей </text:span><text:span text:style-name="_30__20_Text"><text:span text:style-name="T25">эмоциональностью</text:span></text:span><text:span text:style-name="T25">,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4">Ночевал он у Жены Странного друга. Он спал, пока я отправляла ей скрины чата с ее мужем, свидетельствующие о его предательстве и об измене мужа.</text:p>
      <text:p text:style-name="P4">Мало того, по той переписке было понятно — мой благоверный не просто знал об его измене, но и толкал друга на эту измену!</text:p>
      <text:p text:style-name="P4">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 по его вине.</text:p>
      <text:p text:style-name="P4">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 Но суть даже не в деньгах, а в том, что он просто подлая тварь.</text:p>
      <text:p text:style-name="P4"><text:soft-page-break/>Он не был обязан ей помогать, но мог бы. Дело выбора.</text:p>
      <text:p text:style-name="P54">* * *</text:p>
      <text:p text:style-name="P4">На следующий день мне написала ТэТэ на личный номер:</text:p>
      <text:p text:style-name="P4"/>
      <text:p text:style-name="P58">«Он в панике по поводу происходящего. И я чувствую себя, отчасти, виноватой. Не знаю, что именно ты там прочла, но это несерьезно...</text:p>
      <text:p text:style-name="P58">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8">Ему ведь не все равно... Не возьмусь говорить о высоких чувствах, но то, что не все-равно, это точно.»</text:p>
      <text:p text:style-name="P58"/>
      <text:list xml:id="list35361482" text:continue-numbering="true" text:style-name="диалог">
        <text:list-item>
          <text:p text:style-name="P94">Ты мужу переписку показывала? — спросила я.</text:p>
        </text:list-item>
        <text:list-item>
          <text:p text:style-name="P94">Нет. — отвечает ТТ. — <text:span text:style-name="T5">Я</text:span><text:span text:style-name="T2"> подчищаю переписку</text:span><text:span text:style-name="T5">, если там нет ничего важного...</text:span></text:p>
        </text:list-item>
      </text:list>
      <text:p text:style-name="P4">Эх. Что тут скажешь? А много чего. Разберем ее тираду:</text:p>
      <text:p text:style-name="P5">«Он в панике по поводу происходящего.»</text:p>
      <text:p text:style-name="P7">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5">«И я чувствую себя, отчасти, виноватой.»</text:p>
      <text:p text:style-name="P4"><text:soft-page-break/>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2">вещами</text:span>»!.. чувствует себя виноватой.</text:p>
      <text:p text:style-name="P4">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 Это было бы правильно, на самом деле!</text:p>
      <text:p text:style-name="P5">«Я <text:span text:style-name="T2">тоже</text:span>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4">«Тоже»? Мы не знакомы. Она меня не знает, но называет мою реакцию на его похождения — местью?.. Что тут скажешь? Они нашли друг друга.</text:p>
      <text:p text:style-name="P4">На словах «причиняя боль любимому человеку»... она попыталась сделать виноватой <text:span text:style-name="T2">меня</text:span>, а это метод манипулятора (кстати, у этого метода даже название есть. Читайте ниже).</text:p>
      <text:p text:style-name="P4">И дальше она пытается напугать меня — «собственные горечь и сожаление» — вот чего я, по ее мнению, добилась.</text:p>
      <text:p text:style-name="P4">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5"><text:soft-page-break/>«Ему ведь не все равно... Не возьмусь говорить о высоких чувствах, но то, что не все-равно, это точно.»</text:p>
      <text:p text:style-name="P4">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4">Но и тут кое-что было для меня непонятным — откуда у нее мой номер?!</text:p>
      <text:p text:style-name="P4">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4">Что бы что?!</text:p>
      <text:p text:style-name="P4">После этого «выпада» я попросила его о двух вещах — чтоб мне больше не писали его шал... девочки, и чтобы он на выходных вывез свои вещи. Под ноль.</text:p>
      <text:p text:style-name="P4">Я устала, но для меня было наградой наконец-то со всем разобраться. Я очень рада, что все это произошло <text:span text:style-name="T2">до того</text:span>, как я вышла за него замуж, и, слава высшим силам, не родила ему ребенка, о котором совсем недавно он со мной разговаривал.</text:p>
      <text:p text:style-name="P54"><text:soft-page-break/>* * *</text:p>
      <text:p text:style-name="P4">Последними его словами, сказанными мне лично, глядя мне в глаза были:</text:p>
      <text:p text:style-name="P4">— Пошла в пизду!</text:p>
      <text:p text:style-name="P4">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4">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с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4">В этом разговоре он мне сказал несколько вот таких предложений. Цитирую:</text:p>
      <text:list xml:id="list35341059" text:continue-numbering="true" text:style-name="диалог">
        <text:list-item>
          <text:p text:style-name="P94">А я, блять, рад, что ты страдаешь от этой конченой квартиры... Да ты просто самое низкое, блять, существо! — не унимался он. — Через месяц, когда ты съебешь к ебеням, блять, на хуй из моей жизни из этого дома, из квартиры куда угодно, блять, хоть в ад провались... Провались в ад, блять, к дьяволу самому и целуй его в задницу... Уебуй на хуй из моей жизни!</text:p>
        </text:list-item>
      </text:list>
      <text:p text:style-name="P4">И моя любимая:</text:p>
      <text:list xml:id="list35341631" text:continue-numbering="true" text:style-name="диалог">
        <text:list-item>
          <text:p text:style-name="P94">Видимо, Каминская, ты его заслуживаешь — <text:span text:style-name="_30__20_Text"><text:span text:style-name="T8">вот такого вот уродца, как я</text:span></text:span>!</text:p>
        </text:list-item>
      </text:list>
      <text:p text:style-name="P4"><text:soft-page-break/>О, да, я записала и этот разговор. Эта запись, как и все остальные, для меня является неопровержимым доказательством его деструктивности.</text:p>
      <text:p text:style-name="P4">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4">* * *</text:p>
      <text:p text:style-name="P4">На следующее утро он прислал сообщение. В отличии от всех предыдущих посылов, содержание в нем было следующее:</text:p>
      <text:p text:style-name="P4"/>
      <text:p text:style-name="P58">«Прости что нагрубил и наговорил гадостей. Я уже сам не ведаю что творю. Но не провоцируй меня, пожалуйста.</text:p>
      <text:p text:style-name="P58">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8">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8">Я понимаю, что тебе больно. Я недостаточно внимателен. Рассеян и позволяю то, чего не должен. Но твоя <text:soft-page-break/>реакция настолько ужасна, ты не представляешь, как с тобой трудно справиться.</text:p>
      <text:p text:style-name="P58">Я не обманывал тебя. Ты просто хотела услышать не то, о чем спрашивала.»</text:p>
      <text:p text:style-name="P58"/>
      <text:p text:style-name="P4">Ну что, разбираем?</text:p>
      <text:p text:style-name="P5">«Прости, что нагрубил и наговорил гадостей. Я уже сам не ведаю что творю.»</text:p>
      <text:p text:style-name="P4">Ого! Он просит прощение! Вот это поворот. Хотя...</text:p>
      <text:p text:style-name="P4">Он тут же стремится оправдаться, что «перечеркивает» свою, так называемую, попытку извиниться. Плюс, попытка вызвать жалость. К тому же, следом идет «но»:</text:p>
      <text:p text:style-name="P5">«<text:span text:style-name="T5">Но</text:span> не провоцируй меня, пожалуйста.»</text:p>
      <text:p text:style-name="P4">Что что? Там было «прости»? Где?</text:p>
      <text:p text:style-name="P4">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4">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5">«Прости миллион раз, я столько гадостей наговорил, что ненавижу себя.»</text:p>
      <text:p text:style-name="P4">Выглядит очень искренне, не так ли?</text:p>
      <text:p text:style-name="P4">Он снова просит прощение. Он ненавидит себя. Очевидно, что ему очень плохо. Он перечисляет все катаклизмы, <text:soft-page-break/>которые происходят с его состоянием. Снова констатирует факты, снова лишь повествует, как ему плохо, но не жаль. Он снова давит на жалость.</text:p>
      <text:p text:style-name="P5">«Я сомневался миллион раз после ссор, но я бы не позволил себе интриг у тебя за спиной.»</text:p>
      <text:p text:style-name="P7">В чем же он сомневался? В том, что сможет сделать меня счастливой? Что сможет дать мне то немногое, что я просила — быть ответственным за свои действия,хотя бы которые касаются меня, быть рядом, не вытирать ноги о мое мнение...</text:p>
      <text:p text:style-name="P4">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4">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4"><text:span text:style-name="T9">Но</text:span>, даже не смотря на эти сомнения, он бы «не позволил себе интриг»! О! Он бы ни-ког-да так не поступил — говорит он в этом сообщении, но ведь поступил же.</text:p>
      <text:p text:style-name="P4">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4">И вот мы окунаемся в омут когнитивного диссонанса: «Я бы не позволил себе того, что позволил!»</text:p>
      <text:p text:style-name="P4">Он не унимается и продолжает манипулировать. Но, на самом деле, это еще одна банальная предсказуемая попыт<text:soft-page-break/>ка отрицания своей причастности к последствиям своего деструктивного поведения.</text:p>
      <text:p text:style-name="P5">«И, когда сомнения ушли, я понял, чего хочу и сделал предложение.»</text:p>
      <text:p text:style-name="P4">Сомнения ушли... Куда-то подевались. Встали и вышли в окно его вакуума. И он решил сделать меня его женой.</text:p>
      <text:p text:style-name="P4">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8">«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Text_20_body"><text:span text:style-name="T30">Когда его попытки потрахаться на стороне «</text:span><text:span text:style-name="T2">не увенчались успехом</text:span><text:span text:style-name="T30">», </text:span><text:span text:style-name="T32">и</text:span><text:span text:style-name="T25">менно это он написал нашему общему другу перед тем, как, тогда зимой, вернуть меня.</text:span></text:p>
      <text:p text:style-name="P4">Что тут скажешь? Дура-дурой. Но дура поумнела.</text:p>
      <text:p text:style-name="P5">«Но эта чертова ТТ и переписка... И вот больше ты мне не веришь.»</text:p>
      <text:p text:style-name="P4">Уже «чертова»?.. Чего? Как раз под стать!</text:p>
      <text:p text:style-name="P4">Абьюзеры, как я уже писала, так и относятся к женщинам — как к вещам. Для них женщина — это неодушевленный предмет. Она есть, и хорошо. Нет — найду другую.</text:p>
      <text:p text:style-name="P4">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text:soft-page-break/>ления собственного патологического желания потешить свое больное либидо.</text:p>
      <text:p text:style-name="Text_20_body"><text:span text:style-name="T25">И вот результаты такого отношения: разочарование жертвы, недоверие, что, несомненно, </text:span><text:span text:style-name="_30__20_Text"><text:span text:style-name="T25">расстраивает его</text:span></text:span><text:span text:style-name="T25">. Он тут же надевает маску «жертвы» и сожалеет, но не о том, что наделал, а о том, что вещь сломалась и больше не выполняет функцию «верить».</text:span></text:p>
      <text:p text:style-name="P5">«Прости. Ты очень хорошо умеешь выводить меня из равновесия.»</text:p>
      <text:p text:style-name="P4">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4">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5">«Ты так громко ругалась от этого всего и все эти разговоры о тряпке и о немужике — это невероятно демотивирует.»</text:p>
      <text:p text:style-name="P4">«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4">Или может я его еще и мотивировать должна была?! Тогда и<text:span text:style-name="T14">нтересно, на что же? Может на то, чтоб он признал </text:span><text:soft-page-break/><text:span text:style-name="T14">свою вину и попросил прощение? «Давай, котик! У тебя получится!» Хотя нет, не получится уже.</text:span></text:p>
      <text:p text:style-name="P4">Ох...</text:p>
      <text:p text:style-name="P4">Вместо того, чтобы попросить прощение у меня лично, он попросил ТэТэ сделать это за него. Он спрятался под юбкой этой барышни...</text:p>
      <text:p text:style-name="P4">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2">Но</text:span>...</text:p>
      <text:p text:style-name="P4">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5">«Я понимаю, что тебе больно.»</text:p>
      <text:p text:style-name="P7">Конечно, он понимает, что мне больно, ведь он же к этому и стремился. И? И что? И что с того?</text:p>
      <text:p text:style-name="P7">Но не понимает, НАСКОЛЬКО мне больно!</text:p>
      <text:p text:style-name="P5">«Я недостаточно внимателен. Рассеян и позволяю то, чего не должен.»</text:p>
      <text:p text:style-name="P4">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4"><text:soft-page-break/>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 Скорее всего, он сожалеет о своей рассеянности только потому, что из-за нее его вот так разоблачили. На самом же деле он просто слабовольный и безответственный настолько, что не может контролировать свою тягу к таким низким, подлым и аморальным поступкам.</text:p>
      <text:p text:style-name="P4">Даже звучит забавно: «Я так рассеян и невнимателен, что замутил с замужней барышней!» Ой... Не могу. Анекдот просто.</text:p>
      <text:p text:style-name="P5">«Твоя реакция настолько ужасна, ты не представляешь, как с тобой трудно справиться.»</text:p>
      <text:p text:style-name="P7">Не «<text:span text:style-name="T2">мои</text:span> действия ужасны», а «твоя реакция». Снова я во всем виновата... Бла-бла-бла... Тут мне добавить нечего.</text:p>
      <text:p text:style-name="P5">«Я не обманывал тебя.»</text:p>
      <text:p text:style-name="P4">Я даже не знаю, кого он продолжает убеждать в этом — меня или себя?</text:p>
      <text:p text:style-name="P5">«Ты просто хотела услышать не то, о чем спрашивала.»</text:p>
      <text:p text:style-name="P4">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4">Ну и вот что у нас по итогу получается:</text:p>
      <text:p text:style-name="P4"><text:soft-page-break/></text:p>
      <text:p text:style-name="P58">«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8">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8">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8">Но эта чертова ТТ и переписка... И вот ты больше мне не веришь.</text:p>
      <text:p text:style-name="P58">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8">Почему это я тряпка? Я ведь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8">Я понимаю, что тебе больно, но это ничего не меняет. Забудь. Не будь я таким рассеянным, я бы скрыл <text:soft-page-break/>от тебя всю эту грязь, но из-за моей невнимательности ты узнала, что я позволяю себе то, чего не должен.</text:p>
      <text:p text:style-name="P58">Но я бы никогда не позволил себе того, что позволил!</text:p>
      <text:p text:style-name="P58">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8">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8">Я не обманывал тебя. Я же не обещал тебе, что буду верен! Напротив, я же постоянно говорил тебе об изменах, предлагал сообразить на троих, постояяно посвторял о том, что все мужчины полигамны... Я думал, ты готова! Но, наверное, нужно было сначала окольцевать тебя, чтоб тебе было сложнее уйти...</text:p>
      <text:p text:style-name="P58">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8"/>
      <text:p text:style-name="P4">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4">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text:soft-page-break/>чтоб лишить меня равновесия. И я снова была сбита с толку, но не в своем отношении к нему, а в <text:span text:style-name="T2">осознании</text:span> всей его жестокости, которая, в прямом смысле слова, опустошила меня.</text:p>
      <text:p text:style-name="P4">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4">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78" text:outline-level="2"><text:s/><text:bookmark-start text:name="Glava_26__Apofieoz_otnoshienii_s_manipul"/>Глава 23. <text:line-break/>Апофеоз отношений с манипулятором<text:bookmark-end text:name="Glava_26__Apofieoz_otnoshienii_s_manipul"/></text:h>
      <text:p text:style-name="P47">Кто хочет жить, кто весел, кто не тля —</text:p>
      <text:p text:style-name="P47">Готовьте ваши руки к рукопашной!</text:p>
      <text:p text:style-name="P57"><text:bookmark-start text:name="Glava_23__Zdorova_"/>А. Высоцкий<text:bookmark-end text:name="Glava_23__Zdorova_"/></text:p>
      <text:p text:style-name="P4">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4">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4">«Почему? За что?» — задавала я себе эти вопросы и боль разъедала мою душу. Мою растерзанную в кровь, покалеченную душу. Я погрузилась в омут безысходности. В тот момент я приняла единственное, как я тогда читала, правильное решение. Оно оказалось неверным, поэтому не <text:s/><text:soft-page-break/>следует повторять этот мой опыт. Я не советую. Уж лучше психолог.</text:p>
      <text:p text:style-name="P4">… Скорая привезла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4">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я не в силах. Что мне очень тяжело. Что я обессилена.</text:p>
      <text:p text:style-name="P4">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надеялась, что я там, где мне помогут. Осталось только найти еще один ответ на вопрос — я нормальная или нет.</text:p>
      <text:p text:style-name="P4">Первые три дня меня кололи снотворным. Будили, чтобы накормить и, под уколом, я снова засыпала. Я уже очень давно не спала так крепко и так много, как там. Это была первая причина моего морального истощения — отсутствие здорового сна.</text:p>
      <text:p text:style-name="P4">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а лишь купировали чувство страха в голове, но расслабляли тело.</text:p>
      <text:p text:style-name="P4"><text:soft-page-break/>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4">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4">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4">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4">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4">Я просила, спрашивала, уточняла, но мне давали только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oft-page-break/><text:span text:style-name="T25">На восьмой день </text:span><text:span text:style-name="_32__20_Text"><text:span text:style-name="T35">заключения, то есть лечения </text:span></text:span><text:span text:style-name="T25">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тестов, но я уже не помню, каких именно.</text:span></text:p>
      <text:p text:style-name="P4">По завершении, она, по всей видимости, показала эти результаты заведующему отделением. Он тут же вызвал меня к себе и провел что-то вроде собеседования. Получив все ответы на свои вопросы, он даже немного выругался, и сказал, что я занимаю лишнюю койку, а потом показал мне на дверь со словами:</text:p>
      <text:p text:style-name="P4">- Здорова! Иди отсюда...</text:p>
      <text:p text:style-name="P4">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4">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4">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text:soft-page-break/>нипулятором. Большинство ходят на приемы к психотерапевтам и принимают лекарства. Многие проходят лечение в психиатрических клиниках, ходят к психологу... Люди хотят выздороветь, будучи ошибочно убежденными в том, что у них проблемы с психикой.</text:p>
      <text:p text:style-name="P4">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 которых у них нет и не было, но которыми их щедро пытались наградить их деструктивные партнеры.</text:p>
      <text:p text:style-name="P4">Внушение (кодирова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5">Мои друзья рассказали мне реакцию моего бывшего парня, когда он узнал, что я лежу в лечебнице для душевно больных. Он </text:span><text:span text:style-name="T30">смеялся</text:span><text:span text:style-name="T25"> и сказал, что </text:span><text:span text:style-name="T32">т</text:span><text:span text:style-name="_30__20_Text"><text:span text:style-name="T32">ам мне самое место: «Д</text:span></text:span><text:span text:style-name="T32">авно пора было...»</text:span></text:p>
      <text:p text:style-name="P4">Ему это здорово подняло настроение. Странно, но я не могу вспомнить, чтоб он когда-то так искренне радовался каким-то простым вещам. А нет, помню:</text:p>
      <text:list xml:id="list35342871" text:continue-numbering="true" text:style-name="диалог">
        <text:list-item>
          <text:p text:style-name="P94">Что, ручки из жопы?</text:p>
        </text:list-item>
      </text:list>
      <text:p text:style-name="P4"><text:soft-page-break/>Или:</text:p>
      <text:list xml:id="list35359868" text:continue-numbering="true" text:style-name="диалог">
        <text:list-item>
          <text:p text:style-name="P94">О, продолжай! Я же говорил, что ты неадекватная... — повторял он, снимая на камеру меня, доведенную до состояние сумасшествия...</text:p>
        </text:list-item>
      </text:list>
      <text:p text:style-name="P54">* * *</text:p>
      <text:p text:style-name="P4">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5" text:note-class="footnote"><text:note-citation text:label="*">*</text:note-citation><text:note-body><text:p text:style-name="Footnote"><text:span text:style-name="T8">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6" text:note-class="footnote"><text:note-citation text:label="**">**</text:note-citation><text:note-body><text:p text:style-name="Footnote"><text:span text:style-name="T8">Фидбек</text:span> (<text:span text:style-name="T2">сленг.</text:span>) - отклик, отзыв, ответная реакция на какое-либо действие или событие.</text:p></text:note-body></text:note> в сообщении:</text:p>
      <text:p text:style-name="P4"/>
      <text:p text:style-name="P58">«Ахах! И это запостила! Тебя даже дурка не исправит, ты просто безнадежна.</text:p>
      <text:p text:style-name="P58">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8"/>
      <text:p text:style-name="P4">То есть, скриншот на моей стене с его посланием «Ну шо, кобыла...» — это клевета?! Это мой неправдивый аргумент?..<text:span text:style-name="T57"> </text:span>Но ведь это не аргумент! Это ЕГО сообщение!..</text:p>
      <text:p text:style-name="P4">Ну и неудачная метафора — школьная драка.</text:p>
      <text:p text:style-name="P4"><text:soft-page-break/>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4">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4">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4">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4">А в 17 лет это умение помогло мне избежать изнасилования — я отчаянно отбивалась, понимая, что кричать не выход и нужно экономить силы.</text:p>
      <text:p text:style-name="P4">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4"/>
      <text:p text:style-name="P58">«Это письмо не начнется со слова «я» или со слова «ты» или даже «мы». И тут не будет ни обращений ни гадостей.</text:p>
      <text:p text:style-name="P58">Очень хочется, чтоб все было хорошо. Всем хочется. Как бы кто ни злился, как бы ни было неспра<text:soft-page-break/>ведливо, каждый понимает, что хочет просто быть счастливым.</text:p>
      <text:p text:style-name="P58">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58">Почему нельзя проститься? Разойтись? Сколько еще нужно крови? Очень хочется чтоб это закончилось.</text:p>
      <text:p text:style-name="P58">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8">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8">P.S.: Прости, что обозвал.</text:p>
      <text:p text:style-name="P58">С прошедшим тебя. Будь счастлива.»</text:p>
      <text:p text:style-name="P58"/>
      <text:p text:style-name="P4">Эээээ, постойте... что?! Что это было?</text:p>
      <text:p text:style-name="P5">«Тут не будет ни обращений ни гадостей.»</text:p>
      <text:p text:style-name="P7">По всей видимости, словарный запас закончился, а повторяться не хочется.</text:p>
      <text:p text:style-name="P5">«Очень хочется, чтоб все было хорошо. Всем хочется. Как бы кто не злился, как бы ни было неспра<text:soft-page-break/>ведливо, каждый понимает, что хочет просто быть счастливым.»</text:p>
      <text:p text:style-name="P4">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4">Его «Ну шо, кобыла...» — очередное доказательство тому, что он относится ко второму типу. К тому же, это письмо — еще одна попытка снять с себя ответственность за такое низкое поздравление.</text:p>
      <text:p text:style-name="P4">Совершенный когнитивный диссонанс — «Шо, кобыла...» и «...каждый понимает, что хочет просто быть счастливым.»</text:p>
      <text:p text:style-name="P4">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4">Аж слезы наворачиваются!</text:p>
      <text:p text:style-name="P5">«Можно очень многое сказать об ошибках. Они продолжают допускаться уже за пределами ситуации.»</text:p>
      <text:p text:style-name="P4">О чьих ошибках? Кто их допускает? Что сказать-то?... А не о чем тут разговаривать, на самом деле.</text:p>
      <text:p text:style-name="P4">Один момент — под «ошибкой» он подразумевает что? Мой пост? Или свое сообщение? Не понятно...</text:p>
      <text:p text:style-name="P5"><text:soft-page-break/>«Не знаю, какие слова или какие действия нужны для того, чтоб прекратить наконец эту боль.»</text:p>
      <text:p text:style-name="P4">И я не знаю, какие слова нужны. Я бы ответила, скорее — молчание и бездействие с его стороны, но явно не «шо, кобыла...»</text:p>
      <text:p text:style-name="P5">«История не может закончится, пока кто-то продолжает воевать. Зачем?»</text:p>
      <text:p text:style-name="P4">«Воевать»... Кто воюет? Я? Я только отбиваюсь, отказываясь терпеть его оскорбления даже за «пределами ситуации».</text:p>
      <text:p text:style-name="P4">И правда — зачем? Зачем эти оскорбления, которые он мне присылает?! Лично я не понимаю...</text:p>
      <text:p text:style-name="Text_20_body"><text:span text:style-name="T25">Я решила, пусть все это видят. Ведь он же считает свое поведение нормальным. Ну так, зачем прятаться в моей личке</text:span><text:span text:style-name="T25"><text:note text:id="ftn17" text:note-class="footnote"><text:note-citation text:label="*">*</text:note-citation><text:note-body><text:p text:style-name="Footnote"><text:span text:style-name="T8">Личка</text:span> (<text:span text:style-name="T2">сленг.</text:span>) - термин, который означает личные сообщения, используется в форумах, блогах и соц-сетях.</text:p></text:note-body></text:note></text:span><text:span text:style-name="T25"> — айда на </text:span><text:span text:style-name="_32__20_Text"><text:span text:style-name="T34">сцену... то есть на </text:span></text:span><text:span text:style-name="T25">стену</text:span><text:span text:style-name="T25"><text:note text:id="ftn18" text:note-class="footnote"><text:note-citation text:label="**">**</text:note-citation><text:note-body><text:p text:style-name="Footnote"><text:span text:style-name="T8">Стена</text:span> или лента в соц-сетях, где размещается открытая информация для всех пользователей.</text:p></text:note-body></text:note></text:span><text:span text:style-name="T25">!</text:span></text:p>
      <text:p text:style-name="P5">«Почему нельзя проститься? Разойтись? Сколько еще нужно крови? Очень хочется чтоб это закончилось.»</text:p>
      <text:p text:style-name="P4">Почему нельзя? Можно! Просто — не нужно писать гадости...</text:p>
      <text:p text:style-name="P4">Но, по-моему, он все еще не может смириться с тем, что его, «такого хорошего», выгнали в шею. А эти его оскорбления ни что иное, как жалкие попытки в очередной раз спровоцировать меня на ответную реакцию с целью осудить меня за мои защитные действия.</text:p>
      <text:p text:style-name="P5"><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4">Кто кому звонит? Мне никто не звонил и я не звонила...</text:p>
      <text:p text:style-name="P4">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4">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5">«Никто не хочет лишать кого-то покоя.»</text:p>
      <text:p text:style-name="P4">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4">Зачем писать мне это? Или он просто не может смириться с тем, что он для меня — уже прошлое?</text:p>
      <text:p text:style-name="P5">«Все хотят идти дальше и жить счастливо. Почему этого просто не сделать?»</text:p>
      <text:p text:style-name="P4">Ну вот и я спрашиваю — почему? Что мешает?! Точка была поставлена, так зачем напоминать о себе?! Зачем было писать эти гадости?</text:p>
      <text:p text:style-name="P5">«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4"><text:soft-page-break/>Больше месяца прошло! Я уж обрадовалась, что он о моем существовании забыл! Сижу, никого не трогаю — приходит сообщение «Шо, кобыла»...</text:p>
      <text:p text:style-name="P4">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5">«Прости, что обозвал.»</text:p>
      <text:p text:style-name="P4">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4">Ведь, зная его, ему не жаль. Он прислал то сообщение, отчетливо осознавая, что он делает, и, уже спустя пару часов, вдруг понял, что ошибся и решил попросить прощение? Нет.</text:p>
      <text:p text:style-name="P4">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4">На этом я, пожалуй, закончу описывать эти отношения. Я считаю, что сказала уже вполне достаточно, ведь это мой пережитый опыт, подробно описанный в примерах и объяснениях. Добавить мне больше нечего.</text:p>
      <text:p text:style-name="P48"><text:soft-page-break/>* * *</text:p>
      <text:p text:style-name="P4">Что теперь?</text:p>
      <text:p text:style-name="P4">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35338347" text:continue-list="list35353659" text:style-name="список_20_перечисление">
        <text:list-item>
          <text:p text:style-name="P96">вам необходимо осознать, что вами манипулируют (или манипулировали);</text:p>
        </text:list-item>
        <text:list-item>
          <text:p text:style-name="P96">вам необходимо избавиться от иллюзий</text:p>
        </text:list-item>
        <text:list-item>
          <text:p text:style-name="P110"><text:span text:style-name="T25">вам необходимо вдолбить себе в голову (!), зарубить себе на носу, что </text:span><text:span text:style-name="_31__20_Text"><text:span text:style-name="T25">ВЫ НИ В ЧЕМ НЕ ВИНОВАТЫ</text:span></text:span><text:span text:style-name="T28">!</text:span></text:p>
        </text:list-item>
      </text:list>
      <text:p text:style-name="P4">Осознание факта манипуляций даст вам ответ на большинство ваших вопросов, таких, как:</text:p>
      <text:list xml:id="list35351121" text:continue-list="list35359868" text:style-name="диалог">
        <text:list-item>
          <text:p text:style-name="P94">Что происходит?</text:p>
        </text:list-item>
        <text:list-item>
          <text:p text:style-name="P94">Почему он так поступает?</text:p>
        </text:list-item>
      </text:list>
      <text:p text:style-name="P4">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4">Ему от этого хорошо. С этим надо смириться. Это будет видно, если/когда вы озвучите свое желание разорвать с абьюзером отношения.</text:p>
      <text:p text:style-name="P4">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4">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4">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4">Вам будет очень сложно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4">Он этого и добивался, но это не есть правда! Это он так придумал и внушил вам.</text:p>
      <text:p text:style-name="P4">Сядьте, успокойтесь и вспомните, каким вы были человеком <text:span text:style-name="T2">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4"><text:soft-page-break/>Это его рук дело! Это он вас такой сделал. Манипулятор, зверь по имени абьюзер. Это его план! Это нужно понять, признать и сделать решительный ход.</text:p>
      <text:p text:style-name="P4">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4">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кроме вас! Направьте все свои силы на свою защиту! А лучше просто бегите!</text:p>
      <text:p text:style-name="P4">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4">Не верите? Проверьте!</text:p>
      <text:p text:style-name="P4">При этом вас лично, скорее всего, он будет поливать грязью. Так, чтоб никто не слышал. Чтоб наедине. Не говорите с ним! Игнорируйте его! Если прям вот надо поговорить — просите друга, маму — кого угодно присутствовать, включите диктофон.</text:p>
      <text:p text:style-name="P4">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text:soft-page-break/>сала на диктофон все его оскорбления, чем обличила его в своих глазах.</text:p>
      <text:p text:style-name="P4">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4">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4">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4">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 хотя для вас это может стать настоящей потерей.</text:p>
      <text:p text:style-name="P4">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text:soft-page-break/>вы не ожидали такой поддержки и такой помощи, которую он вам окажет.</text:p>
      <text:p text:style-name="P4">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4">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4">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4">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4">Это нормально для него и хорошо для вас, ведь это означает, что скоро он от вас отстанет. Но пока это лишь про<text:soft-page-break/>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4">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4">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4">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4">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4">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4">Он наследил достаточно в вашем мире. Вы будете это ощущать на уровне ассоциаций — ваши вещи, какие-то увлечения, музыка, фильмы и даже мысли будут напоми<text:soft-page-break/>нать о нем. Ломайте эти ассоциации. Делайте так, чтобы они у вас ассоциировались уже с чем-то приятным, что не имеет к нему никакого отношения.</text:p>
      <text:p text:style-name="P4">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4">Вспоминайте себя! Пересматривайте свои старые фотографии. 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4">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4">Будьте готовы к тому, что вас не поймут окружающие близкие вам люди! Все будут говорить:</text:p>
      <text:list xml:id="list35342033" text:continue-numbering="true" text:style-name="диалог">
        <text:list-item>
          <text:p text:style-name="P94">Как же ты не заметила это все?! Куда же ты смотрела?! Почему раньше не ушла?!</text:p>
        </text:list-item>
      </text:list>
      <text:p text:style-name="P4">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text:soft-page-break/>своими мыслями — на этом этапе одиночество вам только навредит!</text:p>
      <text:p text:style-name="P4">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4">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за счет кого-то другого. И самое печальное то, что он не сможет это исправить!</text:p>
      <text:p text:style-name="P4">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4">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4">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81" text:outline-level="1"><text:s/>Часть 2. <text:line-break/>Признаки, приемы и причины манипуляций</text:h>
      <text:p text:style-name="Text_20_body">Эта часть книги существенно отличается от предыдущей. Здесь я собрала необходимую информацию о манипуляции и манипуляторах.</text:p>
      <text:p text:style-name="Text_20_body">В отличии от повествовательной первой части, эта часть расскажет, как распознать манипулятора, подробнее опишет методы манипулирования, а также поможет обрести представление, почему люди становятся манипуляторами.</text:p>
      <text:p text:style-name="Text_20_body">Итак, уважаемые читатели, усаживайтесь поудобнее! Вас ждет увлекательное и познавательное путешествие в загадочный мир психопатов. Я попытаюсь рассказать, как не скормить себя зверю.</text:p>
      <text:h text:style-name="P78" text:outline-level="2"><text:s/><text:bookmark-start text:name="Glava_25__Priznaki__priiemy_i_protivosto"/>Глава 24. <text:line-break/>Признаки<text:bookmark-end text:name="Glava_25__Priznaki__priiemy_i_protivosto"/> манипуляции</text:h>
      <text:p text:style-name="P4">Вы уже наверное заметили, что в этой книге очень много повторений. Не спроста...</text:p>
      <text:p text:style-name="P4">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 и усвоить их.</text:p>
      <text:p text:style-name="P4">Во-вторых: есть, как вы уже поняли, целый ряд аспектов деструктивного поведения, и все они зависят друг от друга. Поэтому, описывая один, сложно не упомянуть, откуда ноги растут и куда приводят.</text:p>
      <text:p text:style-name="P4">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4">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4"><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4">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4">Это его рок. Простить такого легко, если понять, что он всю жизнь будет несчастным.</text:p>
      <text:h text:style-name="P82" text:outline-level="3"><text:bookmark-start text:name="__RefHeading__10904_1269278837"/>Что с ним?<text:bookmark-end text:name="__RefHeading__10904_1269278837"/></text:h>
      <text:p text:style-name="Text_20_body">Эту главу я начну с разъяснительного вступления.</text:p>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50">[</text:span><text:span text:style-name="T2">Миллион</text:span><text:span text:style-name="T50">]</text:span> шагов как стать успешным карьеристом, <text:span text:style-name="T50">[</text:span><text:span text:style-name="T2">двести тысяч сто</text:span><text:span text:style-name="T50">]</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4">модное направление, под названием «Пикап»</text:span><text:span text:style-name="T14"><text:note text:id="ftn19" text:note-class="footnote"><text:note-citation text:label="*">*</text:note-citation><text:note-body><text:p text:style-name="Footnote"><text:span text:style-name="T8">Пикап</text:span> (от англ. <text:span text:style-name="T50">pick up —</text:span><text:span text:style-name="T14"> цеплять, подцепить</text:span>) <text:span text:style-name="T50">— </text:span><text:span text:style-name="T14">деятельность, направленная на знакомство с целью соблазнения.</text:span></text:p></text:note-body></text:note></text:span><text:span text:style-name="T14">.</text:span></text:p>
      <text:p text:style-name="Text_20_body"><text:span text:style-name="T14">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5">поиметь.</text:span></text:p>
      <text:p text:style-name="P32"><text:soft-page-break/>Главная цель пикапа — зацепить девушку. Начиная с банального:</text:p>
      <text:list xml:id="list35348795" text:continue-numbering="true" text:style-name="диалог">
        <text:list-item>
          <text:p text:style-name="P113">Вашей маме зять не нужен?</text:p>
        </text:list-item>
      </text:list>
      <text:p text:style-name="P32">И заканчивая какими-то более экстравагантными:</text:p>
      <text:list xml:id="list35368709" text:continue-numbering="true" text:style-name="диалог">
        <text:list-item>
          <text:p text:style-name="P113">Твой отец случайно не хлеб?</text:p>
        </text:list-item>
        <text:list-item>
          <text:p text:style-name="P113">В каком смысле?</text:p>
        </text:list-item>
        <text:list-item>
          <text:p text:style-name="P113">Ну ты такая крошка...</text:p>
        </text:list-item>
      </text:list>
      <text:p text:style-name="P32">Это будет фраза, которая может зацепить.</text:p>
      <text:p text:style-name="P32">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p text:style-name="P32">У всех «цепляшек» есть одна цель — привлечь внимание объекта. Однако они не обязательно должны быть нейтральными, смешными или вызывать восхищение. Это еще может быть и давление. Например, вы ждете свою подругу. К вам подходит парень и говорит:</text:p>
      <text:list xml:id="list35367050" text:continue-numbering="true" text:style-name="диалог">
        <text:list-item>
          <text:p text:style-name="P113">Привет.</text:p>
        </text:list-item>
      </text:list>
      <text:p text:style-name="P32">Говорит достаточно спокойно и ненавязчиво, как будто бы обознался. Ответите вы или нет — ему не важно. Он уже задает вопрос:</text:p>
      <text:list xml:id="list35366287" text:continue-numbering="true" text:style-name="диалог">
        <text:list-item>
          <text:p text:style-name="P113">Ты одна тут?</text:p>
        </text:list-item>
      </text:list>
      <text:p text:style-name="P32">И вы отвечаете, мол:</text:p>
      <text:list xml:id="list35355444" text:continue-numbering="true" text:style-name="диалог">
        <text:list-item>
          <text:p text:style-name="P113">Нет... я с подругой... Она сейчас подойдет... — недоумевая, что этот незнакомец от вас хочет.</text:p>
        </text:list-item>
      </text:list>
      <text:p text:style-name="P32"><text:soft-page-break/>На что он отвечает:</text:p>
      <text:list xml:id="list35338198" text:continue-numbering="true" text:style-name="диалог">
        <text:list-item>
          <text:p text:style-name="P113">Ну ее же сейчас нет. Отойдем, поговорить надо...</text:p>
        </text:list-item>
      </text:list>
      <text:p text:style-name="P32">Действовать он будет так быстро и уверенно, что у вас не будет времени сказать «нет» — он уже развернулся и направился к выходу. Обернулся и спросил:</text:p>
      <text:list xml:id="list35364399" text:continue-numbering="true" text:style-name="диалог">
        <text:list-item>
          <text:p text:style-name="P113">Ну? Ты идешь?</text:p>
        </text:list-item>
      </text:list>
      <text:p text:style-name="P32">И вот вы, сбитая с толку, не понимая, что происходит, плететесь за ним.</text:p>
      <text:p text:style-name="P32">Это тоже «цепляшка». Вы в ступоре, вы в напряжении. Все, что вам остается — следовать его указаниям, а он, в свою очередь, не дает вам время на подумать.</text:p>
      <text:p text:style-name="Subtitle">* * *</text:p>
      <text:p text:style-name="P32">Вот еще один пример из моего личного опыта. Однажды вечером мне поступает звонок от знакомого:</text:p>
      <text:list xml:id="list35346329" text:continue-numbering="true" text:style-name="диалог">
        <text:list-item>
          <text:p text:style-name="P113">Привет! Я тут рядом. Кофе не хочешь? Да? Нет? Давай быстрей? Ну? Так что?..</text:p>
        </text:list-item>
      </text:list>
      <text:p text:style-name="P32">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32">Его поведение по отношению ко мне было отнюдь не дружеским, и, что самое неприятное, демонстрировал он это сугубо в присутствии посторонних. Мог даже приобнять, совершенно не реагируя за мои замечания!</text:p>
      <text:p text:style-name="P32"><text:soft-page-break/>Сначала я подумала, что действительно ему нравлюсь, но потом стала замечать некоторые нюансы — несостыковки в его поведении. Например, однажды он стал свидетелем ухаживаний за мной. И, как вы думаете, что произошло дальше?</text:p>
      <text:p text:style-name="P32">Все с той же демонстративностью, как тот самый дворовой кабель, он решил пометить территорию — приобнял меня за плечи, конечно же, при моем ухажере. Я попросила его не распускать руки, но он... притворился глухим и проигнорировал мое замечание. Однако, стоило только скрыться от удивленных глаз моего воздыхателя, как он тут же руки свои-таки убрал. Хм... совпадение? Не думаю.</text:p>
      <text:p text:style-name="P32">Однажды я не выдержала и прямым текстом попросила его вести себя, как положено без обнимашек и сюси-пуси. Его реакция была удивительной, а именно:</text:p>
      <text:list xml:id="list35349101" text:continue-numbering="true" text:style-name="диалог">
        <text:list-item>
          <text:p text:style-name="P113">Яна, блять, что ты от меня хочешь?..</text:p>
        </text:list-item>
      </text:list>
      <text:p text:style-name="P32">Он разозлился. Вопрос, как я полагаю, был риторическим и тупым, ведь моя просьба вести себя как полагается была ответом на его кричащий вопрос:</text:p>
      <text:list xml:id="list35350381" text:continue-numbering="true" text:style-name="диалог">
        <text:list-item>
          <text:p text:style-name="P113">Ничего!</text:p>
        </text:list-item>
      </text:list>
      <text:p text:style-name="P32">Закончилось все тем, что он... обиделся и прекратил со мной любое общение, даже по рабочим вопросам и сделал это также демонстративно, как еще пару дней назад заливал ко мне на глазах у всех.</text:p>
      <text:p text:style-name="P32">Я веду к тому, что очень важно сразу проанализировать ситуацию: кто рядом с вами, пикапер и тряпка или достойный вас мужчина. А здесь все гораздо проще, чем кажется! Для самоназванного альфа-самца женщина — просто одно<text:soft-page-break/>разовая насадка на хер. Если с вашей самооценкой все норм, то вы это заметите. Они не напрягаются. Берут, так сказать, когда дают. А если нет, то идут туда, где дадут.</text:p>
      <text:p text:style-name="P32">Достойный же вас мужчина не будет бездействовать, а просто... не побоюсь этого слова, завоюет женщину, которая ему понравилась. Завоюет поступками, вниманием и отношением к ней. Другими словами, поступки всегда говорят сами за себя.</text:p>
      <text:p text:style-name="P51">* * *</text:p>
      <text:p text:style-name="P32">Вернемся к сути. Во всех случаях пикапер нарушает ваши личные границы. Да, звучит слишком феминистично, но что же тут поделаешь?!</text:p>
      <text:p text:style-name="P32">Задайте себе вопрос:</text:p>
      <text:list xml:id="list35342325" text:continue-numbering="true" text:style-name="диалог">
        <text:list-item>
          <text:p text:style-name="P113">Комфортно мне, или нет?</text:p>
        </text:list-item>
      </text:list>
      <text:p text:style-name="P32">Не проверяйте его, если заметили неладное — будьте собой, он сам себя покажет, когда придет время. Либо его намерения серьезны и он начнет добиваться вас по-мужски, достойно, и сделает вас счастливой; либо он будет сидеть и ждать, когда вы прибежите к нему в ручки, ведь напрягаться он не намерен. </text:p>
      <text:p text:style-name="P32">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сучка, его уже послала.</text:p>
      <text:p text:style-name="P32"><text:soft-page-break/>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Subtitle">* * *</text:p>
      <text:p text:style-name="P32">Пикаперов учат, что нам скучно, и нужно признать, что это правда, ведь мы любим приключения. Мы устали от 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32">Самое печальное то, что шутка, которой пикапер приведет вас в восторг — это его конспект по пикапу. Сам-то он понимает, что не обладает таким остроумием. Пикапер — это не тот человек, каким хочет казаться.</text:p>
      <text:p text:style-name="P32">Он не есть он. Он хочет быть тем, кем не является. Он понимает, что не нравится женщинам таким, какой есть, но не совершенствуется. Он создает иллюзию, чтобы заманить вас «картинкой». Он — это блюдо из мелко-нарезанных комплексов с добавлением неуверенности и недостатков, под нежным соусом из стремления понравиться.</text:p>
      <text:p text:style-name="P32">Рядом с таким вы видите, ощущаете и чувствуете то, что <text:span text:style-name="T2">хотите</text:span> чувствовать, а не то, что чувствовали бы с ним, будь он самим собой. Понимаете?</text:p>
      <text:p text:style-name="P32"><text:soft-page-break/>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и хам. Который хочет и требует, но отдать взамен ему нечего.</text:p>
      <text:p text:style-name="P33">Шутки заканчиваются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Subtitle">* * *</text:p>
      <text:p text:style-name="Text_20_body"><text:span text:style-name="T14">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т. е. работать над собой и совершенствовать свое мужское начало) и </text:span><text:span text:style-name="T15">завести отношения</text:span><text:span text:style-name="T14"> с понравившейся девушкой. Правда, только на Западе. У нас пока еще дела обстоят несколько иначе.</text:span></text:p>
      <text:p text:style-name="P29">Короче говоря, это учение у нас, в странах СНГ, пока еще, к сожалению, не учит нравственной идеологии. К слову, большинство книг по соблазнению женщин начинается с письменного отказа от ответственности... Ну да ладно...</text:p>
      <text:p text:style-name="P29">К чему я веду?</text:p>
      <text:p text:style-name="P29">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text:soft-page-break/>просто пикапером, который возжелал избавиться от своих комплексов или который желает пополнить свой список «побед».</text:p>
      <text:p text:style-name="Text_20_body"><text:span text:style-name="T14">Собственно, и того, и другого пикап учит вести себя с женщинами </text:span><text:span text:style-name="T19">правильно</text:span><text:span text:style-name="T14"> для эффективного </text:span><text:span text:style-name="T15">результата</text:span><text:span text:style-name="T14">, предлагая массу техник и обучая самым разнообразным навыкам.</text:span></text:p>
      <text:p text:style-name="P29">Так вот психопата учить не надо. Понимание человеческой природы в нем заложено по-умолчанию, и применяет он этот навык очень тонко и достаточно быстро.</text:p>
      <text:p text:style-name="P29">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9">Помните: расстройство — не болезнь, это отклонение. В самом начале книги я попыталась дать краткое описание этой проблеме. Теперь пришло время рассмотреть ее поближе.</text:p>
      <text:h text:style-name="P87" text:outline-level="4">Общие диагностические критерии расстройств личности</text:h>
      <text:p text:style-name="P36">Существует несколько видов расстройств личности. Они могут быть сгруппированы в одну из трех групп-кластеров:</text:p>
      <text:list xml:id="list3632949285533976535" text:style-name="List_20_2">
        <text:list-item>
          <text:p text:style-name="P123">Кластер <text:span text:style-name="T50">A</text:span><text:span text:style-name="T9">:</text:span></text:p>
          <text:list>
            <text:list-item>
              <text:p text:style-name="P125">Параноидное;</text:p>
            </text:list-item>
            <text:list-item>
              <text:p text:style-name="P125">Шизоидное;</text:p>
            </text:list-item>
            <text:list-item>
              <text:p text:style-name="P125">Шизотипическое.</text:p>
              <text:p text:style-name="P122"><text:span text:style-name="T9">Для лиц с расстройствами кластера </text:span><text:span text:style-name="T55">A</text:span><text:span text:style-name="T9"> характерны трудности, связанные с взаимодействием с окружающими.</text:span></text:p>
              <text:p text:style-name="P122"><text:span text:style-name="T22">Их эмоциональное состояние описывается</text:span><text:span text:style-name="T9">, как <text:s/>тревожное, недоверчивое, подозрительное, защитное.</text:span></text:p>
            </text:list-item>
          </text:list>
        </text:list-item>
        <text:list-item>
          <text:p text:style-name="P122"><text:span text:style-name="T8">Кластер </text:span><text:span text:style-name="T55">B</text:span><text:span text:style-name="T9">:</text:span></text:p>
          <text:list>
            <text:list-item>
              <text:p text:style-name="P125">Антисоциальное;</text:p>
            </text:list-item>
            <text:list-item>
              <text:p text:style-name="P125">Пограничное;</text:p>
            </text:list-item>
            <text:list-item>
              <text:p text:style-name="P125">Истерическое;</text:p>
            </text:list-item>
            <text:list-item>
              <text:p text:style-name="P125">Нарциссическое.</text:p>
              <text:p text:style-name="P122"><text:span text:style-name="T9">Лица с расстройствами кластера </text:span><text:span text:style-name="T55">B</text:span><text:span text:style-name="T54"> </text:span><text:span text:style-name="T22">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16"><text:soft-page-break/>Их эмоциональное состояние описывается, как драматическое, тревожное, непредсказуемое и нестабильное.</text:p>
            </text:list-item>
          </text:list>
        </text:list-item>
        <text:list-item>
          <text:p text:style-name="P135"><text:span text:style-name="T14">Кластер </text:span><text:span text:style-name="T50">C</text:span><text:span text:style-name="T22">:</text:span></text:p>
          <text:list>
            <text:list-item>
              <text:p text:style-name="P136">Избегающее;</text:p>
            </text:list-item>
            <text:list-item>
              <text:p text:style-name="P136">Зависимое;</text:p>
            </text:list-item>
            <text:list-item>
              <text:p text:style-name="P136">Обсессивно-компульсивное.</text:p>
              <text:p text:style-name="P135"><text:span text:style-name="T22">Лица с расстройствами кластера </text:span><text:span text:style-name="T50">C</text:span><text:span text:style-name="T54"> </text:span><text:span text:style-name="T22">испытывают чувства тревоги и страха, которые их подавляют, и с которыми они постоянно борются.</text:span></text:p>
              <text:p text:style-name="P136">Их поведение описывается, как антиобщественное, замкнутое, неуверенное и чрезвычайно чувствительное.</text:p>
            </text:list-item>
          </text:list>
        </text:list-item>
      </text:list>
      <text:p text:style-name="P76"/>
      <text:p text:style-name="P77"><text:span text:style-name="T22">Мы не будем обсуждать расстройства группы </text:span><text:span text:style-name="T24">С</text:span><text:span text:style-name="T22">, так как в них не прослеживается манипулятивный образ поведения.</text:span></text:p>
      <text:p text:style-name="P52">* * *</text:p>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2">Расстройства не диагностируются лицам моложе 18 лет</text:span>, т. к. в подростков<text:span text:style-name="T14">ый</text:span> период ха<text:soft-page-break/>рактер только формируется, и<text:span text:style-name="T14">,</text:span> как мы знаем, сопровождается различными поведенческими экспериментами.</text:p>
      <text:p text:style-name="Subtitle">* * *</text:p>
      <text:p text:style-name="Text_20_body"><text:span text:style-name="T9">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4">Международной классификации болезней (МКБ)</text:span><text:span text:style-name="T9">:</text:span></text:p>
      <text:list xml:id="list35354610" text:continue-list="list35368648" text:style-name="List_20_1">
        <text:list-item text:start-value="1">
          <text:p text:style-name="P138">заметная дисгармония в поведении:</text:p>
          <text:list>
            <text:list-item>
              <text:p text:style-name="P137">аффективность<text:note text:id="ftn20" text:note-class="footnote"><text:note-citation text:label="*">*</text:note-citation><text:note-body><text:p text:style-name="Footnote"><text:span text:style-name="T8">Аффективность</text:span> (<text:span text:style-name="T2">от лат. </text:span><text:span text:style-name="T51">affectus —</text:span><text:span text:style-name="T15">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37">возбудимость;</text:p>
            </text:list-item>
            <text:list-item>
              <text:p text:style-name="P137">расстройство контроля побуждений:</text:p>
              <text:list>
                <text:list-item>
                  <text:p text:style-name="P137">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37">нарастающее напряжение, возникающее перед совершением действия, повышение физической и психической активности;</text:p>
                </text:list-item>
                <text:list-item>
                  <text:p text:style-name="P137">возникновение ощущения радости и облегчения во время совершения действия.</text:p>
                </text:list-item>
              </text:list>
            </text:list-item>
            <text:list-item>
              <text:p text:style-name="P137">нарушение в процессах восприятия и мышления;</text:p>
            </text:list-item>
            <text:list-item>
              <text:p text:style-name="P137"><text:soft-page-break/>изменение в стиле отношения к окружающим;</text:p>
            </text:list-item>
          </text:list>
        </text:list-item>
        <text:list-item>
          <text:p text:style-name="P137">хроническое проявление аномального поведения, возникшее давно;</text:p>
        </text:list-item>
        <text:list-item>
          <text:p text:style-name="P137">нарушение адаптации к широкому диапазону личностных и социальных ситуаций в связи с аномальным стилем поведения;</text:p>
        </text:list-item>
        <text:list-item>
          <text:p text:style-name="P137">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37">обычно, но не всегда — существенное ухудшение профессиональной и социальной продуктивности.</text:p>
        </text:list-item>
        <text:list-item>
          <text:p text:style-name="P137">проявление вышеперечисленных аномалий еще в детстве или в подростковом возрасте, продолжение аномалий в зрелости;</text:p>
        </text:list-item>
      </text:list>
      <text:h text:style-name="Heading_20_4" text:outline-level="4">Степень тяжести</text:h>
      <text:p text:style-name="Text_20_body">Основываясь на выраженности <text:span text:style-name="T14">вышеперечисленных </text:span>личностных нарушений, определяется также и <text:span text:style-name="T9">степень тяжести расстройства</text:span>:</text:p>
      <text:list xml:id="list2384350727472472302" text:style-name="List_20_3">
        <text:list-item>
          <text:p text:style-name="P126">отсутствие расстройства личности и существенных критериев личностного расстройства;</text:p>
        </text:list-item>
        <text:list-item>
          <text:p text:style-name="P126">личностное затруднение <text:span text:style-name="T2">(наличие подпороговых критериев одного или нескольких расстройств личности)</text:span>;</text:p>
        </text:list-item>
        <text:list-item>
          <text:p text:style-name="P126"><text:soft-page-break/>простое расстройство личности: <text:span text:style-name="T2">(наличие существенных критериев одного или нескольких расстройств в рамках одного кластера)</text:span>;</text:p>
        </text:list-item>
        <text:list-item>
          <text:p text:style-name="P128">сложное (диффузное) расстройство личности: (<text:span text:style-name="T2">наличие существенных критериев одного или нескольких расстройств личности в рамках нескольких кластеров)</text:span>;</text:p>
        </text:list-item>
        <text:list-item>
          <text:p text:style-name="P128"><text:span text:style-name="T9">тяжелое расстройство личности: </text:span><text:span text:style-name="T4">(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span><text:span text:style-name="T9">.</text:span></text:p>
        </text:list-item>
      </text:list>
      <text:h text:style-name="Heading_20_4" text:outline-level="4">Терапия</text:h>
      <text:p text:style-name="Text_20_body">Стандартная терапия для лиц с личностным расстройством направлена не на изменение структуры личности, а на ее смягчение:</text:p>
      <text:list xml:id="list35345090" text:continue-list="list35338347" text:style-name="список_20_перечисление">
        <text:list-item>
          <text:p text:style-name="P110">компенсация негативных проявлений;</text:p>
        </text:list-item>
        <text:list-item>
          <text:p text:style-name="P110">адаптация к обществу;</text:p>
        </text:list-item>
        <text:list-item>
          <text:p text:style-name="P110">снижение уровня тревожности;</text:p>
        </text:list-item>
        <text:list-item>
          <text:p text:style-name="P110">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7" text:outline-level="4">Параноидное расстройство личности</text:h>
      <text:p text:style-name="P30">Диагностируется при наличии четырех и более критериев, приведенных ниже, а также при проявлении общих критериев расстройств личности:</text:p>
      <text:list xml:id="list35365843" text:continue-numbering="true" text:style-name="список_20_перечисление">
        <text:list-item>
          <text:p text:style-name="P119">чрезмерная чувствительность к неудачам и отказам;</text:p>
        </text:list-item>
        <text:list-item>
          <text:p text:style-name="P119">постоянное недовольство окружающими, неумение прощать оскорбления, причинение ущерба, высокомерное поведение;</text:p>
        </text:list-item>
        <text:list-item>
          <text:p text:style-name="P119">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19">воинственно-щепетильное, не соответствующее фактической ситуации отношение к вопросам, связанным с правами личности;</text:p>
        </text:list-item>
        <text:list-item>
          <text:p text:style-name="P119">возобновляющиеся неоправданные подозрения в неверности сексуального партнера;</text:p>
        </text:list-item>
        <text:list-item>
          <text:p text:style-name="P119">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4">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4">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5">отрицает</text:span><text:span text:style-name="T19"> в своей голове собственные непристойные мысли, а затем </text:span><text:span text:style-name="T15">проецирует</text:span><text:span text:style-name="T19"> их на остальных.</text:span></text:p>
      <text:p text:style-name="P32">То есть, например, обвиняя своего партнера в измене, скорее всего, что таким образом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9">Немаловажной особенностью такого поведения является то, что он </text:span><text:span text:style-name="T14">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9"><text:soft-page-break/>Нормальное поведение: Ты мне изменяла?</text:p>
      <text:p text:style-name="P29">У человека появились сомнения в преданности партнера и он <text:span text:style-name="T2">задает вопрос</text:span>, чтобы эти сомнения развеять или получить им подтверждение, ожидая честный ответ.</text:p>
      <text:p text:style-name="Text_20_body"><text:span text:style-name="T14">Параноидное поведение: </text:span><text:span text:style-name="T15">С кем</text:span><text:span text:style-name="T14"> ты мне изменила?</text:span></text:p>
      <text:p text:style-name="Text_20_body"><text:span text:style-name="T14">Параноик подозревает своего партнера в неверности. Правда это или нет, но он </text:span><text:span text:style-name="T15">настаивает</text:span><text:span text:style-name="T14"> на факте измены, пытаясь узнать </text:span><text:span text:style-name="T15">с кем</text:span><text:span text:style-name="T14">. В данном случае уверенность в том, что ему изменили не подразумевает его ошибочное суждение.</text:span></text:p>
      <text:p text:style-name="P29">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 Другими словами, если он настаивает на том, что вы ему изменили, то, скорее всего, он вам изменил, или, как минимум, хочет это сделать.</text:p>
      <text:p text:style-name="P29">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7"><text:span text:style-name="T14">Терапия для параноидальной личности</text:span><text:span text:style-name="T22">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7"><text:soft-page-break/><text:span text:style-name="T14">Важно: </text:span><text:span text:style-name="T22">паранойя, параноидный психоз, параноидная шизофрения и шизофрения к данному расстройству</text:span><text:span text:style-name="T14"> </text:span><text:span text:style-name="T22">не от</text:span><text:span text:style-name="T22">носится! Может выступать предвестником шизофрении и бредовых расстройств.</text:span></text:p>
      <text:h text:style-name="P87" text:outline-level="4">Шизоидное расстройство личности</text:h>
      <text:p text:style-name="P30">Диагностируется при наличии <text:span text:style-name="T5">четырех и более</text:span> критериев, приведенных ниже, а также при проявлении общих критериев расстройств личности:</text:p>
      <text:list xml:id="list35350309" text:continue-numbering="true" text:style-name="список_20_перечисление">
        <text:list-item>
          <text:p text:style-name="P117">сниженная способность или утрата способности получать удовольствие, сопровождающаяся потерей активности в его достижении;</text:p>
        </text:list-item>
        <text:list-item>
          <text:p text:style-name="P117">эмоциональная холодность, ослабление эмоциональных реакций, бесчувствие, безразличие, отрешенность;</text:p>
        </text:list-item>
        <text:list-item>
          <text:p text:style-name="P117">неспособность проявлять как теплые и нежные чувства, так и гнев по отношению к другим людям;</text:p>
        </text:list-item>
        <text:list-item>
          <text:p text:style-name="P117">слабая реакция на похвалу и на критику;</text:p>
        </text:list-item>
        <text:list-item>
          <text:p text:style-name="P117">незначительный интерес к сексуальным контактам;</text:p>
        </text:list-item>
        <text:list-item>
          <text:p text:style-name="P117">повышенная склонность к фантазированию и стремление к углубленному познанию собственных мыслей, чувств, переживаний.</text:p>
        </text:list-item>
        <text:list-item>
          <text:p text:style-name="P117">предпочтение уединенной деятельности;</text:p>
        </text:list-item>
        <text:list-item>
          <text:p text:style-name="P117">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17">заметная нечуткость к основным чувственно-понятийным социальным нормам и условиям. Эмоциональная дисгармония.</text:p>
        </text:list-item>
      </text:list>
      <text:p text:style-name="P30"><text:soft-page-break/>Шизоид выдерживает значительную дистанцию между собой и окружающими, из-за парадоксально чего вечно жаждет близости.</text:p>
      <text:p text:style-name="P30">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больше подвержен внутренним переживаниям и фантазиям, социально замкнут.</text:p>
      <text:p text:style-name="P30">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30">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30">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30">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text:soft-page-break/>ние происходящего, не теряя с ним связь. То есть он признает за собой эмоции, но недооценивает их силу и значение.</text:p>
      <text:p text:style-name="Text_20_body"><text:span text:style-name="T22">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2"><text:note text:id="ftn21"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2"> с его стороны.</text:span></text:p>
      <text:p text:style-name="P36"><text:span text:style-name="T14">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1"><text:note text:id="ftn22" text:note-class="footnote"><text:note-citation text:label="**">**</text:note-citation><text:note-body><text:p text:style-name="Footnote"><text:span text:style-name="T8">«Дерево и стекло» — </text:span><text:span text:style-name="T9">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4">).</text:span></text:p>
      <text:p text:style-name="P30">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30">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30">Также для шизоида характерна высокая работоспособность в узких сферах деятельности, сочетающихся с (сухим) прагматизмом.</text:p>
      <text:p text:style-name="P30"><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30">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30">Шизоидам свойственно игнорирование социальных норм внешнего вида, неопрятность, нечистоплотность.</text:p>
      <text:p text:style-name="P31">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30">Шизоид, как правило, плохо вовлекается в терапию из-за отсутствия эмпатических наклонностей, что является причиной низкой мотивации.</text:p>
      <text:p text:style-name="P30">Терапия может занимать достаточно продолжительное время из-за постоянного дистанцирования пациента от доктора.</text:p>
      <text:p text:style-name="P37"><text:span text:style-name="T14">Важно:</text:span><text:span text:style-name="T22">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7" text:outline-level="4">Диссоциальное расстройство личности</text:h>
      <text:p text:style-name="P30"><text:span text:style-name="T8"><text:s/></text:span><text:span text:style-name="T2">(Также антисоциальное рас-во или социопатия)</text:span></text:p>
      <text:p text:style-name="P30">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35367137" text:continue-numbering="true" text:style-name="список_20_перечисление">
        <text:list-item>
          <text:p text:style-name="P117">бессердечность, равнодушие к чувствам окружающих. Отсутствие сожалений;</text:p>
        </text:list-item>
        <text:list-item>
          <text:p text:style-name="P117">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17">неспособность поддерживать взаимоотношения при отсутствии затруднений в их становлении;</text:p>
        </text:list-item>
        <text:list-item>
          <text:p text:style-name="P117">крайне низкая способность выдерживать фрустрацию<text:note text:id="ftn23" text:note-class="footnote"><text:note-citation text:label="*">*</text:note-citation><text:note-body><text:p text:style-name="P75">Фрустация<text:span text:style-name="T9"> (</text:span><text:span text:style-name="T4">от лат. </text:span><text:span text:style-name="T52">f</text:span><text:span text:style-name="T4">rustratio</text:span><text:span text:style-name="T52"> —</text:span><text:span text:style-name="T16"> обман, тщетное ожидание</text:span><text:span text:style-name="T9">) </text:span><text:span text:style-name="T54">— </text:span><text:span text:style-name="T22">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17">неспособность испытывать чувство вины и извлекать пользу из жизненного опыта, особенно из наказания;</text:p>
        </text:list-item>
        <text:list-item>
          <text:p text:style-name="P117">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0"><text:soft-page-break/><text:span text:style-name="T22">в</text:span> качестве дополнительного признака может выступать постоянная раздражительность и нетерпеливость.</text:p>
        </text:list-item>
      </text:list>
      <text:p text:style-name="P30">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30">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30">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30">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30">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30">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30">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30">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30">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30">Немаловажным является факт того, что социопаты отлично понимают, что такое социальные нормы, однако игнорируют их осознанно.</text:p>
      <text:p text:style-name="P36">Антисоциальная личность склон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4"> Также они плохо умеют контролировать собственную импульсивность.</text:span></text:p>
      <text:p text:style-name="P36">Одна из основных проблем социопата в том, что он не отдает отчет своим негативным эмоциям. По сути <text:span text:style-name="T2">он их просто не испытывает</text:span><text:span text:style-name="T5">. Его негативные эмоции в большинстве случаев являются реакцией.</text:span></text:p>
      <text:p text:style-name="P39">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9">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6">Согласно определению Эрика Берна, социопаты делятся на два вида:</text:p>
      <text:list xml:id="list35353381" text:continue-list="list35354610" text:style-name="List_20_1">
        <text:list-item text:start-value="1">
          <text:p text:style-name="P124">Латентный или пассивный социопат.</text:p>
          <text:p text:style-name="P127">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27">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24">Активный социопат.</text:p>
          <text:p text:style-name="P127">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ему людей, которые в данный момент времени ожидают от него именно такого поведения.</text:p>
          <text:p text:style-name="P127">Вне досягаемости этих людей социопат не может и не считает нужным сдерживаться.</text:p>
        </text:list-item>
      </text:list>
      <text:p text:style-name="P31"/>
      <text:p text:style-name="P31">Терапия для антисоциальной личности<text:span text:style-name="T9">:</text:span></text:p>
      <text:p text:style-name="P30">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30">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7"><text:span text:style-name="T14">Важно:</text:span><text:span text:style-name="T22">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7"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35360438" text:continue-list="list35367137" text:style-name="список_20_перечисление">
        <text:list-item>
          <text:p text:style-name="P117">ярко выраженная тенденция действовать импульсивно, без учёта последствий, наряду с неустойчивостью настроения;</text:p>
        </text:list-item>
        <text:list-item>
          <text:p text:style-name="P117">минимальная способность планировать;</text:p>
        </text:list-item>
        <text:list-item>
          <text:p text:style-name="P117">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30">Эмоционально-неустойчивое расстройство, это группа, которая включает в себя два подвида расстройств:</text:p>
      <text:list xml:id="list5946944405035663209" text:style-name="List_20_4">
        <text:list-item>
          <text:p text:style-name="P120">Эмоциональный или импульсивный тип:</text:p>
          <text:list>
            <text:list-item>
              <text:p text:style-name="P118">склонность к совершению неблагоприятных поступков без учета неблагоприятных последствий;</text:p>
            </text:list-item>
            <text:list-item>
              <text:p text:style-name="P118">высокая активность, сочетающаяся с неумением находить общий язык с окружающими;</text:p>
            </text:list-item>
            <text:list-item>
              <text:p text:style-name="P129"><text:span text:style-name="T22">склонность к сексуальной распущенности</text:span><text:span text:style-name="T54">.</text:span></text:p>
            </text:list-item>
          </text:list>
          <text:p text:style-name="P129"><text:span text:style-name="T22">Сильная эмоциональная возбудимость, проявляющаяся с детского возраста — истерики, озлобленность, </text:span><text:soft-page-break/><text:span text:style-name="T22">выражение протеста на воспитательные меры. Таких детей обычно называют трудными.</text:span></text:p>
          <text:p text:style-name="P118">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18">Способны совершить криминальное действие.</text:p>
          <text:p text:style-name="P118"/>
        </text:list-item>
        <text:list-item>
          <text:p text:style-name="P120">Пограничный тип.</text:p>
          <text:list>
            <text:list-item>
              <text:p text:style-name="P118">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18">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18">повышенная впечатлительность;</text:p>
            </text:list-item>
            <text:list-item>
              <text:p text:style-name="P118">развитое воображение;</text:p>
            </text:list-item>
            <text:list-item>
              <text:p text:style-name="P118">внушаемость.</text:p>
            </text:list-item>
          </text:list>
          <text:p text:style-name="P118">Человек пограничного типа склонен проявлять высокую активность в сферах, которые ему в данный момент наиболее интересны.</text:p>
          <text:p text:style-name="P118">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18"><text:soft-page-break/>Из-за склонности к внушаемости и фантазированию, сферы его интересов постоянно меняются.</text:p>
          <text:p text:style-name="P129"><text:span text:style-name="T22">Человек с данным типом расстройства часто страдает от алкогольной и наркотической зависимости, а также становится преступником. Причи</text:span><text:span text:style-name="T22">ной этому также может стать склонность к внушае</text:span><text:span text:style-name="T22">мости — попав в «плохую» компанию, перенимает ее принципы и поведение.</text:span></text:p>
          <text:p text:style-name="P118">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29"><text:span text:style-name="T22">Склонность к зависимости также может быть серьезной проблемой пограничного типа. Демонстрируя привязанность, такой человек </text:span><text:span text:style-name="T22">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4">Особенность</text:span> людей с эмоционально-неустойчивым расстройством заключается в резких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7">Терапия для лиц с эмоционально-неустойчивым расстройством <text:span text:style-name="T9">может быть очень слож</text:span><text:span text:style-name="T9">ной и продолжительной. Стоит отметить, что многие терапевты предпочитают дистанцироваться от таких пациентов.</text:span></text:p>
      <text:h text:style-name="P87" text:outline-level="4">Истерическое расстройство личности</text:h>
      <text:p text:style-name="P30">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35361517" text:continue-list="list35360438" text:style-name="список_20_перечисление">
        <text:list-item>
          <text:p text:style-name="P117">самодраматизация, театральность, преувеличенное выражение эмоций;</text:p>
        </text:list-item>
        <text:list-item>
          <text:p text:style-name="P117">внушаемость, лёгкая подверженность влиянию окружающих или обстоятельств;</text:p>
        </text:list-item>
        <text:list-item>
          <text:p text:style-name="P117">поверхностность и лабильность эмоциональности (подвижность, неустойчивость, изменчивость психики);</text:p>
        </text:list-item>
        <text:list-item>
          <text:p text:style-name="P117">постоянное стремление к возбуждённости, к признанию со стороны окружающих и к деятельности, позволяющей находиться в центре внимания;</text:p>
        </text:list-item>
        <text:list-item>
          <text:p text:style-name="P117">неадекватная обольстительность во внешнем виде и поведении;</text:p>
        </text:list-item>
        <text:list-item>
          <text:p text:style-name="P117">чрезмерная озабоченность физической привлекательностью;</text:p>
        </text:list-item>
        <text:list-item>
          <text:p text:style-name="P117">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30"/>
      <text:p text:style-name="P30"><text:soft-page-break/>Истероид — образец чрезмерной эмоциональности и стремления к получению внимания. Чувствует себя не 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35352523" text:continue-numbering="true" text:style-name="список_20_перечисление">
        <text:list-item>
          <text:p text:style-name="P110">«вытеснение» <text:span text:style-name="T22">—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0">«сексуализация» <text:span text:style-name="T22">—</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0">«регресия»<text:span text:style-name="T22">—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17">«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30">Поведение истероида крайне провокационное и характеризуется неадекватной обольстительностью. Истероид последовательно использует свою внешность для привлечения внимания.</text:p>
      <text:p text:style-name="P30">Для истероидов характерна неустойчивость самооценки.</text:p>
      <text:p text:style-name="P30">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30">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30">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30">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истероиды могут преувеличивать значение отношений с окружающими, чем они есть на самом деле.</text:p>
      <text:p text:style-name="Text_20_body"><text:span text:style-name="T8">Терапия для лиц с истерическим расстройством личности</text:span><text:span text:style-name="T9"> будет иметь разрушительный эффект в случае, если попытка соблазнения терапевта окажется успешной.</text:span></text:p>
      <text:p text:style-name="P36">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6">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6"/>
      <text:h text:style-name="P87" text:outline-level="4">Нарциссическое расстройство личности</text:h>
      <text:p text:style-name="P33">Диагностируется при наличии пяти и более критериев, приведенных ниже, а также при проявлении общих критериев расстройств личности:</text:p>
      <text:list xml:id="list8640568956996317917" text:style-name="List_20_5">
        <text:list-item>
          <text:p text:style-name="P114">Значительные нарушения функционирования личности:</text:p>
          <text:list>
            <text:list-item>
              <text:p text:style-name="P114">Нарушения в собственном функционировании</text:p>
              <text:p text:style-name="P130"><text:span text:style-name="T54">(a </text:span><text:span text:style-name="T22">или </text:span><text:span text:style-name="T54">b)</text:span><text:span text:style-name="T53">:</text:span></text:p>
              <text:list>
                <text:list-item>
                  <text:p text:style-name="P114">Идеинтичность.</text:p>
                  <text:p text:style-name="P114">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4">Неадекватная самооценка, которая может быть завышенной или заниженной, которая колеблется между крайностями.</text:p>
                  <text:p text:style-name="P114">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4">Опора на себя.</text:p>
                  <text:p text:style-name="P114">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4">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4">Зачастую не осознает собственных мотивов.</text:p>
                </text:list-item>
              </text:list>
            </text:list-item>
            <text:list-item>
              <text:p text:style-name="P114">Нарушения в межперсональном функционировании</text:p>
              <text:p text:style-name="P121"><text:span text:style-name="T52">(a </text:span><text:span text:style-name="T4">или </text:span><text:span text:style-name="T52">b)</text:span><text:span text:style-name="T53">:</text:span></text:p>
              <text:list>
                <text:list-item>
                  <text:p text:style-name="P114">Отсутствие эмпатии.</text:p>
                  <text:p text:style-name="P114">Нарушенная способность признавать чувства других людей или идентифицировать себя с их чувствами.</text:p>
                  <text:p text:style-name="P114">Чрезмерно настроены на реакции других, но только если эти реакции имеют к нему отношение.</text:p>
                  <text:p text:style-name="P114">Переоценка или недооценка собственного влияния на других.</text:p>
                </text:list-item>
                <text:list-item>
                  <text:p text:style-name="P114">Близость.</text:p>
                  <text:p text:style-name="P114">Считает, что отношения нужны для «обслуживания» его самооценки.</text:p>
                  <text:p text:style-name="P114">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4">Патологические черты личности в следующих областях:</text:p>
          <text:list>
            <text:list-item>
              <text:p text:style-name="P114"><text:soft-page-break/>Антагонизм (соперничество и соревнование), характеризующийся:</text:p>
              <text:list>
                <text:list-item>
                  <text:p text:style-name="P114">Грандиозностью.</text:p>
                  <text:p text:style-name="P114">Явное или скрытое чувство, что ему все должны.</text:p>
                  <text:p text:style-name="P114">Эгоцентризм, уверенность в собственном превосходстве.</text:p>
                  <text:p text:style-name="P114">Снисходительное отношение к другим.</text:p>
                </text:list-item>
                <text:list-item>
                  <text:p text:style-name="P114">Привлечение внимания.</text:p>
                  <text:p text:style-name="P114">Чрезмерные попытки привлечь внимание других и быть в центе внимания.</text:p>
                  <text:p text:style-name="P114">Поиск восхищения.</text:p>
                </text:list-item>
              </text:list>
            </text:list-item>
          </text:list>
        </text:list-item>
        <text:list-item>
          <text:p text:style-name="P114">Вышеперечисленные личностные нарушения стабильны во времени и проявляются в разных жизненных ситуациях.</text:p>
        </text:list-item>
        <text:list-item>
          <text:p text:style-name="P114">Вышеперечисленные личностные нарушения не соответствуют культурной среде.</text:p>
        </text:list-item>
        <text:list-item>
          <text:p text:style-name="P114">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3">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3">В наше время нарциссическим личностям очень тяжело, в связи с информационной средой, которая нас окружает.</text:p>
      <text:p text:style-name="P29"><text:soft-page-break/><text:span text:style-name="T7">В отличии от, например, прошлого века и более ранних периодов, где информационная среда была достаточно ограничена, в наше время стать </text:span><text:span text:style-name="T4">самым</text:span><text:span text:style-name="T7">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9"><text:span text:style-name="T7">Нарциссу важно быть </text:span><text:span text:style-name="T4">самым</text:span><text:span text:style-name="T7">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4"><text:span text:style-name="T9">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9">но с тем, что нарциссические личности глубоко стыдятся о чем-либо попросить.</text:span></text:p>
      <text:p text:style-name="P33">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3">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4"><text:span text:style-name="T18">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8">мневается и в </text:span><text:span text:style-name="T18">собственных достижениях, что указывает на комплексы неполноценности и ущербности.</text:span></text:p>
      <text:p text:style-name="P18">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4"><text:span text:style-name="T18">Нарцисс, в силу своего патологического себялюбия, не станет зарабатывать уважение у </text:span><text:span text:style-name="T60">«недостойных». Признание и уважение он обычно требует.</text:span></text:p>
      <text:p text:style-name="P23">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23">Под давлением нарцисса, его жертва может начать стыдиться собственных заслуг, продолжая идеализировать своего деструктивного партнера.</text:p>
      <text:p text:style-name="P4">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4">Терапия для лиц с нарциссическим расстройством личности <text:span text:style-name="T9">направлена на увеличение нарциссом степени осознанности и честности по отношению к себе и к природе своего поведения.</text:span></text:p>
      <text:p text:style-name="P34"><text:soft-page-break/><text:span text:style-name="T9">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9">выражать свои потребности может поменять представления пациента о человеческой взаимности.</text:span></text:p>
      <text:p text:style-name="P33">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20">Важно:</text:span><text:span text:style-name="T18"> по данным Национального института здравоохранения в США на 2008 год клиническим нарциссизмом страдают 10% американских граждан в возрасте 20-29 лет.</text:span></text:p>
      <text:h text:style-name="P87" text:outline-level="4">Пассивно-агрессивное расстройство личности</text:h>
      <text:p text:style-name="P33">Диагностируется при наличии пяти и более критериев, приведенных ниже, а также при проявлении общих критериев расстройств личности:</text:p>
      <text:list xml:id="list35361323" text:continue-list="list35352523" text:style-name="список_20_перечисление">
        <text:list-item>
          <text:p text:style-name="P115">необоснованная критика или презрение по отношению к собеседнику;</text:p>
        </text:list-item>
        <text:list-item>
          <text:p text:style-name="P115">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15">конфликтность, раздражительность и упрямство при необходимости выполнять нежелательные задачи;</text:p>
        </text:list-item>
        <text:list-item>
          <text:p text:style-name="P115">намеренно плохая или медленная работа при выполнении нежелательных задач;</text:p>
        </text:list-item>
        <text:list-item>
          <text:p text:style-name="P115">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15">избегающее поведение при выполнении обязательств, которое оправдывается забывчивостью;</text:p>
        </text:list-item>
        <text:list-item>
          <text:p text:style-name="P115">препятствование усилиям других за счет невыполнения своей части работы (если речь идет командной работе).</text:p>
        </text:list-item>
      </text:list>
      <text:p text:style-name="P33">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3">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8">Поведение такой личности характеризуется установкой на </text:span><text:span text:style-name="T16">скрытый</text:span><text:span text:style-name="T18"> протест и </text:span><text:span text:style-name="T16">пассивное</text:span><text:span text:style-name="T18"> сопротивление руководству, за которым находится агрессия. Коммуникативное поведение у больных носит враждебно-подчиненный характер.</text:span></text:p>
      <text:p text:style-name="P33">В случае если по каким-то причинам больной теряет мотивацию к сопротивлению, то испытывает выраженное чувство тревоги.</text:p>
      <text:p text:style-name="P33">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3">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3">Негативная реакция окружающих на свои жалобы является для них субъективным подтверждением обоснованности их пессимизма и негатива.</text:p>
      <text:p text:style-name="P33"><text:soft-page-break/>Возможен шантаж суицидом, но он редко сопровождается суицидальными попытками.</text:p>
      <text:p text:style-name="P37"><text:span text:style-name="T19">Терапия для лиц с пассивно-агрессивным расстройством личности </text:span><text:span text:style-name="T18">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3">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3">Уступки требованиям пациента со стороны терапевта антитерапевтичны, а отказ уступать угрожает потерей контакта.</text:p>
      <text:p text:style-name="P33"/>
      <text:p text:style-name="P35">(Источник: Википедия)</text:p>
      <text:h text:style-name="P82" text:outline-level="3"><text:bookmark-start text:name="Pochiemu_ia_"/>Почему я?<text:bookmark-end text:name="Pochiemu_ia_"/></text:h>
      <text:p text:style-name="P8">Именно этот вопрос вы задавали себе в начале своих роковых отношений! Именно поиски ответа не дают вам покоя.</text:p>
      <text:p text:style-name="P4"><text:span text:style-name="T5">Вы повстречали прекрасного человека, идеального настолько, что не могли в это поверить! </text:span>Все что он делал, говорил, его поведение и отношение к жизни, к вам,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4">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4">Так как же получилось, что все вышло из под контроля?</text:p>
      <text:p text:style-name="P4">В большинстве отношений контрастируют два понятия: ведомый и ведущий. Как только вы, окрыленная любовью, начинаете безоговорочно верить своему партнеру, как только вы слепо следуете за ним, полагаетесь на него, как только вы отдаете ему в руки панель управления вами, вы становитесь ведомым. Хвостиком. Дополнению к...</text:p>
      <text:p text:style-name="P4">Мы не виноваты, что влюбляемся. Но мы совершаем ошибку, когда выключаем бдительность, когда начинаем надеяться на то, что все именно так, как нам кажется, <text:soft-page-break/>когда отдаемся чужой воли по собственному желанию, не анализируя, не взвешивая все «за» и «против».</text:p>
      <text:p text:style-name="P4">Слепое доверие — это огромный риск потерять себя! Опасность для вашей личности! Вы ведь не можете знать наверняка, что тот, кто рядом с вами не воспользуется вашей любовью себе во благо.</text:p>
      <text:p text:style-name="P27"><text:span text:style-name="T25">Почему вы? Вы, как объект манипулирования, выбраны за качества, которые не стыдно демонстрировать окружающим, которые вызывают зависть или восхищение. Вы слишком</text:span> <text:span text:style-name="T25">хороши, тем самым поддерживаете его нарциссический выбор, его образ. Все просто.</text:span></text:p>
      <text:p text:style-name="P14">Он обязан иметь лучшее. Он не согласен на меньшее, поэтому изначально в его круг поисков не входят «серые мышки». Он, может быть, и не ищет, но, попадись вы ему — он в вас вцепится и <text:span text:style-name="T63">отпустит</text:span><text:span text:style-name="T64"> выбросит</text:span> только тогда, когда с вас уже нечего будет взять.</text:p>
      <text:p text:style-name="P4">Выбор абьюзера основан не только на его собственном анализе, а и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4">Вы — достойная его вниманию вещь, вы красуетесь на «витрине» и он хочет вас заполучить. Купить. И покупает своим обманчивым поведением. Если вы верите ему, вы поддаетесь его влиянию. Вы думаете, что попали в хорошие руки, и уже не скоро поймете, что вас обманули.</text:p>
      <text:p text:style-name="P8">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text:soft-page-break/>ния, общества, оценки, и вы в какой-то момент начинаете делать не то, что хотите, а то, что от вас хотят. И самое интересное — вы уверены в том, что делаете это по собственному желанию!</text:p>
      <text:p text:style-name="P4"><text:span text:style-name="T5">Абьюзер выбирает в жертвы личность, </text:span><text:span text:style-name="_30__20_Text"><text:span text:style-name="T5">которой хотел бы быть сам</text:span></text:span><text:span text:style-name="T5">. Но зависть не дает ему спокойно смотреть, как хорошо идут ваши дела, как вы счастливы, в отличии от него. Поэтому вскоре он начнет воздействовать на вас, </text:span><text:span text:style-name="_30__20_Text"><text:span text:style-name="T5">делая из вас — такого же несчастного человека, как он сам</text:span></text:span><text:span text:style-name="T5">.</text:span></text:p>
      <text:p text:style-name="P50">* * *</text:p>
      <text:p text:style-name="P4">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text:span text:style-name="T2">муж и жена — одна сатана</text:span>», «с<text:span text:style-name="T2">кажи мне, кто твой друг, и я скажу, кто ты</text:span>», «<text:span text:style-name="T2">два сапога — пара</text:span>» и т. д. Остальные расходятся.</text:p>
      <text:p text:style-name="P4">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8">Однако абьюзер объективно не может позиционировать себя в обществе. Поэтому он демонстрирует сходство с <text:soft-page-break/>объектом, которым заинтересовался, чем и цепляет его внимание.</text:p>
      <text:p text:style-name="P4">Вскоре, он заставит вас сомневаться в собственной нормальности, если сомневается в своей. Если у него комплексы по поводу своего внешнего вида, он начнет развивать эи комплексы в вас.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8">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8">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4">15 минут.</text:p>
      <text:p text:style-name="P4">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8">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text:soft-page-break/>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text:p>
      <text:p text:style-name="P8">15 минут.</text:p>
      <text:p text:style-name="P48">* * *</text:p>
      <text:p text:style-name="P8">Вы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4">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4">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примерно за полчаса знакомства сумел распознать в нем подлеца?</text:p>
      <text:p text:style-name="P4">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4"><text:soft-page-break/>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4">Если он врет, то рано или поздно он запутается в собственных словах и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разные ответы.</text:p>
      <text:p text:style-name="P4">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35348462" text:continue-list="list35342325" text:style-name="диалог">
        <text:list-item>
          <text:p text:style-name="P97">Ты просто его не знаешь!</text:p>
        </text:list-item>
      </text:list>
      <text:p text:style-name="P54">* * *</text:p>
      <text:p text:style-name="P8">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4"><text:soft-page-break/>Давайте вспомним ранее описанный диалог, где я задаю своему бывшему парню вопрос:</text:p>
      <text:list xml:id="list35354915" text:continue-numbering="true" text:style-name="диалог">
        <text:list-item>
          <text:p text:style-name="P94">Есть ли что-то, что я должна знать?..</text:p>
        </text:list-item>
      </text:list>
      <text:p text:style-name="P4">Честный человек ответил бы «нет», если он ничего не скрывает, и спросил бы, какая причина таких вопросов. Но давайте вспомним, какие ответы я тогда получила на один несложный вопрос:</text:p>
      <text:list xml:id="list35357523" text:continue-numbering="true" text:style-name="диалог">
        <text:list-item>
          <text:p text:style-name="P94">Ты вокруг меня плетешь какую-то западню...</text:p>
        </text:list-item>
        <text:list-item>
          <text:p text:style-name="P94">Я ничего такого не делал...</text:p>
        </text:list-item>
        <text:list-item>
          <text:p text:style-name="P94">Каждый справляется с болью по разному...</text:p>
        </text:list-item>
        <text:list-item>
          <text:p text:style-name="P94">Я был на четырех свиданиях...</text:p>
        </text:list-item>
        <text:list-item>
          <text:p text:style-name="P94">Да, я трахаться хотел...</text:p>
        </text:list-item>
      </text:list>
      <text:p text:style-name="P4">Но это лишь вербальная сторона разговора. Поговорим еще и о языке тела.</text:p>
      <text:p text:style-name="P4">Разговор проходил на кухне. Она была достаточно просторной, с двумя удобными креслами у обеденного стола. Я, конечно, удобно расположилась в кресле, зная, что разговор будет долгим и напряженным. Однако мой бывший выбрал не кресло, и даже не стул. Он отошел в другой конец комнаты и облокотился на столешницу...</text:p>
      <text:p text:style-name="P4">Он держал дистанцию. Любой другой вариант подразумевал близкое расстояние ко мне. Стараясь скрыть свою ложь, он дистанцировался от меня, но его отчаянно выдавала та самая не комфортная поза.</text:p>
      <text:p text:style-name="P4">Честный человек, которому нечего скрывать, уселся бы рядом, взял меня за руку, посмотрел бы мне в глаза и дал <text:soft-page-break/>бы не противоречащий прозрачный ответ, расслабленно и спокойно...</text:p>
      <text:p text:style-name="P4">Почему я?</text:p>
      <text:p text:style-name="P4">Потому, что, если бы я с самого начала посмотрела правде в глаза, если бы я хоть на мгновения перестала убеждать себя в том, что у нас все хорошо, я бы избежала таких печальных для себя последствий. Но я продолжала разрешать ему манипулировать моими чувствами. Вот почему я!</text:p>
      <text:p text:style-name="P4">Даже когда его аморальные действия стали до безобразия очевидными, я пичкала себя надеждой, что все наладится. Вот почему я!</text:p>
      <text:p text:style-name="P4">Я была слишком высокомерна и тщеславна. Я не могла поверить в то, что так ошиблась человеком! Я же такая рассудительная, дотошная, сильная! Я не могла ошибиться! Я старалась держать марку, но на деле неосознанно, где-то глубоко внутри, я все понимала, но отчаянно пыталась отстрочить неминуемое разочарование. Вместо того, чтобы бежать. Вот почему я.</text:p>
      <text:p text:style-name="P50">* * *</text:p>
      <text:p text:style-name="P8">Как же не попасть в эту ловушку снова?</text:p>
      <text:p text:style-name="P8">Здесь я бы хотела уделить особое внимание одной очень полезной штуке. Эта штука есть у каждого из нас, но мы почти не умеем ею пользоваться.</text:p>
      <text:p text:style-name="P8">Штука эта достаточно противоречивая и сложная, ибо понять механизм ее работы довольно непросто. Еще слож<text:soft-page-break/>нее научиться использовать ее себе во благо, ведь это очень очень очень полезный инструмент!</text:p>
      <text:p text:style-name="P8">Поговорим об интуиции.</text:p>
      <text:p text:style-name="P4"><text:span text:style-name="T5">Интуиция </text:span><text:span text:style-name="T2">(от позднелат. intueor — пристально смотрю)</text:span><text:span text:style-name="T5">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2">И вот тут сразу возникает вопрос: </text:span><text:span text:style-name="T9">«</text:span><text:span text:style-name="T4">Что важнее — интуиция или же все-таки логика?</text:span><text:span text:style-name="T9">»</text:span></text:p>
      <text:p text:style-name="P10">Логика — сознание — рационализм.</text:p>
      <text:p text:style-name="P8">Основываясь на одной логике можно здорово ошибиться. Ведь, общаясь с человеком, мы видим то, что он показывает, например, дружелюбие. И <text:span text:style-name="T2">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10">Интуиция — подсознание — инстинкт.</text:p>
      <text:p text:style-name="P8">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8">Без логики никуда! Логически мыслить — значит иметь способность формулировать умозаключения, суждения и выводы. Однако и чрезмерная направленность на рациональность неизбежно влечет за собой невосприимчивость к «зову сердца». Также как и руководствуясь одними только чувствами мы теряем возможность построить логическую <text:soft-page-break/>цепочку происходящего, а не используя свой внутренний голос мы рискуем стать невосприимчивыми к невербальной способности коммуницировать с окружающим миром.</text:p>
      <text:p text:style-name="P8">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8">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8">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4"><text:span text:style-name="T5">В учениях Платона</text:span><text:span text:style-name="T5"><text:note text:id="ftn24"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2">недискурсивного постижения</text:span>, т. е. без рассуждений. Эпикуреизм<text:note text:id="ftn25"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5"> гласит, что это </text:span><text:span text:style-name="T2">феномен непосредственного познания</text:span><text:span text:style-name="T5">. Плотин</text:span><text:span text:style-name="T5"><text:note text:id="ftn26" text:note-class="footnote"><text:note-citation text:label="***">***</text:note-citation><text:note-body><text:p text:style-name="Footnote"><text:s/>Плотин — античный философ, последователь Платона.</text:p></text:note-body></text:note></text:span><text:span text:style-name="T5"> описал это понятие, как </text:span><text:span text:style-name="T2">мгновенное постижение</text:span><text:span text:style-name="T5"> — озарение.</text:span></text:p>
      <text:list xml:id="list35359687" text:continue-numbering="true" text:style-name="диалог">
        <text:list-item>
          <text:p text:style-name="P97">Я так и знала! — говорим мы часто. Но поздно.</text:p>
        </text:list-item>
      </text:list>
      <text:p text:style-name="P8">И вот интересно — откуда знала? Ответить сложно, но ведь знала же!</text:p>
      <text:p text:style-name="P8">Чутье, проницательность, шестое чувство — называйте как хотите, но могу вам сказать, что там, где логически <text:soft-page-break/>проанализировать ну вот никак не получается — на помощь приходит интуиция и, необъяснимо для нас самих, направляет нас на путь истины.</text:p>
      <text:p text:style-name="P8">Главное условие — прислушаться к ней.</text:p>
      <text:p text:style-name="P8">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8">Так-то.</text:p>
      <text:p text:style-name="P8">Стало быть, первое и самое главное правило — если кажется, то не кажется!</text:p>
      <text:p text:style-name="P8">Почему вы? Потому, что вы пытаетесь оправдывать свои опасения лишь логически.</text:p>
      <text:p text:style-name="P50">* * *</text:p>
      <text:p text:style-name="P8">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8">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text:soft-page-break/>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ике. Это дает нам некое ощущение безопасности.</text:p>
      <text:p text:style-name="P4">Он вдруг отвел взгляд или слегка поднимает плечи и вжимает шею, как бы защищая свои слабые места, отвечает «на выдохе», <text:span text:style-name="T2">хотя в непринужденной обстановке так не делает</text:span>...</text:p>
      <text:p text:style-name="P4">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 <text:span text:style-name="T5">Понятно, что вы не будете его бить по шее, но мама в детстве так и делала, когда он нашкодит, поэтому он ее прячет.</text:span></text:p>
      <text:p text:style-name="P4"><text:span text:style-name="T5">Признаками вранья могут быть все </text:span><text:span text:style-name="T2">неординарные жесты</text:span><text:span text:style-name="T5">, то есть те, которые проявляются вдруг в каких-то щекотливых ситуациях — </text:span><text:span text:style-name="T2">непривычное поведение</text:span><text:span text:style-name="T5">. Получается, </text:span><text:span text:style-name="T5">чтобы понять, какие именно жесты являются нестандартными, нужно понимать привычное поведение тела вашего собеседника.</text:span></text:p>
      <text:p text:style-name="P4">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4">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5">Человек, </text:span><text:span text:style-name="_30__20_Text"><text:span text:style-name="T25">вспоминая</text:span></text:span><text:span text:style-name="T25">, отведет взгляд на ту область в поле зрения, которая не будет его отвлекать (потолок, стену...) </text:span><text:soft-page-break/><text:span text:style-name="T25">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25">Человек, который </text:span><text:span text:style-name="_30__20_Text"><text:span text:style-name="T32">пытается</text:span></text:span><text:span text:style-name="_30__20_Text"><text:span text:style-name="T25"> придумать</text:span></text:span><text:span text:style-name="T25">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 Он спрячет от вас взгляд, но будет стараться говорить как можно убедительнее, рассуждая в слух.</text:span></text:p>
      <text:p text:style-name="P4">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2">Не слушайте — смотрите</text:span>, ведь он говорит «Нет».</text:p>
      <text:p text:style-name="P8">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8">Почему вы? Потому, что были недостаточно внимательны.</text:p>
      <text:p text:style-name="P8">Не стройте иллюзий! Найдите в себе силы и посмотрите правде в глаза трезво, отбросив все надежды.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8"><text:soft-page-break/>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8">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8">Она подскажет, поверьте, если что-то пойдет не так. Укажет на «осадок» после разговора, прозвенит беззвучным сигналом тревоги или ёкнет в сердце неожиданной несостыковкой.</text:p>
      <text:h text:style-name="P78" text:outline-level="2"><text:span text:style-name="T5"><text:s/></text:span><text:bookmark-start text:name="Glava_25__Priznaki__priiemy_i_protivosto1"/><text:span text:style-name="T5">Глава 25. <text:line-break/>При</text:span><text:bookmark-end text:name="Glava_25__Priznaki__priiemy_i_protivosto1"/><text:span text:style-name="T5">емы и противостояние манипуляции</text:span></text:h>
      <text:p text:style-name="P4">Как я уже говорила, психопаты отлично маскируются в обществе. Давайте попробуем разобраться во всем окончательно. Для этого я собрала все основные техники воздействия деструктивных личностей и попыталась кратко и понятно описать их.</text:p>
      <text:p text:style-name="P8">Важно понимать, что каждый из описанных здесь методов имеет серьезное влияние и оказывает сильное воздействие на психику жертвы. Лично у меня было постоянное ощущение, будто меня топят.</text:p>
      <text:p text:style-name="P8">Мне казалось что я в воде, а он берет меня за голову и погружает под воду. И, каждый раз, когда у меня получалось вдохнуть хоть немного воздуха, он топил меня снова и снова, не давая отдышаться. Он смотрел как я барахтаюсь в воде, не скрывая любопытства, сколько еще я смогу продержаться. Иногда мне казалось, что он подает мне руку, чтобы я могла выбраться, но каждый раз он толкал меня обратно, не скрывая удовлетворения на лице от моей безысходности. Это поистине жуткие воспоминания для меня.</text:p>
      <text:p text:style-name="P4"><text:span text:style-name="T5">Вы должны понять, что у вас не получится его перевоспитать, не получится «открыть ему глаза», заставить понять или что-то доказать ему. Он расценит эти ваши по</text:span><text:soft-page-break/><text:span text:style-name="T5">пытки, как ваши слабые места, которые таким образом вы ему покажете, и он надавит на них при любой удобной возможности. Поэтому первое и главное, что я вам рекомендую — это бежать! Бежать как можно дальше и быстрее. Ничего не изменится и будет только хуже. Вы это поймете, если останетесь.</text:span></text:p>
      <text:h text:style-name="P82" text:outline-level="3">Делегирование<text:bookmark-start text:name="Diemonstrativnoie_ighnorirovaniie_sobstv"/> собственных обязательств<text:bookmark-end text:name="Diemonstrativnoie_ighnorirovaniie_sobstv"/></text:h>
      <text:p text:style-name="P4">Он игнорирует правила и устои вашей семьи, уходит от своих прямых обязанностей. Абьюзер проявляет безответственное отношение к быту, что выражается неспособностью следить за своими личными вещами, бытовыми атрибутами и нежеланием принимать решения. Он избегает любой «грязной» или рутинной работы. Он эксплуатирует вас, как слугу, обвиняя вас в эксплуатации при любой попытке попросить его помощи.</text:p>
      <text:p text:style-name="P4">Такой человек может не знать, как включается стиральная машина, где находится половая тряпка или где ящик с инструментами. Он, кажется, делается все, чтобы ни в коем случае не перетрудиться и находится в вечном поиске дешевой рабочей силы.</text:p>
      <text:p text:style-name="P4">У него до безобразия развита хитрожопость, и он успешно развивает этот навык. Если он не захочет что-либо делать, то, поверьте мне, он найдет руки, которые сделают это за него. Однако одно он умеет делать лучше всех — раздавать указания. И вот вы уже делаете то, чего делать не хотите и не понимаете, как на это подписались.</text:p>
      <text:p text:style-name="P4">Ваш партнер может восхищаться тем, как вы орудуете отверткой или вашим умением забивать гвозди. Вместо того, чтобы испытывать стыд, он поощряет вас за ваши умения, тем самым сглаживает ваше недовольство, ведь это обязанности мужчины в быту.</text:p>
      <text:p text:style-name="P4"><text:soft-page-break/>Его инфантильность в бытовых вопросах очень раздражает вас. Вам кажется, что он просто издевается! Вы злитесь, а он изображает искреннее непонимание вашего раздражения.</text:p>
      <text:p text:style-name="P4">Призвать его на помощь — значит получить его осуждение. Он скажет, что вы вечно его пилите, забираете его свободу, мешаете жить и т. д.</text:p>
      <text:p text:style-name="P4">Говорят, задача женщины в отношениях — раскрыть сильные стороны мужчины! Однако, когда мы имеем дело со слабохарактерным партнером, мы просто не видим в нем тех сильных сторон.</text:p>
      <text:p text:style-name="P4">Вы четко осознаете, что устали тянуть все на себе. Вам хочется поддержки, но эти ваши чувства конфликтуют с вашей любовью к нему. Вы убеждаете себя в том, что вам несложно сделать то или иное дело вместо него, к тому же таким образом вы избежите колкостей с его стороны... Другими словами, сделать все самой для вас является лучшим вариантом, и вы действуете самостоятельно.</text:p>
      <text:p text:style-name="P4">А теперь представьте, что вы забеременели, что вы заболели или куда-то уехали... Ваш быт развалится и насущные проблемы умножатся. Вас это пугает? Это нормально, ведь вы четко понимаете, что так и будет. Вы этого хотите? О таком человеке вы мечтали? Такую жизнь рисовало ваше воображение?</text:p>
      <text:p text:style-name="P4">Попробуйте представить вашу жизнь без него. Что изменится? Список ваших ежедневных дел, ваших проблем, затрат увеличится или сократится? Если второе, то, подумайте сами, уйти от такого партнера будет лучшим вариантом для вас.</text:p>
      <text:h text:style-name="P82" text:outline-level="3"><text:bookmark-start text:name="Gazlaitingh_"/>Газлайтинг<text:bookmark-end text:name="Gazlaitingh_"/></text:h>
      <text:p text:style-name="P4">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 в собственной дееспособности, памяти и адекватности.</text:p>
      <text:list xml:id="list35341344" text:continue-numbering="true" text:style-name="диалог">
        <text:list-item>
          <text:p text:style-name="P94">Тебе показалось.</text:p>
        </text:list-item>
        <text:list-item>
          <text:p text:style-name="P94">Ты себе накручиваешь.</text:p>
        </text:list-item>
        <text:list-item>
          <text:p text:style-name="P94">Ничего у тебя не болит.</text:p>
        </text:list-item>
        <text:list-item>
          <text:p text:style-name="P94">Ты сама придумываешь себе проблемы.</text:p>
        </text:list-item>
        <text:list-item>
          <text:p text:style-name="P94">Я такого не говорил!</text:p>
        </text:list-item>
      </text:list>
      <text:p text:style-name="P4">Или:</text:p>
      <text:list xml:id="list35361296" text:continue-numbering="true" text:style-name="диалог">
        <text:list-item>
          <text:p text:style-name="P94">Не было такого. Ты все придумываешь!</text:p>
        </text:list-item>
      </text:list>
      <text:p text:style-name="P4">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list xml:id="list35340187" text:continue-numbering="true" text:style-name="диалог">
        <text:list-item>
          <text:p text:style-name="P94">Ты что — сумасшедшая?!</text:p>
        </text:list-item>
      </text:list>
      <text:p text:style-name="P4">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text:soft-page-break/>довольно часто. Однако не все так просто! Есть несколько аспектов для успешного результата такого воздействия.</text:p>
      <text:p text:style-name="P4">Во-первых: этот человек должен быть близким для вас. Вы к нему, как минимум, расположены:</text:p>
      <text:list xml:id="list35339351" text:continue-numbering="true" text:style-name="диалог">
        <text:list-item>
          <text:p text:style-name="P94">С чего бы это ему причинять мне зло?</text:p>
        </text:list-item>
      </text:list>
      <text:p text:style-name="P4">Во-вторых: он опровергает ваше мнение:</text:p>
      <text:list xml:id="list35361727" text:continue-numbering="true" text:style-name="диалог">
        <text:list-item>
          <text:p text:style-name="P94">Не придумывай! Тебе показалось!</text:p>
        </text:list-item>
      </text:list>
      <text:p text:style-name="P4">В-третьих: этот человек настаивает на своей точке зрения, убеждая в этом вас:</text:p>
      <text:list xml:id="list35343266" text:continue-numbering="true" text:style-name="диалог">
        <text:list-item>
          <text:p text:style-name="P94">Я же знаю, что тебе нравится! Да нравится же! Ну чего ты врешь?!</text:p>
        </text:list-item>
      </text:list>
      <text:p text:style-name="P4">Вы начинаете в себе сомневаться если:</text:p>
      <text:list xml:id="list35337441" text:continue-list="list35361323" text:style-name="список_20_перечисление">
        <text:list-item>
          <text:p text:style-name="P96">вас запугивают и шантажируют: <text:span text:style-name="T2">«Я не буду с тобой разговаривать, если ты продолжишь говорить этот бред!»</text:span></text:p>
        </text:list-item>
        <text:list-item>
          <text:p text:style-name="P96">вас держат в напряжении: <text:span text:style-name="T2">«Ну посмотрим, как ты будешь стараться! Что-то я сомневаюсь!»</text:span></text:p>
        </text:list-item>
        <text:list-item>
          <text:p text:style-name="P96">на вас оказывают давление: <text:span text:style-name="T2">«Если ты это не сделаешь, то значит не любишь меня!»</text:span></text:p>
        </text:list-item>
        <text:list-item>
          <text:p text:style-name="P96">вам внушают: <text:span text:style-name="T2">«Ты понимаешь, что такое говорят только ненормальные!?»</text:span></text:p>
        </text:list-item>
        <text:list-item>
          <text:p text:style-name="P96">вас кодируют путем постоянного повторения всего вышеперечисленного.</text:p>
        </text:list-item>
      </text:list>
      <text:p text:style-name="P4">В таких отношениях есть несколько этапов: сначала в вас сеют сомнения в вашей нормальности, затем вам постоянно приходится доказывать, что вы нормальная, но вас <text:soft-page-break/>упорно убеждают в обратном. Позже вы допускаете вероятность того, что может действительно что-то не так поняли или увидели и все чаше склоняетесь к тому, что ваш партнер прав. По итогу просто слепо верите ему.</text:p>
      <text:p text:style-name="P4">Вам вечно что-то пытаются внушить относительно вашей нормальности, и вы действительно начинаете <text:span text:style-name="T58">сомневаться</text:span> в себе. Почему так происходит? Дело в том, что в тот момент, когда вам в очередной раз говорят, что с вами не все в порядке, вы <text:span text:style-name="T5">совершаете ошибку</text:span> — <text:span text:style-name="T2">перепроверяете</text:span> эти факты в своей голове. Чем чаще вам намекают на вашу ненормальность, тем чаще вы <text:span text:style-name="T2">допускаете</text:span><text:span text:style-name="T5"> вероятность того, что это может оказаться правдой.</text:span></text:p>
      <text:p text:style-name="P8">Например, вы первый раз за год приболели. С вами обычно редко такое случается, однако, ваш партнер говорит вам:</text:p>
      <text:list xml:id="list35366116" text:continue-list="list35343266" text:style-name="диалог">
        <text:list-item>
          <text:p text:style-name="P97">Опять! Дорогая, тебе не кажется, что ты в последнее время часто болеешь?</text:p>
        </text:list-item>
      </text:list>
      <text:p text:style-name="P8">Или вы бодры и веселы, а ваш партнер говорит вам:</text:p>
      <text:list xml:id="list35354181" text:continue-numbering="true" text:style-name="диалог">
        <text:list-item>
          <text:p text:style-name="P97">Что-то ты бледненькая! С тобой точно все в порядке?</text:p>
        </text:list-item>
      </text:list>
      <text:p text:style-name="P8">Вы умны и ответственны, а вам постоянно говорят, что вы все теряете, везде опаздываете, все путаете.</text:p>
      <text:p text:style-name="P8">Вы стройная и подтянутая, следите за своим внешним видом, правильно питаетесь и ведете активный образ жизни, но вам говорят, что пора бы и похудеть.</text:p>
      <text:p text:style-name="Subtitle"><text:soft-page-break/>* * *</text:p>
      <text:p text:style-name="P4"><text:span text:style-name="T5">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 </text:span><text:span text:style-name="T59">Я </text:span><text:span text:style-name="T19">настойчиво советую его к просмотру. Во время просмотра у меня действительно мурашки шли по коже!</text:span></text:p>
      <text:p text:style-name="Text_20_body"><text:span text:style-name="T42">Теперь, </text:span><text:span text:style-name="T49">когда мне в очередной раз задают провокационные вопросы типа: что же я в нем, таком плохом, нашла; что же я терпела и не уходила </text:span><text:span text:style-name="T42">—</text:span><text:span text:style-name="T49"> я советую просто посмотреть этот фильм. Эмоции девушки и жестокость ее мучителя очень красноречиво сыграны прекрасными актерами Ингрид Бергман и Шарлем Буайе!</text:span></text:p>
      <text:p text:style-name="P4"><text:span text:style-name="T5">Газлайтинг — форма общения, которая действительно может развить серьезные психологические проблемы у жертвы. </text:span>Избежать этого можно, если вместо того, чтобы пытаться перепроверить эти факты у себя в голове, сразу <text:span text:style-name="T11">твердо(!)</text:span> делать выводы:</text:p>
      <text:list xml:id="list35352528" text:continue-numbering="true" text:style-name="диалог">
        <text:list-item>
          <text:p text:style-name="P94">Мне это нравится? — Нет.</text:p>
        </text:list-item>
        <text:list-item>
          <text:p text:style-name="P94">Я это слышала/видела? — Да.</text:p>
        </text:list-item>
      </text:list>
      <text:p text:style-name="P4">Таким образом вы избавитесь от сомнений в реальности этих фактов.</text:p>
      <text:p text:style-name="P4">Отстаивайте свою точку зрения. Описывайте свои чувства:</text:p>
      <text:list xml:id="list35357789" text:continue-numbering="true" text:style-name="диалог">
        <text:list-item>
          <text:p text:style-name="P94">Как это у меня не болит? Еще как болит!</text:p>
        </text:list-item>
      </text:list>
      <text:p text:style-name="P4"><text:soft-page-break/>Вам не нравится, что вам так сказали, вас раздражают попытки выставить вас неуравновешенным человеком? Проговаривайте это вслух твердо и уверенно:</text:p>
      <text:list xml:id="list35366058" text:continue-numbering="true" text:style-name="диалог">
        <text:list-item>
          <text:p text:style-name="P94">Ты что, хочешь сказать, что я сумасшедшая?!</text:p>
        </text:list-item>
      </text:list>
      <text:p text:style-name="P48">* * *</text:p>
      <text:p text:style-name="P4">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4">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всячески поддерживать самоуважение и самооценку.</text:p>
      <text:p text:style-name="P4">Спокойно и уверенно объясните своему деструктивному партнеру, что <text:span text:style-name="T2">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4">Интересный момент: специалисты советуют <text:span text:style-name="T2">фиксировать эпизоды</text:span>,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 <text:span text:style-name="T58">Это поможет вам увидеть, что вы все сделали правильно и </text:span><text:span text:style-name="T14">стать</text:span><text:span text:style-name="T58"> уверенее в себе.</text:span></text:p>
      <text:p text:style-name="P4">Поймите, что в ваших отношениях, на самом деле, слабым звеном является сам абьюзер, а не вы. Именно он ис<text:soft-page-break/>пытывает горечь от собственных многочисленных недостатков, которые пытается спроецировать на вас, тем самым, выставив себя в хорошем свете.</text:p>
      <text:p text:style-name="P4">Проекция в психологии — это метод психологической защиты. Стал бы он защищаться без угрозы? Угроза в нем самом, а проецируя на остальных собственное неподобающее <text:s/>поведение, абьюзер получает удовлетворение, внушая себе, что черпает негатив не изнутри того, что у нормальных людей называется душой, а извне.</text:p>
      <text:p text:style-name="Subtitle">* * *</text:p>
      <text:p text:style-name="P4">Вы, как человек, переживший газлайтинг, вероятно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4">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p text:style-name="P4">Что же касается абьюзера, то тут важно понять, что вряд ли, проснувшись однажды утром, <text:span text:style-name="T58">он</text:span> осознает всю силу своей жестокости по отношению к вам и остановится. Поэтому очень важно с этого момента держать дистанцию и не позволять <text:span text:style-name="T58">ему</text:span> проникать в ваши мысли. От таких людей я настойчиво <text:span text:style-name="T58">рекомендую</text:span> вам держаться подальше!</text:p>
      <text:h text:style-name="P82" text:outline-level="3"><text:bookmark-start text:name="Viskholdingh_"/>Висхолдинг<text:bookmark-end text:name="Viskholdingh_"/></text:h>
      <text:p text:style-name="P4">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5">.</text:span></text:p>
      <text:p text:style-name="P4">Абьюзер может игнорировать вас, делая вид, будто не слышит. Таким образом он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оказания поддержки или решения проблем напрягает абьюзеров и они сделают все, чтобы уйти от ответов, ссылаясь на головную боль, несрочность дела или на вашу иррациональность в этом вопросе.</text:p>
      <text:p text:style-name="P4">Деструктивный индивид всячески пытается избежать действий, за которые ему придется нести ответственность и тратиться эмоционально. Он не умеет слушать, не хочет и не будет, вне зависимости от важности темы. Поверьте, если он знает, что для него нет никакой выгоды, он не станет потакать вашим «глупым идеям».</text:p>
      <text:p text:style-name="P4">Абьюзер не способен выслушать вас и ему не интересно обсуждать ваши отношения. Он упрекает вас в сверхчувствительности при любой вашей попытки поговорить начистоту, блокирует ваши эмоции и объясняет это тем, что вы преувеличиваете. Он всячески пытается спрыгнуть с темы, <text:soft-page-break/>перебивает, высмеивает и иронизирует над вашими чувствами или вовсе игнорирует их.</text:p>
      <text:list xml:id="list35341722" text:continue-numbering="true" text:style-name="диалог">
        <text:list-item>
          <text:p text:style-name="P94">И это, по твоему, проблема? Ты действительно считаешь, что из-за этого стоит ссориться?</text:p>
        </text:list-item>
      </text:list>
      <text:p text:style-name="P4">Он надевает свое дежурное <text:span text:style-name="T2">Лицо </text:span><text:span text:style-name="T5">и смотрит на вас с наигранным недоумением, или даже с презрением. Он уже готов уйти, а вы </text:span>говорите о том, что не хотите ругаться, что просто пытаетесь решить семейный вопрос... — <text:span text:style-name="T2">он спрыгнул с темы</text:span>.</text:p>
      <text:list xml:id="list35342906" text:continue-numbering="true" text:style-name="диалог">
        <text:list-item>
          <text:p text:style-name="P94">Я не буду разговаривать об этом. Это полный бред! Ты хоть слышишь себя?</text:p>
        </text:list-item>
      </text:list>
      <text:p text:style-name="P4">И вот вы пытаетесь понять, что же «такого» вы сказали не так. Вы оправдываетесь, пытаетесь объясниться... — <text:span text:style-name="T2">он спрыгнул с темы</text:span>.</text:p>
      <text:list xml:id="list35356486" text:continue-numbering="true" text:style-name="диалог">
        <text:list-item>
          <text:p text:style-name="P94">В смысле?</text:p>
        </text:list-item>
      </text:list>
      <text:p text:style-name="P4">Чтобы не отвечать на вопрос, он задает вам встречный, чтобы:</text:p>
      <text:p text:style-name="Text_20_body"><text:span text:style-name="T25">а) придраться к вашему ответу и </text:span><text:span text:style-name="T30">спрыгнуть с темы</text:span><text:span text:style-name="T25">;</text:span></text:p>
      <text:p text:style-name="P4">б) успеть придумать что-то пока вы повторяете свой вопрос, что позволит ему <text:span text:style-name="T2">спрыгнуть с темы</text:span>.</text:p>
      <text:p text:style-name="P4">В разговоре он надменным тоном пересказывает ваши фразы, перевирает их и обесценивает их важность. Это сильно изматывает вас. Вы чувствуете опустошение и безысходность после таких разговоров.</text:p>
      <text:p text:style-name="P4">При любого рода разногласиях от вас требуют идти на компромиссы, но сам манипулятор не готов идти на них. В ходе <text:span text:style-name="T2">выносящего мозг спора </text:span><text:span text:style-name="T5">(знакомо?)</text:span>, вы все-таки про<text:soft-page-break/>гибаетесь. Дабы прекратить бесконечный поток упреков в вашу сторону вы отступаете. Он ликует, а вы снова остались ни с чем. Хотя нет! Опустошение и беспомощность в попытках что-либо доказать, вот что вам остается.</text:p>
      <text:p text:style-name="P4">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4">Не душите в себе ощущение ненужности. Чтобы убедиться в его равнодушии к обсуждаемой проблеме, можете задать ему пару уточняющих вопросов?</text:p>
      <text:list xml:id="list35351508" text:continue-numbering="true" text:style-name="диалог">
        <text:list-item>
          <text:p text:style-name="P94">Скажи мне, тебе правда неинтересно, в какой школе будет учится твой сын?</text:p>
        </text:list-item>
        <text:list-item>
          <text:p text:style-name="P94">Откуда генерируются твои отговорки? Или может ты думаешь, что, уходя от этой темы, этот вопрос решиться сам собой?</text:p>
        </text:list-item>
      </text:list>
      <text:p text:style-name="P4">Но будьте готовы к новой порции дерьма, которым он вас обольет с ног до головы!</text:p>
      <text:p text:style-name="P4">Однако, если вопрос действительно очень важен и откладывать его неблагоразумно, то попросите помощи у других людей! Да, если если он не в состоянии вам помочь, то пусть об этом знает весь мир! Таким образом вы покажете ему, что, во-первых: он не незаменим; во-вторых: в таком случае он почувствует свою бесполезность, что может сподвигнуть его на действия, которые вы от него ожидаете.</text:p>
      <text:p text:style-name="P4">Если вы — человек с обостренным чувством справедливости, то вы можете дать мощный отпор своему деструк<text:soft-page-break/>тивному партнеру. Ваша агрессия в таком случае будет доброкачественной, ведь вы никогда не нападаете первой.</text:p>
      <text:p text:style-name="P8">Отстаивайте свое право быть услышанной и понятой. Это справедливо. Оперируйте тем, что вы в паре, а значит несете друг за друга ответственность. А если ваш партнер не в состоянии помочь решить общее дело, то грош цена таким отношениям!</text:p>
      <text:h text:style-name="P82" text:outline-level="3">Изоляция жертвы от ее окружения</text:h>
      <text:h text:style-name="P83" text:outline-level="4">1. Он всячески заполняет ваше время собой и своим окружением.</text:h>
      <text:p text:style-name="P4">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в гости придет его компания. Потом окажется, что у его друга день рождение, и вы приглашены, так что встречу с вашими друзьями придется снова отложить...</text:p>
      <text:p text:style-name="P4">Таким образом, постепенно вы <text:span text:style-name="T2">пропадаете</text:span> из своей компании, и уже через какое-то время окружение вашего партнера становится вашим.</text:p>
      <text:p text:style-name="P4">Не упускайте возможности проводить время с вашими близкими! С ним или без него — это ваши друзья и он должен уважать их и ваше желание поддерживать с ними связь.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4">— Я пригласила на выходные Машу и Петю. Будем играть в покер.</text:p>
      <text:p text:style-name="P4"><text:soft-page-break/>Если же он уже договорился со своими друзьями, то скажите, что он мог бы сообщить вам об этом заранее — вы же сразу ставите его в известность! Пусть договорится на другой день.</text:p>
      <text:h text:style-name="P83" text:outline-level="4">2. Он воздействует на ваше мнение о ваших близких.</text:h>
      <text:p text:style-name="P7">Это может быть ваша близкая подруга:</text:p>
      <text:list xml:id="list35341767" text:continue-numbering="true" text:style-name="диалог">
        <text:list-item>
          <text:p text:style-name="P94">Твоя Машка как-то странно на меня посмотрела... А вы давно с ней дружите?...</text:p>
        </text:list-item>
      </text:list>
      <text:p text:style-name="P4">После такого замечания вы, наверняка, постараетесь оградить вашего партнера от <text:span text:style-name="T58">каких-то </text:span><text:span text:style-name="T14">не таких</text:span><text:span text:style-name="T50"> </text:span><text:span text:style-name="T14">взглядов Маши. Теперь ваше с ней общение может свестись к минимуму.</text:span></text:p>
      <text:p text:style-name="P15">Это может быть ваш друг:</text:p>
      <text:list xml:id="list35344650" text:continue-numbering="true" text:style-name="диалог">
        <text:list-item>
          <text:p text:style-name="P94">Я видел, как ты с Петей кокетничала...</text:p>
        </text:list-item>
      </text:list>
      <text:p text:style-name="P4">Петю ждет та же участь, что и Машу — вы перестаете общаться с Петей, дабы избежать необоснованной ревности вашего партнера.</text:p>
      <text:p text:style-name="P4">Это могут быть ваши близкие родственники:</text:p>
      <text:list xml:id="list35339306" text:continue-numbering="true" text:style-name="диалог">
        <text:list-item>
          <text:p text:style-name="P94">Мне кажется, что я не нравлюсь твоей маме...</text:p>
        </text:list-item>
      </text:list>
      <text:p text:style-name="P4">Как вы понимаете, вы постараетесь «спрятать» его от якобы недоброжелательных родственников, дабы не возникало никаких недоразумений и дискомфортных ситуаций в общении.</text:p>
      <text:p text:style-name="P7"><text:soft-page-break/>Все желают вам зла, завидуют вам, но только не он! Он как раз оберегает вас от всех злых людей!</text:p>
      <text:p text:style-name="P4"><text:span text:style-name="T9">На деле же о</text:span><text:bookmark-start text:name="Izoliatsiia_zhiertvy_ot_ieie_okruzhienii"/><text:span text:style-name="T9">н </text:span><text:bookmark-end text:name="Izoliatsiia_zhiertvy_ot_ieie_okruzhienii"/><text:span text:style-name="T9">ссорится сам или ссорит вас с людьми, которые по особому вам близки, тем самым </text:span>лишая вас поддержки вашего окружения на случай (а это неизбежно), когда она вам понадобится.</text:p>
      <text:p text:style-name="P4">При этом, вы вряд ли услышите прямые запреты, типа:</text:p>
      <text:list xml:id="list35359622" text:continue-numbering="true" text:style-name="диалог">
        <text:list-item>
          <text:p text:style-name="P109"><text:span text:style-name="T25">Я не хочу, чтобы ты с </text:span><text:span text:style-name="T40">Машей</text:span><text:span text:style-name="T46"> </text:span><text:span text:style-name="T40">общалась!</text:span></text:p>
        </text:list-item>
      </text:list>
      <text:p text:style-name="P4">Нет! Он действует гораздо аккуратнее, так, что с его подачи вы сами стараетесь оградиться от такого напряженного общения, в следствии чего, прекращаете общение с большинством ваших друзей и даже с близкими родственниками.</text:p>
      <text:p text:style-name="P4">Не верьте ничему, в чем не нашли подтверждения! Верьте только своим глазам и ушам!</text:p>
      <text:p text:style-name="P4">Вы видели, как Машка на него посмотрела? Нет? Значит и беспокоиться не о чем! Ему показалось, что ваш друг питает к вам чувства? Пусть перекрестится! Конечно, если вы найдете доказательство его словам, то это уже будет совершенно другой разговор! Но пока это всего лишь его слова, я настоятельно рекомендую вам ни в коем случае не отказываться от общения с вашим окружением!</text:p>
      <text:h text:style-name="Heading_20_4" text:outline-level="4"><text:span text:style-name="T25">3. Он </text:span><text:span text:style-name="T32">воздействует </text:span><text:span text:style-name="T25">на ваше окружение.</text:span></text:h>
      <text:p text:style-name="P4">Он настолько хорош, что ваши подруги завидуют вам белой завистью, ваши родители от него без ума, а ухажеры <text:soft-page-break/>отступают перед серьезным конкурентом. Ваш партнер опутывает липкой паутиной все ваше окружение, всячески стараясь угодить им всем. Вы спросите меня, разве это плохо?</text:p>
      <text:p text:style-name="P4">Смотрите, если ваш партнер действительно так хорош, каким пытается выглядеть в глазах окружающих, то он таким будет при любых обстоятельствах. И это хорошо! Однако, если дома он один, со своим окружением он другой, а в присутствии вашего окружения — третий, то это чистой воды лицемерие и игра на публику!</text:p>
      <text:p text:style-name="P4">Таким человеком руководят определенные цели... или вы все еще думаете, что вам кажется?</text:p>
      <text:p text:style-name="P4">Его многоликость (вы не поверите!) — это грамотно выстроенный план действий, результатом которого будет ваша беспомощность на пути к отступлению.</text:p>
      <text:p text:style-name="P4">В случае возникновения проблем (а, как я уже говорила, это неизбежно), <text:s/>вы скорее всего попытаетесь заручиться поддержкой вашего окружения. Однако, после всех его театральных представлений, жалобы на «идеального» партнера будут расценены ими, как ваша минутная слабость. Другими словами, вам никто не поверит, что с таким прекрасным человеком, как он могут быть проблемы.</text:p>
      <text:p text:style-name="Subtitle">* * *</text:p>
      <text:p text:style-name="P4">Нас с детства учили, что «сор из избы не выносят». Выносят! Иначе вы просто задохнетесь от этой «вони»! Я знаю, о чем говорю!</text:p>
      <text:p text:style-name="P4"><text:soft-page-break/>Попробуйте <text:span text:style-name="T2">намекнуть</text:span> родителям о том, что он цветов давно не дарил, обидел вас вчера и на прошлой неделе... Говорите только правду, какой бы она ни была. В последствии это поможет вам избежать стандартных вопросов типа:</text:p>
      <text:list xml:id="list35357939" text:continue-numbering="true" text:style-name="диалог">
        <text:list-item>
          <text:p text:style-name="P94">А куда же ты смотрела? Как ты могла не заметить?!</text:p>
        </text:list-item>
      </text:list>
      <text:p text:style-name="P4">А так же «по горячему» получить от близких совет на тему: «Что же делать?»</text:p>
      <text:p text:style-name="P4">Заходите издалека:</text:p>
      <text:list xml:id="list35345691" text:continue-numbering="true" text:style-name="диалог">
        <text:list-item>
          <text:p text:style-name="P94">Маш, смотри, вот чисто гипотетически, если человек так себя ведет — это нормально?</text:p>
        </text:list-item>
      </text:list>
      <text:p text:style-name="P4"><text:s/>Поверьте, с этих пор к нему начнут присматриваться. К тому же и он заметит, что отныне вы не один на один с ним.</text:p>
      <text:p text:style-name="P4">Если процесс психологического давления уже действует на вас и вы в этом уверены, не говорите прямым текстом об этом — вам не поверят! Помните, я рассказывала о том, как приковыляла к сестре после операции на ноге? Так вот, даже после всех моих рыданий, даже после всех подробностей, которые я рассказала ей той ночью, она была уверена, что мы прекрасная гармоничная пара! Только когда началась эта грязная эпопея с деньгами и с его «Я ее никогда не любил!» она будто бы прозрела и была, что называется, очень удивлена такому его новому образу!</text:p>
      <text:p text:style-name="P4">Так что, заговорив о своих проблемах как можно раньше, у вас будет отличный шанс обезопасить себя и заручиться поддержкой!</text:p>
      <text:h text:style-name="P82" text:outline-level="3"><text:bookmark-start text:name="Passivnaia_aghriessiia__ighnorirovaniie_"/>Пассивная агрессия<text:bookmark-end text:name="Passivnaia_aghriessiia__ighnorirovaniie_"/></text:h>
      <text:p text:style-name="P4">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4">Не удивляйтесь тому, что такую холодность он, зачастую, проявляет только к вам. Он убежден, что вы в его плену, и уверен, что вы никуда не денетесь. Осталось только привязать вас покрепче. И в этом ему поможет резкая и необоснованная дистанция между вами!</text:p>
      <text:p text:style-name="P4">Отныне вы получаете его внимание и расположение, так сказать, порциями. Он тщательно дозирует его и с каждым разом эта порция становится все меньше и меньше.</text:p>
      <text:p text:style-name="P4">Результат пассивной агрессии — это всегда сильное чувство вины жертвы.</text:p>
      <text:p text:style-name="P4">Цель абьюзера — самоутвердиться. Это ответ на ваш вопрос: «Почему он вас, близкого ему человека, обижает?» Он не считает нужным перед вами церемониться. Однако ему важно донести вам, и убедиться самому в том, что он властен над вами!</text:p>
      <text:h text:style-name="Heading_20_4" text:outline-level="4">Игнорирование.</text:h>
      <text:p text:style-name="P4"><text:soft-page-break/>Он изначально ориентирован на материализм, а не на духовный или эмоциональный обмен. Так что чувства жертвы по-умолчанию ему не понятны, и в добавок, вызывают раздражение, поэтому он от них дистанцируется. Молча и без объяснений.</text:p>
      <text:p text:style-name="P4">Вы можете звать его несколько раз, а он сделает вид, будто не слышит вас, хотя находится в одной комнате с вами. Вы что-то спросили, а он, никак не отреагировав, заводит другую тему. Вы повторяете вопрос десятый раз и, так и не получив ответа, слышите:</text:p>
      <text:list xml:id="list35362437" text:continue-numbering="true" text:style-name="диалог">
        <text:list-item>
          <text:p text:style-name="P94">Да сколько можно меня дергать?!</text:p>
        </text:list-item>
      </text:list>
      <text:p text:style-name="P4">Ну и, конечно, он обижается!</text:p>
      <text:h text:style-name="P83" text:outline-level="4">Обида.</text:h>
      <text:p text:style-name="P4">Часто он просто уходит без видимых на то причин, делая из вас «козла отпущения». Он надевает свое дежурное <text:span text:style-name="T2">Лицо</text:span> и уже в его взгляде вы читаете:</text:p>
      <text:list xml:id="list35342108" text:continue-numbering="true" text:style-name="диалог">
        <text:list-item>
          <text:p text:style-name="P94">Как ты могла?!</text:p>
        </text:list-item>
      </text:list>
      <text:p text:style-name="P4">Вы, априори, провинились, если сделали замечание, попросили помощи, просто хотите поговорить или ждете ответа! Всегда получается так, что вы выбрали неудобное для него время для попытки пойти на контакт, за что будете наказаны его необоснованной обидой. </text:p>
      <text:p text:style-name="P4">Он может обидеться даже на то, что вы поступили вопреки его ожиданиям. И плевать, что вам не удосужились со<text:soft-page-break/>общить, какими были его ожидания — если вы хотите не то, чего хочет он — придется искупить свою вину.</text:p>
      <text:h text:style-name="Heading_20_4" text:outline-level="4">Внезапный бойкот.</text:h>
      <text:p text:style-name="P4">Пять минут назад вы беззаботно болтали, и вот он вдруг замолчал... Он молчит день, два, неделю... Вы все ждете его объяснений, спрашиваете, что же случилось, но он молчит, тяжело вздыхая.</text:p>
      <text:p text:style-name="P4">Это бойкот. Цель такой пассивной агрессии — ввести вас в недоумение. Вы ищете свою вину, но не можете ее найти. В вашей голове только одна мысль:</text:p>
      <text:list xml:id="list35354516" text:continue-numbering="true" text:style-name="диалог">
        <text:list-item>
          <text:p text:style-name="P94">Не может же он просто так взять и обидеться?</text:p>
        </text:list-item>
      </text:list>
      <text:p text:style-name="P4">И вы отвечаете себе на этот вопрос — нет, не может.</text:p>
      <text:p text:style-name="P4">Может!!!</text:p>
      <text:p text:style-name="P4">Вам сложно поверить в то, что им руководят скрытые мотивы. Будучи человеком сострадательным и неравнодушным, вы пытаетесь наладить связь:</text:p>
      <text:list xml:id="list35356002" text:continue-numbering="true" text:style-name="диалог">
        <text:list-item>
          <text:p text:style-name="P94">Милый, ну скажи, что не так? Ну прости, если я тебя чем-то обидела!</text:p>
        </text:list-item>
      </text:list>
      <text:p text:style-name="P4">И вот вы уже извиняетесь вообще непонятно за что, и, возможно, спустя какое-то время даже получаете снисходительное прощение, несмотря на то, что вы «вот такая бездушная сволочь»!</text:p>
      <text:p text:style-name="P4">Понимаете? Ему нужен контроль над вами, а опуская голову и прося прощение за то, чего, на самом деле, вы не <text:soft-page-break/>делали, о чем вам даже не удосужились сообщить — это как раз повиновение.</text:p>
      <text:p text:style-name="P4">В следующую такую ситуацию вам обязательно напомнят:</text:p>
      <text:list xml:id="list35343505" text:continue-numbering="true" text:style-name="диалог">
        <text:list-item>
          <text:p text:style-name="P94">Опять ты за свое. В прошлый раз было тоже самое!</text:p>
        </text:list-item>
      </text:list>
      <text:p text:style-name="P4">И вы снова не понимаете. И снова просите прощение, и обещаете, что такого больше не повторится! А вам говорят:</text:p>
      <text:list xml:id="list35359414" text:continue-numbering="true" text:style-name="диалог">
        <text:list-item>
          <text:p text:style-name="P94">Ты в прошлый раз тоже говорила, что не повторится!</text:p>
          <text:p text:style-name="P89">* * *</text:p>
        </text:list-item>
      </text:list>
      <text:p text:style-name="P4">Манипулятору необходимо поддерживать с вами связь и периодически подкармливать вас плюшками. Он и глазом не моргнув, демонстрирует позитивное отношение к вам (делает вам комплименты, обнимает вас), но уже через пару минут выскажет вам недовольство относительно вашего поведения! Он вас любит, а вам все не так! И он уходит, не оставив даже намека на то, что же ему не понравилось!</text:p>
      <text:p text:style-name="P4">Сближение-отталкивание — и так по очереди. Комплименты сменяются придирками, после обнимашек идут замечания, после ваших теплых слов в его адрес — обвинения в том, что ваша любовь неискренняя. Затем спина и ваши извинения.</text:p>
      <text:p text:style-name="P4">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напряжения. Я пробовала узнать причины та<text:soft-page-break/>кого поведения, я игнорировала это поведение, потом высмеивала его:</text:p>
      <text:list xml:id="list35366112" text:continue-numbering="true" text:style-name="диалог">
        <text:list-item>
          <text:p text:style-name="P94">Что, опять? Ну ок...</text:p>
        </text:list-item>
      </text:list>
      <text:p text:style-name="P4">Я даже пыталась его вывести на чистую воду агрессивно... Много было испробовано... Не помогало ничего.</text:p>
      <text:p text:style-name="P4">Сейчас я понимаю, что, во-первых: сильный человек всегда найдет в себе силы сказать, что его не устраивает, привести пример и аргументировать свою реакцию. Соответственно, если человек не может это сделать, то он слабак.</text:p>
      <text:p text:style-name="P4">Во-вторых: настоящий мужчина не обижается! Соответственно, тот, кто обижается — не настоящий мужчина, а жалкая его пародия и нытик.</text:p>
      <text:p text:style-name="P4">В-третьих: если есть ко мне претензия, то это можно, как минимум, обсудить, найти компромисс и решить конфликтную ситуацию обоюдно! Соответственно, если претензия не была озвучена, то и обсуждать тут нечего. Из чего следует, что пока вам не сказали в чем вы виноваты — вашей вины нет!</text:p>
      <text:p text:style-name="P4">Если он отказывается говорить об этом, ок! Баба с воза — кобыле легче, как говорится. Главное, не повышайте тона, чтобы вас нельзя было упрекнуть в истерике. Если чувствуете, что начинаете по-настоящему нервничать — уходите! Разговор окончен!</text:p>
      <text:p text:style-name="P4">Не пытайтесь утешить его и сгладить ситуацию. Он не прав! А если считает, что не правы вы, то пусть имеет смелость сказать об этом вслух.</text:p>
      <text:h text:style-name="P82"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4">Как я уже говорила, человеческая психика — это сложная штука. Невозможно дать ей общую характеристику,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4">Наши эмоции выступают в роли «художника» психического состояния. Они «рисуют» картину настроения, чувств и переживаний на холсте нашего поведения.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4">Как правило, эмоции пр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 Это могут быть страхи и надежды, опасения на основе пережитого опыта, ностальгическая радость от совсем незначительного события...</text:p>
      <text:p text:style-name="P4">Это дает мне полное право утверждать, что у любого нашего эмоционального состояния есть причина.</text:p>
      <text:p text:style-name="P4"><text:soft-page-break/>В отношениях с абьюзером нет места вашим эмоциям. Говоря конкретно о психологических триггерах,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кроме, конечно же, вины!</text:p>
      <text:p text:style-name="P4">Вы делитесь своими переживаниями, в последствии чего чувствуете уязвленность:</text:p>
      <text:list xml:id="list35361157" text:continue-numbering="true" text:style-name="диалог">
        <text:list-item>
          <text:p text:style-name="P94">Теперь я понимаю, почему Петя решил с тобой расстаться.</text:p>
        </text:list-item>
      </text:list>
      <text:p text:style-name="P4">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и причиняет боль.</text:p>
      <text:p text:style-name="P4">Или вы были свидетелем или участником автомобильной катастрофы, и вас пугают сирены скорой помощи и звуки резкого торможения, а ваш партнер лихачит во время езды по городу с вами на пассажирском сидении...</text:p>
      <text:p text:style-name="P4">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4">Триггеры могут быть и положительными — салют навевает праздничное настроение, а звуки ревущего мотора, проезжающего под окнами — о старом друге, у которого есть байк...</text:p>
      <text:p text:style-name="P4"><text:soft-page-break/>Я бы назвала триггер — ассоциативным переживанием воспоминания или представления.</text:p>
      <text:p text:style-name="P4">К сожалению, для манипуляторов психологические триггеры служат средством манипуляции сознанием и поведением людей. В различных источниках на эту тему мне встречались такие выражения, как «кнопка контроля» или «спусковой крючок».</text:p>
      <text:p text:style-name="P4">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 и подавить волю.</text:p>
      <text:p text:style-name="P4">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палкой. При этом сам абьюзер «не бьет» вас. Он, в целом, даже ничего такого сверх страшного не делает, и, по итогу, упрекнуть или обвинить его вам не в чем.</text:p>
      <text:p text:style-name="P4">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35368798" text:continue-numbering="true" text:style-name="диалог">
        <text:list-item>
          <text:p text:style-name="P94">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p text:style-name="P4"><text:soft-page-break/>На самом же деле, такое поведение вашего партнера должно служить вам доказательством того, что он жестокий человек. Посудите сами, стал бы он, любя, осознанно заставлять вас нервничать или напоминать о болезненных страданиях?</text:p>
      <text:p text:style-name="P4">Смотрите в оба, мотайте на ус и зарубите себе на носу — чем дальше, тем жестче будут его издевательства! И после каждого их них вы увидите на его лице улыбку, ведь для него нет ничего радостнее, чем лицезреть подтверждение своей маленькой победы.</text:p>
      <text:h text:style-name="P82" text:outline-level="3"><text:bookmark-start text:name="Viktimblieimingh_"/>Виктимблейминг<text:bookmark-end text:name="Viktimblieimingh_"/></text:h>
      <text:p text:style-name="P4">Виктимблейминг, говоря языком юриспруденции — это присвоение ответственности не лицу, совершившему правонарушение, а лицу, пострадавшему от этого правонарушения.</text:p>
      <text:p text:style-name="P4">История этого термина уходит в 1971 год,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35367668" text:continue-numbering="true" text:style-name="диалог">
        <text:list-item>
          <text:p text:style-name="P94">Это все потому, что я черный? — если ответ «Да», то это виктимблейминг.</text:p>
        </text:list-item>
      </text:list>
      <text:p text:style-name="P4">Другими словами, виктимблейминг — это когда кто-то обвиняет вас в вашем же несчастье, когда кто-то считает, что ваши действия и якобы неправильное поведение стали причиной плохого исхода. Вы были недостаточно умны или осторожны, именно поэтому все так произошло. Вы всему виной поэтому и разбирайтесь с этим сама.</text:p>
      <text:p text:style-name="P4">Примерами виктимблейминга являются:</text:p>
      <text:list xml:id="list35354502" text:continue-numbering="true" text:style-name="диалог">
        <text:list-item>
          <text:p text:style-name="P94">Ее бы не изнасиловали, если бы она не надела такое короткое платье.</text:p>
        </text:list-item>
        <text:list-item>
          <text:p text:style-name="P94">Тебя не повысили, потому что ты мало старалась.</text:p>
        </text:list-item>
        <text:list-item>
          <text:p text:style-name="P94">Твой кошелек украли из-за твоей невнимательности!</text:p>
        </text:list-item>
      </text:list>
      <text:p text:style-name="P4">Все подобные примеры подводятся итоговым приговором:</text:p>
      <text:list xml:id="list35346383" text:continue-numbering="true" text:style-name="диалог">
        <text:list-item>
          <text:p text:style-name="P94"><text:soft-page-break/>Сама виновата!</text:p>
        </text:list-item>
      </text:list>
      <text:p text:style-name="P4">Без вины виноватая (С). Жертва становится эдаким «козлом отпущения», и вместо поддержки, выслушивает упреки с нотками злорадства и сарказма.</text:p>
      <text:list xml:id="list35363109" text:continue-numbering="true" text:style-name="диалог">
        <text:list-item>
          <text:p text:style-name="P94">А чего ты хотела?!</text:p>
        </text:list-item>
      </text:list>
      <text:p text:style-name="P4">Если вы заметили подобное поведение, например, даже по отношению к героям фильма, который смотрите со своим партнером,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4">Также, виктимблейминг проявляется и в физическом насилии. Например, когда мужчина поднимает руку на свою женщину, так как она сделала что-то такое, что <text:span text:style-name="T2">вынудило</text:span> его ее побить. В таком случае жертву засыпают обвинениями в провокации физического насилия над ней.</text:p>
      <text:p text:style-name="P4">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в том, что она не спряталась под кровать, видя как ее муж пришел домой пьяный. Вина, страх, непонимание и полная беспомощность — вот какие чувства овладевают жертвой.</text:p>
      <text:p text:style-name="P4">Схема домашнего насилия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35344893" text:continue-numbering="true" text:style-name="диалог">
        <text:list-item>
          <text:p text:style-name="P94">Прости меня, я сорвался из-за того, что ты меня спровоцировала.</text:p>
        </text:list-item>
      </text:list>
      <text:p text:style-name="P4"><text:soft-page-break/>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4">Жертва прощает насильника, так как ей внушили, что она виновата в том, что с ней произошло. Но что происходит с жертвами в момент рукоприкладства?</text:p>
      <text:p text:style-name="P4">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text:span text:style-name="T2">что-то</text:span> ужасное.</text:p>
      <text:p text:style-name="P4">Она не понимала — что именно, но не могла поверить, что ее бьют просто так.</text:p>
      <text:p text:style-name="P4">Из-за внушения жертве чувства вины в таких ситуациях, она вскоре может и сама поверить в то, что виновата и начать оправдывать своего мучителя. Такие эмоциональные искажения ни что иное, как результат оказанного на нее психологического давления.</text:p>
      <text:p text:style-name="P4">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на последнем, когда насилие становится очевидным, ее осуждают за то, что она терпела все это и не ушла.</text:p>
      <text:p text:style-name="P4">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4"><text:soft-page-break/>Поройтесь в памяти. Практически у каждого из вас найдется знакомая, которая не уходит от тирана-мужа. А все потому, что она оправдывает его, иначе бы ушла. Если же вам не пришлось вспоминать и вы узнали себя во всех этих примерах — вы стали жертвой виктимблейминга.</text:p>
      <text:p text:style-name="Subtitle">* * *</text:p>
      <text:p text:style-name="P4">Первое правило — вы ни в чем не виноваты!</text:p>
      <text:p text:style-name="P4">Ничто не дает человеку право причинять материальный, физический, сексуальный или психологический вред другому. Нет таких причин!</text:p>
      <text:p text:style-name="P4">Ни короткое платье, ни расстегнутая сумка, ни разбитая кружка или пересоленный суп не дает человеку право на причинение вам вреда!</text:p>
      <text:p text:style-name="P4">Об этом нужно говорить. Говорить громко и уверенно. Вслух!</text:p>
      <text:p text:style-name="P4">В случа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35358363" text:continue-numbering="true" text:style-name="диалог">
        <text:list-item>
          <text:p text:style-name="P94">То есть, если ты пересолила суп, то позволишь своему мужу ударить тебя?</text:p>
        </text:list-item>
        <text:list-item>
          <text:p text:style-name="P94">Ты хочешь сказать, что украл бы деньги другого человека, если бы увидел у него расстегнутую сумку?</text:p>
        </text:list-item>
        <text:list-item>
          <text:p text:style-name="P94">А если ты увидишь на улице девушку в короткой юбке, это даст тебе полное право изнасиловать ее?</text:p>
        </text:list-item>
      </text:list>
      <text:p text:style-name="P4"><text:soft-page-break/>Если вы подверглись насилию, то вам необходимо обратиться в полицию, в кризисные центры, в центры помощи женщинам, или, как минимум, позвонить на соответствующую горячую линию!</text:p>
      <text:p text:style-name="P4">Молчание только отберет у вас силы. Ни в коем случае не оставайтесь наедине со своей проблемой! Стучитесь во все двери! Правоохранительные органы либо центры защиты, коллеги, друзья, родственники — вам нужен кто угодно, кто сможет защитить вас. Уверена, что среди ваших знакомых найдется человек, который все же поверит вам и окажет поддержку. </text:p>
      <text:p text:style-name="P4">Не исключено, что вы станете жертвой виктимблейминга со стороны тех, у кого просите помощь. Это, кстати, довольно частое явление, но это не должно вас останавливать! Просто будьте к этому готовы.</text:p>
      <text:p text:style-name="P4">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 Но и это не должно вас останавливать!</text:p>
      <text:p text:style-name="P4">В общем-то выбор у вас небольшой — остаться совсем одной, или помочь себе. Действуйте!</text:p>
      <text:p text:style-name="Subtitle">* * *</text:p>
      <text:p text:style-name="P4">Для начала я рекомендую вам избавиться от виктимного поведения! Да, к сожалению такие качества, как наивность, простоту, доброту и любовь деструктивные личности расценивают как слабости и умело использую их себе во благо.</text:p>
      <text:p text:style-name="P4"><text:soft-page-break/>Также избавиться от виктимного поведения не значит выпрямиться, сделать уверенное Лицо, подкачаться и перестать подбирать слова, дабы никого не обидеть вдруг... Тут дело обстоит сложнее, чем просто изменить свой образ.</text:p>
      <text:p text:style-name="P4">Невербальные особенности вашего поведения — это отражение вашего подсознания. Наша осанка и походка, выражение нашего лица или неуверенность в голосе — это следствие, а не причина. Причина же всегда у нас в голове.</text:p>
      <text:p text:style-name="P4">Вы неуверенны в себе? Почему? Что по-вашему сделает вас увереннее? Найдите ответ и сделайте это! Это поможет вам избавиться от ваших страхов. Иначе вы продолжите посылать сигнал жертвы окружающему вас миру, и поверьте, чей-то деструктивный радар его обязательно словит. Руководствуйтесь здравым смыслом и вы поймете, как легко избавится от неуверенности. Вы сильная и смелая, находчивая и самодостаточная личность. Поверьте в это и действуйте себе на пользу!</text:p>
      <text:p text:style-name="P4">Будьте спокойны, научитесь выражать свои мысли, поймите, чего хотите от жизни, радуйтесь каждому дню и даже самым незначительным событиям! Обида истощает ваш запас энергии — значит от нее (от обиды) нужно избавиться! Если вас терзает чувство вины — избавьтесь от нее и вы почувствуете прилив сил. Берегите свою внутреннюю энергию — это поможет вам снизить к минимуму вероятность когда-либо оказаться жертвой!</text:p>
      <text:h text:style-name="P82" text:outline-level="3"><text:bookmark-start text:name="Vam_riedko_ustupaiut_ili_nie_ustupaiut_v"/>Вам редко уступают или не уступают вообще<text:bookmark-end text:name="Vam_riedko_ustupaiut_ili_nie_ustupaiut_v"/></text:h>
      <text:p text:style-name="P4">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4">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где-то на четверть от их изначальной стоимости. Мое удивление длилось недолго, ведь спустя пару дней на их ценнике эту стоимость зачеркнули и поставили первую цену с пометкой «Скидка 25%».</text:p>
      <text:p text:style-name="P4">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и покупатели довольны, и магазин заработал.</text:p>
      <text:p text:style-name="P4">К чему я веду?</text:p>
      <text:p text:style-name="P4">К тому, что как бы цинично это не звучало, но вам придется торговаться за ваше «место под солнцем». Если вы видите, что вашей любовью и вашей уступчивостью пользуются, смените манеру поведения в спорах — не отдавайте ничего просто так.</text:p>
      <text:p text:style-name="P4"><text:soft-page-break/>Требуйте что-то взамен. Скажите, что примете сторону своего упрямого партнера, когда у него будет достаточно доказательств или достойных аргументов. Берите изначально выше — просите больше и понемногу снижайте цену до той точки, которую вы изначально хотели. Вы уступите, но и ему тоже придется вам что-то дать. Только так он сможет получить то, что желает. Иначе не получит ничего!</text:p>
      <text:p text:style-name="P22">Не забывайте об объективных суждениях!</text:p>
      <text:p text:style-name="P4">«Если ..., то ...»</text:p>
      <text:p text:style-name="P4">Это довольно неплохая тактика, чтобы показать, что вы готовы уступать, и проверить, готовы ли уступать вам.</text:p>
      <text:p text:style-name="Subtitle">* * *</text:p>
      <text:p text:style-name="P4">В споре требуйте объяснений и аргументов:</text:p>
      <text:list xml:id="list35359306" text:continue-numbering="true" text:style-name="диалог">
        <text:list-item>
          <text:p text:style-name="P94">Приведи мне хоть один достойный аргумент в пользу своей идеи, и тогда, возможно, мое мнение изменится.</text:p>
        </text:list-item>
      </text:list>
      <text:p text:style-name="P4">Не соглашайтесь с ним без таких объяснений. Это вполне справедливо и обосновано. Требовать объяснений — это же не преступление!</text:p>
      <text:p text:style-name="P4">Однако на деле все может оказаться не так-то просто. После того, как ваш разговор перешел на стадию торгов, события могут развиваться по разному:</text:p>
      <text:list xml:id="list35364316" text:continue-list="list35337441" text:style-name="список_20_перечисление">
        <text:list-item>
          <text:p text:style-name="P96">либо спор перейдет в русло конструктивного диалога;</text:p>
        </text:list-item>
        <text:list-item>
          <text:p text:style-name="P96">либо он бежит с «поля боя»;</text:p>
        </text:list-item>
        <text:list-item>
          <text:p text:style-name="P96"><text:soft-page-break/>либо же <text:s/>сначала на вас посыпятся оскорбления, а уже потом он сбежит...</text:p>
        </text:list-item>
      </text:list>
      <text:p text:style-name="P4">Возможно он будет таким агрессивным, что в какой-то момент вы пожалеете, что вовремя не уступили. Он начнет всячески вас унижать за иррациональность и даже тупость. Он будет опровергать каждое ваше слово и это будет сопровождаться разными колкостями в ваш адрес. В этот момент можно смело считать себя победителем.</text:p>
      <text:p text:style-name="P4">Смотрите в оба, ведь перед вами предстанет весь абьюз, который царит в ваших отношениях. А теперь внимание — именно такой и будет ваша жизнь дальше, если сейчас вы не начнете решительно действовать.</text:p>
      <text:p text:style-name="Subtitle">* * *</text:p>
      <text:p text:style-name="P4">Если же вы не хотите заморачиваться, выстраивать целую стратегию и все такое, если вам проще уступить и не тратить время, то это, конечно, ваше дело. Однако, будьте готовы к тому, что уступив однажды, вероятность того, что требования продолжатся — возрастет.</text:p>
      <text:p text:style-name="P4">Крепкая семья невозможна, если один в ней несчастлив.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4">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4"><text:soft-page-break/>Один человек как-то сказал мне:</text:p>
      <text:list xml:id="list35339720" text:continue-list="list35359306" text:style-name="диалог">
        <text:list-item>
          <text:p text:style-name="P94">В семье должно быть соперничество!</text:p>
        </text:list-item>
      </text:list>
      <text:p text:style-name="P4">Конечно, я возмутилась и уже была готова начать жуткий спор, но он тут же продолжил:</text:p>
      <text:list xml:id="list35351256" text:continue-numbering="true" text:style-name="диалог">
        <text:list-item>
          <text:p text:style-name="P94">Кто-кого счастливее сделает!</text:p>
        </text:list-item>
      </text:list>
      <text:p text:style-name="P4">Он в браке уже более двадцати пяти лет, и на моей памяти, это самый мудрый подход к браку из всех, что я слышала. И, я уверена, что — самый продуктивный, если результатом пара хочет видеть счастливые лица друг друга изо дня в день.</text:p>
      <text:p text:style-name="P4">Пара — речь идет об обоих!</text:p>
      <text:p text:style-name="P4">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орачиваются для них болезненными оскорблениями и обвинениями. Хотите чтобы уважали ваше мнение — отстаивайте его!</text:p>
      <text:p text:style-name="P4">А еще лучше, не делайте себе нервы!!! Ну, вы поняли...</text:p>
      <text:h text:style-name="P82" text:outline-level="3">Лживость<text:bookmark-start text:name="Patologhichieskaia_lozh___Vviedieniie_v_"/>.</text:h>
      <text:p text:style-name="Text_20_body">Ложь, пожалуй, самая многоликая из всех! Давайте попробуем рассмотреть самые безобразные ее маски.</text:p>
      <text:h text:style-name="Heading_20_4" text:outline-level="4">Введение в болезненное состояние ожидания<text:bookmark-end text:name="Patologhichieskaia_lozh___Vviedieniie_v_"/></text:h>
      <text:p text:style-name="P4">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4">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4">Для вас это состояние повышенного психического напряжения и тревоги, что может служить предпосылкой возникновения нежелательных изменений в психике. Итогами такого воздействия обычно становится нервозность и неуравновешенность, апатичность, депрессия. Жертва чувствует опустошение и безвыходность в ее желании получить обещанное.</text:p>
      <text:h text:style-name="Heading_20_4" text:outline-level="4"><text:soft-page-break/>Невыполнение обещаний</text:h>
      <text:p text:style-name="P4">Ждать, ждать, ждать... и не получить ничего.</text:p>
      <text:p text:style-name="P4">Вы наблюдали когда-нибудь за собакой, которая пыталась поймать мыльный пузырь? Вы наверное уже устали от моих собачьих метафор, однако как по мне, это самое удачное сравнение.</text:p>
      <text:p text:style-name="P4">Да, как я уже писала, отношения с моим бывшим парнем в какой-то момент обрели колоссальное сходство с дрессировкой. Тут уж ничего не поделаешь. Я была послушной и выполняла команды хозяина, ожидая свою награду. Но он не учел одного — даже самая верная псина рано или поздно прекращает слушаться, если ей не дают заслуженную кость.</text:p>
      <text:p text:style-name="P4">Вернемся к мыльным пузырям.</text:p>
      <text:p text:style-name="P4">Напряженное ожидание сменяется разочарованием. Вот что вы чувствуете после каждого невыполненного обещания. Это очень серьезный урон психике жертвы. Конечно, если речь идет не о единичном случае, а об устоявшейся системе.</text:p>
      <text:p text:style-name="P4">Жертва отдает себе отчет в том, что сорвавшийся вечер или ремонт крана — это невесомая причина для скандала, сущий пустяк и не может в полной мере объяснить свое недовольство. Однако, накопившись, все эти мелкие «сегодня не получится» и «я тебе такого не обещал» приобретают силу мощной лавины, которая оставляет за собой лишь опустошение.</text:p>
      <text:p text:style-name="P4"><text:soft-page-break/>Опустошение, разочарование, несбывшиеся надежды, поломанная самооценка — вот сочные плоды, которые зреют на дереве деструктивных отношений, где имеет место ложь.</text:p>
      <text:p text:style-name="P4">Да, он пообещал и не выполнил. Для него ваше вполне справедливое желание получить обещанное — это лишь каприз, с которым он не намерен считаться. Для него вы слишком требовательны и неблагодарны. Вы не заслужили. Но посмотрите внимательнее — это не просто безответственность или неуважение. Это самое настоящее издевательство!</text:p>
      <text:p text:style-name="P4">Манипулятор, будучи бессердечной личностью, подсознательно или осознанно отодвигает дела, которые для него несущественны.</text:p>
      <text:p text:style-name="P4">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только то, что <text:span text:style-name="T2">им</text:span> захочется.</text:p>
      <text:p text:style-name="P4">Не пытайтесь шантажировать его! Любое ваше «Ты у меня еще поплачешь» обернется против вас.</text:p>
      <text:p text:style-name="P4">Начнете шантажировать сексом, скажет, что вы толкаете его на измену или изменит вам, и скажет, что э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4"><text:soft-page-break/>Есть одна тактика, которая может помочь заставить его выполнить свое обязательство. Попробуйте его пристыдить:</text:p>
      <text:list xml:id="list35366691" text:continue-numbering="true" text:style-name="диалог">
        <text:list-item>
          <text:p text:style-name="P94">Ты можешь ничего не обещать, если не хочешь выглядеть обманщиком.</text:p>
        </text:list-item>
      </text:list>
      <text:p text:style-name="P4">При этом сказать так, чтобы он понял, как вы относитесь к обманщикам. На эту тактику вы можете получить неожиданный ответ:</text:p>
      <text:list xml:id="list35367428" text:continue-numbering="true" text:style-name="диалог">
        <text:list-item>
          <text:p text:style-name="P94">Если тебя не устраивает — давай расстанемся.</text:p>
        </text:list-item>
      </text:list>
      <text:p text:style-name="P4">И это будет вам на руку. Соглашайтесь! Это его решение, абьюзер его принял. Но чего он этим добьется?</text:p>
      <text:p text:style-name="P4">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4">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35337107" text:continue-numbering="true" text:style-name="диалог">
        <text:list-item>
          <text:p text:style-name="P94">Окей. Поживи пока у друзей/родителей, а вещи собери на выходных, договорились?</text:p>
        </text:list-item>
      </text:list>
      <text:p text:style-name="P4">Таким образом вы поставите его на свое место и он, возможно, начнет выполнять свои обязательства.</text:p>
      <text:p text:style-name="P4"><text:soft-page-break/>Однако это маловероятно. Скорее всего, как только вы произнесете свое согласие с решением расстаться, в его голове начнется процесс обдумывания плана мести вам за ваше неползание на коленях. Готовьтесь к тому, что в этот момент вы бесповоротно ставите точку.</text:p>
      <text:p text:style-name="P4">Если ваш деструктивный парень переходит к такой грязной манипуляциии разрывом, то это означает, что он настолько уверен в своем превосходстве над вами, что уже открыто не боится вас потерять. Удивите его! Потешьте себя его реакцией! Ведь с этого момента он начнет всячески извиваться, чтобы эта «самодовольная сука» поняла, кого она теряет.</text:p>
      <text:h text:style-name="Heading_20_4" text:outline-level="4"><text:span text:style-name="T25">Патологическая ложь</text:span>.</text:h>
      <text:p text:style-name="P4">Ложь и патологическая ложь имеют между собой одно важное различие.</text:p>
      <text:p text:style-name="P4">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4">Но патологическая ложь имеет другую особенность — абьюзер сам верит в то, что говорит.</text:p>
      <text:p text:style-name="P4">Даже если его разоблачат — он не расколется. Это не просто его правда. Это то, что он считает действительностью! К тому же, уверенность, с которой он навалит вам <text:soft-page-break/>целую тарелку дерьма, убеждая вас в том, что это деликатес, уж поверьте мне, собьет вас с толку.</text:p>
      <text:p text:style-name="P4"><text:s/>Если он захочет, он перепишет действительность у себя в голове и поверит в нее, выставляя любого, кто не согласен — иррациональным. Его «правда» жива в его голове. Ни ваши доказательства, ни ваши доводы, ни свидетели не убедят его в обратном.</text:p>
      <text:h text:style-name="Heading_20_4" text:outline-level="4">Лицемерие.</text:h>
      <text:p text:style-name="Text_20_body">Много было сказано об актерском таланте манипулятора. <text:s text:c="2"/>Однако я очень коротко повторюсь — мастерство, с которым он перевоплощается в разные образы — ни что иное, как вранье. Вы, как его пара, стало быть уже давно заметили все его роли в этом театре одного актера:</text:p>
      <text:list xml:id="list35353603" text:continue-list="list35364316" text:style-name="список_20_перечисление">
        <text:list-item>
          <text:p text:style-name="P110">«альфа-самец» — образ парня, пользующийся успехом у женщин. Хвастун. Умник;</text:p>
        </text:list-item>
        <text:list-item>
          <text:p text:style-name="P110">«парень-жертва» — образ, который вечно ноет о том, как его пилит стерва-девушка;</text:p>
        </text:list-item>
        <text:list-item>
          <text:p text:style-name="P110">«парень-обаяшка» — образ парня, который безумно любит свою девушку и демонстрирует это широкой публике;</text:p>
        </text:list-item>
        <text:list-item>
          <text:p text:style-name="P110">«парень-душа компании» — образ парня, который в считанные секунды вспоминает самые остроумные анекдоты, цитаты из книг и невероятные истории...</text:p>
        </text:list-item>
        <text:list-item>
          <text:p text:style-name="P110">«парень-бездушная сволочь» — образ «парня-обаяшки», только наедине с вами;</text:p>
        </text:list-item>
        <text:list-item>
          <text:p text:style-name="P110"><text:soft-page-break/>«Великийвсегдаправ!» — маска для получения повиновения. Самодовольный. Пафосный. Бескомпромисный. Категоричный;</text:p>
        </text:list-item>
        <text:list-item>
          <text:p text:style-name="P110">«дельта-самец» — маска для жалости: «Меня никто не понимает», «Я по жизни одиночка»;</text:p>
        </text:list-item>
        <text:list-item>
          <text:p text:style-name="P110">«немой парень» — когда не придумал, что сказать, <text:s/>а сделал вид, что не захотел и приготовился стать исчезнувшим парнем;</text:p>
        </text:list-item>
        <text:list-item>
          <text:p text:style-name="P110">«исчезнувший парень» — когда «немой парень» ушел играть роль «парня-жертвы»;</text:p>
        </text:list-item>
        <text:list-item>
          <text:p text:style-name="P110">«парень-каратель» — когда «парень-бездушная сволочь» объединяет репертуар с «немым парнем» и «парнем-жертвой» и наказывает свою женщину за то, что он «дельта». После возможно превращение в «парня-обаяшку».</text:p>
        </text:list-item>
      </text:list>
      <text:p text:style-name="Text_20_body">Каждая из масок надевается в зависимости от гонорара. Хочу сказать, что свой «хлеб» он отрабатывает! Дедушка Станиславский оценил бы!</text:p>
      <text:h text:style-name="Heading_20_4" text:outline-level="4">Оправдывание.</text:h>
      <text:p text:style-name="P4">Считаю и убеждена, что пытаться оправдать подлые поступки благими намерениями так же омерзительно, как и эти совершать их!</text:p>
      <text:p text:style-name="P4">Вы наверное спросите, что же делает «Оправдывание» в разделе «Ложь»...</text:p>
      <text:p text:style-name="P4"><text:soft-page-break/>Оправдываясь, человек пытается поведать окружающим о причинах своего подлого поведения! Что он «хотел как лучше» или «не знал, что все так обернется»... Что касается манипуляторов, то, уж поверьте мне, все они знают!</text:p>
      <text:p text:style-name="P4">Они поступают так, как хотят потому, что знают, что подберут подходящее оправдание и смогут уйти чистенькими дальше творить свои грязные делишки.</text:p>
      <text:p text:style-name="P4">Вся ирония в том, что в силу своей вопиющей слабости, такие люди просто не могут контролировать свои желания.</text:p>
      <text:p text:style-name="P4">Здесь я не скажу как бороться с ложью. Я не дам вам 10 советов как перевоспитать лжеца. Я не призову вас обличать даже самую мелкую ложь, наказывать его, стыдить...</text:p>
      <text:p text:style-name="P4">Сейчас я оборачиваюсь назад и вижу одно — человека, от которого нужно просто держаться подальше.</text:p>
      <text:p text:style-name="P4">Попробуйте представить, что должно быть в голове у человека, чтоб так лгать! Я не сомневаюсь в том, что вам, как порядочному нормальному человеку, будет сложно это сделать. Но если у вас получилось, то умножьте теперь эти ваши представления на 10.</text:p>
      <text:p text:style-name="P4">Теперь осталось только понять, с кем вы ложитесь в постель каждый вечер.</text:p>
      <text:p text:style-name="P4"/>
      <text:h text:style-name="P82" text:outline-level="3"><text:bookmark-start text:name="Trianghuliatsiia_"/>Триангуляция<text:bookmark-end text:name="Trianghuliatsiia_"/></text:h>
      <text:p text:style-name="P4">Вы знаете о том, как к вам относятся окружающие люди, но... с его слов. Он передает вам их отзывы о вас и чаще всего — это неприятные оценки. Вы часто слышите в свой адрес:</text:p>
      <text:list xml:id="list35364946" text:continue-list="list35337107" text:style-name="диалог">
        <text:list-item>
          <text:p text:style-name="P94">Даже Маша/Петя говорит, что ты не права.</text:p>
        </text:list-item>
      </text:list>
      <text:p text:style-name="P4">Или что-то подобное. Манипулятор может даже не посчитать нужным сказать, кто именно отозвался так о вас:</text:p>
      <text:list xml:id="list35357639" text:continue-numbering="true" text:style-name="диалог">
        <text:list-item>
          <text:p text:style-name="P94">Да какая разница — кто? Главное, что я не один так считаю...</text:p>
        </text:list-item>
      </text:list>
      <text:p text:style-name="P4">В таком случае это либо выдуманный отзыв, с целью пошатнуть вашу уверенность, либо отзыв человека, мнение которого вы не считаете авторитетным, и он об этом знает, поэтому и скрывает его от вас.</text:p>
      <text:p text:style-name="P4">Если же он называет вам автора:</text:p>
      <text:list xml:id="list35343544" text:continue-numbering="true" text:style-name="диалог">
        <text:list-item>
          <text:p text:style-name="P94">Маша/Петя вообще не понимает, почему я с тобой до сих пор встречаюсь...</text:p>
        </text:list-item>
      </text:list>
      <text:p text:style-name="P4">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 (см. р. «Изоляция жертвы от ее окружения»).</text:p>
      <text:p text:style-name="P4"><text:soft-page-break/>Триангуляция заставляет вас чувствовать ревность и неуверенность, при этом вы не можете объяснить себе причину таким ощущениям.</text:p>
      <text:p text:style-name="P4">Само слово «триангуляция» подразумевает внедрение третьего человека. Триангуляция это концепция отношений трех личностей.</text:p>
      <text:p text:style-name="P4">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он заставит вас стараться быть лучше, идти на уступки, чтобы удержать вашу деструктивную половинку.</text:p>
      <text:p text:style-name="P4">Также отношу сюда мнение общества, стереотипы («мужчины полигамны, ты же знаешь!») и предрассудки.</text:p>
      <text:p text:style-name="P4">Первое и, пожалуй, самое важное, что стоит сделать, это научиться себя уважать и отстаивать свое мнение. Объективно.</text:p>
      <text:p text:style-name="P4">Второе, что необходимо сделать, это узнать лично у этого третьего человека, действительно ли он говорил такое и, если да, то почему так сказал.</text:p>
      <text:p text:style-name="P4">Начнете выяснять — увидите, что ваш партнер клевещет и жалуется на вас, рассказывая, что вы его постоянно пилите, но умалчивает о причинах вашего дурного поведения. Другими словами, он надевает маску «жертвы».</text:p>
      <text:p text:style-name="P4">Вы должны понять, что манипулятор просто прячется за мнением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35345066" text:continue-numbering="true" text:style-name="диалог">
        <text:list-item>
          <text:p text:style-name="P94"><text:soft-page-break/>А свое мнение у тебя есть?</text:p>
        </text:list-item>
      </text:list>
      <text:p text:style-name="P4">Если он скажет, что согласен с мнением Маши/Пети, смело уточняйте у него смысл этого уже его мнения:</text:p>
      <text:list xml:id="list35368571" text:continue-numbering="true" text:style-name="диалог">
        <text:list-item>
          <text:p text:style-name="P94">То есть, ты хочешь сказать, что не понимаешь, почему мы с тобой встречаемся?</text:p>
        </text:list-item>
      </text:list>
      <text:p text:style-name="P4">Так же можно вывести его на чистую воду — узнать, по какой причине он рассказывает о ваших отношениях другим людям:</text:p>
      <text:list xml:id="list35349061" text:continue-numbering="true" text:style-name="диалог">
        <text:list-item>
          <text:p text:style-name="P94">Ты что, жаловался Маше/Пете на меня?</text:p>
        </text:list-item>
      </text:list>
      <text:p text:style-name="P4">Ну или пристыдить в распускании слухов о вашей паре:</text:p>
      <text:list xml:id="list35356832" text:continue-numbering="true" text:style-name="диалог">
        <text:list-item>
          <text:p text:style-name="P94">Можно не быть сплетником и лицемером, милый, и обсудить эти вопросы со мной, а не с посторонними людьми.</text:p>
        </text:list-item>
      </text:list>
      <text:p text:style-name="P4">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h text:style-name="P82" text:outline-level="3"><text:bookmark-start text:name="Dabl_baind_"/>Дабл байнд<text:bookmark-end text:name="Dabl_baind_"/></text:h>
      <text:p text:style-name="P4">Дабл байнд — это концепция, разработанная Грегори Бейтсоном и его командой, а также единственный правильный ответ на вопрос «почему ты раньше не ушла?»</text:p>
      <text:p text:style-name="P4">Двойное послание или двойная связь — метод манипулирования, который проявляется в том, что жертва получает противоречивые указания.</text:p>
      <text:p text:style-name="P4">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4">Другими словами, при воспитании ребенка родители выдвигали сразу два одновременно невыполнимых или противоречивых послания...:</text:p>
      <text:list xml:id="list35359254" text:continue-numbering="true" text:style-name="диалог">
        <text:list-item>
          <text:p text:style-name="P94">Стой там — иди сюда.</text:p>
        </text:list-item>
        <text:list-item>
          <text:p text:style-name="P94">Я приказываю тебе не выполнять моих приказов.</text:p>
        </text:list-item>
      </text:list>
      <text:p text:style-name="P4">...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4">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text:soft-page-break/>никации мы воспринимаем или «заставляем» воспринимать ту или иную информацию.</text:p>
      <text:p text:style-name="P4">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4">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4">Говоря простыми словами, общение, это не только слова, которые мы произносим и слышим, а еще и тон, поза, <text:span text:style-name="T2">Лицо</text:span>, настроение (и т. д.) говорящего, которыми сопровождается сказанное.</text:p>
      <text:p text:style-name="P4">Как же отличить здоровое (нормальное) общение от деструктивного?</text:p>
      <text:p text:style-name="P4">Берем за основу все вербальные и невербальные аспекты общения и сравниваем. Если эти аспекты между собой синонимичны (т. е. вербальные и невербальные послания гармоничны), то все логично. Это общение нормальное.</text:p>
      <text:p text:style-name="P4">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4"><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4">Противоречия в посыле абьюзера могут быть вербальными, например:</text:p>
      <text:list xml:id="list35343126" text:continue-numbering="true" text:style-name="диалог">
        <text:list-item>
          <text:p text:style-name="P94">Закрой свой рот и ответь мне!</text:p>
        </text:list-item>
      </text:list>
      <text:p text:style-name="P4">Или же невербальными, когда то, <text:span text:style-name="T2">что</text:span> манипулятор говорит, и то, <text:span text:style-name="T2">как</text:span> он это произносит воспринимается на различных коммуникативных уровнях.</text:p>
      <text:p text:style-name="P4">Приведу пример из уже описанного мною разговора, который я записала на диктофон. Мой парень говорит мне:</text:p>
      <text:list xml:id="list35360557" text:continue-numbering="true" text:style-name="диалог">
        <text:list-item>
          <text:p text:style-name="P94">Главное, что хорошо тебе! Вот это самое главное!</text:p>
        </text:list-item>
      </text:list>
      <text:p text:style-name="P4">Его слова говорят о том, что мое благополучие для него на первом месте. Но интонацией он высказывает полное недовольство этим фактом. Горечь, зависть, чувство собственного поражения, крайняя раздраженность...</text:p>
      <text:p text:style-name="P4">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list xml:id="list35360792" text:continue-numbering="true" text:style-name="диалог">
        <text:list-item>
          <text:p text:style-name="P94">Ты такая красивая! Фу!</text:p>
        </text:list-item>
        <text:list-item>
          <text:p text:style-name="P94">Да, ты права, но... <text:span text:style-name="T51">[</text:span><text:span text:style-name="T15">ты не права</text:span><text:span text:style-name="T51">]</text:span><text:span text:style-name="T50">.</text:span></text:p>
        </text:list-item>
      </text:list>
      <text:p text:style-name="P4">Другими словами, жертва отрицала факты жестокости по отношению к ней, испытывая когнитивный диссонанс от такой коммуникации и растерянность.</text:p>
      <text:p text:style-name="P4"><text:soft-page-break/>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35339902" text:continue-numbering="true" text:style-name="диалог">
        <text:list-item>
          <text:p text:style-name="P94">Ты все придумываешь. Я такого не говорил...</text:p>
        </text:list-item>
      </text:list>
      <text:p text:style-name="P4">Потом висхолдинг:</text:p>
      <text:list xml:id="list35362253" text:continue-numbering="true" text:style-name="диалог">
        <text:list-item>
          <text:p text:style-name="P94">И это, по твоему, проблема? Ты действительно считаешь, что из-за этого стоит ссориться?</text:p>
        </text:list-item>
      </text:list>
      <text:p text:style-name="P4">Потом он шлифует это все триггером:</text:p>
      <text:list xml:id="list35341962" text:continue-numbering="true" text:style-name="диалог">
        <text:list-item>
          <text:p text:style-name="P94">Вчера ты тоже говорила, что не хочешь ругаться, но, тем не менее мы поругались...</text:p>
        </text:list-item>
      </text:list>
      <text:p text:style-name="P4">Конечно, без триангуляции никуда:</text:p>
      <text:list xml:id="list35337666" text:continue-numbering="true" text:style-name="диалог">
        <text:list-item>
          <text:p text:style-name="P94">Да все говорят, что ты просто неурав­новешенная...</text:p>
        </text:list-item>
      </text:list>
      <text:p text:style-name="P4">И в заключение, виктимблейминг:</text:p>
      <text:list xml:id="list35337082" text:continue-numbering="true" text:style-name="диалог">
        <text:list-item>
          <text:p text:style-name="P94">Хватит ныть! Сидела бы молча — ничего бы этого не было!..</text:p>
        </text:list-item>
      </text:list>
      <text:p text:style-name="P54">* * *</text:p>
      <text:p text:style-name="P4">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text:p>
      <text:p text:style-name="P4">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4"><text:soft-page-break/>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P4">Я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4">Если вы можете сказать, что ваш партнер ведет себя демонстративно по-разному наедине с вами и в присутствии посторонних — это дабл байнд.</text:p>
      <text:list xml:id="list35367206" text:continue-numbering="true" text:style-name="диалог">
        <text:list-item>
          <text:p text:style-name="P94">Я обожаю твой смех!/ Сколько можно ржать?!</text:p>
        </text:list-item>
      </text:list>
      <text:p text:style-name="P4">Если ваш партнер часто меняет собственную систему ценности, чем и оказывает влияние на ваши отношения — это дабл байнд.</text:p>
      <text:list xml:id="list35342561" text:continue-numbering="true" text:style-name="диалог">
        <text:list-item>
          <text:p text:style-name="P94">Слушай, а это хорошая идея!/Ты серьезно? Тупее ничего не придумала?</text:p>
        </text:list-item>
      </text:list>
      <text:p text:style-name="P4">Умалчивание и недоговаривание,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4">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text:soft-page-break/>дение неправильное, достаточно улыбки вашего партнера, чтобы вы считали его действия — недоразумением.</text:p>
      <text:p text:style-name="P4">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4">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4">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35340270" text:continue-numbering="true" text:style-name="диалог">
        <text:list-item>
          <text:p text:style-name="P94">Если ты пригласишь всех друзей, то это вызовет дискомфорт.</text:p>
        </text:list-item>
      </text:list>
      <text:p text:style-name="P4">То есть:</text:p>
      <text:list xml:id="list35360443" text:continue-numbering="true" text:style-name="диалог">
        <text:list-item>
          <text:p text:style-name="P94"><text:span text:style-name="T2">Я не хочу</text:span>, чтобы ты приглашала всех друзей...</text:p>
        </text:list-item>
      </text:list>
      <text:p text:style-name="P4">Этот подтекст является скрытым (или пассивным) запретом, и его очень сложно отследить, ведь жертва изначально видит только такие намерения:</text:p>
      <text:list xml:id="list35365473" text:continue-numbering="true" text:style-name="диалог">
        <text:list-item>
          <text:p text:style-name="P94">Я хочу, чтобы всем было комфортно.</text:p>
        </text:list-item>
      </text:list>
      <text:p text:style-name="P4">Я тогда и не подозревала, что, на самом деле, все его действия были направлены на его собственный комфорт.</text:p>
      <text:p text:style-name="P4">В результате такого отношения, помимо самооценки жертвы, страдает ее коммуникативный навык. Жертва реа<text:soft-page-break/>гирует на все в штыки, воспринимает сказанное ей буквально, либо же в метафорическом смысле, часто отвечает вопросом на вопрос. Ну и, конечно, серьезно страдает вера в собственную адекватность.</text:p>
      <text:p text:style-name="P4">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35345272" text:continue-numbering="true" text:style-name="диалог">
        <text:list-item>
          <text:p text:style-name="P94">Я тебя люблю ни смотря ни на что! <text:span text:style-name="T2">(Ты очень плохая. У тебя множество недостатков. По сути тебя не за что любить, но — я тебя все равно люблю!)</text:span></text:p>
        </text:list-item>
        <text:list-item>
          <text:p text:style-name="P94">Мы сделаем это когда ты захочешь — завтра!</text:p>
        </text:list-item>
        <text:list-item>
          <text:p text:style-name="P94">Ты можешь рассказать мне. Я пойму! / Как ты могла такое сделать?! Ты в своем уме?</text:p>
        </text:list-item>
        <text:list-item>
          <text:p text:style-name="P94">Тебе не нужна косметика, ты у меня и так красивая! / Ух какая девушка, не то, что моя — замухрышка!</text:p>
        </text:list-item>
        <text:list-item>
          <text:p text:style-name="P94">Ты у меня самая лучшая! Я тебя недостоин! <text:span text:style-name="T2">(Ты слишком умная/красивая/талантливая... Тебе надо быть хуже, чтобы я был достойным тебя!)</text:span></text:p>
        </text:list-item>
        <text:list-item>
          <text:p text:style-name="P94">Не работает — нахлебница, сидит на моей шее. / Работает — а обо мне кто будет заботиться?! Эгоистка!</text:p>
        </text:list-item>
        <text:list-item>
          <text:p text:style-name="P94">Все женщины корыстные сучки! Им только деньги и нужны! / Как это ты сама за себя заплатишь? Ты хочешь меня унизить?</text:p>
        </text:list-item>
        <text:list-item>
          <text:p text:style-name="P94">Занимаешься спортом — хочешь, чтоб парни на твою накачанную попку смотрели? / Не занимаешься — лентяйка и жопа у тебя жирная!</text:p>
        </text:list-item>
        <text:list-item>
          <text:p text:style-name="P94"><text:soft-page-break/>Ей только обнимашки и нужны! / Она вообще не обращает на меня внимание!</text:p>
        </text:list-item>
        <text:list-item>
          <text:p text:style-name="P94">Мне нравятся умные девушки! / Ты что думаешь, что ты самая умная?!</text:p>
        </text:list-item>
        <text:list-item>
          <text:p text:style-name="P94">Мне так нравится твой смех! / Когда ты уже успокоишься? Веди себя нормально!</text:p>
        </text:list-item>
        <text:list-item>
          <text:p text:style-name="P94">Мне для тебя ничего не жалко! / Джинсы тебе новые нужны? А чем тебе старые не нравятся?</text:p>
        </text:list-item>
      </text:list>
      <text:p text:style-name="Subtitle">* * *</text:p>
      <text:p text:style-name="P4">Если вы понимаете, что вам становится не по себе, у вас вдруг пропадает или портится настроение, у вас остается осадок, обида или ком в горле, вам нужно как можно скорее уйти от этого человека!</text:p>
      <text:p text:style-name="P4">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4">Не ищите только хороший смысл в его словах — это лишь прикрытие его истинных намерений. Уйти — это единственный надежный способ избавиться от воздействий дабл байндов. Главное верить в себя!</text:p>
      <text:h text:style-name="P87" text:outline-level="4">Противоречие «Да, но &lt;...&gt;»</text:h>
      <text:p text:style-name="P4">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35354510" text:continue-numbering="true" text:style-name="диалог">
        <text:list-item>
          <text:p text:style-name="P109"><text:bookmark-start text:name="__Da__no__________v_dopolnieniie_k_opisa"/><text:span text:style-name="_30__20_Text"><text:span text:style-name="T25">Да</text:span></text:span><text:span text:style-name="T25">, я виноват, </text:span><text:span text:style-name="_30__20_Text"><text:span text:style-name="T25">но</text:span></text:span><text:span text:style-name="T25"> </text:span><text:bookmark-end text:name="__Da__no__________v_dopolnieniie_k_opisa"/><text:span text:style-name="T25">я же ни в чем не провинился.</text:span></text:p>
        </text:list-item>
        <text:list-item>
          <text:p text:style-name="P94">Я полностью с тобой согласен, но ты абсолютно не права...</text:p>
        </text:list-item>
      </text:list>
      <text:p text:style-name="P4">Это вводит жертву в заблуждение и, вместо того, чтобы продолжать разговор, пытается понять, согласны с ней или же нет.</text:p>
      <text:p text:style-name="P4">Дайте ему понять, что вы заметили эту тактику и раскусили его:</text:p>
      <text:list xml:id="list35336956" text:continue-numbering="true" text:style-name="диалог">
        <text:list-item>
          <text:p text:style-name="P94">Мама научила меня не воспринимать все, что сказано до слова «Но». Скажи, пожалуйста, ты со мной согласен или нет?</text:p>
        </text:list-item>
      </text:list>
      <text:p text:style-name="P4">Акцентируйте ваше внимание на противоречиях в его суждениях. Возможно это заставит его хотя бы аргументировать свои доводы.</text:p>
      <text:h text:style-name="P87" text:outline-level="4">Демонстрация занятости</text:h>
      <text:p text:style-name="P2">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и не принесут плодов.</text:p>
      <text:p text:style-name="P4">Вам нужно осознать что слова без действий и поступков ничего не значат.</text:p>
      <text:p text:style-name="P4">Он редк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4">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время. Время на вас.</text:p>
      <text:p text:style-name="P4">Очень плавно мы подошли к еще одному моменту — свободное время. От чего? От каких дел?</text:p>
      <text:p text:style-name="P4">Работа, друзья, развлечения... Возможно какие-то хобби или само/образование. Заметьте, что в большинство его занятий вы не вписываетесь.</text:p>
      <text:p text:style-name="Subtitle"><text:soft-page-break/>* * *</text:p>
      <text:p text:style-name="P4">Давайте представим все, что происходит в паре, в метафорическом смысле, является изготовлением кирпичей. Почему именно кирпичей? Они нужны для строительства. Для строительства чего? Будущего.</text:p>
      <text:p text:style-name="P4">Вот ваша пара изо дня в день изготавливает кирпичи. От того, насколько эти кирпичи качественные зависит качество Будущего, которое пара строит.</text:p>
      <text:p text:style-name="P4">Работа.</text:p>
      <text:p text:style-name="P4">Работа — это кирпич, который помогает строить карьеру, и, стало быть — Будущее. Насколько продуктивно пара работает, насколько качественные кирпичи для строительства Будущего получаются.</text:p>
      <text:p text:style-name="P4">Обучение.</text:p>
      <text:p text:style-name="P4">Обучение чему-то новому — это еще один кирпич. Он также помогает строить будущее и периодически укрепляет фундамент.</text:p>
      <text:p text:style-name="P4">Отдых.</text:p>
      <text:p text:style-name="P4">Отдых — это кирпич, который воодушевляет, расслабляет и восстанавливает силы. Без него прочность постройки может пострадать.</text:p>
      <text:p text:style-name="P4">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 вашу пару.</text:p>
      <text:p text:style-name="P4"><text:soft-page-break/>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строит лишь Сегодня?</text:p>
      <text:p text:style-name="P4">А что, если ваша пара вовсе не пара? Что если Вы — это инструмент, который ему нужен для строительства его собственного Будущего, или, как минимум Сегодня? Там где он тратит время и силы только на себя, образуются дыры в ваших отношениях. Что, если Вы тот самый инструмент, который эти дыры латает?</text:p>
      <text:p text:style-name="P4">Что, если быт для вашей пары, духовность, уют и стабильность обеспечиваете только Вы? Для вас наступает череда заблуждений, что все хорошо, что все идет, как надо, что Будущее строится общими стараниями. Но это не так.</text:p>
      <text:p text:style-name="P4">На Будущее вашей пары вы тратите исключительно свои силы, а он лишь создает <text:span text:style-name="T2">видимость</text:span> продуктивности для общего блага.</text:p>
      <text:p text:style-name="P4">Попробуйте представить, что вас ждет с этим человеком? А ничего — шиш на палочке.</text:p>
      <text:p text:style-name="P4">Он изображает старания. Занимается только тем, что ему нравится, а вот вам придется изо дня в день ждать его помощи. Вам тяжело. Вы измотаны. Но он говорит, как устал на работе и у него нет сил помогать вам.</text:p>
      <text:p text:style-name="P4">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одной, а вашей паре. Вам обоим.</text:p>
      <text:p text:style-name="P4"><text:soft-page-break/>Да, он может пропадать на работе и вам нечего предъявить ему — он же не шляется где попало! После работы он захочет заняться чем-то своим — но ведь он очень устал, у него был напряженный день. Как и вчера. Как и позавчера. Но ведь он имеет право на отдых...</text:p>
      <text:p text:style-name="P4">Вы постоянно оправдываете его.</text:p>
      <text:p text:style-name="P4">На деле, когда все сломается, и ваше Будущее тоже, так как вы строили его для двоих, вы останетесь у огромных руин. А он при своем Сегодня. Вам ведь не к чему придраться. Не в чем упрекнуть... А результата — ноль.</text:p>
      <text:p text:style-name="P4">Будьте честны с собой в первую очередь. Если вы замечаете что-то, что не можете объяснить — это двойной стандарт.</text:p>
      <text:p text:style-name="P4">Вот это как раз та картина, которую рисует вам ваш партнер. Картина, которая вам визуально нравится, но которую он заберет с собой и уйдет, оставив вас ни с чем. Забрав ваши силы, время и здоровье.</text:p>
      <text:p text:style-name="P19">Перестаньте служить. Поставьте себя на первое место, полюбите себя! Хватит стараться для общего блага. Старайтесь для себя, а если ваш партер — ваш единомышленник, вы это поймете, ведь его старания отправятся вместе <text:s/>с вашими в общую копилку. В общее Будущее.</text:p>
      <text:p text:style-name="P19">Время, которое вы тратили на комфорт вашей пары начните тратить только на себя. Пойдите на курсы, займитесь хобби, отдыхайте. Это, скорее всего, вызовет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text:soft-page-break/>стве. Но это Ваши личные плоды! Вы вправе распоряжаться ими как Вам захочется!</text:p>
      <text:h text:style-name="Heading_20_4" text:outline-level="4">Демонстрация любви</text:h>
      <text:p text:style-name="P4">Есть еще один вид демонстрации. В прямом смысле этого слова. Он смело относится к дабл байнду, так как несет в себе противоречия.</text:p>
      <text:p text:style-name="P4">Это демонстрация хорошего отношения к вам, наличия чувств к вам, восхищения вами... Только не вам, а окружающим.</text:p>
      <text:p text:style-name="P4">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этим.</text:p>
      <text:p text:style-name="P4">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И вы этим питаетесь. Для вас это неопровержимое доказательство того, что он вас любит.</text:p>
      <text:p text:style-name="P4">Поэтому, когда вы вернетесь домой, и он вдруг, как всегда, охладеет, вы подумаете, что это ничего... устал просто... и погрузитесь в воспоминания о прекрасном вечере и о том, как он держал вас за руку.</text:p>
      <text:p text:style-name="P4">Дабл байнд. Вы хаваете то, что он вам преподносит и довольствуетесь мизерными подачками, не обращая внима<text:soft-page-break/>ния на реальную картину ваших отношений, где царит только равнодушие, эгоизм и лицемерие.</text:p>
      <text:p text:style-name="Subtitle">* * *</text:p>
      <text:p text:style-name="P4">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4">О, скорее всего, именно это вас и раздражает, но вы еще даже не рассматриваете это как раздражитель. А самое интересное, что вы не можете себе объяснить причину этого раздражения. Что-то поменялось, но вы не понимаете, что.</text:p>
      <text:p text:style-name="P19">В таких ситуациях, на мой взгляд, ничего не остается, кроме как акцентировать на этом внимание вашего окружения, перед которым он так распинается. Обращайте внимание вслух:</text:p>
      <text:list xml:id="list35348648" text:continue-numbering="true" text:style-name="диалог">
        <text:list-item>
          <text:p text:style-name="P101">Ого, сколько нежности! Всегда бы так!</text:p>
        </text:list-item>
        <text:list-item>
          <text:p text:style-name="P101">Ммм... спасибо, милый! Ты настоящий джентльмен! Если бы еще дома так себя вел, то цены бы тебе не было!</text:p>
        </text:list-item>
        <text:list-item>
          <text:p text:style-name="P104"><text:span text:style-name="T11">Ты что, рисуешься перед друзьями?</text:span>!</text:p>
        </text:list-item>
        <text:list-item>
          <text:p text:style-name="P101">Ой, а я уже и забыла, как цветы пахнут!</text:p>
        </text:list-item>
      </text:list>
      <text:p text:style-name="P19">Но, внимание: не нужно делать такие акценты агрессивно — это обернется против вас. Это не должен быть упрек <text:soft-page-break/>или замечание — такие наезды со стороны будут выглядеть тихой истерикой.</text:p>
      <text:p text:style-name="P19">Пусть его непривычное поведение для вас будет вашим искренним удивлением, которое сопровождается милыми фразами, сказанными с улыбкой. Так вы его поставите в неловкое положение. Ну а ваше окружение поймет, что, стало быть, он лукавит.</text:p>
      <text:p text:style-name="P19">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например, его жалоб вашим знакомым, у них было другое видение в вашу пользу.</text:p>
      <text:p text:style-name="P19">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лицемерную сущность на людях.</text:p>
      <text:h text:style-name="P82" text:outline-level="3"><text:bookmark-start text:name="Podkrieplieniie__Stimuliatsiia_na_dieist"/>Подкрепление.<text:line-break/>Стимуляция к действия<text:bookmark-end text:name="Podkrieplieniie__Stimuliatsiia_na_dieist"/>м</text:h>
      <text:p text:style-name="P4">Подкрепление — это событие, которое служит для увеличения реакции. Это, своего рода, стимулятор.</text:p>
      <text:p text:style-name="P4">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4">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4">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7" text:outline-level="4"><text:bookmark-start text:name="Polozhitiel_noie_podkrieplieniie_"/>Положительное подкрепление<text:bookmark-end text:name="Polozhitiel_noie_podkrieplieniie_"/></text:h>
      <text:p text:style-name="P4">Положительное подкрепление <text:span text:style-name="T5">(зеленая кнопка)</text:span> — это позитивное событие, которое стимулирует жертву на действия путем вызова нужной реакции. Речь пойдет о мотивации плюшками.</text:p>
      <text:p text:style-name="P21">«Если мне нравится то, что ты делаешь, тебя ждет награда.»</text:p>
      <text:p text:style-name="P4">У положительного подкрепления есть несколько, так сказать, направлений:</text:p>
      <text:list xml:id="list35353341" text:continue-list="list5946944405035663209" text:style-name="List_20_4">
        <text:list-item text:start-value="1">
          <text:p text:style-name="P105">Стимуляция жертвы на действия путем поощрения за выполнение обязанностей манипулятора.</text:p>
        </text:list-item>
      </text:list>
      <text:list xml:id="list35354749" text:continue-list="list35348648" text:style-name="диалог">
        <text:list-item>
          <text:p text:style-name="P94">Ты у меня такая сильная! Такие тяжелые пакеты из магазина притащила! Люблю сильных женщин. Иди сюда, я тебя поцелую!</text:p>
        </text:list-item>
      </text:list>
      <text:p text:style-name="P4">В этом случае он благодарит за то, что должен был сделать сам, но вам ведь приятно, вас похвалили и усталость, как рукой сняло!</text:p>
      <text:list xml:id="list35342131" text:continue-list="list35353341" text:style-name="List_20_4">
        <text:list-item>
          <text:p text:style-name="P105">Стимуляция жертвы на действия путем благодарности за то, что жертва выполнила свои обязанности.</text:p>
        </text:list-item>
      </text:list>
      <text:list xml:id="list35340122" text:continue-list="list35354749" text:style-name="диалог">
        <text:list-item>
          <text:p text:style-name="P94">Вот тебе цветы за то, что ты вчера приготовила такой вкусный ужин!</text:p>
        </text:list-item>
      </text:list>
      <text:p text:style-name="P4">Это, на первый взгляд, тоже приятный комплимент. Нам ведь нравится, когда нас поощряют, да? Но посмотрите <text:soft-page-break/>внимательнее — это плата за ваши труды. Как плата за услуги домработницы.</text:p>
      <text:p text:style-name="P4">Он не подарил вам цветы просто так, он великодушно отплатил вам за ваши труды.</text:p>
      <text:list xml:id="list353495641" text:continue-list="list35342131" text:style-name="List_20_4">
        <text:list-item>
          <text:p text:style-name="P105">Стимуляция жертвы на действия путем требований ответной реакции на его действия.</text:p>
        </text:list-item>
      </text:list>
      <text:list xml:id="list35348231" text:continue-list="list35340122" text:style-name="диалог">
        <text:list-item>
          <text:p text:style-name="P94">Я вчера с тобой поделился, теперь ты делись.</text:p>
        </text:list-item>
        <text:list-item>
          <text:p text:style-name="P94">В прошлый раз я уступил, теперь ты уступи.</text:p>
        </text:list-item>
      </text:list>
      <text:p text:style-name="P4">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ет.</text:p>
      <text:p text:style-name="P4">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35339784" text:continue-numbering="true" text:style-name="диалог">
        <text:list-item>
          <text:p text:style-name="P94">Летом едем на море, а зимой — в горы, договорились?</text:p>
        </text:list-item>
      </text:list>
      <text:p text:style-name="P4">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list xml:id="list35344334" text:continue-list="list353495641" text:style-name="List_20_4">
        <text:list-item>
          <text:p text:style-name="P105"><text:soft-page-break/>Стимуляция жертвы путем похвалы на самостоятельное выполнение общих обязанностей.</text:p>
        </text:list-item>
      </text:list>
      <text:list xml:id="list35354453" text:continue-list="list35339784" text:style-name="диалог">
        <text:list-item>
          <text:p text:style-name="P94">Милая, но ты же знаешь, что я не уберу в квартире, как ты! Ты с этим справишься гораздо быстрее, чем я! Ты у меня такая молодец!</text:p>
        </text:list-item>
        <text:list-item>
          <text:p text:style-name="P94">У тебя так здорово получается все планировать, так что я решил дать тебе возможность полностью спланировать эту поездку!</text:p>
        </text:list-item>
        <text:list-item>
          <text:p text:style-name="P94">Никто не сделает это лучше тебя! Не буду мешать!..</text:p>
        </text:list-item>
      </text:list>
      <text:list xml:id="list35352237" text:continue-list="list35344334" text:style-name="List_20_4">
        <text:list-item>
          <text:p text:style-name="P105">Сглаживание последствий негативного поведения абьюзера.</text:p>
        </text:list-item>
      </text:list>
      <text:list xml:id="list35352973" text:continue-list="list35354453" text:style-name="диалог">
        <text:list-item>
          <text:p text:style-name="P94">Я вчера погорячился... Вот тебе цветы!</text:p>
        </text:list-item>
      </text:list>
      <text:p text:style-name="P4">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пряником и останется в выигрыше.</text:p>
      <text:p text:style-name="P4">Вспомните, какие подарки вам дарил ваш партнер. С чем они у вас ассоциируются? Если большинство из них связано у вас с его негативными действиями, то вас активно подкупают и задабривают, чтоб вы меньше сопротивлялись.</text:p>
      <text:p text:style-name="P4">То есть, постоянно нажимают на вашу зеленую кнопку!</text:p>
      <text:p text:style-name="P54"><text:soft-page-break/>* * *</text:p>
      <text:p text:style-name="P4">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4">Такие поощрения не есть плюшки.</text:p>
      <text:p text:style-name="P4">Вы поймете это, когда припомните сколько всего сложного, кропотливого и тяжелого вы сделали, пока ваш абьюзер стоял рядышком и говорил вам разные ласковости.</text:p>
      <text:p text:style-name="P4">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4">Чем же отличается положительное подкрепление от проявления внимания и любви к вам?</text:p>
      <text:p text:style-name="P4">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ли повод (день рождения, годовщина, 8 марта...).</text:p>
      <text:p text:style-name="P4">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4">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text:soft-page-break/>ления — повысить вероятность этих ваших действий в будущем.</text:p>
      <text:p text:style-name="P4">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привыкнет избегать ответственности и ничего не делать — эта ноша теперь ваша.</text:p>
      <text:p text:style-name="P4">Он все реже будет вам помогать и все чаще расстраивать вас, зная, что достаточно букетика цветов, и вы забудете о его провинностях. Начавшись однажды, манипуляция будет только усиливаться и с каждым разом вы будете все больше прогибаться и подчиняться воле манипулятора.</text:p>
      <text:p text:style-name="P4">Помните, действия абьюзера рассчитаны на обеспечение его собственного комфорта.</text:p>
      <text:p text:style-name="P4">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 Если он выполнит вашу просьбу — похвалите его. Это будет вашим положительным подкреплением.</text:p>
      <text:list xml:id="list35345954" text:continue-numbering="true" text:style-name="диалог">
        <text:list-item>
          <text:p text:style-name="P94">Спасибо! Я очень рада! Ты приготовил действительно вкусный ужин!</text:p>
        </text:list-item>
      </text:list>
      <text:p text:style-name="P4">Только не перестарайтесь. Его поступок — вклад в общее дело, а не подвиг. Он не должен чувствовать себя героем, ибо это, как вы понимаете, может обернуться против вас.</text:p>
      <text:h text:style-name="P87" text:outline-level="4"><text:bookmark-start text:name="Nieustoichivoie_ili_chastichnoie_podkrie"/>Неустойчивое или частичное подкрепление<text:bookmark-end text:name="Nieustoichivoie_ili_chastichnoie_podkrie"/></text:h>
      <text:p text:style-name="P4">Неустойчивое или частичное подкрепление <text:span text:style-name="T5">(оранжевая кнопка)</text:span> — это событие, которое погружает жертву в переживания, связанные с сомнениями и страхом не угодить абьюзеру.</text:p>
      <text:p text:style-name="P21">«Я сомневаюсь в том, что ты сделаешь так, как я хочу.»</text:p>
      <text:p text:style-name="P4">Он оценивает ваши действия, значительно занижая оценки, поощряя вас стараться лучше, упорствовать и угождать.</text:p>
      <text:list xml:id="list35367163" text:continue-numbering="true" text:style-name="диалог">
        <text:list-item>
          <text:p text:style-name="P94">Ты приготовила замечательный ужин! Но вот если бы ты еще и десерт приготовила — цены бы тебе не было!</text:p>
        </text:list-item>
      </text:list>
      <text:p text:style-name="P4">Подобные ситуации, если они есть в ваших отношениях, гласят о том, что абьюзер демонстрирует собственную власть над вами. Вместо того, чтобы потребовать отдачи, вы чувствуете свою вину в том, что у вас что-то получилось не так хорошо, как могло бы.</text:p>
      <text:p text:style-name="P4">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4">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35362343" text:continue-numbering="true" text:style-name="диалог">
        <text:list-item>
          <text:p text:style-name="P94"><text:soft-page-break/>Вау, а что это за платье у тебя такое! Может наденешь что-то другое?</text:p>
        </text:list-item>
        <text:list-item>
          <text:p text:style-name="P94">Тебе бы постричься не помешало... Только вчера была у парикмахера?.. Понятно...</text:p>
        </text:list-item>
      </text:list>
      <text:p text:style-name="P4">Или, например, с вами разговаривают, употребляя сложные термины, заводя тему, в которой вы не разбираетесь. Вы чувствуете себя неловко и глупо:</text:p>
      <text:list xml:id="list35366702" text:continue-numbering="true" text:style-name="диалог">
        <text:list-item>
          <text:p text:style-name="P94">Это из-за того, что по теореме эквивалентности при элементарных преобразованиях... Ну ты же понимаешь, о чем я, да?</text:p>
        </text:list-item>
      </text:list>
      <text:p text:style-name="P4">Также во многом это проявляется в быту:</text:p>
      <text:list xml:id="list35360101" text:continue-numbering="true" text:style-name="диалог">
        <text:list-item>
          <text:p text:style-name="P94">Ты вчера борщ пересолила, поэтому сегодня готовишь тоже ты.</text:p>
        </text:list-item>
      </text:list>
      <text:p text:style-name="P4">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старания, что создает видимость его участия.</text:p>
      <text:p text:style-name="P4">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4">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Subtitle"><text:soft-page-break/>* * *</text:p>
      <text:p text:style-name="P4">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4">Оба варианта губительны для вас. 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4">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35350028" text:continue-numbering="true" text:style-name="диалог">
        <text:list-item>
          <text:p text:style-name="P94">Да, эта то самое платье, в котором я была на нашем свидании неделю назад. Ты еще сказал, что я хорошо выгляжу.</text:p>
        </text:list-item>
        <text:list-item>
          <text:p text:style-name="P94">Ты думаешь, что если скажешь мне пару незнакомых мне слов, я тебя любить больше буду?</text:p>
        </text:list-item>
        <text:list-item>
          <text:p text:style-name="P94">Если ты хочешь десерт, то ты мог бы сам его приготовить. Мне было бы приятно...</text:p>
        </text:list-item>
      </text:list>
      <text:p text:style-name="P4">Вполне справедливо.</text:p>
      <text:p text:style-name="P4"><text:soft-page-break/>Не берите на себя слишком много! Если это вам нужно — то вперед. Только потом не плачьте, что вас наказали или недооценили.</text:p>
      <text:list xml:id="list35353767" text:continue-numbering="true" text:style-name="диалог">
        <text:list-item>
          <text:p text:style-name="P94">Тебе надо, ты и делай! - услышите вы на все предложения.</text:p>
        </text:list-item>
      </text:list>
      <text:p text:style-name="P4">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 Что касается бытовых вопросов, то тут сложнее, ведь вам придется прекратить проявлять инициативу.</text:p>
      <text:p text:style-name="P4">Все, что вы предложите — надо вам (ремонт, перестановка и т.д.), значит и заниматься этим будете вы.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87" text:outline-level="4"><text:bookmark-start text:name="Otritsatiel_noie_podkrieplieniie_"/>Отрицательное подкрепление<text:bookmark-end text:name="Otritsatiel_noie_podkrieplieniie_"/></text:h>
      <text:p text:style-name="P4">Отрицательное подкрепление <text:span text:style-name="T5">(красная кнопка)</text:span> также осуществляется при помощи стимуляции жертвы на действия, но, в отличии от положительного и неустойчивого подкрепления, это мотивация путем запугивания.</text:p>
      <text:p text:style-name="P21">«Если ты не сделаешь так, как я хочу, то тебя ждет наказание.»</text:p>
      <text:p text:style-name="P4">Используя отрицательное подкрепление, абьюзер создает угрозу и стимулирует вас на все, что поможет вам избежать этой угрозы.</text:p>
      <text:list xml:id="list35360738" text:continue-numbering="true" text:style-name="диалог">
        <text:list-item>
          <text:p text:style-name="P94">Если ты еще раз так сделаешь — пеняй на себя!</text:p>
        </text:list-item>
        <text:list-item>
          <text:p text:style-name="P94">Если ты выйдешь из квартиры — можешь не возвращаться!</text:p>
        </text:list-item>
      </text:list>
      <text:p text:style-name="P4">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своему.</text:p>
      <text:p text:style-name="P4">Крики, гнев, приказы, рукоприкладство, ограничение вас денежными средствами, равнодушие, бойкот или истерик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4"><text:soft-page-break/>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4">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4">Соглашаясь на условия, которые перед вами ставит манипулятор, вы укрепляете его власть над вами, сами действуете на руку манипулятору. Подчиняясь, вы избежите наказания сейчас, но завтра все повторится с новой силой.</text:p>
      <text:p text:style-name="P4"><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Subtitle">* * *</text:p>
      <text:p text:style-name="P4">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text:soft-page-break/>ли, что вы уже расстегиваете свою курточку и снимаете обувь... Стоп.</text:p>
      <text:p text:style-name="P4">Вы хотите у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4">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4">— Объясни мне, по какой причине ты запрещаешь мне это делать (пойти гулять)?</text:p>
      <text:p text:style-name="P4">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и беспрекословно соглашаетесь с ним. Он не будет ожидать такой вашей реакции. Его ответ может быть каким угодно, например, он может сказать: «Потому, что ты моя девушка/жена...» Или: «Потому, что я так хочу!» Или треснуть вас по лицу...</text:p>
      <text:p text:style-name="P4">Оставайтесь спокойной, не повышайте интонацию. Скажите ровно и может даже с улыбкой:</text:p>
      <text:list xml:id="list35354368" text:continue-numbering="true" text:style-name="диалог">
        <text:list-item>
          <text:p text:style-name="P94">Но ты не можешь мне запретить!</text:p>
        </text:list-item>
      </text:list>
      <text:p text:style-name="P4">Вы хозяйка собственной жизни и вам решать, что вам делать. Никто, даже ваши родители, не могут вам запретить поступать так, как вам хочется.</text:p>
      <text:p text:style-name="P4"><text:soft-page-break/>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4">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4">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4">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35368297" text:continue-numbering="true" text:style-name="диалог">
        <text:list-item>
          <text:p text:style-name="P94">Поговорим, когда я вернусь.</text:p>
        </text:list-item>
      </text:list>
      <text:p text:style-name="P4">Вы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text:p>
      <text:p text:style-name="P4"><text:soft-page-break/>Кстати, прерывание разговора всегда идет на пользу, особенно, если это телефонный разговор. 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и ответите.</text:p>
      <text:p text:style-name="P4">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4">Будьте готовы и к тому, что ваши попытки противостоять ему могут вызвать в нем море агрессии, которую он направит на вас мощным потоком. Поэтому подумайте, может съездить к родителям на пару дней поможет вам морально подготовиться к будущим противостоянием.</text:p>
      <text:p text:style-name="P4">В любом случае, я надеюсь, вы понимаете, что такая жизнь — это не жизнь!</text:p>
      <text:h text:style-name="P87" text:outline-level="4"><text:bookmark-start text:name="Travmiruiushchii_odnorazovyi_opyt_"/>Травмирующий одноразовый опыт<text:bookmark-end text:name="Travmiruiushchii_odnorazovyi_opyt_"/></text:h>
      <text:p text:style-name="P4">Травмирующий одноразовый опыт (<text:span text:style-name="T2">кнопка запуска таймера</text:span>) — это единичное событие, с помощью которого манипулятор устанавливает господство и превосходство над подсознанием своей жертвой.</text:p>
      <text:p text:style-name="P21">«Так будет каждый раз, когда ты сделаешь то, чего я не хочу.»</text:p>
      <text:p text:style-name="P4">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4">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4">Это сопровождалось, мягко говоря, просьбой закрыть рот. Очень мягко говоря. Таких инцидентов больше не происходило на моей памяти. Это был эксклюзивный случай, который продемонстрировал мне «кто тут главный».</text:p>
      <text:p text:style-name="P4">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4"><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физический акт проявления силы — все, что является неожиданной агрессивной реакцией с целью напугать.</text:p>
      <text:p text:style-name="P4">Понимание этого факта происходит на уровне ассоциаций. Если дальше, в ходе отношений, манипулятор вас ломает, то сейчас такой эпизод дает трещину, травмирует уверенность жертвы, значимость ее чувств, мнение, право на реакцию и волю проявлять чувства.</text:p>
      <text:p text:style-name="P4">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4">Говорить о противостоянии подобному поведению сложно, так как к нему очень сложно подготовиться. Если вам удастся и вы справитесь от шока, я советую вам перейти в наступление и проделать с ним то же самое. Вас нужно будет категорично и пресечь его попытку вас напугать:</text:p>
      <text:list xml:id="list35341407" text:continue-numbering="true" text:style-name="диалог">
        <text:list-item>
          <text:p text:style-name="P94">Руки убери! Что ты себе позволяешь?!</text:p>
        </text:list-item>
      </text:list>
      <text:p text:style-name="P4">Это может стать для манипулятора таким же травмирующим опытом. Впредь, он будет знать, что подобные его действия не застанут вас врасплох. Однако это достаточно весомый повод начать свои наблюдения за поведением вашего партнера. Если в ходе ваших отношений подобные эпизоды повторяются, то это значит, что вашу волю все-таки упорно пытаются сломать. Делайте выводы и принимайте такие удары стойко.</text:p>
      <text:h text:style-name="P82" text:outline-level="3"><text:bookmark-start text:name="Postoiannyie_zhaloby_"/>Постоянные жалобы<text:bookmark-end text:name="Postoiannyie_zhaloby_"/></text:h>
      <text:p text:style-name="P4">Манипулятор умеет успешно манипулировать не только действиями окружающих, но и их чувствами. Ощущая угрозу, он умело подбирает слова, жалуясь на обстоятельства или людей, которые могут сломать его планы или пошатнуть самооценку. Это проявляется, собственно, из-за низкой самооценки, которую он компенсирует отрицанием собственной вины и оправдыванием. Неотъемлемая часть этого признака — зависть и страх.</text:p>
      <text:p text:style-name="P4">Этот раздел, на самом деле, местами противоречивый, так как манипулятор частенько любит выглядеть жертвой, взывая к жалости, однако в некоторых случаях он ни за что не позволит вам копаться в его переживаниях, а лишь отстранится, обвиняя вас в нарушении его личного пространства. В таких случаях ваша попытка оказать ему помощь или поддержку будет расценена, как попытка взять его под контроль и получить над ним власть.</text:p>
      <text:p text:style-name="P4">Причины такого поведения кроются вот в чем. Он привык «питаться» чужими слабостями. Вы устали, у вас что-то не получается, вас кто-то обидел и т.д. — все это для него новые рычаги манипулирования вами. Поэтому он опасается, что прояви <text:span text:style-name="T2">он</text:span> слабость, вы можете ею воспользоваться.</text:p>
      <text:p text:style-name="P4">Почему так происходит?</text:p>
      <text:p text:style-name="P4">Дело в том, что любое его действие влечет за собой последствие. Все ради результата. Если ему нужно увильнуть <text:soft-page-break/>от важной темы, от выполнения своих обязательств или оправдать свои ошибки, он начнет жаловаться на самочувствие или на других людей, требуя жалости и внимания.</text:p>
      <text:p text:style-name="P4">Однако, если он действительно попал в сложную ситуацию, то он, скорее всего, не поделится своими переживаниями, так как знает на собственном опыте, что это может обернуться против него.</text:p>
      <text:p text:style-name="P4">Если вы живете с ним достаточно долго, то вы, стало быть:</text:p>
      <text:p text:style-name="P4">а) либо не раз слышали жалобы на других;</text:p>
      <text:p text:style-name="P4">б) сами были причиной этих жалоб;</text:p>
      <text:p text:style-name="P4">в) либо видели, что у него проблемы, но помочь ему он вам не разрешил.</text:p>
      <text:p text:style-name="P4">Подобное поведение я уже описывала в разделе «Изоляция жертвы от ее окружения», как он может жаловаться на ваших близких. Ну и, конечно, на протяжении всей своей истории я не раз писала о том, как манипулятор склонен к обсеранию своих друзей, а потом им же жалуется на вас, утверждая вашу неуравновешенность.</text:p>
      <text:p text:style-name="P48">* * *</text:p>
      <text:p text:style-name="Text_20_body"><text:span text:style-name="T25">В психологии существует понятие «контрманипуляция». Это техника, которая заключается в ежесекундной адаптации к манипулятору. Чтобы защитится от него: в разных ситуациях отвечайте с юмором, иронией, отрицательно или вообще попробуйте обойтись без комментариев. Другими </text:span><text:soft-page-break/><text:span text:style-name="T25">словами, поступайте так, как зачастую поступает сам манипулятор.</text:span></text:p>
      <text:p text:style-name="P4">Вам, как человеку, которому несвойственно манипулятивное поведение, будет сложно приспособится к данной технике. Однако вам придется быть бдительной и прилагать большие усилия, связанные с нервной системой, чтобы не поддаваться его влиянию. Так вы будете уверены, что ситуация под вашим контролем.</text:p>
      <text:h text:style-name="P82" text:outline-level="3"><text:bookmark-start text:name="Nieriashlivost__"/>О<text:bookmark-end text:name="Nieriashlivost__"/>тношение к чистоте</text:h>
      <text:p text:style-name="P4">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4">Патологическая</text:span><text:span text:style-name="T50"> </text:span><text:span text:style-name="T14">н</text:span>еряшливость.</text:h>
      <text:p text:style-name="P4">Там, где появляется абьюзер — беспорядок. Он крошит, разливает, ломает и проходит мимо, отрицая свою причастность к беспорядку. Он может несколько дней не принимать душ, не чистить зубы и не умываться.</text:p>
      <text:p text:style-name="P4">Он совершенно игнорирует факт наличия своего места у каждой вещи в доме. Он не следит ни за своим внешним видом, ни за чистотой вокруг себя. Он может разлить, испачкать, накрошить и пройти мимо, при этом совершенно не видит в этом проблему.</text:p>
      <text:p text:style-name="P4">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Также он может вызывать у вас чувство стыда перед окружающими за неспособность позаботиться о своем мужчине.</text:p>
      <text:p text:style-name="P4">Если вы проанализируете поведение абьюзера, то вы увидите, что такое безответственное поведение проявляет<text:soft-page-break/>ся не только в быту. Ко всему прочему во всей его жизни, в его голове и близком окружении царит хаос, который он не хочет или не может преодолеть.</text:p>
      <text:p text:style-name="Subtitle">* * *</text:p>
      <text:p text:style-name="P4">Если речь идет о банальной лени, помните, в быту есть вид труда, который называется <text:span text:style-name="T2">самообслуживанием</text:span>. Ваш партнер, как взрослый человек, может, должен и обязан мыть за собой, следить за чистотой своей одежды, следить за своей внешностью и гигиеной. Он должен суметь самостоятельно сходить в магазин и понимать перечень необходимых продуктов. Он должен суметь приготовить еду.</text:p>
      <text:p text:style-name="P4">Никто не имеет право предъявлять вам претензии по поводу дел, относящихся к самообслуживанию!</text:p>
      <text:p text:style-name="P4">Когда я жила в общежитии, мы нашей неряшке однажды по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в отместку облила мою одежду йодом).</text:p>
      <text:p text:style-name="P4">Если человек совершенно игнорирует наличие проблемы, то, как советуют специалисты, дабы избавиться от данного симптома, необходимо обратиться к психиатру.</text:p>
      <text:h text:style-name="P87" text:outline-level="4">Патологическое стремление к чистоте</text:h>
      <text:p text:style-name="P4">Лично я знаю три пары, в которых патологическое стремление к чистоте имело место быть. Во всех этих случаях излишняя чистоплотность была со стороны мужчины. Из них две пары распались.</text:p>
      <text:p text:style-name="P4">Вы вынуждены мыть маркую белую плитку каждый день. Либо — вы наказаны. Вы помыли посуду и оставили пару капель на раковине — вы наказаны. Пылинка на полке или пушинка на одежде, складка на поглаженной рубашке — вы наказаны...</text:p>
      <text:p text:style-name="P4">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4">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9">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9">Когда стремление к чистоте становится идеей фикс, то это обстоятельство способно здорово трепать нервы партнеру. Это уже можно расценивать, как бытовую тиранию.</text:p>
      <text:p text:style-name="P19"><text:soft-page-break/>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 К сожалению, в отношениях с маниакальным чистюлей этого недостаточно.</text:p>
      <text:p text:style-name="P19">Проявление такого рода отношения к чистоте может быть признаком невроза или даже психоза. Если обратить внимание на поведение абьюзера в целом, можно заметить, что чистота — это не единственная сфера, где проявляется это отклонение. 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9">Также, чрезмерная приверженность к чистоте может свидетельствовать о наличии таких качеств, как:</text:p>
      <text:list xml:id="list5310735749170167562" text:style-name="L3">
        <text:list-item>
          <text:p text:style-name="P131"><text:span text:style-name="T38">закомплексованность и неуверенность в себе</text:span><text:span text:style-name="T37">.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6"><text:span text:style-name="T12">сексуальная неудовлетворенность</text:span><text:span text:style-name="T11">, хотя многие современные психоаналитики склонны считать, что неудовлетворенность необязательно должна быть сексуальной;</text:span></text:p>
        </text:list-item>
        <text:list-item>
          <text:p text:style-name="P102"><text:span text:style-name="T8">нереализованность, </text:span><text:span text:style-name="T9">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02"><text:soft-page-break/><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02"><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9">Но что же делать вам, если именно от вас требуют идеальной чистоты в доме?</text:p>
      <text:p text:style-name="P19">Помните, что всякая чистота относительна. Капля воды на рукомойнике не вырастет в грибковое чудовище и не съест всех в домочадцев. Другое дело, если под диваном полгода лежит кусок пиццы или вонючие носки висят на торшере.</text:p>
      <text:p text:style-name="P4"><text:span text:style-name="T11">Вы не слуга! </text:span>Это первое и главное, что нужно усвоить! <text:span text:style-name="T11">Если ваш партнер хочет видеть идеальный порядок — пусть наводит его сам.</text:span></text:p>
      <text:p text:style-name="P19">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19">Надо — делай сам. Точка.</text:p>
      <text:p text:style-name="P4"><text:span text:style-name="T11">Однако, если ваш партнер считает, что имеет право ударить вас за малейшее отклонение от его стандартов, то это </text:span><text:soft-page-break/><text:span text:style-name="T11">должно заставить вас задуматься над разрывом отношений с этим человеком. Лучше не будет.</text:span></text:p>
      <text:p text:style-name="P19">Подобные отклонения, как говорят различные источники, требуют серьезного психотерапевтического вмешательства. Но это может помочь, только если больной сам согласен на терапию. Страшно? Конечно страшно, ведь вы понимаете, что заставить вашего партнера пойти на такой шаг будет очень сложно.</text:p>
      <text:h text:style-name="P82" text:outline-level="3"><text:bookmark-start text:name="Nieghliekt_"/>Неглект<text:bookmark-end text:name="Nieghliekt_"/></text:h>
      <text:p text:style-name="P69"/>
      <text:p text:style-name="P4">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4">Как правило, неглект никогда не возникает в начале отношений. Для применения этого метода жертва уже должна находиться в максимальной зависимости. Это последний этап отношений. Если вы помните, то он называется утилизацией. Дальше либо летальный исход, либо разрыв и длительное лечение.</text:p>
      <text:p text:style-name="P4">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7528660935679168426" text:style-name="L4">
        <text:list-item>
          <text:p text:style-name="P132"><text:span text:style-name="T25">в то время, как вы болеете и вам остро необходима помощь вашего партнера, он, </text:span><text:span text:style-name="T25">например, едет на рыбалку на выходные, оставляя вас в полной беспомощности;</text:span></text:p>
        </text:list-item>
        <text:list-item>
          <text:p text:style-name="P107">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7"><text:soft-page-break/>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7">манипулятор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7">абьюзер считает, что у вас лишний вес и заставляет вас голодать;</text:p>
        </text:list-item>
        <text:list-item>
          <text:p text:style-name="P107">абьюзер создает условия, в которых заставляет вас мерзнуть: «Холодно? Приседай — быстрее согреешься!»;</text:p>
        </text:list-item>
        <text:list-item>
          <text:p text:style-name="P107">абьюзер мешает вам спать: «На том свете выспишься!»;</text:p>
        </text:list-item>
        <text:list-item>
          <text:p text:style-name="P107">абьюзер не разрешает вам проявлять симптомы болезни «Сколько уже можно кашлять?!» и т. д.</text:p>
        </text:list-item>
      </text:list>
      <text:p text:style-name="P4">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4">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text:soft-page-break/>ние на этот счет, так как оно, скорее всего, положительное по отношению к обидчику и, соответственно — ошибочное.</text:p>
      <text:p text:style-name="P4">Найдите в себе силы отказаться от его «плюшек». Требуйте от него заботу или ищите ее в другом месте.</text:p>
      <text:list xml:id="list35362986" text:continue-list="list35341407" text:style-name="диалог">
        <text:list-item>
          <text:p text:style-name="P94">Алло, доктор? Подскажите, мне можно в моем состоянии заниматься сексом/есть петрушку/пить спиртное? Нет. Хорошо, спасибо за информацию.</text:p>
        </text:list-item>
      </text:list>
      <text:p text:style-name="P4">Также пробуйте задавать уточняющие вопросы:</text:p>
      <text:list xml:id="list35338579" text:continue-numbering="true" text:style-name="диалог">
        <text:list-item>
          <text:p text:style-name="P94">Ты же знаешь, что я на антибиотиках. Ты не хочешь, чтобы я выздоровела?</text:p>
        </text:list-item>
        <text:list-item>
          <text:p text:style-name="P94">Если ты считаешь, что мне не стоит употреблять эти лекарства, тогда предложи мне альтернативу. Или ты хочешь, чтоб мне стало хуже?</text:p>
        </text:list-item>
      </text:list>
      <text:p text:style-name="P4">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доктор станет свидетелем этого разговора, ведь он, скорее всего, начнет осуждать такие методы лечения. Если же ваш партнер начнет вас обвинять в том, что вы позвонили в скорую без его ведома, то скажите, что вы не хотели его отвлекать от важных дел.</text:p>
      <text:p text:style-name="P4">Однако, если вы заметили хотя бы, намеки на неглект, то вам НЕОБХОДИМО ОБРАТИТЬСЯ ЗА ПОМОЩЬЮ!!!</text:p>
      <text:p text:style-name="Text_20_body"><text:span text:style-name="_31__20_Text"><text:span text:style-name="T25">Неглект может стать причиной смерти жертвы</text:span></text:span><text:span text:style-name="T25">.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82" text:outline-level="3"><text:bookmark-start text:name="Popytka_vytorghovat____pravo_nalievo____"/>Попытка выторговать право «налево».<text:line-break/>Принуждение к трио<text:bookmark-end text:name="Popytka_vytorghovat____pravo_nalievo____"/></text:h>
      <text:p text:style-name="P4">Измены. Измены. Измены. Для многих измена — это самый настоящий удар. Удар по самолюбию. Отношения после измены никогда не станут прежними.</text:p>
      <text:p text:style-name="P4">Бывает, что сексуальная жизнь приедается и хочется разнообразия. Никто не может гарантировать... даже себе, что спустя года не захочется острых ощущений, чего-то нового...</text:p>
      <text:p text:style-name="P4">Я, видимо, старомодная, раз не понимаю, как можно делиться своим мужчиной. Не понимаю, и то, как можно делить себя на нескольких мужчин одновременно. В любом случае это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4">Многие считают, что измена это норм. Есть даже пары, у которых бытует общее мнение на этот счет. Но мы в этой главе поговорим о тех парах, в которых хотя бы для одного измена — это табу.</text:p>
      <text:p text:style-name="P4">Говоря об изменах, необходимо, наверное, учитывать, кто, с кем, как, почему и так далее. Однако, так как в этой книге речь идет о манипуляторах, я буду рассматривать измену, как еще один рычаг давления.</text:p>
      <text:p text:style-name="P48"><text:soft-page-break/>* * *</text:p>
      <text:p text:style-name="P4">Для начала поговорим об очевидных вещах.</text:p>
      <text:p text:style-name="P4">Факт 1: женщина — это отражение мужчины. Это факт, с которым, кто еще не смирился — пора смириться. Женщина — это зеркало отношения к ней ее мужчины. Рядом с нормальным мужчиной — красивая, счастливая и ухоженная женщина.</text:p>
      <text:p text:style-name="P4">Факт 2: выбор сделан. Выбрали вас. Выбрали осознанно, руководствуясь, как бы цинично это ни звучало, определенными критериями, типа: красота, ум, харизма и т. д.</text:p>
      <text:p text:style-name="P4">Факт 3: если человек, который вас выбрал, в последствии недоволен своим выбором, то это значит, что он не уважает свой собственный выбор. Проблема в нем.</text:p>
      <text:p text:style-name="P4">Факт 4: если человек, который вас выбрал в последствии недоволен своим выбором, то это НЕ значит, что вы неправильная или неподходящая. Вы были, есть и останетесь той, кого он выбрал.</text:p>
      <text:p text:style-name="P4">Отталкиваясь от этого можно сделать вывод: если в какой-то момент <text:span text:style-name="T14">становится понятно, что люди не подходят друг другу по каким-бы то ни было причинам — они должны расстаться.</text:span></text:p>
      <text:p text:style-name="P15">К сожалению, в деструктивных отношениях так редко бывает. Вместо того, чтобы разорвать отношения, манипулятор оказывает давление на жертву, играет на ее чувствах, шантажирует, обманывает, отменяет ее чувства и, конечно, манипулирует ею себе во благо.</text:p>
      <text:p text:style-name="Subtitle"><text:soft-page-break/>* * *</text:p>
      <text:p text:style-name="Text_20_body">Для женщины подозрения в измене редко являются беспочвенными. А в случае с манипулятором, измена — это не просто переспать с секретаршей по пьяни на корпоративе. Поэтапно, совмещая с остальными техниками манипулирования, манипулятор жестоко издевается над психикой своей жертвы, искривляя ее реальность и восприятие действительности.</text:p>
      <text:p text:style-name="Text_20_body">Вы становитесь частым свидетелем флирта вашего партнера с другими женщинами. Он подолгу разговаривает по телефону с подругами или коллегами, переписывается с ними в соц-сетях. Вы понимаете, что в целом его общение с противоположным полом безобидно, но и осознаете, что ни к чему хорошему оно не приведет.</text:p>
      <text:p text:style-name="Text_20_body">В какой-то момент вы решаетесь намекнуть своему партнеру, что вас смущает его такая дружба с дамами. Вы уверены, что он просто не заметил, что расстраивает вас, но ваш партнер, абсолютно недоумевая о причинах вашего недовольства, наваливает вам, что вы делаете из мухи слона.</text:p>
      <text:p text:style-name="Text_20_body">Вы становитесь раздражительной и дерганной. Часто закатываете ревностные истерики. Вам противно от того, как вы себя ведете, но вы не в силах молча мириться с его поведением.</text:p>
      <text:p text:style-name="Text_20_body">Вы хотите ему верить, однако он игнорирует ваши замечания и продолжает безобидные потрепульки на ваших глазах. Вот его телефон снова пиликает, он читает новое <text:soft-page-break/>сообщение, улыбается, а затем уходит в другую комнату, чтобы ответить. Вы все понимаете.</text:p>
      <text:p text:style-name="Text_20_body">Вы становитесь слишком подозрительной, возможно даже начинаете искать подтверждение его изменам, ставите ультиматумы, скандалите, но ваш партнер будто совершенно не понимая причин вашей злости, обзывает вас истеричкой и неуравновешенной параноичкой. Он не прекращает общение с подругами, а напротив, может даже передавать вам их слова, мол, они тоже не понимают, чего вы так переживаете.</text:p>
      <text:p text:style-name="Text_20_body">Вы стали все чаще терять над собой контроль. Вы потеряли уверенность в себе. А ваш партнер продолжает морочить вам голову и упрекает в том, что вы во всем ищите драму и преувеличиваете.</text:p>
      <text:p text:style-name="Text_20_body">Знакомо?</text:p>
      <text:p text:style-name="Subtitle">* * *</text:p>
      <text:p text:style-name="Text_20_body">На этом все не заканчивается и однажды вы становитесь <text:s/>свидетелем разговора вашего партнера об изменах. Вам сложно в это поверить, но вы заметили, что тема мужской полигамности даже веселит вашего партнера. Он может высказывать поддержку другу, который изменяет своей девушке, либо воображать вслух о том, как сделать так, чтоб об измене никто не узнал, либо подталкивать друга на измену и брать на слабо.</text:p>
      <text:p text:style-name="Text_20_body">Вы в замешательстве: неужто он действительно придерживается мнения, о котором говорит вслух?</text:p>
      <text:p text:style-name="Text_20_body"><text:soft-page-break/>Как-то вечером он спрашивает вас, чтобы сделали вы, узнав, что он вам изменил. Ваша реакция вполне естественна — вы злитесь или расстраиваетесь, хотя может быть и отшучиваетесь. Вы пытаетесь не придавать этому большого значения. Однако вы понимаете: раз он спрашивает вас об этом, значит он уже обдумывает этот вопрос.</text:p>
      <text:p text:style-name="Text_20_body">Затем он может вернуться к этой теме снова. Через какое-то время. Он передергивает ваши ответы, иронизирует, упрекает вас в том, что вы воспринимаете такие безобидные темы в штыки.</text:p>
      <text:p text:style-name="Text_20_body">Вы чувствуете себя неуверенно. Вам хочется казаться сильнее, дабы избежать насмешек, однако вы понимаете, что ваша раздражительность ведет к сорре, а равнодушие к этому вопросу может стать для вашего партнера вашим согласием. Вас одолевает тревога. Вы не понимаете, как себя вести в подобных случаях.</text:p>
      <text:p text:style-name="Text_20_body">Однажды вы решаете проучить вашего партнера и заводите подобную дружбу со знакомым. Вы уверены, что таким образом заставите его понять, каково это — наблюдать за флиртом любимого человека. Однако ваш партнер, подобно вам, высказывает сомнения в вашей верности, но свое поведение не меняет.</text:p>
      <text:p text:style-name="Text_20_body">Затем вы привыкаете. Дабы выглядеть сильнее и достойнее вы прекращаете его ревновать, но тревога внутри вас никуда не уходит. Каким-то образом вы стараетесь наладить между вами связь и у вас, как вам кажется, получилось.</text:p>
      <text:p text:style-name="Text_20_body"/>
      <text:p text:style-name="Subtitle"><text:soft-page-break/>* * *</text:p>
      <text:p text:style-name="Text_20_body">У вас все хорошо. Отношения с вашим партнером вроде бы стабильны, но однажды, придя домой, обнимая вас, он предлагает вам освежить отношения. Он аккуратно намекает на то, что ваши отношения слишком тихо-мирные, и спрашивает прямо, как бы вы отнеслись к его интимной связи с другой женщиной.</text:p>
      <text:p text:style-name="Text_20_body">Он убеждает вас, что это нормально, и что живете вы в современном мире, что это просто секс, но любит он вас. Когда вы протестуете, он, якобы, идет вам на уступки и предлагает трио, чтобы вы наконец поняли — он честен с вами.</text:p>
      <text:p text:style-name="Text_20_body">Вы уже знаете, что это не шутка, что это не эксперимент, а обсуждение планов на будущее. Вам надо решать, а на вас давят и вам больно. Вам больно осознавать, что его в вас что-то не устраивает, ведь иначе бы он не стал заводить подобные разговоры. Вы переживаете и начинаете томные и тревожные поиски своих ошибок.</text:p>
      <text:p text:style-name="Text_20_body">Возможно, ваш партнер более агрессивен, и начинает шантажировать вас изменой требуя от вас делать то, чего вы делать не хотите — отпускать его налево или впустить третью женщину в ваше ложе. Вы опустошены. Сейчас вы не видите всю аморальность поведения вашего партнера, а лишь занимаетесь самокопанием, выискивая причины его поведения в себе.</text:p>
      <text:p text:style-name="Text_20_body">Вы оправдываете его своим поведением. Вы до сих пор не осознаете, что он именно этого и добивался — заставлял вас поверить в то, что у него нет другого выхода, кро<text:soft-page-break/>ме как переспать с другой, иначе ваши скучные отношения придется завершить.</text:p>
      <text:p text:style-name="Text_20_body">Ваши отношения зашли в тупик, а он лишь предлагает вам выход из этой сложной ситуации.</text:p>
      <text:p text:style-name="Text_20_body">Критериев может быть несколько. Возможно у вас проблемы по женской части и вам какое-то время необходимо воздержаться от близости, или вы уехали в командировку на определенный период времени. <text:span text:style-name="T25">Он преподносит вам измену, как необходимость для него.</text:span> Он говорит вам, что хочет секса, ведь он мужчина, а вы — причина его длительного воздержания.</text:p>
      <text:p text:style-name="Text_20_body">Он давит на жалость, но при это вы не можете поспорить с тем, что его просьбы «открыты» и «прозрачны». Он старается быть честным, но вы слишком эгоистичная, раз игнорируете его желания. В какой-то момент вы даже задумаетесь — может и правда разрешить...</text:p>
      <text:p text:style-name="P4">Неа, не прокатит. То, о чем вы сейчас подумали — не прокатит! Он ни за что не разрешит вам сделать что-либо подобное и изменить ему. Даже не пытайтесь!</text:p>
      <text:p text:style-name="P4">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ся. Он станет яростно упрекать вас, сомневаться в вашей преданности. Он спросит, что же <text:span text:style-name="T2">вам </text:span><text:span text:style-name="T5">в нем не нравится, и вы будете в замешательстве.</text:span></text:p>
      <text:p text:style-name="P4"><text:span text:style-name="T5">Он не доволен вами. Он уже давно работает над тем, чтоб вы считали также. Но он совершенно не видит причин </text:span><text:span text:style-name="T2">ваших</text:span><text:span text:style-name="T5"> подобных просьб, ведь он идеально справляется со своими обязанностями в постели. Он обижается, а вы стра</text:span><text:soft-page-break/><text:span text:style-name="T5">даете. Вы чувствуете опустошение, ведь только что вас обозвали неблагодарной шлюхой.</text:span></text:p>
      <text:p text:style-name="P53">* * *</text:p>
      <text:p text:style-name="P4">Теперь вы переживаете еще больше, ведь он уже готов вас проучить и идет налево. Он изменяет вам. А что еще ему оставалось? Мириться с вашим поведением он устал, и все, что он мог сделать — это просто расслабиться. Вы не правы и наказаны. Вероятно вам еще придется попросить прощение за то, что вы вынудили его переспать с другой.</text:p>
      <text:p text:style-name="P4">И вас простят. И будете этому рады, ведь теперь он вас точно не бросит. Вы стараетесь его понять и оправдать его и закрываете глаза на его похождения, только бы удержать его.</text:p>
      <text:p text:style-name="P4">Он заставит вас поверить, что виноваты в любом случае вы. <text:s/>При совершенно исключительно любом исходе. Но что же этим своим поведением хочет сказать ваш партнер? Он не спрашивает вас о ваших желаниях, о ваших предпочтениях. И не спросит. Он уверен, что вас все устраивает. Ну конечно! Он ведь такой завидный жених.</text:p>
      <text:p text:style-name="P4">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 Однако сам он вечно подкалывает вас какими-то придуманными претензиями. Он идеален, а вы нет. А значит он имеет право, а вы — нет.</text:p>
      <text:p text:style-name="P4">Его отношение к вам материально. Ничего духовного в его чувствах нет. Вы — вещь. Такая же вещь как и все <text:soft-page-break/>остальные женщины, которые были или будут в его жизни. Для него ваши отношения не святы, не уникальны и не незаменимы. Не стройте иллюзий!</text:p>
      <text:p text:style-name="P4">Он предложит трио, чтобы вы поверили в то, что вы недостаточно хороши в постели. Будете стараться, но он останется не преклонен и разговоры об изменах или о сексе втроем продолжатся. Вы чувствуете, что теряете его и — стараетесь быть лучше.</text:p>
      <text:p text:style-name="P4">Он будет планировать свои похождения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text:p>
      <text:p text:style-name="P4">И вы даже не представляете, какое он будет получать удовольствие, наслаждаясь этим зрелищем. А знаете, что будет потом? Он назовет вас жалким существом и бросит вас, рассказывая всем, насколько вы плохая.</text:p>
      <text:p text:style-name="P4">Он уничтожит вас, вашу женственность, вашу красоту, вашу уверенность в себе к чертям. 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4">Сейчас я знаю, что терпеть такое было глупо. Я безрезультатно пыталась противостоять, но у меня не было шансов. Поверьте мне, все что вам нужно, попав в этот кошмар, это уйти. Это действительно единственный способ избежать подобных издевательств. Пока вы рядом с ним ничего не изменится. Даже если на какой-то момент вам по<text:soft-page-break/>казалось, что у вас все наладилось, это окажется лишь передышкой перед новыми издевательствами.</text:p>
      <text:p text:style-name="P4">Уйдете от него и убьете, как говорится, двух зайцев одним выстрелом: обезопасите себя и нанесете удар его самолюбию. Он слишком самонадеян, а ваш уход может стать для него настоящим ударом.</text:p>
      <text:p text:style-name="P4">Я верю, что то, что вы сейчас читаете поможет вам стать увереннее. У меня получилось придти в себя после всех издевательств, и у вас получится! Верьте в это, потому что это правда!</text:p>
      <text:h text:style-name="P82" text:outline-level="3">Нарциссизм</text:h>
      <text:p text:style-name="P4"><text:span text:style-name="T14">Нарцисс не способен к взаимопоощрению. Помимо</text:span> опустошения и дискомфорта, у жертвы развиваются комплексы и падает самооценка.</text:p>
      <text:p text:style-name="P4">Нарцисс — это очень жестокий манипулятор. Выйти из отношений с ним, не заработав ни единого комплекса, практически нереально.</text:p>
      <text:p text:style-name="P4">Он может сделать вам приятный комплимент, а уже через минуту смешать вас с грязью из-за какой-то мелочи, которую, возможно, сам же и придумал.</text:p>
      <text:p text:style-name="Text_20_body"><text:span text:style-name="T40">Если представить планку на уровне </text:span><text:span text:style-name="T46">плинтуса</text:span><text:span text:style-name="T40">, то его моральные качества находятся где-то на том же уровне. Чтобы чувствовать себя выше, он опустит вас </text:span><text:span text:style-name="T44">ниже </text:span><text:span text:style-name="T42">этого уровня</text:span><text:span text:style-name="T49">. </text:span><text:span text:style-name="T42">У</text:span><text:span text:style-name="T49">ровень </text:span><text:span text:style-name="T42">его моральных качеств </text:span><text:span text:style-name="T49">не изменится, но стоит вам поверить его замечания</text:span><text:span text:style-name="T42">м</text:span><text:span text:style-name="T49">, </text:span><text:span text:style-name="T42">как </text:span><text:span text:style-name="T49">он уже стоит на ступеньку выше в</text:span><text:span text:style-name="T42">ас</text:span><text:span text:style-name="T49">.</text:span></text:p>
      <text:p text:style-name="P32">Отношения с нарциссом строятся очень нестабильно с самого начала. Он редко назначает свидания, однако проявляет к вам внимание, но инициатива всегда исходит от вас.</text:p>
      <text:p text:style-name="P32">Нарцисс очень быстро и ловко вводит жертву в зависимость. Зачастую этот человек действительно интересен внешне, стильный и ухоженный, остроумный и харизматичный, сильный. Обычно он знает на что «клюют» женщины и обзаводится всеми необходимыми атрибутами.</text:p>
      <text:p text:style-name="P32"><text:soft-page-break/>Нарцисс часто сердцеед, ловелас и бабник. У него умело получается зацепить женщину. Такой человек не склонен ухаживать. Обычно женщины ухаживают за ним, всегда звонят и назначают встречи. Часто он как бы выбирает, стоит ли отвечать, или соглашаться на свидание.</text:p>
      <text:p text:style-name="P32">Если нарцисс заводит отношения с девушкой, то часто держит их в секрете, не спешит распространятся об этом. Это нужно, чтобы умело держать свою пассию в узде, избежать ее ревностных замечаний и не потерять толпу поклонниц, которые могут отступить, узнав, что он занят.</text:p>
      <text:p text:style-name="P32">Такой не спешит съезжаться или переводить отношения на новый уровень. Он лишь награждает женщину своим вниманием только тогда, когда ему самому удобно, когда у него освободилось время.</text:p>
      <text:p text:style-name="P32">Такой гордится многочисленными связями с женским полом, может даже ведет список побед, оценивая каждую по десятибалльной шкале, хвастается, как девушки не выдерживают и вешаются ему на шею.</text:p>
      <text:p text:style-name="P4">Печально, но внутри такой человек пуст, а убрав его дорогие игрушки и стильную одежду на выходе получится совершенно никчемное существо, не отличающееся ни умом, ни достоинством.</text:p>
      <text:p text:style-name="P4">Нарциссы, как вы понимаете, до внушительно зрелого возраста ходит в холостяках, либо же становятся альфонсами, позволяя богатым дамам содержать их. Они изначально ориентированны на материализм. Им чужда духовность, однако они умеют ловко изобразить ее.</text:p>
      <text:p text:style-name="Text_20_body"><text:span text:style-name="T25">Нарцисс не склонен заводить длительные отношения, однако, если женщине все же удалось «заполучить» его, </text:span><text:soft-page-break/><text:span text:style-name="T25">отношения не стабильны и могут прекратиться в любой момент, что изматывает ее и приводит в отчаяние. Женщина рядом с нарциссом чувствует себя одиноко.</text:span></text:p>
      <text:p text:style-name="P4">Нарцисс заставляет женщину ему служить, добиваться его. Он чувствует и всячески демонстрирует свое превосходство над ней, превращая ее достоинства в недостатки или же во что-то совсем незначительное. Как бы ни пришлось стараться, объективности от него женщина не добьется.</text:p>
      <text:p text:style-name="P4">Рядом с нарциссом женщина всегда будет чувствовать себя странно. Именно странно! Ей не по себе откровенничать с ним. Ей стыдно перед ним за свои желания. Она сто раз подумает, прежде чем попросить у него помощи, ведь она уже знает, чем это обернется.</text:p>
      <text:p text:style-name="P4">Все, что ей остается — это постоянное напряженное ожидание.</text:p>
      <text:h text:style-name="P82" text:outline-level="3"><text:bookmark-start text:name="Pierspiektitsid_"/>Перспектицид<text:bookmark-end text:name="Pierspiektitsid_"/></text:h>
      <text:p text:style-name="P4">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4">Исследователь Массачусетского университета Лиза Аронсон Фонтес описала перспектицид, как «неспособность знать то, что знаешь».</text:p>
      <text:p text:style-name="P41">Перспектицид очень похож с уже знакомым вам методом манипулирования — газлайтингом (<text:span text:style-name="T2">см. «Газлайтинг»</text:span>), но, по своей сути, это отличающиеся понятия.</text:p>
      <text:p text:style-name="P4">Перспектицид (<text:span text:style-name="T2">с англ.</text:span> <text:span text:style-name="T2">perspective</text:span> — точка зрения; окончание <text:span text:style-name="T2">cide</text:span> — убийство) — воздействие на жертву с целью лишения ее собственных мыслей, идей и целей.</text:p>
      <text:p text:style-name="P4">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4">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метода.</text:p>
      <text:p text:style-name="P4"><text:soft-page-break/>Главным признаком перспектицида является полное разрушение личного пространства жертвы. Абьюзер может следить за каждым ее шагом с помощью видео-наблюдения, прослушки или трекеров.</text:p>
      <text:p text:style-name="P4">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книги или подобной информации.</text:p>
      <text:p text:style-name="P4">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p text:style-name="P4">Как сказал Эдмунд Бёрк: «Для торжества зла нужно лишь, чтобы добрые люди ничего не делали».</text:p>
      <text:p text:style-name="P4"/>
      <text:h text:style-name="P82" text:outline-level="3">Разрыв</text:h>
      <text:p text:style-name="P4">У вас все хорошо, ил<text:bookmark text:name="Zaiavlieniie_o_razryvie_otnoshienii_"/>и наконец наладилось после последней ссоры, но вдруг вам объявляют, что вас бросают:</text:p>
      <text:list xml:id="list35357710" text:continue-numbering="true" text:style-name="диалог">
        <text:list-item>
          <text:p text:style-name="P94">Так будет лучше для нас.</text:p>
        </text:list-item>
      </text:list>
      <text:p text:style-name="P4">Или:</text:p>
      <text:list xml:id="list35343946" text:continue-numbering="true" text:style-name="диалог">
        <text:list-item>
          <text:p text:style-name="P94">Так больше не может продолжаться...</text:p>
        </text:list-item>
      </text:list>
      <text:p text:style-name="P4">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4">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4">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 Второй тип, такие как мы с вами, кто поддается влиянию и становится марионетками. И третий тип людей — сами манипуляторы.</text:p>
      <text:p text:style-name="P4">Первый тип абьюзеру не интересен. Ему не пристало напрягаться. Он, как я уже писала, любит, чтоб само в руки шло. Он слишком себялюбив, чтобы прогибаться под кем-то, прилагать усилия. Это не его стезя.</text:p>
      <text:p text:style-name="P4"><text:soft-page-break/>Со вторым типом все понятно.</text:p>
      <text:p text:style-name="P4">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4">Они тоже становятся настоящими, такими, как мы с вами, жертвами. Психическое влияние — это очень сильное оружие.</text:p>
      <text:p text:style-name="P4">Но такой случай — очень редкое явление.</text:p>
      <text:p text:style-name="P48">* * *</text:p>
      <text:p text:style-name="P4">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4">Вы тешите себя иллюзией, что от осознания этого вам станет гораздо легче, но это не так.</text:p>
      <text:p text:style-name="P4">Вспомните, как развивались ваши отношения. Вы уже понимаете, что вашу психику насиловали постепенно. Прошло достаточно времени, чтобы вы смогли осознать, что вам с ним плохо и не вы причина этого «плохо». Вам внушали, что нужно быть лучше. И вы снова и снова разрушали себя с его подачи. Вот так будет и в его следующих отношениях.</text:p>
      <text:p text:style-name="P4"><text:soft-page-break/>Он будет демонстрировать очень сильную любовь к новой партнерше,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4">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 и изводите себя.</text:p>
      <text:p text:style-name="P4">Ключевое слово — демонстрирует.</text:p>
      <text:p text:style-name="P4">Легче вам не стало, не станет и не стало бы. Все, чего вы добьетесь — это изведете себя еще больше.</text:p>
      <text:p text:style-name="P4">Хотите, чтоб вам стало лучше?</text:p>
      <text:p text:style-name="P4">Перестаньте следить за его жизнью. Вы уже знаете, что он из себя представляет. И вы уже должны были понять, что не вы виноваты. Вы все сделали правильно. Вы не истеричка — вы человек, который умеет любить. Вы должны понять, что этим вашим «умением» грубо воспользовались и попытались вас уничтожить, как личность. Вы хороший человек, такой же, как и новая жертва. Ведь он таких и выбирает — хороших.</text:p>
      <text:p text:style-name="P4">Разрыв с абьюзером — освобождение для вас. А его новая жертва... Скажите ей спасибо и пожалейте ее, ведь ее ждет то же самое, что и вас. Не осуждайте ее. Она, как и вы, ни в чем не виновата. Радуйтесь, что избавились от него.</text:p>
      <text:p text:style-name="P4"><text:soft-page-break/>Или вам нравились эти отношения? Вам нравилось унижаться и прогибаться под человеком, который вас ни капельки не ценит? Сомневаюсь.</text:p>
      <text:p text:style-name="P4">Не проявляйте эмоции. Не показывайте ему их. Они — его главный инструмент.</text:p>
      <text:p text:style-name="P4">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4">Он не должен знать, как прошел ваш день. Если вы по каким-то причинам продолжаете поддерживать с ним связь, отвечайте односложно и абстрактно. На вопросы вместо подробного описания ответьте коротко и сухо. При чем ваше лицо и интонация должны быть такими же равнодушными, как его, когда он оставлял вас в полном замешательстве.</text:p>
      <text:p text:style-name="P4">Это его тактика. И вы должны понимать, что именно так и следует вести себя с манипуляторами впредь. Никаких эмоций.</text:p>
      <text:p text:style-name="P4">А еще лучше — уходите от этих разговоров. Перестаньте идти с ним на контакт. Обрывайте его любые попытки с вами связаться. Поверьте, так будет лучше.</text:p>
      <text:h text:style-name="P82" text:outline-level="3">Сахарное шоу</text:h>
      <text:p text:style-name="P4">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4"><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на следующий же день?</text:p>
      <text:list xml:id="list35364659" text:continue-numbering="true" text:style-name="диалог">
        <text:list-item>
          <text:p text:style-name="P94">Меня никто, кроме тебя не понимает!</text:p>
        </text:list-item>
        <text:list-item>
          <text:p text:style-name="P94">Ты лучшее, что со мной случилось в жизни!</text:p>
        </text:list-item>
        <text:list-item>
          <text:p text:style-name="P94">Как я мог так поступать с тобой?! Теперь я все понял!</text:p>
        </text:list-item>
      </text:list>
      <text:p text:style-name="P4">Задумайтесь, почему он сначала делает все, чтоб вы ушли, а потом делает все, чтоб вы вернулись?</text:p>
      <text:p text:style-name="P4">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4">Сладкие речи сбивают с толку. Обещания топят лед злости на него. Его самоотверженность говорит вам, что он <text:soft-page-break/>действительно осознал свои ошибки, но это не так. Он показал вам свое лицо, свою сущность. Все что он говорил и делал — правда. Вот такой он и есть. Таким и будет дальше, и, поверьте мне, на этом не остановится.</text:p>
      <text:p text:style-name="P4">Поэтому, если вы нашли в себе силы уйти, не возвращайтесь, какими бы громкими ни были его обещания, какими бы отчаянными ни были его извинения. Вам необходимо прекратить с ним связь, не отвечать на его попытки с вами связаться, а лучше заблокировать все каналы связи.</text:p>
      <text:p text:style-name="P4">Обезопасьте себя, начните восстанавливать свои силы, эмоциональное здоровье, налаживайте связь со старыми знакомыми, находитесь среди людей, но ни в коем случае не оставайтесь одна.</text:p>
      <text:h text:style-name="P82" text:outline-level="3">Универсальные способы противостояния манипуляции.</text:h>
      <text:list xml:id="list35344793" text:continue-list="list35353381" text:style-name="List_20_1">
        <text:list-item text:start-value="1">
          <text:p text:style-name="P98">Недоверие.</text:p>
          <text:p text:style-name="P99">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98">Избегание источников раздражителя.</text:p>
          <text:p text:style-name="P99">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98">Ирония, подход с юмором.</text:p>
          <text:p text:style-name="P99">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98">Мнимое непонимание.</text:p>
          <text:p text:style-name="P99">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ов его неоднозначных выражений, чем оградите себя от напряжения.</text:p>
          <text:p text:style-name="P134"/>
        </text:list-item>
        <text:list-item>
          <text:p text:style-name="P98"><text:soft-page-break/>Критичность мышления.</text:p>
          <text:p text:style-name="P99">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98">Возможность выбора.</text:p>
          <text:p text:style-name="P99">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98">Наличие времени на обдумывание.</text:p>
          <text:p text:style-name="P99">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98">Уверенность в себе и больше смелости.</text:p>
          <text:p text:style-name="P99">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98">Самодостаточность.</text:p>
          <text:p text:style-name="P93"><text:span text:style-name="T53">C </text:span><text:span text:style-name="T18">чувством </text:span><text:span text:style-name="T7">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text:span><text:soft-page-break/><text:span text:style-name="T7">востояния предложенной формулой: Не верь. Не бойся. Не проси.</text:span></text:p>
        </text:list-item>
      </text:list>
      <text:h text:style-name="P79" text:outline-level="2">Глава 26. Причины манипуляций</text:h>
      <text:p text:style-name="P4">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4">Как я уже говорила, большой манипулятор вырастает из маленького манипулятора. Говоря о <text:span text:style-name="T2">приобретенном</text:span> расстройстве личности, манипуляция, как правило, родом из детства и может быть результатом неправильного воспитания.</text:p>
      <text:p text:style-name="P4">Первое, на что следует смотреть — на семью. Уверена, там будет дисфункция<text:note text:id="ftn27" text:note-class="footnote"><text:note-citation text:label="*">*</text:note-citation><text:note-body><text:p text:style-name="Footnote"><text:span text:style-name="T8">Дисфункция</text:span> (<text:span text:style-name="T2">от лат. — </text:span><text:span text:style-name="T51">dis – </text:span><text:span text:style-name="T15">отрицание, затруднение, </text:span><text:span text:style-name="T51">functio —</text:span><text:span text:style-name="T15">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Text_20_body"><text:span text:style-name="T25">Золотая середина — основа любого воспитания. Однако воспитание, в котором присутствуют </text:span><text:span text:style-name="T30">крайности</text:span><text:span text:style-name="T25">, может оказать травмирующий эффект на развитие личности. Вот мы и подошли к развязке: </text:span><text:span text:style-name="T30">переизбыток</text:span><text:span text:style-name="T25"> или </text:span><text:span text:style-name="T30">недостаток</text:span><text:span text:style-name="T25"> тех </text:span><text:soft-page-break/><text:span text:style-name="T25">или иных аспектов воспитания могут нанести ребенку </text:span><text:span text:style-name="T40">серьезные </text:span><text:span text:style-name="T25">психологические травмы.</text:span></text:p>
      <text:p text:style-name="P14">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4">Осознанны эти действия, или нет, сейчас не важно. Это вопрос, на который могут ответить только специалисты данной области, коим я не являюсь.</text:p>
      <text:p text:style-name="P4">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text:p>
      <text:list xml:id="list35352391" text:continue-list="list35364659" text:style-name="диалог">
        <text:list-item>
          <text:p text:style-name="P94">Я все могу, потому, что у меня есть мама и папа, которые все могут. Они понимают меня, а я понимаю их. Мы команда.</text:p>
        </text:list-item>
      </text:list>
      <text:p text:style-name="P4">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48"><text:soft-page-break/>* * *</text:p>
      <text:p text:style-name="P4">Ребенок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что-то делать и т. д.), то это обстоятельство может стать психологической травмой.</text:p>
      <text:p text:style-name="P4">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называется травматическим опытом.</text:p>
      <text:p text:style-name="P4">Так вот, возможно, со временем эти воспоминания стираются из сознания.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Другими словами, то, что не помнит человек — помнит его психика.</text:p>
      <text:p text:style-name="P4">Итак, имея представление о каком-либо нереализованном или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Subtitle"><text:soft-page-break/>* * *</text:p>
      <text:p text:style-name="P4">Давайте разберемся, как устроена наша психика.</text:p>
      <text:p text:style-name="P4">Наш мозг это огромная секретная база, в которой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5">Распределительное помещение «Сознание».</text:p>
      <text:p text:style-name="P4">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ли нежелательное, полезное или бесполезное, приятное или неприятное и т. д.</text:p>
      <text:p text:style-name="P4">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5">Склад «Предсознание».</text:p>
      <text:p text:style-name="P4">В предсознании находится та информация, которую мы когда-то запомнили, но в данный конкретный момент времени она нам не нужна.</text:p>
      <text:p text:style-name="P4">Например: пока вы читаете эту книгу, вы вряд ли думаете о том, как зовут вашу первую учительницу.</text:p>
      <text:p text:style-name="P4"/>
      <text:p text:style-name="P4"/>
      <text:p text:style-name="P5"><text:soft-page-break/>Лаборатория «Подсознание».</text:p>
      <text:p text:style-name="P4">В подсознании хранится вся информация о наших рефлекторных способностях <text:s/>(те действия, которые мы совершаем автоматически, то есть неосознанно), а также информация о полученном нами опыте, в том числе и травматический опыт.</text:p>
      <text:p text:style-name="Subtitle">* * *</text:p>
      <text:p text:style-name="Text_20_body">Представьте себе, что на <text:span text:style-name="T9">базу привозят необычного зверька. Он еще маленький, но никто не знает, что это за существо и </text:span><text:span text:style-name="T22">что из него вырастет</text:span><text:span text:style-name="T9">. Ученые пока не в состоянии разобраться, что это за вид и применяют меры предосторожности — отправляют детеныша в клетку.</text:span></text:p>
      <text:p text:style-name="P36">Там он растет и набирается сил. Клетка, в которой он сидит становиться ему мала. Он хочет выйти на свободу, но его удерживают взаперти насильно и, пока что, успешно.</text:p>
      <text:p text:style-name="P36">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покусать и заразить неизвестным вирусом, что влечет за собой реакцию — панику.</text:p>
      <text:p text:style-name="P36">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4">Так вот зверек — это тот самый травмирующий опыт. Это что-то очень плохое или неизвестное, что произошло с че<text:soft-page-break/>ловеком. То, с чем он не согласен, не хочет или не в состоянии мириться.</text:p>
      <text:p text:style-name="P4">Ученые — это психика, которая понятия не имеет как с этим травмирующим опытом справиться и что с ним теперь делать, и вытесняет его в лабораторию, то есть в подсознание, как потенциальную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4">Однако человеческий организм дает сбой. Похожая травмирующая ситуация (триггер), либо же переутомление или хронический недосып могут помешать психике удерживать в подсознании эти нежелательные воспоминания, и <text:span text:style-name="T14">они всплывают на поверхность — попадают на склад наших мыслей, где наводят жуткий беспорядок.</text:span></text:p>
      <text:p text:style-name="P4">Сознание, так сказать, «видит» часть этих травмирующих воспоминаний и реагирует на них — страхом, паникой, непониманием, гневом, злостью и т. д.</text:p>
      <text:p text:style-name="P4">Эта реакция и является симптомом.</text:p>
      <text:p text:style-name="P36"><text:span text:style-name="T32">Так вот, в этой главе </text:span><text:span text:style-name="T42">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ой может быть психическая нагрузка, которую эти переживания оказывают на его детскую психику. Неудивительно, что однажды все его «демоны» могут вылезти наружу.</text:span></text:p>
      <text:h text:style-name="Heading_20_3" text:outline-level="3"><text:soft-page-break/>Контроль</text:h>
      <text:h text:style-name="P84" text:outline-level="4">Гиперконтроль</text:h>
      <text:p text:style-name="P4">Воспитание жесткими рамками и установками, что подразумевает беспрекословное послушание и подчинение без учета потребностей и склонностей ребенка.</text:p>
      <text:list xml:id="list35343131" text:continue-numbering="true" text:style-name="диалог">
        <text:list-item>
          <text:p text:style-name="P94">Ты должен!</text:p>
        </text:list-item>
      </text:list>
      <text:p text:style-name="P25">Последствия:</text:p>
      <text:p text:style-name="P7">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h text:style-name="Heading_20_4" text:outline-level="4">Полная свобода</text:h>
      <text:p text:style-name="P4">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list xml:id="list35348181" text:continue-numbering="true" text:style-name="диалог">
        <text:list-item>
          <text:p text:style-name="P94">Делай, что хочешь!</text:p>
        </text:list-item>
      </text:list>
      <text:p text:style-name="P25"><text:soft-page-break/></text:p>
      <text:p text:style-name="P25">Последствия:</text:p>
      <text:p text:style-name="P20">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неповиновение, отсутствие чувства вины, риск впасть в алко/нарко зависимость из-за непонимания, насколько опасным может быть такой образ жизни.</text:p>
      <text:h text:style-name="Heading_20_3" text:outline-level="3">Наказание</text:h>
      <text:h text:style-name="P84" text:outline-level="4">Слишком строгие наказания</text:h>
      <text:p text:style-name="P20">Построение внутрисемейных отношений на запугивании, лишениях, шантаже и рукоприкладстве, а также крики и унижения. Стиль воспитания — «Око за око».</text:p>
      <text:p text:style-name="P20"><text:span text:style-name="T10">Последствия</text:span>:</text:p>
      <text:p text:style-name="P20">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Тирания и рукоприкладство, как единственный способ добиться справедливости.</text:p>
      <text:h text:style-name="Heading_20_4" text:outline-level="4"><text:soft-page-break/>Безнаказанность</text:h>
      <text:p text:style-name="P20">Абсолютное отсутствие наказания в воспитании, игнорирование плохого поведения ребенка, поощрение за плохое поведения:</text:p>
      <text:list xml:id="list35364106" text:continue-numbering="true" text:style-name="диалог">
        <text:list-item>
          <text:p text:style-name="P103">На, только не плачь!</text:p>
        </text:list-item>
        <text:list-item>
          <text:p text:style-name="P103">На, только заткнись!</text:p>
        </text:list-item>
      </text:list>
      <text:p text:style-name="P25">Последствия<text:span text:style-name="T11">:</text:span></text:p>
      <text:p text:style-name="P20">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 или своим имуществом или здоровьем.</text:p>
      <text:h text:style-name="Heading_20_3" text:outline-level="3">Забота</text:h>
      <text:h text:style-name="Heading_20_4" text:outline-level="4">Гиперопека</text:h>
      <text:p text:style-name="P20">Гиперконтроль не агрессивного характера.</text:p>
      <text:list xml:id="list35350899" text:continue-numbering="true" text:style-name="диалог">
        <text:list-item>
          <text:p text:style-name="P103">Не трогайте моего мальчика!!!</text:p>
        </text:list-item>
      </text:list>
      <text:p text:style-name="P25">Последствия<text:span text:style-name="T11">:</text:span></text:p>
      <text:p text:style-name="P20">Из-за контраста заботливого отношения родителей и окружающих людей — ощущение ненужности, развитие <text:soft-page-break/>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h text:style-name="Heading_20_4" text:outline-level="4">Отсутствие заботы и защиты</text:h>
      <text:p text:style-name="P20">Игнорирование родителями физического и морального состояния ребенка, обвинение ребенка в случившихся с ним неприятностях.</text:p>
      <text:list xml:id="list35345814" text:continue-numbering="true" text:style-name="диалог">
        <text:list-item>
          <text:p text:style-name="P103">Ты должен уметь за себя постоять! Сам виноват!</text:p>
        </text:list-item>
      </text:list>
      <text:p text:style-name="P25">Последствия<text:span text:style-name="T11">:</text:span></text:p>
      <text:p text:style-name="P20">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p text:style-name="P20"/>
      <text:p text:style-name="P20"/>
      <text:p text:style-name="P20"/>
      <text:p text:style-name="P20"/>
      <text:p text:style-name="P20"/>
      <text:p text:style-name="P20"/>
      <text:h text:style-name="Heading_20_3" text:outline-level="3"><text:soft-page-break/>Помощь</text:h>
      <text:h text:style-name="Heading_20_4" text:outline-level="4">Отсутствие помощи</text:h>
      <text:p text:style-name="P20">Недостаток или отсутствие помощи и поддержки со стороны родителей, сопровождающееся упреками в неспособности выполнить порученное дело правильно. Страх разочаровать родителей.</text:p>
      <text:list xml:id="list35367370" text:continue-numbering="true" text:style-name="диалог">
        <text:list-item>
          <text:p text:style-name="P103">Ты должен сам справиться!</text:p>
        </text:list-item>
      </text:list>
      <text:p text:style-name="P25">Последствия<text:span text:style-name="T11">:</text:span></text:p>
      <text:p text:style-name="P25"><text:span text:style-name="T11">Раннее взросление, самостоятельность, независимость и непокорность без должного жизненного опыта, </text:span><text:span text:style-name="T21">отсутствие понятия авторитета родителей, стремление к самоутверждению</text:span><text:span text:style-name="T11">.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h text:style-name="Heading_20_4" text:outline-level="4">Переизбыток помощи</text:h>
      <text:p text:style-name="P20">Выполнение родителями обязанностей ребенка (уроки, уборка), стремление родителей прожить жизнь ребенка. Стремление родителей оградить ребенка отлюбого прояв<text:soft-page-break/>ления инициативы, от самостоятельного решения проблем, отрицание самостоятельности ребенка, привязывание ребенка к себе. Для таких родителей ребенок и в 40 лет еще маленький.</text:p>
      <text:list xml:id="list35355977" text:continue-numbering="true" text:style-name="диалог">
        <text:list-item>
          <text:p text:style-name="P103">Сынок, ты покакал?</text:p>
        </text:list-item>
      </text:list>
      <text:p text:style-name="P25">Последствия<text:span text:style-name="T11">:</text:span></text:p>
      <text:p text:style-name="P20">У ребенка развивается ощущение, что ему не доверяют, недо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p>
      <text:h text:style-name="Heading_20_3" text:outline-level="3">Внимание</text:h>
      <text:h text:style-name="P85" text:outline-level="4">Нарушение личных границ</text:h>
      <text:p text:style-name="P20">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text:soft-page-break/>перечитывать переписки ребенка в соц-сетях, что исключало его право на личное пространство.</text:p>
      <text:p text:style-name="P20">Также, не исключено, что родители мешали ему спать, насильно кормили, заставляли обниматься, что воспринималось ребенком, как психологическое ил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26"><text:span text:style-name="T9">Последствия</text:span><text:span text:style-name="T13">:</text:span></text:p>
      <text:p text:style-name="P20">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Склонность к интроверсии.</text:p>
      <text:p text:style-name="P20">Также, поведение родителей могло транслироваться в жизнь ребенка, где уже он сам нарушает личное пространство окружающих, становится наглым и бестактным, требовательным к вниманию и склонным к обвинению в равнодушии тех, кто ему в этом внимании отказывает.</text:p>
      <text:h text:style-name="P85" text:outline-level="4">Равнодушие</text:h>
      <text:p text:style-name="P20">Равнодушие родителей к чувствам, интересам, склонностям и внутреннему миру ребенка, а также к его переживаниям и проблемам.</text:p>
      <text:list xml:id="list35357881" text:continue-numbering="true" text:style-name="диалог">
        <text:list-item>
          <text:p text:style-name="P103">Мне все-равно, что ты чувствуешь!</text:p>
        </text:list-item>
      </text:list>
      <text:p text:style-name="P26"><text:soft-page-break/><text:span text:style-name="T9">Последствия</text:span><text:span text:style-name="T13">:</text:span></text:p>
      <text:p text:style-name="P20">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h text:style-name="Heading_20_3" text:outline-level="3">Мотивация</text:h>
      <text:h text:style-name="Heading_20_4" text:outline-level="4">Принуждение</text:h>
      <text:p text:style-name="P20">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list xml:id="list35344921" text:continue-numbering="true" text:style-name="диалог">
        <text:list-item>
          <text:p text:style-name="P103">Мама лучше знает!</text:p>
        </text:list-item>
      </text:list>
      <text:p text:style-name="P25">Последствия<text:span text:style-name="T11">:</text:span></text:p>
      <text:p text:style-name="P25"><text:span text:style-name="T11">Развитие трудоголизма, однако отсутствие удовлетворения от собственных достижений </text:span><text:span text:style-name="T23">из-за того, что занимается нелюбимым делом</text:span><text:span text:style-name="T11">. Постоянные 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h text:style-name="Heading_20_4" text:outline-level="4"><text:soft-page-break/>Демотивация</text:h>
      <text:p text:style-name="P20">Воспитание внушением чувства ущербности.</text:p>
      <text:list xml:id="list35340960" text:continue-numbering="true" text:style-name="диалог">
        <text:list-item>
          <text:p text:style-name="P103">Кто тебя такого полюбит!</text:p>
        </text:list-item>
        <text:list-item>
          <text:p text:style-name="P103">Кому ты нужен?</text:p>
        </text:list-item>
      </text:list>
      <text:p text:style-name="P25">Последствия<text:span text:style-name="T11">:</text:span></text:p>
      <text:p text:style-name="P20">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 Стремление ребенка доказать, что он на что-то способен.</text:p>
      <text:h text:style-name="Heading_20_3" text:outline-level="3">Похвала</text:h>
      <text:h text:style-name="Heading_20_4" text:outline-level="4">Переизбыток похвалы</text:h>
      <text:p text:style-name="P20">Идеализация ребенка, необоснованное превозношение его талантов, достижений и заслуг. Плохое поведение игнорируется.</text:p>
      <text:list xml:id="list35363844" text:continue-numbering="true" text:style-name="диалог">
        <text:list-item>
          <text:p text:style-name="P103">Наш ребенок — гений!</text:p>
        </text:list-item>
      </text:list>
      <text:p text:style-name="Text_20_body"/>
      <text:p text:style-name="Text_20_body"/>
      <text:p text:style-name="P25"><text:soft-page-break/>Последствия<text:span text:style-name="T11">:</text:span></text:p>
      <text:p text:style-name="P20">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личение своих достижений, присваивание чужих заслуг, неумение ценить чужие заслуги, нарциссизм.</text:p>
      <text:h text:style-name="Heading_20_4" text:outline-level="4">Недостаток похвалы</text:h>
      <text:p text:style-name="P20">Отсутствии поощрения и похвалы в воспитании, что сопровождается упреками и сравнениями с окружающими.</text:p>
      <text:list xml:id="list35368998" text:continue-numbering="true" text:style-name="диалог">
        <text:list-item>
          <text:p text:style-name="P103">Почему Петя может, а ты нет?</text:p>
        </text:list-item>
        <text:list-item>
          <text:p text:style-name="P103">Вот я в твоем возрасте...</text:p>
        </text:list-item>
      </text:list>
      <text:p text:style-name="P25">Последствия<text:span text:style-name="T11">:</text:span></text:p>
      <text:p text:style-name="P20">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p text:style-name="P20"/>
      <text:p text:style-name="P20"/>
      <text:p text:style-name="P20"/>
      <text:h text:style-name="Heading_20_3" text:outline-level="3"><text:soft-page-break/>Вежливость</text:h>
      <text:h text:style-name="Heading_20_4" text:outline-level="4">Лесть</text:h>
      <text:p text:style-name="P20">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20">— Ты самый умный ребенок! А теперь займись уборкой своей комнаты!</text:p>
      <text:p text:style-name="P25">Последствия<text:span text:style-name="T11">:</text:span></text:p>
      <text:p text:style-name="P20">Вранье, бестактность, наигранная вежливость, делегирование обязанностей, манипуляция тщеславием с целью получить благосклонность окружающих и войти к ним в доверие.</text:p>
      <text:h text:style-name="Heading_20_4" text:outline-level="4">Хамство</text:h>
      <text:p text:style-name="P20">Непристойное поведение родителей в кругу семьи или в обществе, нарушение родителями общепринятых норм поведения и внешнего вида, (пассивная) агрессия, оскорбления и неуважение к окружающим.</text:p>
      <text:list xml:id="list35352397" text:continue-numbering="true" text:style-name="диалог">
        <text:list-item>
          <text:p text:style-name="P103">Ты что оглох?!</text:p>
        </text:list-item>
      </text:list>
      <text:p text:style-name="P20"/>
      <text:p text:style-name="P25"><text:soft-page-break/>Последствия<text:span text:style-name="T11">:</text:span></text:p>
      <text:p text:style-name="P20">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h text:style-name="Heading_20_3" text:outline-level="3">Благодарность</text:h>
      <text:h text:style-name="P85" text:outline-level="4">Материальная благодарность</text:h>
      <text:p text:style-name="P20">Воспитание «дай за дай», материальное вознаграждение за выполнение обязанностей, подарки и сюрпризы в качестве платы за труды.</text:p>
      <text:p text:style-name="P20">— Сдашь контрольную на пять — получишь новый телефон!</text:p>
      <text:p text:style-name="P26"><text:span text:style-name="T9">Последствия</text:span><text:span text:style-name="T13">:</text:span></text:p>
      <text:p text:style-name="P20">Неумение ценить труд, неумение оказывать помощь без вознаграждения, манипуляция окружающих с помощью заманчивой платы за их помощь.</text:p>
      <text:h text:style-name="P85" text:outline-level="4">Недостаток благодарности</text:h>
      <text:p text:style-name="P20">Отсутствие благодарности за любые труды, где помощь <text:s/>воспринимается, как должное. Замена благодарности отме<text:soft-page-break/>ной наказания или угрозами получить наказание в случае невыполнения просьб.</text:p>
      <text:p text:style-name="P20">— Я бы и без тебя справилась!</text:p>
      <text:p text:style-name="P26"><text:span text:style-name="T9">Последствия</text:span><text:span text:style-name="T13">:</text:span></text:p>
      <text:p text:style-name="P20">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h text:style-name="Heading_20_3" text:outline-level="3">Щедрость</text:h>
      <text:h text:style-name="Heading_20_4" text:outline-level="4">Принуждение делиться</text:h>
      <text:p text:style-name="P25"><text:span text:style-name="T11">Принуждение делиться своими вещами/игрушками/едой и упреки в жадности в случае непослушания. </text:span><text:span text:style-name="T6">Навешивание ярлыка «жадина», если ребенок не делится, угрозы лишить его чего-то из-за его жадности, например, родительского внимания</text:span><text:span text:style-name="T11"> Такие родители могли раздаривать личные вещи и игрушки ребенка другим детям. Жажда родителей сделать так, чтоб ребенок был благоприятно принят социумом</text:span><text:span text:style-name="T6">:</text:span></text:p>
      <text:p text:style-name="P11">— Я сегодня с тобой не дружу, потому, что ты жадина!</text:p>
      <text:p text:style-name="P25"><text:soft-page-break/>Последствия<text:span text:style-name="T11">:</text:span></text:p>
      <text:p text:style-name="P25"><text:span text:style-name="T11">Из-за чувства дискомфорта в связи с тем, что ребенок был </text:span><text:span text:style-name="T3">должен</text:span><text:span text:style-name="T6">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h text:style-name="P86" text:outline-level="4">Жадность</text:h>
      <text:p text:style-name="P11">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11">— Не дам, у тебя своя есть!</text:p>
      <text:p text:style-name="P25"><text:span text:style-name="T5">Последствия</text:span><text:span text:style-name="T6">:</text:span></text:p>
      <text:p text:style-name="P11">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p text:style-name="P11"/>
      <text:h text:style-name="Heading_20_3" text:outline-level="3"><text:soft-page-break/>Честность</text:h>
      <text:h text:style-name="P86" text:outline-level="4">Лживость</text:h>
      <text:p text:style-name="P11">Манипулирование обещаниями. Невыполнение обещаний родителями. Воспитание враньем.</text:p>
      <text:p text:style-name="P11">— Сегодня не куплю — завтра куплю...</text:p>
      <text:p text:style-name="P25"><text:span text:style-name="T5">Последствия</text:span><text:span text:style-name="T6">:</text:span></text:p>
      <text:p text:style-name="P11">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h text:style-name="P86" text:outline-level="4">Чрезмерная откровенность</text:h>
      <text:p text:style-name="P11">Зависимость в семейных взаимоотношениях (родителей от ребенка, мамы от папы), драматизация. В такой семье ребенок — поверенный родителей и их лучший друг. С ним советуются по важным вопросам, делятся воспоминаниями юношеских похождений, жалуются. </text:p>
      <text:list xml:id="list35351020" text:continue-numbering="true" text:style-name="диалог">
        <text:list-item>
          <text:p text:style-name="P100">Сынок, разводится ли с мамой?</text:p>
        </text:list-item>
      </text:list>
      <text:p text:style-name="P11"/>
      <text:p text:style-name="P25"><text:soft-page-break/>Последствия<text:span text:style-name="T11">:</text:span></text:p>
      <text:p text:style-name="P20">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ответственности на ребенка.</text:p>
      <text:h text:style-name="Heading_20_4" text:outline-level="4">Скрытность</text:h>
      <text:p text:style-name="P20">Сокрытие родителями реальной обстановки в семье, например, кризис в отношениях или развод, обнадеживание, вранье.</text:p>
      <text:list xml:id="list35361238" text:continue-numbering="true" text:style-name="диалог">
        <text:list-item>
          <text:p text:style-name="P100">Мы с папой просто поговорим!</text:p>
        </text:list-item>
        <text:list-item>
          <text:p text:style-name="P100">Врач только посмотрит — больно не будет!</text:p>
        </text:list-item>
      </text:list>
      <text:p text:style-name="P25">Последствия<text:span text:style-name="T11">:</text:span></text:p>
      <text:p text:style-name="P20">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неспособности справиться с противоречивыми ощущениями и наблюдениями.</text:p>
      <text:p text:style-name="P20"/>
      <text:h text:style-name="Heading_20_4" text:outline-level="4"><text:soft-page-break/>Подозрительность</text:h>
      <text:p text:style-name="P20">Воспитание наказанием по (беспричинному) подозрению. Эгоизм и тревожность родителей, постоянная требовательность объяснений.</text:p>
      <text:p text:style-name="P11">— Ты точно ни у кого не списывал?</text:p>
      <text:p text:style-name="P25">Последствия<text:span text:style-name="T11">:</text:span></text:p>
      <text:p text:style-name="P20">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h text:style-name="Heading_20_3" text:outline-level="3">Взаимоотношения</text:h>
      <text:h text:style-name="Heading_20_4" text:outline-level="4">Внутрисемейные</text:h>
      <text:p text:style-name="P20">Соперничество, что подразумевает выбор сторонников, создание коалиции:</text:p>
      <text:list xml:id="list35345155" text:continue-numbering="true" text:style-name="диалог">
        <text:list-item>
          <text:p text:style-name="P103">Мы папе не скажем!..</text:p>
        </text:list-item>
      </text:list>
      <text:p text:style-name="P20"/>
      <text:p text:style-name="P20"/>
      <text:p text:style-name="P25"><text:soft-page-break/>Последствия<text:span text:style-name="T11">:</text:span></text:p>
      <text:p text:style-name="P20">Чувство вины из-за того, что был вынужден становиться на сторону одного из родителей, <text:span text:style-name="T2">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h text:style-name="Heading_20_4" text:outline-level="4">Внесемейные</text:h>
      <text:p text:style-name="P20">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20">— Ты идешь гулять с Петей? Это тот самый Петя, который тебе подножку поставил в первом классе? Понятно...</text:p>
      <text:p text:style-name="P25">Последствия<text:span text:style-name="T11">:</text:span></text:p>
      <text:p text:style-name="P20">Недоверчивость, неумения заводить отношения (дружеские, любовные), постоянные сомнения в преданности окружающих, замкнутость, аутоагрессия (направленная на себя агрессия), мнительность, подавление собственных чувств и переживаний, внутриличностный конфликт, который может проявляться в заболеваниях. Возможен бунт, <text:soft-page-break/>сопротивление и вранье в качестве защитной реакции на влияние родителей, пониженная самооценка.</text:p>
      <text:h text:style-name="Heading_20_3" text:outline-level="3">Стереотипное мышление</text:h>
      <text:p text:style-name="P25"><text:span text:style-name="T23">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7">неизвестному</text:span><text:span text:style-name="T21">.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h text:style-name="Heading_20_4" text:outline-level="4">Сексизм<text:span text:style-name="T11"><text:note text:id="ftn28" text:note-class="footnote"><text:note-citation text:label="*">*</text:note-citation><text:note-body><text:p text:style-name="Footnote"><text:span text:style-name="T8">Сексизм</text:span> <text:span text:style-name="T56">(от лат. sexus — пол)</text:span><text:span text:style-name="T62"> </text:span>— социальная система, которая поддерживает патриархат или угнетение женщин.</text:p></text:note-body></text:note></text:span></text:h>
      <text:p text:style-name="P20">Негативное влияние на мнение ребенка о женщинах:</text:p>
      <text:p text:style-name="P17">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list xml:id="list35365940" text:continue-numbering="true" text:style-name="диалог">
        <text:list-item>
          <text:p text:style-name="P108">Все бабы дуры!</text:p>
        </text:list-item>
      </text:list>
      <text:p text:style-name="P17"/>
      <text:p text:style-name="P25"><text:soft-page-break/><text:span text:style-name="T14">Последствия для мальчиков</text:span><text:span text:style-name="T23">:</text:span></text:p>
      <text:p text:style-name="P17">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захочется). Стремление к самоутверждению за счет унижения женщин. Враждебный сексизм проявляется к коллегам-женщинам, к любовнице, к матери.</text:p>
      <text:p text:style-name="P25"><text:span text:style-name="T14">Последствия для девочек</text:span><text:span text:style-name="T23">:</text:span></text:p>
      <text:p text:style-name="P17">В мышление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h text:style-name="Heading_20_4" text:outline-level="4"><text:span text:style-name="T14">Обратный (женский) сексизм</text:span><text:span text:style-name="T23"><text:note text:id="ftn29" text:note-class="footnote"><text:note-citation text:label="*">*</text:note-citation><text:note-body><text:p text:style-name="P75">Обратный сексизм<text:span text:style-name="T9">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h>
      <text:p text:style-name="Text_20_body"><text:span text:style-name="T45">Негативное влияние на мнение ребенка о мужчинах: мужчина должен обеспечивать семью, таскать тяжести, брать на себя ответственность, быть сильным. Мужчина </text:span><text:soft-page-break/><text:span text:style-name="T45">должен дарить дорогие подарки, водить в дорогие рестораны, на руках носить, иначе:</text:span></text:p>
      <text:list xml:id="list35353656" text:continue-numbering="true" text:style-name="диалог">
        <text:list-item>
          <text:p text:style-name="P108">Зачем он нужен?</text:p>
        </text:list-item>
      </text:list>
      <text:p text:style-name="P25"><text:span text:style-name="T14">Последствия для мальчиков</text:span><text:span text:style-name="T23">:</text:span></text:p>
      <text:p text:style-name="P17">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p text:style-name="P25"><text:span text:style-name="T14">Последствия для девочек</text:span><text:span text:style-name="T23">:</text:span></text:p>
      <text:p text:style-name="P17">Оценивание мужчин, как объектов,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h text:style-name="P81" text:outline-level="1">Эпилог</text:h>
      <text:p text:style-name="P19">Ну вот и все. Дело сделано.</text:p>
      <text:p text:style-name="P19">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9">Изначально, именно это стало целью для меня - найти и объяснить себе:</text:p>
      <text:list xml:id="list35353703" text:continue-numbering="true" text:style-name="диалог">
        <text:list-item>
          <text:p text:style-name="P101">Что это было?</text:p>
        </text:list-item>
        <text:list-item>
          <text:p text:style-name="P101">Почему это произошло со мной?</text:p>
        </text:list-item>
        <text:list-item>
          <text:p text:style-name="P101">За какие такие мои проступки мне причинили столько боли?</text:p>
        </text:list-item>
      </text:list>
      <text:p text:style-name="P19"><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4"><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3">это</text:span><text:span text:style-name="T6"> отношениями.</text:span></text:p>
      <text:p text:style-name="P19">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9">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9">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9">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9"><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9">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49">* * *</text:p>
      <text:p text:style-name="P19">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9">Для них это может стать новым стимулом для оскорблений и высмеивания, а также вызвать множество возмущений и обвинении меня в клевете.</text:p>
      <text:list xml:id="list35336798" text:continue-numbering="true" text:style-name="диалог">
        <text:list-item>
          <text:p text:style-name="P101">Это притянуто за уши;</text:p>
        </text:list-item>
        <text:list-item>
          <text:p text:style-name="P101">Это абсолютная клевета;</text:p>
        </text:list-item>
        <text:list-item>
          <text:p text:style-name="P101">Она все это придумала;</text:p>
        </text:list-item>
        <text:list-item>
          <text:p text:style-name="P101">Это полный бред/абсурд;</text:p>
        </text:list-item>
        <text:list-item>
          <text:p text:style-name="P101">Это не стоит моего внимания;</text:p>
        </text:list-item>
        <text:list-item>
          <text:p text:style-name="P101"><text:soft-page-break/>Это просто смешно;</text:p>
        </text:list-item>
        <text:list-item>
          <text:p text:style-name="P101">Это еще раз доказывает ее неадекватность;</text:p>
        </text:list-item>
      </text:list>
      <text:p text:style-name="P19">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9">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зря.</text:p>
      <text:p text:style-name="P49">* * *</text:p>
      <text:p text:style-name="P19">Напоследок не удержусь и нажелаю!</text:p>
      <text:p text:style-name="P19">Я желаю вам быть сильными и любить себя.</text:p>
      <text:p text:style-name="P19">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9">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9">Я желаю вам понимать, что для вас лучше и точно знать, что же приведет вас к счастью!</text:p>
      <text:p text:style-name="P19">Я желаю вам то, чего вы заслуживаете, без поблажек и привилегий!</text:p>
      <text:p text:style-name="P19"><text:soft-page-break/><text:span text:style-name="T50">PS: </text:span>О нет! Не нужно! Не делайте этого! Не судите и не осуждайте! Не оценивайте! Если вы не можете удержаться, если все же вам есть, что мне ответить, это значит, что вы услышали меня и поняли. Правда, каждый по-своему. Если вас переполняют эмоции, значит у вас есть свое мнение, свое собственное видение описанных проблем, и это прекрасно!</text:p>
      <text:p text:style-name="P16">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9">Искренне ваша Я. Каминская.</text:p>
      <text:p text:style-name="P66"/>
      <text:p text:style-name="P139">Содержание</text:p>
      <text:p text:style-name="P38"/>
      <text:p text:style-name="P72">Пролог<text:tab/>3</text:p>
      <text:p text:style-name="P73">ЧАСТЬ 1. ФИРМЕННЫЕ ОТНОШЕНИЯ</text:p>
      <text:p text:style-name="P72">Глава 1. Это еще не конец<text:tab/>23</text:p>
      <text:p text:style-name="P72">Глава 2. Таблетка<text:tab/>26</text:p>
      <text:p text:style-name="P72">Глава 3. Останешься?<text:tab/>38</text:p>
      <text:p text:style-name="P72">Глава 4. Зачем платить больше?<text:tab/>42</text:p>
      <text:p text:style-name="P72">Глава 5. Интроверт<text:tab/>47</text:p>
      <text:p text:style-name="P72">Глава 6. Стразики<text:tab/>72</text:p>
      <text:p text:style-name="P72">Глава 7. З — Забота<text:tab/>84</text:p>
      <text:p text:style-name="P72">Глава 8. Сама, котик<text:tab/>101</text:p>
      <text:p text:style-name="P72">Глава 9. Мы так общаемся<text:tab/>116</text:p>
      <text:p text:style-name="P72">Глава 10. Это не я<text:tab/>133</text:p>
      <text:p text:style-name="P72">Глава 11. Трио<text:tab/>154</text:p>
      <text:p text:style-name="P72">Глава 12. Не ной<text:tab/>162</text:p>
      <text:p text:style-name="P72">Глава 13. Неадекватная<text:tab/>171</text:p>
      <text:p text:style-name="P72">Глава 14. Вожак<text:tab/>195</text:p>
      <text:p text:style-name="P72">Глава 15. Ад<text:tab/>213</text:p>
      <text:p text:style-name="P72">Глава 16. Nosce te ipsum<text:tab/>225</text:p>
      <text:p text:style-name="P72">Глава 17. Я все понял<text:tab/>234</text:p>
      <text:p text:style-name="P72">Глава 18. А зачем вам Она?<text:tab/>239</text:p>
      <text:p text:style-name="P72">Глава 19. Я подумаю<text:tab/>246</text:p>
      <text:p text:style-name="P72">Глава 20. Меньше нюансов<text:tab/>251</text:p>
      <text:p text:style-name="P72">Глава 21. Быть честным очень легко!<text:tab/>260</text:p>
      <text:p text:style-name="P72">Глава 22. Гори в аду<text:tab/>303</text:p>
      <text:p text:style-name="P72">Глава 23. Апофеоз отношений с манипулятором<text:tab/>322</text:p>
      <text:p text:style-name="P73">ЧАСТЬ 2. ЧТО-ТО ВРОДЕ СПРАВОЧНИКА</text:p>
      <text:p text:style-name="P72">Глава 24. Причины манипуляции<text:tab/>342</text:p>
      <text:p text:style-name="P72"><text:soft-page-break/>Глава 25. Признаки и последствия манипуляции<text:tab/>362</text:p>
      <text:p text:style-name="P74">Что с ним?<text:tab/>364</text:p>
      <text:p text:style-name="P74">Почему я?<text:tab/>370</text:p>
      <text:p text:style-name="P72">Глава 25. Приемы и противостояние манипуляции<text:tab/>384</text:p>
      <text:p text:style-name="P74">Демонстративное игнорирование собственных</text:p>
      <text:p text:style-name="P74">обязательств<text:tab/>384</text:p>
      <text:p text:style-name="P74">Газлайтинг<text:tab/>386</text:p>
      <text:p text:style-name="P74">Висхолдинг<text:tab/>390</text:p>
      <text:p text:style-name="P74">«Да, но &lt;...&gt;» (в доп. к описанию висхолдинга)<text:tab/>393</text:p>
      <text:p text:style-name="P74">Изоляция жертвы от ее окружения<text:tab/>395</text:p>
      <text:p text:style-name="P74">Пассивная агрессия<text:line-break/>(игнорирование, обида, внезапный бойкот)<text:tab/>398</text:p>
      <text:p text:style-name="P74">Эгоизм. Равнодушие<text:tab/>403</text:p>
      <text:p text:style-name="P74">Игра на ваших эмоциях или психологические</text:p>
      <text:p text:style-name="P74">триггеры<text:tab/>404</text:p>
      <text:p text:style-name="P74">Виктимблейминг<text:tab/>408</text:p>
      <text:p text:style-name="P74">Вам редко уступают или не уступают вообще<text:tab/>413</text:p>
      <text:p text:style-name="P74">Патологическая ложь.<text:line-break/>Введение в болезненное состояние ожидания<text:tab/>418</text:p>
      <text:p text:style-name="P74">Триангуляция<text:tab/>424</text:p>
      <text:p text:style-name="P74">Дабл байнд<text:tab/>427</text:p>
      <text:p text:style-name="P74">Демонстрация (в доп. к описанию дабл байнда)<text:tab/>436</text:p>
      <text:p text:style-name="P71">Демонстрация занятости<text:tab/>436</text:p>
      <text:p text:style-name="P71">Демонстрация любви<text:tab/>440</text:p>
      <text:p text:style-name="P74">Подкрепление.<text:line-break/>Стимуляция на действия<text:tab/>444</text:p>
      <text:p text:style-name="P71">Положительное подкрепление<text:tab/>445</text:p>
      <text:p text:style-name="P71">Неустойчивое или частичное подкрепление<text:tab/>451</text:p>
      <text:p text:style-name="P71">Отрицательное подкрепление<text:tab/>455</text:p>
      <text:p text:style-name="P71">Травмирующий одноразовый опыт<text:tab/>460</text:p>
      <text:p text:style-name="P74">Постоянные жалобы<text:tab/>462</text:p>
      <text:p text:style-name="P74">Отношение к чистоте<text:tab/>465</text:p>
      <text:p text:style-name="P71">Патологическая неряшливость.<text:tab/>465</text:p>
      <text:p text:style-name="P71"><text:soft-page-break/>Патологическое стремление к чистоте<text:tab/>467</text:p>
      <text:p text:style-name="P74">Неглект<text:tab/>471</text:p>
      <text:p text:style-name="P74">Попытка выторговать право на «лево». Принуждение</text:p>
      <text:p text:style-name="P74">к трио<text:tab/>475</text:p>
      <text:p text:style-name="P71">Вариант 1. <text:s/>Ничто не предвещало беды<text:tab/>479</text:p>
      <text:p text:style-name="P71">Вариант 2. Ну мааам<text:tab/>481</text:p>
      <text:p text:style-name="P71">Вариант 3. Я уже взрослый<text:tab/>484</text:p>
      <text:p text:style-name="P71">Секс втроем<text:tab/>485</text:p>
      <text:p text:style-name="P74">Перспектицид<text:tab/>491</text:p>
      <text:p text:style-name="P74">Сахарное шоу<text:tab/>493</text:p>
      <text:p text:style-name="P74">Манипуляция разрывом<text:tab/>495</text:p>
      <text:p text:style-name="P72">Эпилог<text:tab/>499</text:p>
      <table:table table:name="Таблица1" table:style-name="Таблица1">
        <table:table-column table:style-name="Таблица1.A"/>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
      <text:p text:style-name="P67"><text:span text:style-name="Default_20_Paragraph_20_Font"><text:span text:style-name="T26"><text:s text:c="11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Эпилог</text:chapter></text:p>
      </style:header-left>
      <style:footer>
        <text:p text:style-name="Footer"/>
      </style:footer>
      <style:footer-left>
        <text:p text:style-name="Footer"><text:page-number text:select-page="current">568</text:page-number></text:p>
      </style:footer-left>
    </style:master-page>
    <style:master-page style:name="Right_20_Page" style:display-name="Right Page" style:page-layout-name="Mpm5" style:next-style-name="Left_20_Page">
      <style:header>
        <text:p text:style-name="MP1"><text:chapter text:display="name" text:outline-level="4">Эпилог</text:chapter></text:p>
      </style:header>
      <style:footer>
        <text:p text:style-name="Footer"><text:page-number text:select-page="current">569</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meta:creation-date>2018-01-14T15:31:00Z</meta:creation-date>
    <dc:date>2018-11-17T15:15:53.11</dc:date>
    <meta:editing-cycles>1731</meta:editing-cycles>
    <meta:editing-duration>P40DT4H56M35S</meta:editing-duration>
    <meta:document-statistic meta:table-count="1" meta:image-count="0" meta:object-count="0" meta:page-count="576" meta:paragraph-count="4105" meta:word-count="104161" meta:character-count="654612"/>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